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2.2835in"/>
    </style:style>
    <style:style style:name="co11" style:family="table-column">
      <style:table-column-properties fo:break-before="auto" style:column-width="2.50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d7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d7d7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0c2cd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dee6ef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de8cb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8f2a1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d7d7"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e8f2a1"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1">
      <style:table-cell-properties fo:background-color="#729fcf" style:text-align-source="fix" style:repeat-content="false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ackground-color="#ffffd7" style:text-align-source="fix" style:repeat-content="false" fo:wrap-option="wrap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121">
      <style:table-cell-properties fo:background-color="#ffdbb6" style:text-align-source="fix" style:repeat-content="false" fo:wrap-option="wrap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121">
      <style:table-cell-properties fo:background-color="#ffd7d7" style:text-align-source="fix" style:repeat-content="false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21">
      <style:table-cell-properties fo:background-color="#e0c2cd" style:text-align-source="fix" style:repeat-content="false" fo:wrap-option="wrap" style:vertical-align="top"/>
      <style:paragraph-properties fo:text-align="start" fo:margin-left="0in"/>
      <style:text-properties fo:font-size="12pt" style:font-size-asian="12pt" style:font-size-complex="12pt"/>
    </style:style>
    <style:style style:name="ce39" style:family="table-cell" style:parent-style-name="Default" style:data-style-name="N121">
      <style:table-cell-properties fo:background-color="#dee6ef" style:text-align-source="fix" style:repeat-content="false" fo:wrap-option="wrap" style:vertical-align="top"/>
      <style:paragraph-properties fo:text-align="start" fo:margin-left="0in"/>
      <style:text-properties fo:font-size="12pt" style:font-size-asian="12pt" style:font-size-complex="12pt"/>
    </style:style>
    <style:style style:name="ce40" style:family="table-cell" style:parent-style-name="Default" style:data-style-name="N121">
      <style:table-cell-properties fo:background-color="#dde8cb" style:text-align-source="fix" style:repeat-content="false" fo:wrap-option="wrap" style:vertical-align="top"/>
      <style:paragraph-properties fo:text-align="start" fo:margin-left="0in"/>
      <style:text-properties fo:font-size="12pt" style:font-size-asian="12pt" style:font-size-complex="12pt"/>
    </style:style>
    <style:style style:name="ce41" style:family="table-cell" style:parent-style-name="Default" style:data-style-name="N121">
      <style:table-cell-properties fo:background-color="#e8f2a1" style:text-align-source="fix" style:repeat-content="false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1">
      <style:table-cell-properties style:text-align-source="fix" style:repeat-content="false" fo:wrap-option="wrap" style:vertical-align="top"/>
      <style:paragraph-properties fo:text-align="start" fo:margin-left="0in"/>
      <style:text-properties fo:font-size="12pt" style:font-size-asian="12pt" style:font-size-complex="12pt"/>
    </style:style>
    <style:style style:name="ce43" style:family="table-cell" style:parent-style-name="Default" style:data-style-name="N121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1">
      <style:table-cell-properties fo:background-color="#ffd7d7" style:text-align-source="fix" style:repeat-content="false" fo:wrap-option="wrap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121">
      <style:table-cell-properties fo:background-color="#e8f2a1" style:text-align-source="fix" style:repeat-content="false" fo:wrap-option="wrap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mera-TTC-data" table:style-name="ta1">
        <table:shapes>
          <draw:frame draw:z-index="0" draw:style-name="gr1" draw:text-style-name="P1" svg:width="8.6146in" svg:height="4.8453in" svg:x="12.9in" svg:y="2.6642in">
            <draw:object draw:notify-on-update-of-ranges="'Camera-TTC-data'.C2:'Camera-TTC-data'.C2 'Camera-TTC-data'.H2:'Camera-TTC-data'.H19 'Camera-TTC-data'.C20:'Camera-TTC-data'.C20 'Camera-TTC-data'.H20:'Camera-TTC-data'.H37 'Camera-TTC-data'.C38:'Camera-TTC-data'.C38 'Camera-TTC-data'.H38:'Camera-TTC-data'.H55 'Camera-TTC-data'.C56:'Camera-TTC-data'.C56 'Camera-TTC-data'.H56:'Camera-TTC-data'.H73 'Camera-TTC-data'.C74:'Camera-TTC-data'.C74 'Camera-TTC-data'.H74:'Camera-TTC-data'.H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224in" svg:height="4.7937in" svg:x="12.9161in" svg:y="22.8937in">
            <draw:object draw:notify-on-update-of-ranges="'Camera-TTC-data'.C110:'Camera-TTC-data'.C110 'Camera-TTC-data'.H110:'Camera-TTC-data'.H127 'Camera-TTC-data'.C128:'Camera-TTC-data'.C128 'Camera-TTC-data'.H128:'Camera-TTC-data'.H145 'Camera-TTC-data'.C146:'Camera-TTC-data'.C146 'Camera-TTC-data'.H146:'Camera-TTC-data'.H163 'Camera-TTC-data'.C164:'Camera-TTC-data'.C164 'Camera-TTC-data'.H164:'Camera-TTC-data'.H181 'Camera-TTC-data'.C182:'Camera-TTC-data'.C182 'Camera-TTC-data'.H182:'Camera-TTC-data'.H1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5232in" svg:height="4.7941in" svg:x="12.9126in" svg:y="45.3618in">
            <draw:object draw:notify-on-update-of-ranges="'Camera-TTC-data'.C218:'Camera-TTC-data'.C218 'Camera-TTC-data'.H218:'Camera-TTC-data'.H235 'Camera-TTC-data'.C236:'Camera-TTC-data'.C236 'Camera-TTC-data'.H236:'Camera-TTC-data'.H253 'Camera-TTC-data'.C272:'Camera-TTC-data'.C272 'Camera-TTC-data'.H272:'Camera-TTC-data'.H289 'Camera-TTC-data'.C290:'Camera-TTC-data'.C290 'Camera-TTC-data'.H290:'Camera-TTC-data'.H3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5394in" svg:height="4.8031in" svg:x="12.9307in" svg:y="68.113in">
            <draw:object draw:notify-on-update-of-ranges="'Camera-TTC-data'.C326:'Camera-TTC-data'.C326 'Camera-TTC-data'.H326:'Camera-TTC-data'.H343 'Camera-TTC-data'.C344:'Camera-TTC-data'.C344 'Camera-TTC-data'.H344:'Camera-TTC-data'.H361 'Camera-TTC-data'.C362:'Camera-TTC-data'.C362 'Camera-TTC-data'.H362:'Camera-TTC-data'.H379 'Camera-TTC-data'.C380:'Camera-TTC-data'.C380 'Camera-TTC-data'.H380:'Camera-TTC-data'.H397 'Camera-TTC-data'.C398:'Camera-TTC-data'.C398 'Camera-TTC-data'.H398:'Camera-TTC-data'.H4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598in" svg:height="4.8362in" svg:x="12.8827in" svg:y="90.3409in">
            <draw:object draw:notify-on-update-of-ranges="'Camera-TTC-data'.C434:'Camera-TTC-data'.C434 'Camera-TTC-data'.H434:'Camera-TTC-data'.H451 'Camera-TTC-data'.C452:'Camera-TTC-data'.C452 'Camera-TTC-data'.H452:'Camera-TTC-data'.H469 'Camera-TTC-data'.C470:'Camera-TTC-data'.C470 'Camera-TTC-data'.H470:'Camera-TTC-data'.H487 'Camera-TTC-data'.C488:'Camera-TTC-data'.C488 'Camera-TTC-data'.H488:'Camera-TTC-data'.H505 'Camera-TTC-data'.C506:'Camera-TTC-data'.C506 'Camera-TTC-data'.H506:'Camera-TTC-data'.H5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8.4626in" svg:height="4.7598in" svg:x="12.9272in" svg:y="112.9177in">
            <draw:object draw:notify-on-update-of-ranges="'Camera-TTC-data'.C542:'Camera-TTC-data'.C542 'Camera-TTC-data'.H542:'Camera-TTC-data'.H559 'Camera-TTC-data'.C560:'Camera-TTC-data'.C560 'Camera-TTC-data'.H560:'Camera-TTC-data'.H577 'Camera-TTC-data'.C578:'Camera-TTC-data'.C578 'Camera-TTC-data'.H578:'Camera-TTC-data'.H595 'Camera-TTC-data'.C596:'Camera-TTC-data'.C596 'Camera-TTC-data'.H596:'Camera-TTC-data'.H613 'Camera-TTC-data'.C614:'Camera-TTC-data'.C614 'Camera-TTC-data'.H614:'Camera-TTC-data'.H6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8.4531in" svg:height="4.7547in" svg:x="12.8622in" svg:y="135.3602in">
            <draw:object draw:notify-on-update-of-ranges="'Camera-TTC-data'.C650:'Camera-TTC-data'.C650 'Camera-TTC-data'.H650:'Camera-TTC-data'.H667 'Camera-TTC-data'.C668:'Camera-TTC-data'.C668 'Camera-TTC-data'.H668:'Camera-TTC-data'.H685 'Camera-TTC-data'.C686:'Camera-TTC-data'.C686 'Camera-TTC-data'.H686:'Camera-TTC-data'.H703 'Camera-TTC-data'.C704:'Camera-TTC-data'.C704 'Camera-TTC-data'.H704:'Camera-TTC-data'.H721 'Camera-TTC-data'.C722:'Camera-TTC-data'.C722 'Camera-TTC-data'.H722:'Camera-TTC-data'.H739 'Camera-TTC-data'.C740:'Camera-TTC-data'.C740 'Camera-TTC-data'.H740:'Camera-TTC-data'.H75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8.5772in" svg:height="4.8244in" svg:x="12.9236in" svg:y="8.0815in">
            <draw:object draw:notify-on-update-of-ranges="'Camera-TTC-data'.C3:'Camera-TTC-data'.C3 'Camera-TTC-data'.E2:'Camera-TTC-data'.E19 'Camera-TTC-data'.C20:'Camera-TTC-data'.C20 'Camera-TTC-data'.E20:'Camera-TTC-data'.E37 'Camera-TTC-data'.C38:'Camera-TTC-data'.C38 'Camera-TTC-data'.E38:'Camera-TTC-data'.E55 'Camera-TTC-data'.C56:'Camera-TTC-data'.C56 'Camera-TTC-data'.E56:'Camera-TTC-data'.E73 'Camera-TTC-data'.C74:'Camera-TTC-data'.C74 'Camera-TTC-data'.E74:'Camera-TTC-data'.E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8.5217in" svg:height="4.7933in" svg:x="12.9024in" svg:y="13.5083in">
            <draw:object draw:notify-on-update-of-ranges="'Camera-TTC-data'.C2:'Camera-TTC-data'.C2 'Camera-TTC-data'.G2:'Camera-TTC-data'.G19 'Camera-TTC-data'.C38:'Camera-TTC-data'.C38 'Camera-TTC-data'.G38:'Camera-TTC-data'.G55 'Camera-TTC-data'.C56:'Camera-TTC-data'.C56 'Camera-TTC-data'.G56:'Camera-TTC-data'.G73 'Camera-TTC-data'.C74:'Camera-TTC-data'.C74 'Camera-TTC-data'.G74:'Camera-TTC-data'.G91 'Camera-TTC-data'.C20:'Camera-TTC-data'.C20 'Camera-TTC-data'.G20:'Camera-TTC-data'.G3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8.5909in" svg:height="4.8323in" svg:x="12.8996in" svg:y="28.3217in">
            <draw:object draw:notify-on-update-of-ranges="'Camera-TTC-data'.C110:'Camera-TTC-data'.C110 'Camera-TTC-data'.E110:'Camera-TTC-data'.E127 'Camera-TTC-data'.C128:'Camera-TTC-data'.C128 'Camera-TTC-data'.E128:'Camera-TTC-data'.E145 'Camera-TTC-data'.C146:'Camera-TTC-data'.C146 'Camera-TTC-data'.E146:'Camera-TTC-data'.E163 'Camera-TTC-data'.C164:'Camera-TTC-data'.C164 'Camera-TTC-data'.E164:'Camera-TTC-data'.E181 'Camera-TTC-data'.C182:'Camera-TTC-data'.C182 'Camera-TTC-data'.E182:'Camera-TTC-data'.E19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8.8382in" svg:height="4.9713in" svg:x="12.9815in" svg:y="33.8307in">
            <draw:object draw:notify-on-update-of-ranges="'Camera-TTC-data'.C110:'Camera-TTC-data'.C110 'Camera-TTC-data'.G110:'Camera-TTC-data'.G127 'Camera-TTC-data'.C128:'Camera-TTC-data'.C128 'Camera-TTC-data'.G128:'Camera-TTC-data'.G145 'Camera-TTC-data'.C146:'Camera-TTC-data'.C146 'Camera-TTC-data'.G146:'Camera-TTC-data'.G163 'Camera-TTC-data'.C164:'Camera-TTC-data'.C164 'Camera-TTC-data'.G164:'Camera-TTC-data'.G181 'Camera-TTC-data'.C182:'Camera-TTC-data'.C182 'Camera-TTC-data'.G182:'Camera-TTC-data'.G19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8.5772in" svg:height="4.8244in" svg:x="12.9224in" svg:y="50.6106in">
            <draw:object draw:notify-on-update-of-ranges="'Camera-TTC-data'.C218:'Camera-TTC-data'.C218 'Camera-TTC-data'.E218:'Camera-TTC-data'.E235 'Camera-TTC-data'.C236:'Camera-TTC-data'.C236 'Camera-TTC-data'.E236:'Camera-TTC-data'.E253 'Camera-TTC-data'.C272:'Camera-TTC-data'.C272 'Camera-TTC-data'.E272:'Camera-TTC-data'.E289 'Camera-TTC-data'.C290:'Camera-TTC-data'.C290 'Camera-TTC-data'.E290:'Camera-TTC-data'.E30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8.6429in" svg:height="4.8614in" svg:x="12.9126in" svg:y="56.0189in">
            <draw:object draw:notify-on-update-of-ranges="'Camera-TTC-data'.C218:'Camera-TTC-data'.C218 'Camera-TTC-data'.G218:'Camera-TTC-data'.G235 'Camera-TTC-data'.C236:'Camera-TTC-data'.C236 'Camera-TTC-data'.G236:'Camera-TTC-data'.G253 'Camera-TTC-data'.C272:'Camera-TTC-data'.C272 'Camera-TTC-data'.G272:'Camera-TTC-data'.G289 'Camera-TTC-data'.C290:'Camera-TTC-data'.C290 'Camera-TTC-data'.G290:'Camera-TTC-data'.G30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8.5394in" svg:height="4.8031in" svg:x="12.8685in" svg:y="73.5335in">
            <draw:object draw:notify-on-update-of-ranges="'Camera-TTC-data'.C326:'Camera-TTC-data'.C326 'Camera-TTC-data'.E326:'Camera-TTC-data'.E343 'Camera-TTC-data'.C344:'Camera-TTC-data'.C344 'Camera-TTC-data'.E344:'Camera-TTC-data'.E361 'Camera-TTC-data'.C362:'Camera-TTC-data'.C362 'Camera-TTC-data'.E362:'Camera-TTC-data'.E379 'Camera-TTC-data'.C380:'Camera-TTC-data'.C380 'Camera-TTC-data'.E380:'Camera-TTC-data'.E397 'Camera-TTC-data'.C398:'Camera-TTC-data'.C398 'Camera-TTC-data'.E398:'Camera-TTC-data'.E41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8.5394in" svg:height="4.8031in" svg:x="12.9335in" svg:y="78.9402in">
            <draw:object draw:notify-on-update-of-ranges="'Camera-TTC-data'.C326:'Camera-TTC-data'.C326 'Camera-TTC-data'.G326:'Camera-TTC-data'.G343 'Camera-TTC-data'.C344:'Camera-TTC-data'.C344 'Camera-TTC-data'.G344:'Camera-TTC-data'.G361 'Camera-TTC-data'.C362:'Camera-TTC-data'.C362 'Camera-TTC-data'.G362:'Camera-TTC-data'.G379 'Camera-TTC-data'.C380:'Camera-TTC-data'.C380 'Camera-TTC-data'.G380:'Camera-TTC-data'.G397 'Camera-TTC-data'.C398:'Camera-TTC-data'.C398 'Camera-TTC-data'.G398:'Camera-TTC-data'.G41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8.598in" svg:height="4.8362in" svg:x="12.9299in" svg:y="95.8055in">
            <draw:object draw:notify-on-update-of-ranges="'Camera-TTC-data'.C434:'Camera-TTC-data'.C434 'Camera-TTC-data'.E434:'Camera-TTC-data'.E451 'Camera-TTC-data'.C452:'Camera-TTC-data'.C452 'Camera-TTC-data'.E452:'Camera-TTC-data'.E469 'Camera-TTC-data'.C470:'Camera-TTC-data'.C470 'Camera-TTC-data'.E470:'Camera-TTC-data'.E487 'Camera-TTC-data'.C488:'Camera-TTC-data'.C488 'Camera-TTC-data'.E488:'Camera-TTC-data'.E505 'Camera-TTC-data'.C506:'Camera-TTC-data'.C506 'Camera-TTC-data'.E506:'Camera-TTC-data'.E52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8.598in" svg:height="4.8362in" svg:x="12.9083in" svg:y="101.2016in">
            <draw:object draw:notify-on-update-of-ranges="'Camera-TTC-data'.C434:'Camera-TTC-data'.C434 'Camera-TTC-data'.G434:'Camera-TTC-data'.G451 'Camera-TTC-data'.C452:'Camera-TTC-data'.C452 'Camera-TTC-data'.G452:'Camera-TTC-data'.G469 'Camera-TTC-data'.C470:'Camera-TTC-data'.C470 'Camera-TTC-data'.G470:'Camera-TTC-data'.G487 'Camera-TTC-data'.C488:'Camera-TTC-data'.C488 'Camera-TTC-data'.G488:'Camera-TTC-data'.G505 'Camera-TTC-data'.C506:'Camera-TTC-data'.C506 'Camera-TTC-data'.G506:'Camera-TTC-data'.G52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8.4626in" svg:height="4.7598in" svg:x="12.9122in" svg:y="118.3063in">
            <draw:object draw:notify-on-update-of-ranges="'Camera-TTC-data'.C542:'Camera-TTC-data'.C542 'Camera-TTC-data'.E542:'Camera-TTC-data'.E559 'Camera-TTC-data'.C560:'Camera-TTC-data'.C560 'Camera-TTC-data'.E560:'Camera-TTC-data'.E577 'Camera-TTC-data'.C578:'Camera-TTC-data'.C578 'Camera-TTC-data'.E578:'Camera-TTC-data'.E595 'Camera-TTC-data'.C596:'Camera-TTC-data'.C596 'Camera-TTC-data'.E596:'Camera-TTC-data'.E613 'Camera-TTC-data'.C614:'Camera-TTC-data'.C614 'Camera-TTC-data'.E614:'Camera-TTC-data'.E6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8.4626in" svg:height="4.7598in" svg:x="12.9118in" svg:y="123.5146in">
            <draw:object draw:notify-on-update-of-ranges="'Camera-TTC-data'.C542:'Camera-TTC-data'.C542 'Camera-TTC-data'.G542:'Camera-TTC-data'.G559 'Camera-TTC-data'.C560:'Camera-TTC-data'.C560 'Camera-TTC-data'.G560:'Camera-TTC-data'.G577 'Camera-TTC-data'.C578:'Camera-TTC-data'.C578 'Camera-TTC-data'.G578:'Camera-TTC-data'.G595 'Camera-TTC-data'.C596:'Camera-TTC-data'.C596 'Camera-TTC-data'.G596:'Camera-TTC-data'.G613 'Camera-TTC-data'.C614:'Camera-TTC-data'.C614 'Camera-TTC-data'.G614:'Camera-TTC-data'.G6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8.4531in" svg:height="4.7547in" svg:x="12.9122in" svg:y="140.6307in">
            <draw:object draw:notify-on-update-of-ranges="'Camera-TTC-data'.C650:'Camera-TTC-data'.C650 'Camera-TTC-data'.E650:'Camera-TTC-data'.E667 'Camera-TTC-data'.C668:'Camera-TTC-data'.C668 'Camera-TTC-data'.E668:'Camera-TTC-data'.E685 'Camera-TTC-data'.C686:'Camera-TTC-data'.C686 'Camera-TTC-data'.E686:'Camera-TTC-data'.E703 'Camera-TTC-data'.C704:'Camera-TTC-data'.C704 'Camera-TTC-data'.E704:'Camera-TTC-data'.E721 'Camera-TTC-data'.C722:'Camera-TTC-data'.C722 'Camera-TTC-data'.E722:'Camera-TTC-data'.E739 'Camera-TTC-data'.C740:'Camera-TTC-data'.C740 'Camera-TTC-data'.E740:'Camera-TTC-data'.E75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8.4531in" svg:height="4.7547in" svg:x="12.9134in" svg:y="146.0154in">
            <draw:object draw:notify-on-update-of-ranges="'Camera-TTC-data'.C650:'Camera-TTC-data'.C650 'Camera-TTC-data'.G650:'Camera-TTC-data'.G667 'Camera-TTC-data'.C668:'Camera-TTC-data'.C668 'Camera-TTC-data'.G668:'Camera-TTC-data'.G685 'Camera-TTC-data'.C686:'Camera-TTC-data'.C686 'Camera-TTC-data'.G686:'Camera-TTC-data'.G703 'Camera-TTC-data'.C704:'Camera-TTC-data'.C704 'Camera-TTC-data'.G704:'Camera-TTC-data'.G721 'Camera-TTC-data'.C722:'Camera-TTC-data'.C722 'Camera-TTC-data'.G722:'Camera-TTC-data'.G739 'Camera-TTC-data'.C740:'Camera-TTC-data'.C740 'Camera-TTC-data'.G740:'Camera-TTC-data'.G75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28"/>
        <table:table-column table:style-name="co11" table:default-cell-style-name="ce28"/>
        <table:table-column table:style-name="co11" table:default-cell-style-name="Default"/>
        <table:table-row table:style-name="ro1">
          <table:table-cell table:style-name="ce1" office:value-type="string" calcext:value-type="string">
            <text:p>ImageID</text:p>
          </table:table-cell>
          <table:table-cell table:style-name="ce1" office:value-type="string" calcext:value-type="string">
            <text:p>detectorType</text:p>
          </table:table-cell>
          <table:table-cell table:style-name="ce1" office:value-type="string" calcext:value-type="string">
            <text:p>descriptorType</text:p>
          </table:table-cell>
          <table:table-cell table:style-name="ce1" office:value-type="string" calcext:value-type="string">
            <text:p>numMatchedKpts</text:p>
          </table:table-cell>
          <table:table-cell table:style-name="ce1" office:value-type="string" calcext:value-type="string">
            <text:p>meanDistChange</text:p>
          </table:table-cell>
          <table:table-cell table:style-name="ce1" office:value-type="string" calcext:value-type="string">
            <text:p>stddevDistChange</text:p>
          </table:table-cell>
          <table:table-cell table:style-name="ce1" office:value-type="string" calcext:value-type="string">
            <text:p>distRatioVecSize</text:p>
          </table:table-cell>
          <table:table-cell table:style-name="ce1" office:value-type="string" calcext:value-type="string">
            <text:p>cameraTTC</text:p>
          </table:table-cell>
          <table:table-cell table:style-name="ce25"/>
          <table:table-cell table:style-name="ce1" office:value-type="string" calcext:value-type="string">
            <text:p>detectorType</text:p>
          </table:table-cell>
          <table:table-cell table:style-name="ce26" office:value-type="string" calcext:value-type="string">
            <text:p>Correlation</text:p>
            <text:p>(TTC vs meanDistChange)</text:p>
          </table:table-cell>
          <table:table-cell table:style-name="ce26" office:value-type="string" calcext:value-type="string">
            <text:p>Correlation</text:p>
            <text:p><text:span text:style-name="T1">(TTC vs stddevDistChange</text:span>)</text:p>
          </table:table-cell>
          <table:table-cell table:style-name="ce26" office:value-type="string" calcext:value-type="string">
            <text:p>Correlation</text:p>
            <text:p><text:span text:style-name="T1">(TTC vs distRatioVecSize</text:span>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9" calcext:value-type="float">
            <text:p>49</text:p>
          </table:table-cell>
          <table:table-cell office:value-type="float" office:value="0.864888" calcext:value-type="float">
            <text:p>0.864888</text:p>
          </table:table-cell>
          <table:table-cell office:value-type="float" office:value="0.326791" calcext:value-type="float">
            <text:p>0.326791</text:p>
          </table:table-cell>
          <table:table-cell office:value-type="float" office:value="228" calcext:value-type="float">
            <text:p>228</text:p>
          </table:table-cell>
          <table:table-cell office:value-type="float" office:value="12.9461" calcext:value-type="float">
            <text:p>12.9461</text:p>
          </table:table-cell>
          <table:table-cell/>
          <table:table-cell table:style-name="ce4" office:value-type="string" calcext:value-type="string">
            <text:p>SHITOMASI</text:p>
          </table:table-cell>
          <table:table-cell table:style-name="ce27" table:formula="of:=CORREL([.H2:.H91];[.E2:.E91])" office:value-type="float" office:value="-0.884206659499478" calcext:value-type="float">
            <text:p>-0.8842</text:p>
          </table:table-cell>
          <table:table-cell table:style-name="ce27" table:formula="of:=CORREL([.H2:.H91];[.F2:.F91])" office:value-type="float" office:value="-0.164021889011664" calcext:value-type="float">
            <text:p>-0.1640</text:p>
          </table:table-cell>
          <table:table-cell table:style-name="ce27" table:formula="of:=CORREL([.H2:.H91];[.G2:.G91])" office:value-type="float" office:value="-0.0582691738957727" calcext:value-type="float">
            <text:p>-0.058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0" calcext:value-type="float">
            <text:p>50</text:p>
          </table:table-cell>
          <table:table-cell office:value-type="float" office:value="0.884716" calcext:value-type="float">
            <text:p>0.884716</text:p>
          </table:table-cell>
          <table:table-cell office:value-type="float" office:value="0.634634" calcext:value-type="float">
            <text:p>0.634634</text:p>
          </table:table-cell>
          <table:table-cell office:value-type="float" office:value="341" calcext:value-type="float">
            <text:p>341</text:p>
          </table:table-cell>
          <table:table-cell office:value-type="float" office:value="12.6707" calcext:value-type="float">
            <text:p>12.6707</text:p>
          </table:table-cell>
          <table:table-cell/>
          <table:table-cell table:style-name="ce5" office:value-type="string" calcext:value-type="string">
            <text:p>HARRIS</text:p>
          </table:table-cell>
          <table:table-cell table:style-name="ce36" table:formula="of:=CORREL([.H110:.H199];[.E110:.E199])" office:value-type="float" office:value="-0.760995609176327" calcext:value-type="float">
            <text:p>-0.7610</text:p>
          </table:table-cell>
          <table:table-cell table:style-name="ce36" table:formula="of:=CORREL([.H110:.H199];[.F110:.F199])" office:value-type="float" office:value="-0.271101258940914" calcext:value-type="float">
            <text:p>-0.2711</text:p>
          </table:table-cell>
          <table:table-cell table:style-name="ce36" table:formula="of:=CORREL([.H110:.H199];[.G110:.G199])" office:value-type="float" office:value="-0.171261184331232" calcext:value-type="float">
            <text:p>-0.17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2" calcext:value-type="float">
            <text:p>42</text:p>
          </table:table-cell>
          <table:table-cell office:value-type="float" office:value="0.748624" calcext:value-type="float">
            <text:p>0.748624</text:p>
          </table:table-cell>
          <table:table-cell office:value-type="float" office:value="0.60589" calcext:value-type="float">
            <text:p>0.60589</text:p>
          </table:table-cell>
          <table:table-cell office:value-type="float" office:value="173" calcext:value-type="float">
            <text:p>173</text:p>
          </table:table-cell>
          <table:table-cell office:value-type="float" office:value="14.8324" calcext:value-type="float">
            <text:p>14.8324</text:p>
          </table:table-cell>
          <table:table-cell/>
          <table:table-cell table:style-name="ce32" office:value-type="string" calcext:value-type="string">
            <text:p>SIFT</text:p>
          </table:table-cell>
          <table:table-cell table:style-name="ce37" table:formula="of:=CORREL([.H218:.H307];[.E218:.E307])" office:value-type="float" office:value="-0.944290521093973" calcext:value-type="float">
            <text:p>-0.9443</text:p>
          </table:table-cell>
          <table:table-cell table:style-name="ce44" table:formula="of:=CORREL([.H218:.H307];[.F218:.F307])" office:value-type="float" office:value="0.1709629556719" calcext:value-type="float">
            <text:p>0.1710</text:p>
          </table:table-cell>
          <table:table-cell table:style-name="ce44" table:formula="of:=CORREL([.H218:.H307];[.G218:.G307])" office:value-type="float" office:value="0.047259882279808" calcext:value-type="float">
            <text:p>0.047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6" calcext:value-type="float">
            <text:p>46</text:p>
          </table:table-cell>
          <table:table-cell office:value-type="float" office:value="1.01019" calcext:value-type="float">
            <text:p>1.01019</text:p>
          </table:table-cell>
          <table:table-cell office:value-type="float" office:value="0.448533" calcext:value-type="float">
            <text:p>0.448533</text:p>
          </table:table-cell>
          <table:table-cell office:value-type="float" office:value="193" calcext:value-type="float">
            <text:p>193</text:p>
          </table:table-cell>
          <table:table-cell office:value-type="float" office:value="12.1506" calcext:value-type="float">
            <text:p>12.1506</text:p>
          </table:table-cell>
          <table:table-cell/>
          <table:table-cell table:style-name="ce7" office:value-type="string" calcext:value-type="string">
            <text:p>FAST</text:p>
          </table:table-cell>
          <table:table-cell table:style-name="ce38" table:formula="of:=CORREL([.H326:.H415];[.E326:.E415])" office:value-type="float" office:value="-0.256584254193655" calcext:value-type="float">
            <text:p>-0.2566</text:p>
          </table:table-cell>
          <table:table-cell table:style-name="ce38" table:formula="of:=CORREL([.H326:.H415];[.F326:.F415])" office:value-type="float" office:value="0.00894104010265485" calcext:value-type="float">
            <text:p>0.0089</text:p>
          </table:table-cell>
          <table:table-cell table:style-name="ce38" table:formula="of:=CORREL([.H326:.H415];[.G326:.G415])" office:value-type="float" office:value="-0.151907655669381" calcext:value-type="float">
            <text:p>-0.151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9" calcext:value-type="float">
            <text:p>49</text:p>
          </table:table-cell>
          <table:table-cell office:value-type="float" office:value="0.839245" calcext:value-type="float">
            <text:p>0.839245</text:p>
          </table:table-cell>
          <table:table-cell office:value-type="float" office:value="0.37502" calcext:value-type="float">
            <text:p>0.37502</text:p>
          </table:table-cell>
          <table:table-cell office:value-type="float" office:value="227" calcext:value-type="float">
            <text:p>227</text:p>
          </table:table-cell>
          <table:table-cell office:value-type="float" office:value="12.2021" calcext:value-type="float">
            <text:p>12.2021</text:p>
          </table:table-cell>
          <table:table-cell/>
          <table:table-cell table:style-name="ce8" office:value-type="string" calcext:value-type="string">
            <text:p>BRISK</text:p>
          </table:table-cell>
          <table:table-cell table:style-name="ce39" table:formula="of:=CORREL([.H434:.H523];[.E434:.E523])" office:value-type="float" office:value="-0.835447041761403" calcext:value-type="float">
            <text:p>-0.8354</text:p>
          </table:table-cell>
          <table:table-cell table:style-name="ce39" table:formula="of:=CORREL([.H434:.H523];[.F434:.F523])" office:value-type="float" office:value="-0.155737533947127" calcext:value-type="float">
            <text:p>-0.1557</text:p>
          </table:table-cell>
          <table:table-cell table:style-name="ce39" table:formula="of:=CORREL([.H434:.H523];[.G434:.G523])" office:value-type="float" office:value="-0.28608589742314" calcext:value-type="float">
            <text:p>-0.286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7" calcext:value-type="float">
            <text:p>47</text:p>
          </table:table-cell>
          <table:table-cell office:value-type="float" office:value="0.562804" calcext:value-type="float">
            <text:p>0.562804</text:p>
          </table:table-cell>
          <table:table-cell office:value-type="float" office:value="0.575822" calcext:value-type="float">
            <text:p>0.575822</text:p>
          </table:table-cell>
          <table:table-cell office:value-type="float" office:value="231" calcext:value-type="float">
            <text:p>231</text:p>
          </table:table-cell>
          <table:table-cell office:value-type="float" office:value="14.5027" calcext:value-type="float">
            <text:p>14.5027</text:p>
          </table:table-cell>
          <table:table-cell/>
          <table:table-cell table:style-name="ce9" office:value-type="string" calcext:value-type="string">
            <text:p>ORB</text:p>
          </table:table-cell>
          <table:table-cell table:style-name="ce40" table:formula="of:=CORREL([.H542:.H631];[.E542:.E631])" office:value-type="float" office:value="-0.450127600618932" calcext:value-type="float">
            <text:p>-0.4501</text:p>
          </table:table-cell>
          <table:table-cell table:style-name="ce40" table:formula="of:=CORREL([.H542:.H631];[.F542:.F631])" office:value-type="float" office:value="0.307028345070223" calcext:value-type="float">
            <text:p>0.3070</text:p>
          </table:table-cell>
          <table:table-cell table:style-name="ce40" table:formula="of:=CORREL([.H542:.H631];[.G542:.G631])" office:value-type="float" office:value="0.309706180625825" calcext:value-type="float">
            <text:p>0.309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6" calcext:value-type="float">
            <text:p>56</text:p>
          </table:table-cell>
          <table:table-cell office:value-type="float" office:value="0.718328" calcext:value-type="float">
            <text:p>0.718328</text:p>
          </table:table-cell>
          <table:table-cell office:value-type="float" office:value="0.681895" calcext:value-type="float">
            <text:p>0.681895</text:p>
          </table:table-cell>
          <table:table-cell office:value-type="float" office:value="271" calcext:value-type="float">
            <text:p>271</text:p>
          </table:table-cell>
          <table:table-cell office:value-type="float" office:value="13.401" calcext:value-type="float">
            <text:p>13.401</text:p>
          </table:table-cell>
          <table:table-cell/>
          <table:table-cell table:style-name="ce33" office:value-type="string" calcext:value-type="string">
            <text:p>AKAZE</text:p>
          </table:table-cell>
          <table:table-cell table:style-name="ce41" table:formula="of:=CORREL([.H650:.H757];[.E650:.E757])" office:value-type="float" office:value="-0.934009934988099" calcext:value-type="float">
            <text:p>-0.9340</text:p>
          </table:table-cell>
          <table:table-cell table:style-name="ce45" table:formula="of:=CORREL([.H650:.H757];[.F650:.F757])" office:value-type="float" office:value="-0.371018109667428" calcext:value-type="float">
            <text:p>-0.3710</text:p>
          </table:table-cell>
          <table:table-cell table:style-name="ce45" table:formula="of:=CORREL([.H650:.H757];[.G650:.G757])" office:value-type="float" office:value="-0.121473822607944" calcext:value-type="float">
            <text:p>-0.12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7" calcext:value-type="float">
            <text:p>47</text:p>
          </table:table-cell>
          <table:table-cell office:value-type="float" office:value="0.801439" calcext:value-type="float">
            <text:p>0.801439</text:p>
          </table:table-cell>
          <table:table-cell office:value-type="float" office:value="0.543014" calcext:value-type="float">
            <text:p>0.543014</text:p>
          </table:table-cell>
          <table:table-cell office:value-type="float" office:value="261" calcext:value-type="float">
            <text:p>261</text:p>
          </table:table-cell>
          <table:table-cell office:value-type="float" office:value="13.769" calcext:value-type="float">
            <text:p>13.769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2" calcext:value-type="float">
            <text:p>52</text:p>
          </table:table-cell>
          <table:table-cell office:value-type="float" office:value="0.949638" calcext:value-type="float">
            <text:p>0.949638</text:p>
          </table:table-cell>
          <table:table-cell office:value-type="float" office:value="0.656104" calcext:value-type="float">
            <text:p>0.656104</text:p>
          </table:table-cell>
          <table:table-cell office:value-type="float" office:value="299" calcext:value-type="float">
            <text:p>299</text:p>
          </table:table-cell>
          <table:table-cell office:value-type="float" office:value="11.7977" calcext:value-type="float">
            <text:p>11.7977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1" calcext:value-type="float">
            <text:p>51</text:p>
          </table:table-cell>
          <table:table-cell office:value-type="float" office:value="0.921366" calcext:value-type="float">
            <text:p>0.921366</text:p>
          </table:table-cell>
          <table:table-cell office:value-type="float" office:value="0.66533" calcext:value-type="float">
            <text:p>0.66533</text:p>
          </table:table-cell>
          <table:table-cell office:value-type="float" office:value="312" calcext:value-type="float">
            <text:p>312</text:p>
          </table:table-cell>
          <table:table-cell office:value-type="float" office:value="12.5682" calcext:value-type="float">
            <text:p>12.5682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8" calcext:value-type="float">
            <text:p>48</text:p>
          </table:table-cell>
          <table:table-cell office:value-type="float" office:value="1.11558" calcext:value-type="float">
            <text:p>1.11558</text:p>
          </table:table-cell>
          <table:table-cell office:value-type="float" office:value="0.510647" calcext:value-type="float">
            <text:p>0.510647</text:p>
          </table:table-cell>
          <table:table-cell office:value-type="float" office:value="259" calcext:value-type="float">
            <text:p>259</text:p>
          </table:table-cell>
          <table:table-cell office:value-type="float" office:value="11.328" calcext:value-type="float">
            <text:p>11.32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61" calcext:value-type="float">
            <text:p>61</text:p>
          </table:table-cell>
          <table:table-cell office:value-type="float" office:value="1.01551" calcext:value-type="float">
            <text:p>1.01551</text:p>
          </table:table-cell>
          <table:table-cell office:value-type="float" office:value="0.529238" calcext:value-type="float">
            <text:p>0.529238</text:p>
          </table:table-cell>
          <table:table-cell office:value-type="float" office:value="471" calcext:value-type="float">
            <text:p>471</text:p>
          </table:table-cell>
          <table:table-cell office:value-type="float" office:value="12.4915" calcext:value-type="float">
            <text:p>12.491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3" calcext:value-type="float">
            <text:p>53</text:p>
          </table:table-cell>
          <table:table-cell office:value-type="float" office:value="0.889885" calcext:value-type="float">
            <text:p>0.889885</text:p>
          </table:table-cell>
          <table:table-cell office:value-type="float" office:value="0.406863" calcext:value-type="float">
            <text:p>0.406863</text:p>
          </table:table-cell>
          <table:table-cell office:value-type="float" office:value="313" calcext:value-type="float">
            <text:p>313</text:p>
          </table:table-cell>
          <table:table-cell office:value-type="float" office:value="12.8978" calcext:value-type="float">
            <text:p>12.8978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7" calcext:value-type="float">
            <text:p>57</text:p>
          </table:table-cell>
          <table:table-cell office:value-type="float" office:value="0.950837" calcext:value-type="float">
            <text:p>0.950837</text:p>
          </table:table-cell>
          <table:table-cell office:value-type="float" office:value="0.588936" calcext:value-type="float">
            <text:p>0.588936</text:p>
          </table:table-cell>
          <table:table-cell office:value-type="float" office:value="311" calcext:value-type="float">
            <text:p>311</text:p>
          </table:table-cell>
          <table:table-cell office:value-type="float" office:value="12.1365" calcext:value-type="float">
            <text:p>12.136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5" calcext:value-type="float">
            <text:p>55</text:p>
          </table:table-cell>
          <table:table-cell office:value-type="float" office:value="1.32686" calcext:value-type="float">
            <text:p>1.32686</text:p>
          </table:table-cell>
          <table:table-cell office:value-type="float" office:value="0.75431" calcext:value-type="float">
            <text:p>0.75431</text:p>
          </table:table-cell>
          <table:table-cell office:value-type="float" office:value="351" calcext:value-type="float">
            <text:p>351</text:p>
          </table:table-cell>
          <table:table-cell office:value-type="float" office:value="10.0437" calcext:value-type="float">
            <text:p>10.043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8" calcext:value-type="float">
            <text:p>48</text:p>
          </table:table-cell>
          <table:table-cell office:value-type="float" office:value="1.25483" calcext:value-type="float">
            <text:p>1.25483</text:p>
          </table:table-cell>
          <table:table-cell office:value-type="float" office:value="0.710717" calcext:value-type="float">
            <text:p>0.710717</text:p>
          </table:table-cell>
          <table:table-cell office:value-type="float" office:value="253" calcext:value-type="float">
            <text:p>253</text:p>
          </table:table-cell>
          <table:table-cell office:value-type="float" office:value="10.9093" calcext:value-type="float">
            <text:p>10.9093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49" calcext:value-type="float">
            <text:p>49</text:p>
          </table:table-cell>
          <table:table-cell office:value-type="float" office:value="1.3344" calcext:value-type="float">
            <text:p>1.3344</text:p>
          </table:table-cell>
          <table:table-cell office:value-type="float" office:value="0.646543" calcext:value-type="float">
            <text:p>0.646543</text:p>
          </table:table-cell>
          <table:table-cell office:value-type="float" office:value="284" calcext:value-type="float">
            <text:p>284</text:p>
          </table:table-cell>
          <table:table-cell office:value-type="float" office:value="10.8934" calcext:value-type="float">
            <text:p>10.8934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55" calcext:value-type="float">
            <text:p>55</text:p>
          </table:table-cell>
          <table:table-cell office:value-type="float" office:value="1.29646" calcext:value-type="float">
            <text:p>1.29646</text:p>
          </table:table-cell>
          <table:table-cell office:value-type="float" office:value="0.657734" calcext:value-type="float">
            <text:p>0.657734</text:p>
          </table:table-cell>
          <table:table-cell office:value-type="float" office:value="280" calcext:value-type="float">
            <text:p>280</text:p>
          </table:table-cell>
          <table:table-cell office:value-type="float" office:value="10.7119" calcext:value-type="float">
            <text:p>10.7119</text:p>
          </table:table-cell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0.750201" calcext:value-type="float">
            <text:p>0.750201</text:p>
          </table:table-cell>
          <table:table-cell table:style-name="ce12" office:value-type="float" office:value="0.782791" calcext:value-type="float">
            <text:p>0.782791</text:p>
          </table:table-cell>
          <table:table-cell table:style-name="ce12" office:value-type="float" office:value="367" calcext:value-type="float">
            <text:p>367</text:p>
          </table:table-cell>
          <table:table-cell table:style-name="ce12" office:value-type="float" office:value="13.8947" calcext:value-type="float">
            <text:p>13.894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.04903" calcext:value-type="float">
            <text:p>1.04903</text:p>
          </table:table-cell>
          <table:table-cell table:style-name="ce12" office:value-type="float" office:value="1.48614" calcext:value-type="float">
            <text:p>1.48614</text:p>
          </table:table-cell>
          <table:table-cell table:style-name="ce12" office:value-type="float" office:value="568" calcext:value-type="float">
            <text:p>568</text:p>
          </table:table-cell>
          <table:table-cell table:style-name="ce12" office:value-type="float" office:value="13.2119" calcext:value-type="float">
            <text:p>13.21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.26798" calcext:value-type="float">
            <text:p>1.26798</text:p>
          </table:table-cell>
          <table:table-cell table:style-name="ce12" office:value-type="float" office:value="0.948617" calcext:value-type="float">
            <text:p>0.948617</text:p>
          </table:table-cell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11.2667" calcext:value-type="float">
            <text:p>11.266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.16528" calcext:value-type="float">
            <text:p>1.16528</text:p>
          </table:table-cell>
          <table:table-cell table:style-name="ce12" office:value-type="float" office:value="0.662826" calcext:value-type="float">
            <text:p>0.662826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1.5009" calcext:value-type="float">
            <text:p>11.500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0.897953" calcext:value-type="float">
            <text:p>0.897953</text:p>
          </table:table-cell>
          <table:table-cell table:style-name="ce12" office:value-type="float" office:value="0.562533" calcext:value-type="float">
            <text:p>0.562533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12.4072" calcext:value-type="float">
            <text:p>12.407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0.753922" calcext:value-type="float">
            <text:p>0.753922</text:p>
          </table:table-cell>
          <table:table-cell table:style-name="ce12" office:value-type="float" office:value="0.815219" calcext:value-type="float">
            <text:p>0.815219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13.0816" calcext:value-type="float">
            <text:p>13.081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0.844621" calcext:value-type="float">
            <text:p>0.844621</text:p>
          </table:table-cell>
          <table:table-cell table:style-name="ce12" office:value-type="float" office:value="0.830321" calcext:value-type="float">
            <text:p>0.830321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13.0506" calcext:value-type="float">
            <text:p>13.050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0.890317" calcext:value-type="float">
            <text:p>0.890317</text:p>
          </table:table-cell>
          <table:table-cell table:style-name="ce12" office:value-type="float" office:value="0.780555" calcext:value-type="float">
            <text:p>0.780555</text:p>
          </table:table-cell>
          <table:table-cell table:style-name="ce12" office:value-type="float" office:value="723" calcext:value-type="float">
            <text:p>723</text:p>
          </table:table-cell>
          <table:table-cell table:style-name="ce12" office:value-type="float" office:value="13.2533" calcext:value-type="float">
            <text:p>13.253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.04343" calcext:value-type="float">
            <text:p>1.04343</text:p>
          </table:table-cell>
          <table:table-cell table:style-name="ce12" office:value-type="float" office:value="0.557366" calcext:value-type="float">
            <text:p>0.557366</text:p>
          </table:table-cell>
          <table:table-cell table:style-name="ce12" office:value-type="float" office:value="487" calcext:value-type="float">
            <text:p>487</text:p>
          </table:table-cell>
          <table:table-cell table:style-name="ce12" office:value-type="float" office:value="11.9899" calcext:value-type="float">
            <text:p>11.989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0.803107" calcext:value-type="float">
            <text:p>0.803107</text:p>
          </table:table-cell>
          <table:table-cell table:style-name="ce12" office:value-type="float" office:value="0.779773" calcext:value-type="float">
            <text:p>0.779773</text:p>
          </table:table-cell>
          <table:table-cell table:style-name="ce12" office:value-type="float" office:value="683" calcext:value-type="float">
            <text:p>683</text:p>
          </table:table-cell>
          <table:table-cell table:style-name="ce12" office:value-type="float" office:value="13.8462" calcext:value-type="float">
            <text:p>13.846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.2473" calcext:value-type="float">
            <text:p>1.2473</text:p>
          </table:table-cell>
          <table:table-cell table:style-name="ce12" office:value-type="float" office:value="0.675494" calcext:value-type="float">
            <text:p>0.675494</text:p>
          </table:table-cell>
          <table:table-cell table:style-name="ce12" office:value-type="float" office:value="501" calcext:value-type="float">
            <text:p>501</text:p>
          </table:table-cell>
          <table:table-cell table:style-name="ce12" office:value-type="float" office:value="11.4009" calcext:value-type="float">
            <text:p>11.400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.3076" calcext:value-type="float">
            <text:p>1.3076</text:p>
          </table:table-cell>
          <table:table-cell table:style-name="ce12" office:value-type="float" office:value="1.07522" calcext:value-type="float">
            <text:p>1.07522</text:p>
          </table:table-cell>
          <table:table-cell table:style-name="ce12" office:value-type="float" office:value="810" calcext:value-type="float">
            <text:p>810</text:p>
          </table:table-cell>
          <table:table-cell table:style-name="ce12" office:value-type="float" office:value="11.3783" calcext:value-type="float">
            <text:p>11.378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1.12259" calcext:value-type="float">
            <text:p>1.12259</text:p>
          </table:table-cell>
          <table:table-cell table:style-name="ce12" office:value-type="float" office:value="0.597043" calcext:value-type="float">
            <text:p>0.597043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12.2676" calcext:value-type="float">
            <text:p>12.267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0.969942" calcext:value-type="float">
            <text:p>0.969942</text:p>
          </table:table-cell>
          <table:table-cell table:style-name="ce12" office:value-type="float" office:value="1.12074" calcext:value-type="float">
            <text:p>1.12074</text:p>
          </table:table-cell>
          <table:table-cell table:style-name="ce12" office:value-type="float" office:value="663" calcext:value-type="float">
            <text:p>663</text:p>
          </table:table-cell>
          <table:table-cell table:style-name="ce12" office:value-type="float" office:value="11.8304" calcext:value-type="float">
            <text:p>11.83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.01837" calcext:value-type="float">
            <text:p>1.01837</text:p>
          </table:table-cell>
          <table:table-cell table:style-name="ce12" office:value-type="float" office:value="0.90061" calcext:value-type="float">
            <text:p>0.90061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11.6727" calcext:value-type="float">
            <text:p>11.672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0.990189" calcext:value-type="float">
            <text:p>0.990189</text:p>
          </table:table-cell>
          <table:table-cell table:style-name="ce12" office:value-type="float" office:value="0.973669" calcext:value-type="float">
            <text:p>0.973669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12.0466" calcext:value-type="float">
            <text:p>12.046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.13661" calcext:value-type="float">
            <text:p>1.13661</text:p>
          </table:table-cell>
          <table:table-cell table:style-name="ce12" office:value-type="float" office:value="1.09725" calcext:value-type="float">
            <text:p>1.09725</text:p>
          </table:table-cell>
          <table:table-cell table:style-name="ce12" office:value-type="float" office:value="481" calcext:value-type="float">
            <text:p>481</text:p>
          </table:table-cell>
          <table:table-cell table:style-name="ce12" office:value-type="float" office:value="10.3528" calcext:value-type="float">
            <text:p>10.352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1.3277" calcext:value-type="float">
            <text:p>1.3277</text:p>
          </table:table-cell>
          <table:table-cell table:style-name="ce12" office:value-type="float" office:value="0.914655" calcext:value-type="float">
            <text:p>0.914655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office:value-type="float" office:value="9.63183" calcext:value-type="float">
            <text:p>9.6318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2" calcext:value-type="float">
            <text:p>62</text:p>
          </table:table-cell>
          <table:table-cell office:value-type="float" office:value="0.757196" calcext:value-type="float">
            <text:p>0.757196</text:p>
          </table:table-cell>
          <table:table-cell office:value-type="float" office:value="0.604394" calcext:value-type="float">
            <text:p>0.604394</text:p>
          </table:table-cell>
          <table:table-cell office:value-type="float" office:value="431" calcext:value-type="float">
            <text:p>431</text:p>
          </table:table-cell>
          <table:table-cell office:value-type="float" office:value="14.2804" calcext:value-type="float">
            <text:p>14.28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49" calcext:value-type="float">
            <text:p>49</text:p>
          </table:table-cell>
          <table:table-cell office:value-type="float" office:value="0.972928" calcext:value-type="float">
            <text:p>0.972928</text:p>
          </table:table-cell>
          <table:table-cell office:value-type="float" office:value="0.580502" calcext:value-type="float">
            <text:p>0.580502</text:p>
          </table:table-cell>
          <table:table-cell office:value-type="float" office:value="319" calcext:value-type="float">
            <text:p>319</text:p>
          </table:table-cell>
          <table:table-cell office:value-type="float" office:value="12.3867" calcext:value-type="float">
            <text:p>12.386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7" calcext:value-type="float">
            <text:p>57</text:p>
          </table:table-cell>
          <table:table-cell office:value-type="float" office:value="0.943969" calcext:value-type="float">
            <text:p>0.943969</text:p>
          </table:table-cell>
          <table:table-cell office:value-type="float" office:value="0.792362" calcext:value-type="float">
            <text:p>0.792362</text:p>
          </table:table-cell>
          <table:table-cell office:value-type="float" office:value="387" calcext:value-type="float">
            <text:p>387</text:p>
          </table:table-cell>
          <table:table-cell office:value-type="float" office:value="12.0951" calcext:value-type="float">
            <text:p>12.095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0" calcext:value-type="float">
            <text:p>60</text:p>
          </table:table-cell>
          <table:table-cell office:value-type="float" office:value="0.906168" calcext:value-type="float">
            <text:p>0.906168</text:p>
          </table:table-cell>
          <table:table-cell office:value-type="float" office:value="0.721368" calcext:value-type="float">
            <text:p>0.721368</text:p>
          </table:table-cell>
          <table:table-cell office:value-type="float" office:value="345" calcext:value-type="float">
            <text:p>345</text:p>
          </table:table-cell>
          <table:table-cell office:value-type="float" office:value="12.6318" calcext:value-type="float">
            <text:p>12.631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4" calcext:value-type="float">
            <text:p>54</text:p>
          </table:table-cell>
          <table:table-cell office:value-type="float" office:value="0.754075" calcext:value-type="float">
            <text:p>0.754075</text:p>
          </table:table-cell>
          <table:table-cell office:value-type="float" office:value="0.48223" calcext:value-type="float">
            <text:p>0.48223</text:p>
          </table:table-cell>
          <table:table-cell office:value-type="float" office:value="357" calcext:value-type="float">
            <text:p>357</text:p>
          </table:table-cell>
          <table:table-cell office:value-type="float" office:value="13.0928" calcext:value-type="float">
            <text:p>13.092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1" calcext:value-type="float">
            <text:p>61</text:p>
          </table:table-cell>
          <table:table-cell office:value-type="float" office:value="0.632085" calcext:value-type="float">
            <text:p>0.632085</text:p>
          </table:table-cell>
          <table:table-cell office:value-type="float" office:value="0.762524" calcext:value-type="float">
            <text:p>0.762524</text:p>
          </table:table-cell>
          <table:table-cell office:value-type="float" office:value="340" calcext:value-type="float">
            <text:p>340</text:p>
          </table:table-cell>
          <table:table-cell office:value-type="float" office:value="13.6748" calcext:value-type="float">
            <text:p>13.674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6" calcext:value-type="float">
            <text:p>56</text:p>
          </table:table-cell>
          <table:table-cell office:value-type="float" office:value="0.702219" calcext:value-type="float">
            <text:p>0.702219</text:p>
          </table:table-cell>
          <table:table-cell office:value-type="float" office:value="0.722443" calcext:value-type="float">
            <text:p>0.722443</text:p>
          </table:table-cell>
          <table:table-cell office:value-type="float" office:value="311" calcext:value-type="float">
            <text:p>311</text:p>
          </table:table-cell>
          <table:table-cell office:value-type="float" office:value="13.497" calcext:value-type="float">
            <text:p>13.49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2" calcext:value-type="float">
            <text:p>62</text:p>
          </table:table-cell>
          <table:table-cell office:value-type="float" office:value="0.81125" calcext:value-type="float">
            <text:p>0.81125</text:p>
          </table:table-cell>
          <table:table-cell office:value-type="float" office:value="0.604374" calcext:value-type="float">
            <text:p>0.604374</text:p>
          </table:table-cell>
          <table:table-cell office:value-type="float" office:value="427" calcext:value-type="float">
            <text:p>427</text:p>
          </table:table-cell>
          <table:table-cell office:value-type="float" office:value="13.7503" calcext:value-type="float">
            <text:p>13.750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3" calcext:value-type="float">
            <text:p>63</text:p>
          </table:table-cell>
          <table:table-cell office:value-type="float" office:value="1.21517" calcext:value-type="float">
            <text:p>1.21517</text:p>
          </table:table-cell>
          <table:table-cell office:value-type="float" office:value="0.668327" calcext:value-type="float">
            <text:p>0.668327</text:p>
          </table:table-cell>
          <table:table-cell office:value-type="float" office:value="390" calcext:value-type="float">
            <text:p>390</text:p>
          </table:table-cell>
          <table:table-cell office:value-type="float" office:value="11.2807" calcext:value-type="float">
            <text:p>11.280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6" calcext:value-type="float">
            <text:p>56</text:p>
          </table:table-cell>
          <table:table-cell office:value-type="float" office:value="0.912473" calcext:value-type="float">
            <text:p>0.912473</text:p>
          </table:table-cell>
          <table:table-cell office:value-type="float" office:value="0.638789" calcext:value-type="float">
            <text:p>0.638789</text:p>
          </table:table-cell>
          <table:table-cell office:value-type="float" office:value="437" calcext:value-type="float">
            <text:p>437</text:p>
          </table:table-cell>
          <table:table-cell office:value-type="float" office:value="13.0554" calcext:value-type="float">
            <text:p>13.055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0" calcext:value-type="float">
            <text:p>50</text:p>
          </table:table-cell>
          <table:table-cell office:value-type="float" office:value="1.03168" calcext:value-type="float">
            <text:p>1.03168</text:p>
          </table:table-cell>
          <table:table-cell office:value-type="float" office:value="0.464928" calcext:value-type="float">
            <text:p>0.464928</text:p>
          </table:table-cell>
          <table:table-cell office:value-type="float" office:value="253" calcext:value-type="float">
            <text:p>253</text:p>
          </table:table-cell>
          <table:table-cell office:value-type="float" office:value="11.4706" calcext:value-type="float">
            <text:p>11.470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70" calcext:value-type="float">
            <text:p>70</text:p>
          </table:table-cell>
          <table:table-cell office:value-type="float" office:value="1.20025" calcext:value-type="float">
            <text:p>1.20025</text:p>
          </table:table-cell>
          <table:table-cell office:value-type="float" office:value="0.622524" calcext:value-type="float">
            <text:p>0.622524</text:p>
          </table:table-cell>
          <table:table-cell office:value-type="float" office:value="613" calcext:value-type="float">
            <text:p>613</text:p>
          </table:table-cell>
          <table:table-cell office:value-type="float" office:value="11.7391" calcext:value-type="float">
            <text:p>11.739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6" calcext:value-type="float">
            <text:p>66</text:p>
          </table:table-cell>
          <table:table-cell office:value-type="float" office:value="1.10449" calcext:value-type="float">
            <text:p>1.10449</text:p>
          </table:table-cell>
          <table:table-cell office:value-type="float" office:value="0.607735" calcext:value-type="float">
            <text:p>0.607735</text:p>
          </table:table-cell>
          <table:table-cell office:value-type="float" office:value="668" calcext:value-type="float">
            <text:p>668</text:p>
          </table:table-cell>
          <table:table-cell office:value-type="float" office:value="12.3135" calcext:value-type="float">
            <text:p>12.31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2" calcext:value-type="float">
            <text:p>62</text:p>
          </table:table-cell>
          <table:table-cell office:value-type="float" office:value="0.877939" calcext:value-type="float">
            <text:p>0.877939</text:p>
          </table:table-cell>
          <table:table-cell office:value-type="float" office:value="0.742687" calcext:value-type="float">
            <text:p>0.742687</text:p>
          </table:table-cell>
          <table:table-cell office:value-type="float" office:value="357" calcext:value-type="float">
            <text:p>357</text:p>
          </table:table-cell>
          <table:table-cell office:value-type="float" office:value="12.0086" calcext:value-type="float">
            <text:p>12.008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8" calcext:value-type="float">
            <text:p>58</text:p>
          </table:table-cell>
          <table:table-cell office:value-type="float" office:value="1.33256" calcext:value-type="float">
            <text:p>1.33256</text:p>
          </table:table-cell>
          <table:table-cell office:value-type="float" office:value="0.843491" calcext:value-type="float">
            <text:p>0.843491</text:p>
          </table:table-cell>
          <table:table-cell office:value-type="float" office:value="387" calcext:value-type="float">
            <text:p>387</text:p>
          </table:table-cell>
          <table:table-cell office:value-type="float" office:value="9.63707" calcext:value-type="float">
            <text:p>9.6370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58" calcext:value-type="float">
            <text:p>58</text:p>
          </table:table-cell>
          <table:table-cell office:value-type="float" office:value="1.04722" calcext:value-type="float">
            <text:p>1.04722</text:p>
          </table:table-cell>
          <table:table-cell office:value-type="float" office:value="0.90379" calcext:value-type="float">
            <text:p>0.90379</text:p>
          </table:table-cell>
          <table:table-cell office:value-type="float" office:value="364" calcext:value-type="float">
            <text:p>364</text:p>
          </table:table-cell>
          <table:table-cell office:value-type="float" office:value="12.1848" calcext:value-type="float">
            <text:p>12.184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2" calcext:value-type="float">
            <text:p>62</text:p>
          </table:table-cell>
          <table:table-cell office:value-type="float" office:value="1.29468" calcext:value-type="float">
            <text:p>1.29468</text:p>
          </table:table-cell>
          <table:table-cell office:value-type="float" office:value="0.757905" calcext:value-type="float">
            <text:p>0.757905</text:p>
          </table:table-cell>
          <table:table-cell office:value-type="float" office:value="435" calcext:value-type="float">
            <text:p>435</text:p>
          </table:table-cell>
          <table:table-cell office:value-type="float" office:value="10.8743" calcext:value-type="float">
            <text:p>10.874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float" office:value="60" calcext:value-type="float">
            <text:p>60</text:p>
          </table:table-cell>
          <table:table-cell office:value-type="float" office:value="1.3347" calcext:value-type="float">
            <text:p>1.3347</text:p>
          </table:table-cell>
          <table:table-cell office:value-type="float" office:value="0.84307" calcext:value-type="float">
            <text:p>0.84307</text:p>
          </table:table-cell>
          <table:table-cell office:value-type="float" office:value="368" calcext:value-type="float">
            <text:p>368</text:p>
          </table:table-cell>
          <table:table-cell office:value-type="float" office:value="9.25409" calcext:value-type="float">
            <text:p>9.2540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919849" calcext:value-type="float">
            <text:p>0.919849</text:p>
          </table:table-cell>
          <table:table-cell table:style-name="ce12" office:value-type="float" office:value="0.292437" calcext:value-type="float">
            <text:p>0.292437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2.5823" calcext:value-type="float">
            <text:p>12.58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0.896215" calcext:value-type="float">
            <text:p>0.896215</text:p>
          </table:table-cell>
          <table:table-cell table:style-name="ce12" office:value-type="float" office:value="0.684367" calcext:value-type="float">
            <text:p>0.684367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12.5227" calcext:value-type="float">
            <text:p>12.522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.12664" calcext:value-type="float">
            <text:p>1.12664</text:p>
          </table:table-cell>
          <table:table-cell table:style-name="ce12" office:value-type="float" office:value="0.616122" calcext:value-type="float">
            <text:p>0.616122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2.7" calcext:value-type="float">
            <text:p>12.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.12582" calcext:value-type="float">
            <text:p>1.12582</text:p>
          </table:table-cell>
          <table:table-cell table:style-name="ce12" office:value-type="float" office:value="0.560301" calcext:value-type="float">
            <text:p>0.560301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1.3714" calcext:value-type="float">
            <text:p>11.371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.935533" calcext:value-type="float">
            <text:p>0.935533</text:p>
          </table:table-cell>
          <table:table-cell table:style-name="ce12" office:value-type="float" office:value="0.611536" calcext:value-type="float">
            <text:p>0.611536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12.2104" calcext:value-type="float">
            <text:p>12.21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.69818" calcext:value-type="float">
            <text:p>0.69818</text:p>
          </table:table-cell>
          <table:table-cell table:style-name="ce12" office:value-type="float" office:value="0.558172" calcext:value-type="float">
            <text:p>0.558172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3.5361" calcext:value-type="float">
            <text:p>13.53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.01582" calcext:value-type="float">
            <text:p>1.01582</text:p>
          </table:table-cell>
          <table:table-cell table:style-name="ce12" office:value-type="float" office:value="1.23293" calcext:value-type="float">
            <text:p>1.23293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13.9761" calcext:value-type="float">
            <text:p>13.97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.09324" calcext:value-type="float">
            <text:p>1.09324</text:p>
          </table:table-cell>
          <table:table-cell table:style-name="ce12" office:value-type="float" office:value="0.571269" calcext:value-type="float">
            <text:p>0.571269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12.1365" calcext:value-type="float">
            <text:p>12.136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0.989955" calcext:value-type="float">
            <text:p>0.989955</text:p>
          </table:table-cell>
          <table:table-cell table:style-name="ce12" office:value-type="float" office:value="0.681911" calcext:value-type="float">
            <text:p>0.681911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2.1402" calcext:value-type="float">
            <text:p>12.140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0.948711" calcext:value-type="float">
            <text:p>0.948711</text:p>
          </table:table-cell>
          <table:table-cell table:style-name="ce12" office:value-type="float" office:value="0.713952" calcext:value-type="float">
            <text:p>0.71395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2.7174" calcext:value-type="float">
            <text:p>12.717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.1092" calcext:value-type="float">
            <text:p>1.1092</text:p>
          </table:table-cell>
          <table:table-cell table:style-name="ce12" office:value-type="float" office:value="0.446041" calcext:value-type="float">
            <text:p>0.446041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11.3423" calcext:value-type="float">
            <text:p>11.34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.0194" calcext:value-type="float">
            <text:p>1.0194</text:p>
          </table:table-cell>
          <table:table-cell table:style-name="ce12" office:value-type="float" office:value="0.61494" calcext:value-type="float">
            <text:p>0.6149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2.5808" calcext:value-type="float">
            <text:p>12.580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.862162" calcext:value-type="float">
            <text:p>0.862162</text:p>
          </table:table-cell>
          <table:table-cell table:style-name="ce12" office:value-type="float" office:value="0.411822" calcext:value-type="float">
            <text:p>0.411822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12.6543" calcext:value-type="float">
            <text:p>12.654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0.901338" calcext:value-type="float">
            <text:p>0.901338</text:p>
          </table:table-cell>
          <table:table-cell table:style-name="ce12" office:value-type="float" office:value="0.533508" calcext:value-type="float">
            <text:p>0.533508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12.775" calcext:value-type="float">
            <text:p>12.77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0.9177" calcext:value-type="float">
            <text:p>0.9177</text:p>
          </table:table-cell>
          <table:table-cell table:style-name="ce12" office:value-type="float" office:value="0.550725" calcext:value-type="float">
            <text:p>0.550725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13.0481" calcext:value-type="float">
            <text:p>13.048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.34933" calcext:value-type="float">
            <text:p>1.34933</text:p>
          </table:table-cell>
          <table:table-cell table:style-name="ce12" office:value-type="float" office:value="0.815077" calcext:value-type="float">
            <text:p>0.815077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0.1664" calcext:value-type="float">
            <text:p>10.166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.13155" calcext:value-type="float">
            <text:p>1.13155</text:p>
          </table:table-cell>
          <table:table-cell table:style-name="ce12" office:value-type="float" office:value="0.498915" calcext:value-type="float">
            <text:p>0.498915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1.7417" calcext:value-type="float">
            <text:p>11.741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.58787" calcext:value-type="float">
            <text:p>1.58787</text:p>
          </table:table-cell>
          <table:table-cell table:style-name="ce12" office:value-type="float" office:value="0.587959" calcext:value-type="float">
            <text:p>0.587959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8.0876" calcext:value-type="float">
            <text:p>8.087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74" calcext:value-type="float">
            <text:p>74</text:p>
          </table:table-cell>
          <table:table-cell office:value-type="float" office:value="0.76359" calcext:value-type="float">
            <text:p>0.76359</text:p>
          </table:table-cell>
          <table:table-cell office:value-type="float" office:value="0.661004" calcext:value-type="float">
            <text:p>0.661004</text:p>
          </table:table-cell>
          <table:table-cell office:value-type="float" office:value="597" calcext:value-type="float">
            <text:p>597</text:p>
          </table:table-cell>
          <table:table-cell office:value-type="float" office:value="14.004" calcext:value-type="float">
            <text:p>14.0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0" calcext:value-type="float">
            <text:p>80</text:p>
          </table:table-cell>
          <table:table-cell office:value-type="float" office:value="0.807162" calcext:value-type="float">
            <text:p>0.807162</text:p>
          </table:table-cell>
          <table:table-cell office:value-type="float" office:value="0.880884" calcext:value-type="float">
            <text:p>0.880884</text:p>
          </table:table-cell>
          <table:table-cell office:value-type="float" office:value="737" calcext:value-type="float">
            <text:p>737</text:p>
          </table:table-cell>
          <table:table-cell office:value-type="float" office:value="13.7008" calcext:value-type="float">
            <text:p>13.700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6" calcext:value-type="float">
            <text:p>86</text:p>
          </table:table-cell>
          <table:table-cell office:value-type="float" office:value="0.976219" calcext:value-type="float">
            <text:p>0.976219</text:p>
          </table:table-cell>
          <table:table-cell office:value-type="float" office:value="1.0387" calcext:value-type="float">
            <text:p>1.0387</text:p>
          </table:table-cell>
          <table:table-cell office:value-type="float" office:value="945" calcext:value-type="float">
            <text:p>945</text:p>
          </table:table-cell>
          <table:table-cell office:value-type="float" office:value="11.7" calcext:value-type="float">
            <text:p>11.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3" calcext:value-type="float">
            <text:p>83</text:p>
          </table:table-cell>
          <table:table-cell office:value-type="float" office:value="0.932222" calcext:value-type="float">
            <text:p>0.932222</text:p>
          </table:table-cell>
          <table:table-cell office:value-type="float" office:value="0.975289" calcext:value-type="float">
            <text:p>0.975289</text:p>
          </table:table-cell>
          <table:table-cell office:value-type="float" office:value="811" calcext:value-type="float">
            <text:p>811</text:p>
          </table:table-cell>
          <table:table-cell office:value-type="float" office:value="12.561" calcext:value-type="float">
            <text:p>12.5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4" calcext:value-type="float">
            <text:p>84</text:p>
          </table:table-cell>
          <table:table-cell office:value-type="float" office:value="0.964071" calcext:value-type="float">
            <text:p>0.964071</text:p>
          </table:table-cell>
          <table:table-cell office:value-type="float" office:value="0.996962" calcext:value-type="float">
            <text:p>0.996962</text:p>
          </table:table-cell>
          <table:table-cell office:value-type="float" office:value="809" calcext:value-type="float">
            <text:p>809</text:p>
          </table:table-cell>
          <table:table-cell office:value-type="float" office:value="12.3378" calcext:value-type="float">
            <text:p>12.337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79" calcext:value-type="float">
            <text:p>79</text:p>
          </table:table-cell>
          <table:table-cell office:value-type="float" office:value="0.821523" calcext:value-type="float">
            <text:p>0.821523</text:p>
          </table:table-cell>
          <table:table-cell office:value-type="float" office:value="0.844578" calcext:value-type="float">
            <text:p>0.844578</text:p>
          </table:table-cell>
          <table:table-cell office:value-type="float" office:value="647" calcext:value-type="float">
            <text:p>647</text:p>
          </table:table-cell>
          <table:table-cell office:value-type="float" office:value="12.8499" calcext:value-type="float">
            <text:p>12.849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7" calcext:value-type="float">
            <text:p>87</text:p>
          </table:table-cell>
          <table:table-cell office:value-type="float" office:value="0.948611" calcext:value-type="float">
            <text:p>0.948611</text:p>
          </table:table-cell>
          <table:table-cell office:value-type="float" office:value="0.914398" calcext:value-type="float">
            <text:p>0.914398</text:p>
          </table:table-cell>
          <table:table-cell office:value-type="float" office:value="807" calcext:value-type="float">
            <text:p>807</text:p>
          </table:table-cell>
          <table:table-cell office:value-type="float" office:value="12.7173" calcext:value-type="float">
            <text:p>12.717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92" calcext:value-type="float">
            <text:p>92</text:p>
          </table:table-cell>
          <table:table-cell office:value-type="float" office:value="0.911774" calcext:value-type="float">
            <text:p>0.911774</text:p>
          </table:table-cell>
          <table:table-cell office:value-type="float" office:value="0.855977" calcext:value-type="float">
            <text:p>0.855977</text:p>
          </table:table-cell>
          <table:table-cell office:value-type="float" office:value="893" calcext:value-type="float">
            <text:p>893</text:p>
          </table:table-cell>
          <table:table-cell office:value-type="float" office:value="13.3931" calcext:value-type="float">
            <text:p>13.393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5" calcext:value-type="float">
            <text:p>85</text:p>
          </table:table-cell>
          <table:table-cell office:value-type="float" office:value="0.988709" calcext:value-type="float">
            <text:p>0.988709</text:p>
          </table:table-cell>
          <table:table-cell office:value-type="float" office:value="0.948835" calcext:value-type="float">
            <text:p>0.948835</text:p>
          </table:table-cell>
          <table:table-cell office:value-type="float" office:value="868" calcext:value-type="float">
            <text:p>868</text:p>
          </table:table-cell>
          <table:table-cell office:value-type="float" office:value="11.6742" calcext:value-type="float">
            <text:p>11.674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1" calcext:value-type="float">
            <text:p>81</text:p>
          </table:table-cell>
          <table:table-cell office:value-type="float" office:value="0.837556" calcext:value-type="float">
            <text:p>0.837556</text:p>
          </table:table-cell>
          <table:table-cell office:value-type="float" office:value="0.780864" calcext:value-type="float">
            <text:p>0.780864</text:p>
          </table:table-cell>
          <table:table-cell office:value-type="float" office:value="831" calcext:value-type="float">
            <text:p>831</text:p>
          </table:table-cell>
          <table:table-cell office:value-type="float" office:value="13.4042" calcext:value-type="float">
            <text:p>13.404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0" calcext:value-type="float">
            <text:p>80</text:p>
          </table:table-cell>
          <table:table-cell office:value-type="float" office:value="1.08655" calcext:value-type="float">
            <text:p>1.08655</text:p>
          </table:table-cell>
          <table:table-cell office:value-type="float" office:value="0.829154" calcext:value-type="float">
            <text:p>0.829154</text:p>
          </table:table-cell>
          <table:table-cell office:value-type="float" office:value="753" calcext:value-type="float">
            <text:p>753</text:p>
          </table:table-cell>
          <table:table-cell office:value-type="float" office:value="11.7916" calcext:value-type="float">
            <text:p>11.791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90" calcext:value-type="float">
            <text:p>90</text:p>
          </table:table-cell>
          <table:table-cell office:value-type="float" office:value="1.11003" calcext:value-type="float">
            <text:p>1.11003</text:p>
          </table:table-cell>
          <table:table-cell office:value-type="float" office:value="0.67734" calcext:value-type="float">
            <text:p>0.67734</text:p>
          </table:table-cell>
          <table:table-cell office:value-type="float" office:value="936" calcext:value-type="float">
            <text:p>936</text:p>
          </table:table-cell>
          <table:table-cell office:value-type="float" office:value="11.9387" calcext:value-type="float">
            <text:p>11.938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94" calcext:value-type="float">
            <text:p>94</text:p>
          </table:table-cell>
          <table:table-cell office:value-type="float" office:value="1.12051" calcext:value-type="float">
            <text:p>1.12051</text:p>
          </table:table-cell>
          <table:table-cell office:value-type="float" office:value="0.794656" calcext:value-type="float">
            <text:p>0.794656</text:p>
          </table:table-cell>
          <table:table-cell office:value-type="float" office:value="985" calcext:value-type="float">
            <text:p>985</text:p>
          </table:table-cell>
          <table:table-cell office:value-type="float" office:value="12.0204" calcext:value-type="float">
            <text:p>12.02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6" calcext:value-type="float">
            <text:p>86</text:p>
          </table:table-cell>
          <table:table-cell office:value-type="float" office:value="1.13073" calcext:value-type="float">
            <text:p>1.13073</text:p>
          </table:table-cell>
          <table:table-cell office:value-type="float" office:value="0.940631" calcext:value-type="float">
            <text:p>0.940631</text:p>
          </table:table-cell>
          <table:table-cell office:value-type="float" office:value="819" calcext:value-type="float">
            <text:p>819</text:p>
          </table:table-cell>
          <table:table-cell office:value-type="float" office:value="11.4483" calcext:value-type="float">
            <text:p>11.448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7" calcext:value-type="float">
            <text:p>87</text:p>
          </table:table-cell>
          <table:table-cell office:value-type="float" office:value="0.909406" calcext:value-type="float">
            <text:p>0.909406</text:p>
          </table:table-cell>
          <table:table-cell office:value-type="float" office:value="1.14886" calcext:value-type="float">
            <text:p>1.14886</text:p>
          </table:table-cell>
          <table:table-cell office:value-type="float" office:value="908" calcext:value-type="float">
            <text:p>908</text:p>
          </table:table-cell>
          <table:table-cell office:value-type="float" office:value="11.2957" calcext:value-type="float">
            <text:p>11.29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7" calcext:value-type="float">
            <text:p>87</text:p>
          </table:table-cell>
          <table:table-cell office:value-type="float" office:value="1.13319" calcext:value-type="float">
            <text:p>1.13319</text:p>
          </table:table-cell>
          <table:table-cell office:value-type="float" office:value="1.10399" calcext:value-type="float">
            <text:p>1.10399</text:p>
          </table:table-cell>
          <table:table-cell office:value-type="float" office:value="813" calcext:value-type="float">
            <text:p>813</text:p>
          </table:table-cell>
          <table:table-cell office:value-type="float" office:value="11.5815" calcext:value-type="float">
            <text:p>11.58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87" calcext:value-type="float">
            <text:p>87</text:p>
          </table:table-cell>
          <table:table-cell office:value-type="float" office:value="1.24818" calcext:value-type="float">
            <text:p>1.24818</text:p>
          </table:table-cell>
          <table:table-cell office:value-type="float" office:value="0.835866" calcext:value-type="float">
            <text:p>0.835866</text:p>
          </table:table-cell>
          <table:table-cell office:value-type="float" office:value="785" calcext:value-type="float">
            <text:p>785</text:p>
          </table:table-cell>
          <table:table-cell office:value-type="float" office:value="11.1041" calcext:value-type="float">
            <text:p>11.10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float" office:value="92" calcext:value-type="float">
            <text:p>92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08125" calcext:value-type="float">
            <text:p>1.08125</text:p>
          </table:table-cell>
          <table:table-cell office:value-type="float" office:value="943" calcext:value-type="float">
            <text:p>943</text:p>
          </table:table-cell>
          <table:table-cell office:value-type="float" office:value="9.30301" calcext:value-type="float">
            <text:p>9.3030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SHITOMASI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.4128" calcext:value-type="float">
            <text:p>1.4128</text:p>
          </table:table-cell>
          <table:table-cell office:value-type="float" office:value="0.449616" calcext:value-type="float">
            <text:p>0.449616</text:p>
          </table:table-cell>
          <table:table-cell office:value-type="float" office:value="18" calcext:value-type="float">
            <text:p>18</text:p>
          </table:table-cell>
          <table:table-cell office:value-type="float" office:value="9.21139" calcext:value-type="float">
            <text:p>9.21139</text:p>
          </table:table-cell>
          <table:table-cell table:style-name="ce31" table:number-columns-repeated="2"/>
          <table:table-cell table:style-name="ce43" table:number-columns-repeated="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0" calcext:value-type="float">
            <text:p>10</text:p>
          </table:table-cell>
          <table:table-cell office:value-type="float" office:value="0.751886" calcext:value-type="float">
            <text:p>0.751886</text:p>
          </table:table-cell>
          <table:table-cell office:value-type="float" office:value="0.438924" calcext:value-type="float">
            <text:p>0.438924</text:p>
          </table:table-cell>
          <table:table-cell office:value-type="float" office:value="14" calcext:value-type="float">
            <text:p>14</text:p>
          </table:table-cell>
          <table:table-cell office:value-type="float" office:value="13.4141" calcext:value-type="float">
            <text:p>13.41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0.730874" calcext:value-type="float">
            <text:p>0.730874</text:p>
          </table:table-cell>
          <table:table-cell office:value-type="float" office:value="0.409747" calcext:value-type="float">
            <text:p>0.409747</text:p>
          </table:table-cell>
          <table:table-cell office:value-type="float" office:value="17" calcext:value-type="float">
            <text:p>17</text:p>
          </table:table-cell>
          <table:table-cell office:value-type="float" office:value="12.863" calcext:value-type="float">
            <text:p>12.8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0.431058" calcext:value-type="float">
            <text:p>0.431058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15" calcext:value-type="float">
            <text:p>15</text:p>
          </table:table-cell>
          <table:table-cell office:value-type="float" office:value="13.4119" calcext:value-type="float">
            <text:p>13.41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4" calcext:value-type="float">
            <text:p>14</text:p>
          </table:table-cell>
          <table:table-cell office:value-type="float" office:value="0.564183" calcext:value-type="float">
            <text:p>0.564183</text:p>
          </table:table-cell>
          <table:table-cell office:value-type="float" office:value="0.514889" calcext:value-type="float">
            <text:p>0.514889</text:p>
          </table:table-cell>
          <table:table-cell office:value-type="float" office:value="26" calcext:value-type="float">
            <text:p>26</text:p>
          </table:table-cell>
          <table:table-cell office:value-type="float" office:value="12.9645" calcext:value-type="float">
            <text:p>12.964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0.916996" calcext:value-type="float">
            <text:p>0.916996</text:p>
          </table:table-cell>
          <table:table-cell office:value-type="float" office:value="0.329048" calcext:value-type="float">
            <text:p>0.329048</text:p>
          </table:table-cell>
          <table:table-cell office:value-type="float" office:value="18" calcext:value-type="float">
            <text:p>18</text:p>
          </table:table-cell>
          <table:table-cell office:value-type="float" office:value="12.1926" calcext:value-type="float">
            <text:p>12.192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1.21562" calcext:value-type="float">
            <text:p>1.21562</text:p>
          </table:table-cell>
          <table:table-cell office:value-type="float" office:value="0.682528" calcext:value-type="float">
            <text:p>0.682528</text:p>
          </table:table-cell>
          <table:table-cell office:value-type="float" office:value="23" calcext:value-type="float">
            <text:p>23</text:p>
          </table:table-cell>
          <table:table-cell office:value-type="float" office:value="11.1899" calcext:value-type="float">
            <text:p>11.189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8" calcext:value-type="float">
            <text:p>18</text:p>
          </table:table-cell>
          <table:table-cell office:value-type="float" office:value="1.03239" calcext:value-type="float">
            <text:p>1.03239</text:p>
          </table:table-cell>
          <table:table-cell office:value-type="float" office:value="0.531994" calcext:value-type="float">
            <text:p>0.531994</text:p>
          </table:table-cell>
          <table:table-cell office:value-type="float" office:value="41" calcext:value-type="float">
            <text:p>41</text:p>
          </table:table-cell>
          <table:table-cell office:value-type="float" office:value="11.8854" calcext:value-type="float">
            <text:p>11.885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0.902965" calcext:value-type="float">
            <text:p>0.902965</text:p>
          </table:table-cell>
          <table:table-cell office:value-type="float" office:value="0.484181" calcext:value-type="float">
            <text:p>0.484181</text:p>
          </table:table-cell>
          <table:table-cell office:value-type="float" office:value="25" calcext:value-type="float">
            <text:p>25</text:p>
          </table:table-cell>
          <table:table-cell office:value-type="float" office:value="12.5715" calcext:value-type="float">
            <text:p>12.57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0.925307" calcext:value-type="float">
            <text:p>0.925307</text:p>
          </table:table-cell>
          <table:table-cell office:value-type="float" office:value="0.666532" calcext:value-type="float">
            <text:p>0.666532</text:p>
          </table:table-cell>
          <table:table-cell office:value-type="float" office:value="34" calcext:value-type="float">
            <text:p>34</text:p>
          </table:table-cell>
          <table:table-cell office:value-type="float" office:value="12.106" calcext:value-type="float">
            <text:p>12.10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.07656" calcext:value-type="float">
            <text:p>1.07656</text:p>
          </table:table-cell>
          <table:table-cell office:value-type="float" office:value="0.208122" calcext:value-type="float">
            <text:p>0.208122</text:p>
          </table:table-cell>
          <table:table-cell office:value-type="float" office:value="23" calcext:value-type="float">
            <text:p>23</text:p>
          </table:table-cell>
          <table:table-cell office:value-type="float" office:value="12.2" calcext:value-type="float">
            <text:p>12.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5" calcext:value-type="float">
            <text:p>15</text:p>
          </table:table-cell>
          <table:table-cell office:value-type="float" office:value="0.836686" calcext:value-type="float">
            <text:p>0.836686</text:p>
          </table:table-cell>
          <table:table-cell office:value-type="float" office:value="0.427424" calcext:value-type="float">
            <text:p>0.427424</text:p>
          </table:table-cell>
          <table:table-cell office:value-type="float" office:value="30" calcext:value-type="float">
            <text:p>30</text:p>
          </table:table-cell>
          <table:table-cell office:value-type="float" office:value="13.1002" calcext:value-type="float">
            <text:p>13.100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7" calcext:value-type="float">
            <text:p>17</text:p>
          </table:table-cell>
          <table:table-cell office:value-type="float" office:value="1.80106" calcext:value-type="float">
            <text:p>1.80106</text:p>
          </table:table-cell>
          <table:table-cell office:value-type="float" office:value="0.873556" calcext:value-type="float">
            <text:p>0.873556</text:p>
          </table:table-cell>
          <table:table-cell office:value-type="float" office:value="42" calcext:value-type="float">
            <text:p>42</text:p>
          </table:table-cell>
          <table:table-cell office:value-type="float" office:value="5.75088" calcext:value-type="float">
            <text:p>5.7508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3" calcext:value-type="float">
            <text:p>13</text:p>
          </table:table-cell>
          <table:table-cell office:value-type="float" office:value="0.96332" calcext:value-type="float">
            <text:p>0.96332</text:p>
          </table:table-cell>
          <table:table-cell office:value-type="float" office:value="0.241416" calcext:value-type="float">
            <text:p>0.241416</text:p>
          </table:table-cell>
          <table:table-cell office:value-type="float" office:value="21" calcext:value-type="float">
            <text:p>21</text:p>
          </table:table-cell>
          <table:table-cell office:value-type="float" office:value="12.2852" calcext:value-type="float">
            <text:p>12.285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.86893" calcext:value-type="float">
            <text:p>1.86893</text:p>
          </table:table-cell>
          <table:table-cell office:value-type="float" office:value="0.581013" calcext:value-type="float">
            <text:p>0.581013</text:p>
          </table:table-cell>
          <table:table-cell office:value-type="float" office:value="30" calcext:value-type="float">
            <text:p>30</text:p>
          </table:table-cell>
          <table:table-cell office:value-type="float" office:value="7.4975" calcext:value-type="float">
            <text:p>7.497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1.76646" calcext:value-type="float">
            <text:p>1.76646</text:p>
          </table:table-cell>
          <table:table-cell office:value-type="float" office:value="0.700875" calcext:value-type="float">
            <text:p>0.700875</text:p>
          </table:table-cell>
          <table:table-cell office:value-type="float" office:value="16" calcext:value-type="float">
            <text:p>16</text:p>
          </table:table-cell>
          <table:table-cell office:value-type="float" office:value="8.98272" calcext:value-type="float">
            <text:p>8.9827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9" calcext:value-type="float">
            <text:p>9</text:p>
          </table:table-cell>
          <table:table-cell office:value-type="float" office:value="2.24086" calcext:value-type="float">
            <text:p>2.24086</text:p>
          </table:table-cell>
          <table:table-cell office:value-type="float" office:value="0.481356" calcext:value-type="float">
            <text:p>0.481356</text:p>
          </table:table-cell>
          <table:table-cell office:value-type="float" office:value="13" calcext:value-type="float">
            <text:p>13</text:p>
          </table:table-cell>
          <table:table-cell office:value-type="float" office:value="6.95035" calcext:value-type="float">
            <text:p>6.950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float" office:value="12" calcext:value-type="float">
            <text:p>12</text:p>
          </table:table-cell>
          <table:table-cell office:value-type="float" office:value="0.994932" calcext:value-type="float">
            <text:p>0.994932</text:p>
          </table:table-cell>
          <table:table-cell office:value-type="float" office:value="0.232864" calcext:value-type="float">
            <text:p>0.232864</text:p>
          </table:table-cell>
          <table:table-cell office:value-type="float" office:value="30" calcext:value-type="float">
            <text:p>30</text:p>
          </table:table-cell>
          <table:table-cell office:value-type="float" office:value="13.8978" calcext:value-type="float">
            <text:p>13.897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15741" calcext:value-type="float">
            <text:p>1.15741</text:p>
          </table:table-cell>
          <table:table-cell table:style-name="ce12" office:value-type="float" office:value="0.689846" calcext:value-type="float">
            <text:p>0.689846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0.2026" calcext:value-type="float">
            <text:p>10.202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.6192" calcext:value-type="float">
            <text:p>0.6192</text:p>
          </table:table-cell>
          <table:table-cell table:style-name="ce12" office:value-type="float" office:value="0.493787" calcext:value-type="float">
            <text:p>0.49378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4.0787" calcext:value-type="float">
            <text:p>14.078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0.475834" calcext:value-type="float">
            <text:p>0.475834</text:p>
          </table:table-cell>
          <table:table-cell table:style-name="ce12" office:value-type="float" office:value="0.454185" calcext:value-type="float">
            <text:p>0.45418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.1629" calcext:value-type="float">
            <text:p>30.162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0.348464" calcext:value-type="float">
            <text:p>0.348464</text:p>
          </table:table-cell>
          <table:table-cell table:style-name="ce12" office:value-type="float" office:value="0.645542" calcext:value-type="float">
            <text:p>0.645542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552025" calcext:value-type="float">
            <text:p>0.552025</text:p>
          </table:table-cell>
          <table:table-cell table:style-name="ce12" office:value-type="float" office:value="0.504357" calcext:value-type="float">
            <text:p>0.504357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5.1782" calcext:value-type="float">
            <text:p>15.17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0.854623" calcext:value-type="float">
            <text:p>0.854623</text:p>
          </table:table-cell>
          <table:table-cell table:style-name="ce12" office:value-type="float" office:value="0.306093" calcext:value-type="float">
            <text:p>0.30609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.6744" calcext:value-type="float">
            <text:p>12.674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.29849" calcext:value-type="float">
            <text:p>1.29849</text:p>
          </table:table-cell>
          <table:table-cell table:style-name="ce12" office:value-type="float" office:value="0.586687" calcext:value-type="float">
            <text:p>0.586687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.3951" calcext:value-type="float">
            <text:p>10.395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0.844041" calcext:value-type="float">
            <text:p>0.844041</text:p>
          </table:table-cell>
          <table:table-cell table:style-name="ce12" office:value-type="float" office:value="0.456915" calcext:value-type="float">
            <text:p>0.45691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.4945" calcext:value-type="float">
            <text:p>12.494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821473" calcext:value-type="float">
            <text:p>0.821473</text:p>
          </table:table-cell>
          <table:table-cell table:style-name="ce12" office:value-type="float" office:value="0.542144" calcext:value-type="float">
            <text:p>0.54214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2.8381" calcext:value-type="float">
            <text:p>12.838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.936456" calcext:value-type="float">
            <text:p>0.936456</text:p>
          </table:table-cell>
          <table:table-cell table:style-name="ce12" office:value-type="float" office:value="0.655269" calcext:value-type="float">
            <text:p>0.655269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2.1099" calcext:value-type="float">
            <text:p>12.109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.919997" calcext:value-type="float">
            <text:p>0.919997</text:p>
          </table:table-cell>
          <table:table-cell table:style-name="ce12" office:value-type="float" office:value="0.376851" calcext:value-type="float">
            <text:p>0.37685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2.2281" calcext:value-type="float">
            <text:p>12.228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906642" calcext:value-type="float">
            <text:p>0.906642</text:p>
          </table:table-cell>
          <table:table-cell table:style-name="ce12" office:value-type="float" office:value="0.573195" calcext:value-type="float">
            <text:p>0.57319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3.2959" calcext:value-type="float">
            <text:p>13.295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91225" calcext:value-type="float">
            <text:p>1.91225</text:p>
          </table:table-cell>
          <table:table-cell table:style-name="ce12" office:value-type="float" office:value="0.903816" calcext:value-type="float">
            <text:p>0.90381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.69274" calcext:value-type="float">
            <text:p>5.6927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.10841" calcext:value-type="float">
            <text:p>1.10841</text:p>
          </table:table-cell>
          <table:table-cell table:style-name="ce12" office:value-type="float" office:value="0.368388" calcext:value-type="float">
            <text:p>0.36838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1.6511" calcext:value-type="float">
            <text:p>11.651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.76994" calcext:value-type="float">
            <text:p>1.76994</text:p>
          </table:table-cell>
          <table:table-cell table:style-name="ce12" office:value-type="float" office:value="0.58123" calcext:value-type="float">
            <text:p>0.5812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.61788" calcext:value-type="float">
            <text:p>7.6178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.50739" calcext:value-type="float">
            <text:p>1.50739</text:p>
          </table:table-cell>
          <table:table-cell table:style-name="ce12" office:value-type="float" office:value="0.756772" calcext:value-type="float">
            <text:p>0.75677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0.5821" calcext:value-type="float">
            <text:p>10.582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.24086" calcext:value-type="float">
            <text:p>2.24086</text:p>
          </table:table-cell>
          <table:table-cell table:style-name="ce12" office:value-type="float" office:value="0.481356" calcext:value-type="float">
            <text:p>0.48135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6.95035" calcext:value-type="float">
            <text:p>6.950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.979778" calcext:value-type="float">
            <text:p>0.979778</text:p>
          </table:table-cell>
          <table:table-cell table:style-name="ce12" office:value-type="float" office:value="0.229417" calcext:value-type="float">
            <text:p>0.22941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3.436" calcext:value-type="float">
            <text:p>13.43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9" calcext:value-type="float">
            <text:p>9</text:p>
          </table:table-cell>
          <table:table-cell office:value-type="float" office:value="1.22283" calcext:value-type="float">
            <text:p>1.22283</text:p>
          </table:table-cell>
          <table:table-cell office:value-type="float" office:value="0.656774" calcext:value-type="float">
            <text:p>0.656774</text:p>
          </table:table-cell>
          <table:table-cell office:value-type="float" office:value="18" calcext:value-type="float">
            <text:p>18</text:p>
          </table:table-cell>
          <table:table-cell office:value-type="float" office:value="9.43336" calcext:value-type="float">
            <text:p>9.4333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1" calcext:value-type="float">
            <text:p>11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493787" calcext:value-type="float">
            <text:p>0.493787</text:p>
          </table:table-cell>
          <table:table-cell office:value-type="float" office:value="17" calcext:value-type="float">
            <text:p>17</text:p>
          </table:table-cell>
          <table:table-cell office:value-type="float" office:value="14.0787" calcext:value-type="float">
            <text:p>14.078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0.571888" calcext:value-type="float">
            <text:p>0.571888</text:p>
          </table:table-cell>
          <table:table-cell office:value-type="float" office:value="0.467852" calcext:value-type="float">
            <text:p>0.467852</text:p>
          </table:table-cell>
          <table:table-cell office:value-type="float" office:value="22" calcext:value-type="float">
            <text:p>22</text:p>
          </table:table-cell>
          <table:table-cell office:value-type="float" office:value="25.1266" calcext:value-type="float">
            <text:p>25.126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0.431058" calcext:value-type="float">
            <text:p>0.431058</text:p>
          </table:table-cell>
          <table:table-cell office:value-type="float" office:value="0.61832" calcext:value-type="float">
            <text:p>0.61832</text:p>
          </table:table-cell>
          <table:table-cell office:value-type="float" office:value="15" calcext:value-type="float">
            <text:p>15</text:p>
          </table:table-cell>
          <table:table-cell office:value-type="float" office:value="13.4119" calcext:value-type="float">
            <text:p>13.41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0.563007" calcext:value-type="float">
            <text:p>0.563007</text:p>
          </table:table-cell>
          <table:table-cell office:value-type="float" office:value="0.502945" calcext:value-type="float">
            <text:p>0.502945</text:p>
          </table:table-cell>
          <table:table-cell office:value-type="float" office:value="27" calcext:value-type="float">
            <text:p>27</text:p>
          </table:table-cell>
          <table:table-cell office:value-type="float" office:value="15.1782" calcext:value-type="float">
            <text:p>15.17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0.813913" calcext:value-type="float">
            <text:p>0.813913</text:p>
          </table:table-cell>
          <table:table-cell office:value-type="float" office:value="0.443978" calcext:value-type="float">
            <text:p>0.443978</text:p>
          </table:table-cell>
          <table:table-cell office:value-type="float" office:value="20" calcext:value-type="float">
            <text:p>20</text:p>
          </table:table-cell>
          <table:table-cell office:value-type="float" office:value="12.7884" calcext:value-type="float">
            <text:p>12.788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2" calcext:value-type="float">
            <text:p>12</text:p>
          </table:table-cell>
          <table:table-cell office:value-type="float" office:value="1.25818" calcext:value-type="float">
            <text:p>1.25818</text:p>
          </table:table-cell>
          <table:table-cell office:value-type="float" office:value="0.738258" calcext:value-type="float">
            <text:p>0.738258</text:p>
          </table:table-cell>
          <table:table-cell office:value-type="float" office:value="14" calcext:value-type="float">
            <text:p>14</text:p>
          </table:table-cell>
          <table:table-cell office:value-type="float" office:value="11.1558" calcext:value-type="float">
            <text:p>11.15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8" calcext:value-type="float">
            <text:p>18</text:p>
          </table:table-cell>
          <table:table-cell office:value-type="float" office:value="0.889145" calcext:value-type="float">
            <text:p>0.889145</text:p>
          </table:table-cell>
          <table:table-cell office:value-type="float" office:value="0.659828" calcext:value-type="float">
            <text:p>0.659828</text:p>
          </table:table-cell>
          <table:table-cell office:value-type="float" office:value="41" calcext:value-type="float">
            <text:p>41</text:p>
          </table:table-cell>
          <table:table-cell office:value-type="float" office:value="12.479" calcext:value-type="float">
            <text:p>12.47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6" calcext:value-type="float">
            <text:p>16</text:p>
          </table:table-cell>
          <table:table-cell office:value-type="float" office:value="1.05239" calcext:value-type="float">
            <text:p>1.05239</text:p>
          </table:table-cell>
          <table:table-cell office:value-type="float" office:value="0.55661" calcext:value-type="float">
            <text:p>0.55661</text:p>
          </table:table-cell>
          <table:table-cell office:value-type="float" office:value="41" calcext:value-type="float">
            <text:p>41</text:p>
          </table:table-cell>
          <table:table-cell office:value-type="float" office:value="12.0016" calcext:value-type="float">
            <text:p>12.001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1.09839" calcext:value-type="float">
            <text:p>1.09839</text:p>
          </table:table-cell>
          <table:table-cell office:value-type="float" office:value="0.689412" calcext:value-type="float">
            <text:p>0.689412</text:p>
          </table:table-cell>
          <table:table-cell office:value-type="float" office:value="23" calcext:value-type="float">
            <text:p>23</text:p>
          </table:table-cell>
          <table:table-cell office:value-type="float" office:value="11.7682" calcext:value-type="float">
            <text:p>11.76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1.1615" calcext:value-type="float">
            <text:p>1.1615</text:p>
          </table:table-cell>
          <table:table-cell office:value-type="float" office:value="0.265982" calcext:value-type="float">
            <text:p>0.265982</text:p>
          </table:table-cell>
          <table:table-cell office:value-type="float" office:value="24" calcext:value-type="float">
            <text:p>24</text:p>
          </table:table-cell>
          <table:table-cell office:value-type="float" office:value="11.5183" calcext:value-type="float">
            <text:p>11.518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5" calcext:value-type="float">
            <text:p>15</text:p>
          </table:table-cell>
          <table:table-cell office:value-type="float" office:value="0.961451" calcext:value-type="float">
            <text:p>0.961451</text:p>
          </table:table-cell>
          <table:table-cell office:value-type="float" office:value="0.558565" calcext:value-type="float">
            <text:p>0.558565</text:p>
          </table:table-cell>
          <table:table-cell office:value-type="float" office:value="33" calcext:value-type="float">
            <text:p>33</text:p>
          </table:table-cell>
          <table:table-cell office:value-type="float" office:value="12.9701" calcext:value-type="float">
            <text:p>12.970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4" calcext:value-type="float">
            <text:p>14</text:p>
          </table:table-cell>
          <table:table-cell office:value-type="float" office:value="1.79701" calcext:value-type="float">
            <text:p>1.79701</text:p>
          </table:table-cell>
          <table:table-cell office:value-type="float" office:value="0.924308" calcext:value-type="float">
            <text:p>0.924308</text:p>
          </table:table-cell>
          <table:table-cell office:value-type="float" office:value="30" calcext:value-type="float">
            <text:p>30</text:p>
          </table:table-cell>
          <table:table-cell office:value-type="float" office:value="5.64633" calcext:value-type="float">
            <text:p>5.6463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1.02852" calcext:value-type="float">
            <text:p>1.02852</text:p>
          </table:table-cell>
          <table:table-cell office:value-type="float" office:value="0.32008" calcext:value-type="float">
            <text:p>0.32008</text:p>
          </table:table-cell>
          <table:table-cell office:value-type="float" office:value="19" calcext:value-type="float">
            <text:p>19</text:p>
          </table:table-cell>
          <table:table-cell office:value-type="float" office:value="11.5854" calcext:value-type="float">
            <text:p>11.585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7" calcext:value-type="float">
            <text:p>17</text:p>
          </table:table-cell>
          <table:table-cell office:value-type="float" office:value="1.88895" calcext:value-type="float">
            <text:p>1.88895</text:p>
          </table:table-cell>
          <table:table-cell office:value-type="float" office:value="0.592676" calcext:value-type="float">
            <text:p>0.592676</text:p>
          </table:table-cell>
          <table:table-cell office:value-type="float" office:value="53" calcext:value-type="float">
            <text:p>53</text:p>
          </table:table-cell>
          <table:table-cell office:value-type="float" office:value="7.4028" calcext:value-type="float">
            <text:p>7.402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3" calcext:value-type="float">
            <text:p>13</text:p>
          </table:table-cell>
          <table:table-cell office:value-type="float" office:value="1.3929" calcext:value-type="float">
            <text:p>1.3929</text:p>
          </table:table-cell>
          <table:table-cell office:value-type="float" office:value="0.730657" calcext:value-type="float">
            <text:p>0.730657</text:p>
          </table:table-cell>
          <table:table-cell office:value-type="float" office:value="25" calcext:value-type="float">
            <text:p>25</text:p>
          </table:table-cell>
          <table:table-cell office:value-type="float" office:value="11.1692" calcext:value-type="float">
            <text:p>11.169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8" calcext:value-type="float">
            <text:p>8</text:p>
          </table:table-cell>
          <table:table-cell office:value-type="float" office:value="2.16964" calcext:value-type="float">
            <text:p>2.16964</text:p>
          </table:table-cell>
          <table:table-cell office:value-type="float" office:value="0.622089" calcext:value-type="float">
            <text:p>0.622089</text:p>
          </table:table-cell>
          <table:table-cell office:value-type="float" office:value="12" calcext:value-type="float">
            <text:p>12</text:p>
          </table:table-cell>
          <table:table-cell office:value-type="float" office:value="6.95037" calcext:value-type="float">
            <text:p>6.9503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float" office:value="10" calcext:value-type="float">
            <text:p>10</text:p>
          </table:table-cell>
          <table:table-cell office:value-type="float" office:value="0.987025" calcext:value-type="float">
            <text:p>0.987025</text:p>
          </table:table-cell>
          <table:table-cell office:value-type="float" office:value="0.073206" calcext:value-type="float">
            <text:p>0.073206</text:p>
          </table:table-cell>
          <table:table-cell office:value-type="float" office:value="17" calcext:value-type="float">
            <text:p>17</text:p>
          </table:table-cell>
          <table:table-cell office:value-type="float" office:value="14.0723" calcext:value-type="float">
            <text:p>14.07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962855" calcext:value-type="float">
            <text:p>0.962855</text:p>
          </table:table-cell>
          <table:table-cell table:style-name="ce12" office:value-type="float" office:value="0.05705" calcext:value-type="float">
            <text:p>0.0570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.0632" calcext:value-type="float">
            <text:p>12.063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751886" calcext:value-type="float">
            <text:p>0.751886</text:p>
          </table:table-cell>
          <table:table-cell table:style-name="ce12" office:value-type="float" office:value="0.438924" calcext:value-type="float">
            <text:p>0.43892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3.4141" calcext:value-type="float">
            <text:p>13.41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.562209" calcext:value-type="float">
            <text:p>0.562209</text:p>
          </table:table-cell>
          <table:table-cell table:style-name="ce12" office:value-type="float" office:value="0.439501" calcext:value-type="float">
            <text:p>0.43950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1.8164" calcext:value-type="float">
            <text:p>21.816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431058" calcext:value-type="float">
            <text:p>0.431058</text:p>
          </table:table-cell>
          <table:table-cell table:style-name="ce12" office:value-type="float" office:value="0.61832" calcext:value-type="float">
            <text:p>0.6183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3.4119" calcext:value-type="float">
            <text:p>13.41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.461577" calcext:value-type="float">
            <text:p>0.461577</text:p>
          </table:table-cell>
          <table:table-cell table:style-name="ce12" office:value-type="float" office:value="0.504274" calcext:value-type="float">
            <text:p>0.50427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4.8025" calcext:value-type="float">
            <text:p>24.802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.763968" calcext:value-type="float">
            <text:p>0.763968</text:p>
          </table:table-cell>
          <table:table-cell table:style-name="ce12" office:value-type="float" office:value="0.466709" calcext:value-type="float">
            <text:p>0.46670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2.8058" calcext:value-type="float">
            <text:p>12.80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.574533" calcext:value-type="float">
            <text:p>0.574533</text:p>
          </table:table-cell>
          <table:table-cell table:style-name="ce12" office:value-type="float" office:value="0.772947" calcext:value-type="float">
            <text:p>0.77294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2.9735" calcext:value-type="float">
            <text:p>12.97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.03606" calcext:value-type="float">
            <text:p>1.03606</text:p>
          </table:table-cell>
          <table:table-cell table:style-name="ce12" office:value-type="float" office:value="0.563137" calcext:value-type="float">
            <text:p>0.56313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.1826" calcext:value-type="float">
            <text:p>12.182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0.879395" calcext:value-type="float">
            <text:p>0.879395</text:p>
          </table:table-cell>
          <table:table-cell table:style-name="ce12" office:value-type="float" office:value="0.48957" calcext:value-type="float">
            <text:p>0.4895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2.6057" calcext:value-type="float">
            <text:p>12.60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.04261" calcext:value-type="float">
            <text:p>1.04261</text:p>
          </table:table-cell>
          <table:table-cell table:style-name="ce12" office:value-type="float" office:value="0.67307" calcext:value-type="float">
            <text:p>0.67307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1.6995" calcext:value-type="float">
            <text:p>11.699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.00719" calcext:value-type="float">
            <text:p>1.00719</text:p>
          </table:table-cell>
          <table:table-cell table:style-name="ce12" office:value-type="float" office:value="0.36331" calcext:value-type="float">
            <text:p>0.3633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2.1982" calcext:value-type="float">
            <text:p>12.19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.983915" calcext:value-type="float">
            <text:p>0.983915</text:p>
          </table:table-cell>
          <table:table-cell table:style-name="ce12" office:value-type="float" office:value="0.503035" calcext:value-type="float">
            <text:p>0.50303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.3719" calcext:value-type="float">
            <text:p>11.37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.53262" calcext:value-type="float">
            <text:p>1.53262</text:p>
          </table:table-cell>
          <table:table-cell table:style-name="ce12" office:value-type="float" office:value="0.892694" calcext:value-type="float">
            <text:p>0.892694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.75737" calcext:value-type="float">
            <text:p>8.7573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1553" calcext:value-type="float">
            <text:p>1.1553</text:p>
          </table:table-cell>
          <table:table-cell table:style-name="ce12" office:value-type="float" office:value="0.306008" calcext:value-type="float">
            <text:p>0.30600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0.5606" calcext:value-type="float">
            <text:p>10.560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66774" calcext:value-type="float">
            <text:p>1.66774</text:p>
          </table:table-cell>
          <table:table-cell table:style-name="ce12" office:value-type="float" office:value="0.53759" calcext:value-type="float">
            <text:p>0.5375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.49839" calcext:value-type="float">
            <text:p>8.4983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37946" calcext:value-type="float">
            <text:p>1.37946</text:p>
          </table:table-cell>
          <table:table-cell table:style-name="ce12" office:value-type="float" office:value="0.776739" calcext:value-type="float">
            <text:p>0.77673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0.6504" calcext:value-type="float">
            <text:p>10.65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.19629" calcext:value-type="float">
            <text:p>2.19629</text:p>
          </table:table-cell>
          <table:table-cell table:style-name="ce12" office:value-type="float" office:value="0.495749" calcext:value-type="float">
            <text:p>0.49574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.95039" calcext:value-type="float">
            <text:p>6.9503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01614" calcext:value-type="float">
            <text:p>1.01614</text:p>
          </table:table-cell>
          <table:table-cell table:style-name="ce12" office:value-type="float" office:value="0.186878" calcext:value-type="float">
            <text:p>0.18687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3.7898" calcext:value-type="float">
            <text:p>13.78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1.15741" calcext:value-type="float">
            <text:p>1.15741</text:p>
          </table:table-cell>
          <table:table-cell office:value-type="float" office:value="0.689846" calcext:value-type="float">
            <text:p>0.689846</text:p>
          </table:table-cell>
          <table:table-cell office:value-type="float" office:value="22" calcext:value-type="float">
            <text:p>22</text:p>
          </table:table-cell>
          <table:table-cell office:value-type="float" office:value="10.2026" calcext:value-type="float">
            <text:p>10.202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0.649412" calcext:value-type="float">
            <text:p>0.649412</text:p>
          </table:table-cell>
          <table:table-cell office:value-type="float" office:value="0.474415" calcext:value-type="float">
            <text:p>0.474415</text:p>
          </table:table-cell>
          <table:table-cell office:value-type="float" office:value="19" calcext:value-type="float">
            <text:p>19</text:p>
          </table:table-cell>
          <table:table-cell office:value-type="float" office:value="13.8033" calcext:value-type="float">
            <text:p>13.803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0.617709" calcext:value-type="float">
            <text:p>0.617709</text:p>
          </table:table-cell>
          <table:table-cell office:value-type="float" office:value="0.455382" calcext:value-type="float">
            <text:p>0.455382</text:p>
          </table:table-cell>
          <table:table-cell office:value-type="float" office:value="26" calcext:value-type="float">
            <text:p>26</text:p>
          </table:table-cell>
          <table:table-cell office:value-type="float" office:value="20.4384" calcext:value-type="float">
            <text:p>20.438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4" calcext:value-type="float">
            <text:p>14</text:p>
          </table:table-cell>
          <table:table-cell office:value-type="float" office:value="0.348464" calcext:value-type="float">
            <text:p>0.348464</text:p>
          </table:table-cell>
          <table:table-cell office:value-type="float" office:value="0.645542" calcext:value-type="float">
            <text:p>0.6455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3" calcext:value-type="float">
            <text:p>13</text:p>
          </table:table-cell>
          <table:table-cell office:value-type="float" office:value="0.56075" calcext:value-type="float">
            <text:p>0.56075</text:p>
          </table:table-cell>
          <table:table-cell office:value-type="float" office:value="0.487402" calcext:value-type="float">
            <text:p>0.487402</text:p>
          </table:table-cell>
          <table:table-cell office:value-type="float" office:value="23" calcext:value-type="float">
            <text:p>23</text:p>
          </table:table-cell>
          <table:table-cell office:value-type="float" office:value="15.1782" calcext:value-type="float">
            <text:p>15.17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0.794502" calcext:value-type="float">
            <text:p>0.794502</text:p>
          </table:table-cell>
          <table:table-cell office:value-type="float" office:value="0.437176" calcext:value-type="float">
            <text:p>0.437176</text:p>
          </table:table-cell>
          <table:table-cell office:value-type="float" office:value="27" calcext:value-type="float">
            <text:p>27</text:p>
          </table:table-cell>
          <table:table-cell office:value-type="float" office:value="12.6845" calcext:value-type="float">
            <text:p>12.684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1.08077" calcext:value-type="float">
            <text:p>1.08077</text:p>
          </table:table-cell>
          <table:table-cell office:value-type="float" office:value="0.75248" calcext:value-type="float">
            <text:p>0.75248</text:p>
          </table:table-cell>
          <table:table-cell office:value-type="float" office:value="43" calcext:value-type="float">
            <text:p>43</text:p>
          </table:table-cell>
          <table:table-cell office:value-type="float" office:value="10.9588" calcext:value-type="float">
            <text:p>10.958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0.889145" calcext:value-type="float">
            <text:p>0.889145</text:p>
          </table:table-cell>
          <table:table-cell office:value-type="float" office:value="0.659828" calcext:value-type="float">
            <text:p>0.659828</text:p>
          </table:table-cell>
          <table:table-cell office:value-type="float" office:value="41" calcext:value-type="float">
            <text:p>41</text:p>
          </table:table-cell>
          <table:table-cell office:value-type="float" office:value="12.479" calcext:value-type="float">
            <text:p>12.47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0.963984" calcext:value-type="float">
            <text:p>0.963984</text:p>
          </table:table-cell>
          <table:table-cell office:value-type="float" office:value="0.603538" calcext:value-type="float">
            <text:p>0.603538</text:p>
          </table:table-cell>
          <table:table-cell office:value-type="float" office:value="44" calcext:value-type="float">
            <text:p>44</text:p>
          </table:table-cell>
          <table:table-cell office:value-type="float" office:value="12.6057" calcext:value-type="float">
            <text:p>12.60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0.99035" calcext:value-type="float">
            <text:p>0.99035</text:p>
          </table:table-cell>
          <table:table-cell office:value-type="float" office:value="0.668154" calcext:value-type="float">
            <text:p>0.668154</text:p>
          </table:table-cell>
          <table:table-cell office:value-type="float" office:value="41" calcext:value-type="float">
            <text:p>41</text:p>
          </table:table-cell>
          <table:table-cell office:value-type="float" office:value="12.0618" calcext:value-type="float">
            <text:p>12.061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9" calcext:value-type="float">
            <text:p>19</text:p>
          </table:table-cell>
          <table:table-cell office:value-type="float" office:value="0.950503" calcext:value-type="float">
            <text:p>0.950503</text:p>
          </table:table-cell>
          <table:table-cell office:value-type="float" office:value="0.42097" calcext:value-type="float">
            <text:p>0.42097</text:p>
          </table:table-cell>
          <table:table-cell office:value-type="float" office:value="47" calcext:value-type="float">
            <text:p>47</text:p>
          </table:table-cell>
          <table:table-cell office:value-type="float" office:value="12.0404" calcext:value-type="float">
            <text:p>12.04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6" calcext:value-type="float">
            <text:p>16</text:p>
          </table:table-cell>
          <table:table-cell office:value-type="float" office:value="1.12143" calcext:value-type="float">
            <text:p>1.12143</text:p>
          </table:table-cell>
          <table:table-cell office:value-type="float" office:value="0.69016" calcext:value-type="float">
            <text:p>0.69016</text:p>
          </table:table-cell>
          <table:table-cell office:value-type="float" office:value="38" calcext:value-type="float">
            <text:p>38</text:p>
          </table:table-cell>
          <table:table-cell office:value-type="float" office:value="12.0152" calcext:value-type="float">
            <text:p>12.015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7" calcext:value-type="float">
            <text:p>17</text:p>
          </table:table-cell>
          <table:table-cell office:value-type="float" office:value="1.80106" calcext:value-type="float">
            <text:p>1.80106</text:p>
          </table:table-cell>
          <table:table-cell office:value-type="float" office:value="0.873556" calcext:value-type="float">
            <text:p>0.873556</text:p>
          </table:table-cell>
          <table:table-cell office:value-type="float" office:value="42" calcext:value-type="float">
            <text:p>42</text:p>
          </table:table-cell>
          <table:table-cell office:value-type="float" office:value="5.75088" calcext:value-type="float">
            <text:p>5.7508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1.292" calcext:value-type="float">
            <text:p>1.292</text:p>
          </table:table-cell>
          <table:table-cell office:value-type="float" office:value="0.553852" calcext:value-type="float">
            <text:p>0.553852</text:p>
          </table:table-cell>
          <table:table-cell office:value-type="float" office:value="28" calcext:value-type="float">
            <text:p>28</text:p>
          </table:table-cell>
          <table:table-cell office:value-type="float" office:value="10.723" calcext:value-type="float">
            <text:p>10.7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2.29708" calcext:value-type="float">
            <text:p>2.29708</text:p>
          </table:table-cell>
          <table:table-cell office:value-type="float" office:value="1.33025" calcext:value-type="float">
            <text:p>1.33025</text:p>
          </table:table-cell>
          <table:table-cell office:value-type="float" office:value="37" calcext:value-type="float">
            <text:p>37</text:p>
          </table:table-cell>
          <table:table-cell office:value-type="float" office:value="7.55996" calcext:value-type="float">
            <text:p>7.5599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8" calcext:value-type="float">
            <text:p>18</text:p>
          </table:table-cell>
          <table:table-cell office:value-type="float" office:value="0.599135" calcext:value-type="float">
            <text:p>0.599135</text:p>
          </table:table-cell>
          <table:table-cell office:value-type="float" office:value="2.41848" calcext:value-type="float">
            <text:p>2.41848</text:p>
          </table:table-cell>
          <table:table-cell office:value-type="float" office:value="62" calcext:value-type="float">
            <text:p>62</text:p>
          </table:table-cell>
          <table:table-cell office:value-type="float" office:value="13.5505" calcext:value-type="float">
            <text:p>13.55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2.04014" calcext:value-type="float">
            <text:p>2.04014</text:p>
          </table:table-cell>
          <table:table-cell office:value-type="float" office:value="2.42408" calcext:value-type="float">
            <text:p>2.42408</text:p>
          </table:table-cell>
          <table:table-cell office:value-type="float" office:value="40" calcext:value-type="float">
            <text:p>40</text:p>
          </table:table-cell>
          <table:table-cell office:value-type="float" office:value="6.79321" calcext:value-type="float">
            <text:p>6.7932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float" office:value="15" calcext:value-type="float">
            <text:p>15</text:p>
          </table:table-cell>
          <table:table-cell office:value-type="float" office:value="0.976392" calcext:value-type="float">
            <text:p>0.976392</text:p>
          </table:table-cell>
          <table:table-cell office:value-type="float" office:value="0.216599" calcext:value-type="float">
            <text:p>0.216599</text:p>
          </table:table-cell>
          <table:table-cell office:value-type="float" office:value="43" calcext:value-type="float">
            <text:p>43</text:p>
          </table:table-cell>
          <table:table-cell office:value-type="float" office:value="13.9144" calcext:value-type="float">
            <text:p>13.914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HARRIS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2" calcext:value-type="float">
            <text:p>52</text:p>
          </table:table-cell>
          <table:table-cell office:value-type="float" office:value="0.89859" calcext:value-type="float">
            <text:p>0.89859</text:p>
          </table:table-cell>
          <table:table-cell office:value-type="float" office:value="0.438025" calcext:value-type="float">
            <text:p>0.438025</text:p>
          </table:table-cell>
          <table:table-cell office:value-type="float" office:value="275" calcext:value-type="float">
            <text:p>275</text:p>
          </table:table-cell>
          <table:table-cell office:value-type="float" office:value="13.6296" calcext:value-type="float">
            <text:p>13.629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7" calcext:value-type="float">
            <text:p>57</text:p>
          </table:table-cell>
          <table:table-cell office:value-type="float" office:value="0.918783" calcext:value-type="float">
            <text:p>0.918783</text:p>
          </table:table-cell>
          <table:table-cell office:value-type="float" office:value="0.499321" calcext:value-type="float">
            <text:p>0.499321</text:p>
          </table:table-cell>
          <table:table-cell office:value-type="float" office:value="398" calcext:value-type="float">
            <text:p>398</text:p>
          </table:table-cell>
          <table:table-cell office:value-type="float" office:value="14.0061" calcext:value-type="float">
            <text:p>14.00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5" calcext:value-type="float">
            <text:p>75</text:p>
          </table:table-cell>
          <table:table-cell office:value-type="float" office:value="0.834494" calcext:value-type="float">
            <text:p>0.834494</text:p>
          </table:table-cell>
          <table:table-cell office:value-type="float" office:value="0.533041" calcext:value-type="float">
            <text:p>0.533041</text:p>
          </table:table-cell>
          <table:table-cell office:value-type="float" office:value="560" calcext:value-type="float">
            <text:p>560</text:p>
          </table:table-cell>
          <table:table-cell office:value-type="float" office:value="14.6529" calcext:value-type="float">
            <text:p>14.652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2" calcext:value-type="float">
            <text:p>62</text:p>
          </table:table-cell>
          <table:table-cell office:value-type="float" office:value="0.528898" calcext:value-type="float">
            <text:p>0.528898</text:p>
          </table:table-cell>
          <table:table-cell office:value-type="float" office:value="0.432412" calcext:value-type="float">
            <text:p>0.432412</text:p>
          </table:table-cell>
          <table:table-cell office:value-type="float" office:value="397" calcext:value-type="float">
            <text:p>397</text:p>
          </table:table-cell>
          <table:table-cell office:value-type="float" office:value="19.4979" calcext:value-type="float">
            <text:p>19.497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4" calcext:value-type="float">
            <text:p>54</text:p>
          </table:table-cell>
          <table:table-cell office:value-type="float" office:value="0.740049" calcext:value-type="float">
            <text:p>0.740049</text:p>
          </table:table-cell>
          <table:table-cell office:value-type="float" office:value="0.467775" calcext:value-type="float">
            <text:p>0.467775</text:p>
          </table:table-cell>
          <table:table-cell office:value-type="float" office:value="305" calcext:value-type="float">
            <text:p>305</text:p>
          </table:table-cell>
          <table:table-cell office:value-type="float" office:value="15.5924" calcext:value-type="float">
            <text:p>15.592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3" calcext:value-type="float">
            <text:p>63</text:p>
          </table:table-cell>
          <table:table-cell office:value-type="float" office:value="1.00872" calcext:value-type="float">
            <text:p>1.00872</text:p>
          </table:table-cell>
          <table:table-cell office:value-type="float" office:value="0.407406" calcext:value-type="float">
            <text:p>0.407406</text:p>
          </table:table-cell>
          <table:table-cell office:value-type="float" office:value="244" calcext:value-type="float">
            <text:p>244</text:p>
          </table:table-cell>
          <table:table-cell office:value-type="float" office:value="11.5615" calcext:value-type="float">
            <text:p>11.56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2" calcext:value-type="float">
            <text:p>72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364809" calcext:value-type="float">
            <text:p>0.364809</text:p>
          </table:table-cell>
          <table:table-cell office:value-type="float" office:value="491" calcext:value-type="float">
            <text:p>491</text:p>
          </table:table-cell>
          <table:table-cell office:value-type="float" office:value="16.725" calcext:value-type="float">
            <text:p>16.72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75" calcext:value-type="float">
            <text:p>75</text:p>
          </table:table-cell>
          <table:table-cell office:value-type="float" office:value="0.818305" calcext:value-type="float">
            <text:p>0.818305</text:p>
          </table:table-cell>
          <table:table-cell office:value-type="float" office:value="0.397328" calcext:value-type="float">
            <text:p>0.397328</text:p>
          </table:table-cell>
          <table:table-cell office:value-type="float" office:value="484" calcext:value-type="float">
            <text:p>484</text:p>
          </table:table-cell>
          <table:table-cell office:value-type="float" office:value="15.2465" calcext:value-type="float">
            <text:p>15.246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9" calcext:value-type="float">
            <text:p>69</text:p>
          </table:table-cell>
          <table:table-cell office:value-type="float" office:value="0.835437" calcext:value-type="float">
            <text:p>0.835437</text:p>
          </table:table-cell>
          <table:table-cell office:value-type="float" office:value="0.373211" calcext:value-type="float">
            <text:p>0.373211</text:p>
          </table:table-cell>
          <table:table-cell office:value-type="float" office:value="471" calcext:value-type="float">
            <text:p>471</text:p>
          </table:table-cell>
          <table:table-cell office:value-type="float" office:value="14.4286" calcext:value-type="float">
            <text:p>14.428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0" calcext:value-type="float">
            <text:p>60</text:p>
          </table:table-cell>
          <table:table-cell office:value-type="float" office:value="1.05114" calcext:value-type="float">
            <text:p>1.05114</text:p>
          </table:table-cell>
          <table:table-cell office:value-type="float" office:value="0.416454" calcext:value-type="float">
            <text:p>0.416454</text:p>
          </table:table-cell>
          <table:table-cell office:value-type="float" office:value="338" calcext:value-type="float">
            <text:p>338</text:p>
          </table:table-cell>
          <table:table-cell office:value-type="float" office:value="12.3636" calcext:value-type="float">
            <text:p>12.363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4" calcext:value-type="float">
            <text:p>54</text:p>
          </table:table-cell>
          <table:table-cell office:value-type="float" office:value="0.947328" calcext:value-type="float">
            <text:p>0.947328</text:p>
          </table:table-cell>
          <table:table-cell office:value-type="float" office:value="0.337349" calcext:value-type="float">
            <text:p>0.337349</text:p>
          </table:table-cell>
          <table:table-cell office:value-type="float" office:value="273" calcext:value-type="float">
            <text:p>273</text:p>
          </table:table-cell>
          <table:table-cell office:value-type="float" office:value="13.8863" calcext:value-type="float">
            <text:p>13.88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6" calcext:value-type="float">
            <text:p>56</text:p>
          </table:table-cell>
          <table:table-cell office:value-type="float" office:value="1.18932" calcext:value-type="float">
            <text:p>1.18932</text:p>
          </table:table-cell>
          <table:table-cell office:value-type="float" office:value="0.419843" calcext:value-type="float">
            <text:p>0.419843</text:p>
          </table:table-cell>
          <table:table-cell office:value-type="float" office:value="365" calcext:value-type="float">
            <text:p>365</text:p>
          </table:table-cell>
          <table:table-cell office:value-type="float" office:value="10.7275" calcext:value-type="float">
            <text:p>10.727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6" calcext:value-type="float">
            <text:p>56</text:p>
          </table:table-cell>
          <table:table-cell office:value-type="float" office:value="1.17642" calcext:value-type="float">
            <text:p>1.17642</text:p>
          </table:table-cell>
          <table:table-cell office:value-type="float" office:value="0.607405" calcext:value-type="float">
            <text:p>0.607405</text:p>
          </table:table-cell>
          <table:table-cell office:value-type="float" office:value="431" calcext:value-type="float">
            <text:p>431</text:p>
          </table:table-cell>
          <table:table-cell office:value-type="float" office:value="10.5567" calcext:value-type="float">
            <text:p>10.556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5" calcext:value-type="float">
            <text:p>65</text:p>
          </table:table-cell>
          <table:table-cell office:value-type="float" office:value="1.34493" calcext:value-type="float">
            <text:p>1.34493</text:p>
          </table:table-cell>
          <table:table-cell office:value-type="float" office:value="0.56456" calcext:value-type="float">
            <text:p>0.56456</text:p>
          </table:table-cell>
          <table:table-cell office:value-type="float" office:value="399" calcext:value-type="float">
            <text:p>399</text:p>
          </table:table-cell>
          <table:table-cell office:value-type="float" office:value="9.62875" calcext:value-type="float">
            <text:p>9.6287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6" calcext:value-type="float">
            <text:p>56</text:p>
          </table:table-cell>
          <table:table-cell office:value-type="float" office:value="1.30689" calcext:value-type="float">
            <text:p>1.30689</text:p>
          </table:table-cell>
          <table:table-cell office:value-type="float" office:value="0.517356" calcext:value-type="float">
            <text:p>0.517356</text:p>
          </table:table-cell>
          <table:table-cell office:value-type="float" office:value="308" calcext:value-type="float">
            <text:p>308</text:p>
          </table:table-cell>
          <table:table-cell office:value-type="float" office:value="9.48609" calcext:value-type="float">
            <text:p>9.4860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65" calcext:value-type="float">
            <text:p>65</text:p>
          </table:table-cell>
          <table:table-cell office:value-type="float" office:value="1.32688" calcext:value-type="float">
            <text:p>1.32688</text:p>
          </table:table-cell>
          <table:table-cell office:value-type="float" office:value="0.563828" calcext:value-type="float">
            <text:p>0.563828</text:p>
          </table:table-cell>
          <table:table-cell office:value-type="float" office:value="354" calcext:value-type="float">
            <text:p>354</text:p>
          </table:table-cell>
          <table:table-cell office:value-type="float" office:value="9.18659" calcext:value-type="float">
            <text:p>9.1865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5" calcext:value-type="float">
            <text:p>55</text:p>
          </table:table-cell>
          <table:table-cell office:value-type="float" office:value="1.40586" calcext:value-type="float">
            <text:p>1.40586</text:p>
          </table:table-cell>
          <table:table-cell office:value-type="float" office:value="0.424102" calcext:value-type="float">
            <text:p>0.424102</text:p>
          </table:table-cell>
          <table:table-cell office:value-type="float" office:value="393" calcext:value-type="float">
            <text:p>393</text:p>
          </table:table-cell>
          <table:table-cell office:value-type="float" office:value="9.36459" calcext:value-type="float">
            <text:p>9.3645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float" office:value="50" calcext:value-type="float">
            <text:p>50</text:p>
          </table:table-cell>
          <table:table-cell office:value-type="float" office:value="1.28377" calcext:value-type="float">
            <text:p>1.28377</text:p>
          </table:table-cell>
          <table:table-cell office:value-type="float" office:value="0.473991" calcext:value-type="float">
            <text:p>0.473991</text:p>
          </table:table-cell>
          <table:table-cell office:value-type="float" office:value="297" calcext:value-type="float">
            <text:p>297</text:p>
          </table:table-cell>
          <table:table-cell office:value-type="float" office:value="10.1452" calcext:value-type="float">
            <text:p>10.145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0.992654" calcext:value-type="float">
            <text:p>0.992654</text:p>
          </table:table-cell>
          <table:table-cell table:style-name="ce12" office:value-type="float" office:value="0.667425" calcext:value-type="float">
            <text:p>0.667425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2.2522" calcext:value-type="float">
            <text:p>12.252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0.734216" calcext:value-type="float">
            <text:p>0.734216</text:p>
          </table:table-cell>
          <table:table-cell table:style-name="ce12" office:value-type="float" office:value="1.25378" calcext:value-type="float">
            <text:p>1.25378</text:p>
          </table:table-cell>
          <table:table-cell table:style-name="ce12" office:value-type="float" office:value="538" calcext:value-type="float">
            <text:p>538</text:p>
          </table:table-cell>
          <table:table-cell table:style-name="ce12" office:value-type="float" office:value="13.6957" calcext:value-type="float">
            <text:p>13.69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0.824982" calcext:value-type="float">
            <text:p>0.824982</text:p>
          </table:table-cell>
          <table:table-cell table:style-name="ce12" office:value-type="float" office:value="0.577699" calcext:value-type="float">
            <text:p>0.577699</text:p>
          </table:table-cell>
          <table:table-cell table:style-name="ce12" office:value-type="float" office:value="582" calcext:value-type="float">
            <text:p>582</text:p>
          </table:table-cell>
          <table:table-cell table:style-name="ce12" office:value-type="float" office:value="15.3411" calcext:value-type="float">
            <text:p>15.341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0.273657" calcext:value-type="float">
            <text:p>0.273657</text:p>
          </table:table-cell>
          <table:table-cell table:style-name="ce12" office:value-type="float" office:value="1.90207" calcext:value-type="float">
            <text:p>1.90207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20.2921" calcext:value-type="float">
            <text:p>20.292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.39648" calcext:value-type="float">
            <text:p>0.39648</text:p>
          </table:table-cell>
          <table:table-cell table:style-name="ce12" office:value-type="float" office:value="1.44989" calcext:value-type="float">
            <text:p>1.44989</text:p>
          </table:table-cell>
          <table:table-cell table:style-name="ce12" office:value-type="float" office:value="491" calcext:value-type="float">
            <text:p>491</text:p>
          </table:table-cell>
          <table:table-cell table:style-name="ce12" office:value-type="float" office:value="15.134" calcext:value-type="float">
            <text:p>15.13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.10756" calcext:value-type="float">
            <text:p>1.10756</text:p>
          </table:table-cell>
          <table:table-cell table:style-name="ce12" office:value-type="float" office:value="0.614418" calcext:value-type="float">
            <text:p>0.614418</text:p>
          </table:table-cell>
          <table:table-cell table:style-name="ce12" office:value-type="float" office:value="484" calcext:value-type="float">
            <text:p>484</text:p>
          </table:table-cell>
          <table:table-cell table:style-name="ce12" office:value-type="float" office:value="11.2707" calcext:value-type="float">
            <text:p>11.270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0.747105" calcext:value-type="float">
            <text:p>0.747105</text:p>
          </table:table-cell>
          <table:table-cell table:style-name="ce12" office:value-type="float" office:value="0.753632" calcext:value-type="float">
            <text:p>0.753632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14.0934" calcext:value-type="float">
            <text:p>14.093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0.776049" calcext:value-type="float">
            <text:p>0.776049</text:p>
          </table:table-cell>
          <table:table-cell table:style-name="ce12" office:value-type="float" office:value="0.536138" calcext:value-type="float">
            <text:p>0.536138</text:p>
          </table:table-cell>
          <table:table-cell table:style-name="ce12" office:value-type="float" office:value="644" calcext:value-type="float">
            <text:p>644</text:p>
          </table:table-cell>
          <table:table-cell table:style-name="ce12" office:value-type="float" office:value="15.4798" calcext:value-type="float">
            <text:p>15.47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.00165" calcext:value-type="float">
            <text:p>1.00165</text:p>
          </table:table-cell>
          <table:table-cell table:style-name="ce12" office:value-type="float" office:value="0.50933" calcext:value-type="float">
            <text:p>0.50933</text:p>
          </table:table-cell>
          <table:table-cell table:style-name="ce12" office:value-type="float" office:value="729" calcext:value-type="float">
            <text:p>729</text:p>
          </table:table-cell>
          <table:table-cell table:style-name="ce12" office:value-type="float" office:value="13.1723" calcext:value-type="float">
            <text:p>13.17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.26817" calcext:value-type="float">
            <text:p>1.26817</text:p>
          </table:table-cell>
          <table:table-cell table:style-name="ce12" office:value-type="float" office:value="0.567667" calcext:value-type="float">
            <text:p>0.567667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10.7082" calcext:value-type="float">
            <text:p>10.70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.09771" calcext:value-type="float">
            <text:p>1.09771</text:p>
          </table:table-cell>
          <table:table-cell table:style-name="ce12" office:value-type="float" office:value="0.48508" calcext:value-type="float">
            <text:p>0.48508</text:p>
          </table:table-cell>
          <table:table-cell table:style-name="ce12" office:value-type="float" office:value="376" calcext:value-type="float">
            <text:p>376</text:p>
          </table:table-cell>
          <table:table-cell table:style-name="ce12" office:value-type="float" office:value="12.8318" calcext:value-type="float">
            <text:p>12.831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.0697" calcext:value-type="float">
            <text:p>1.0697</text:p>
          </table:table-cell>
          <table:table-cell table:style-name="ce12" office:value-type="float" office:value="0.627225" calcext:value-type="float">
            <text:p>0.627225</text:p>
          </table:table-cell>
          <table:table-cell table:style-name="ce12" office:value-type="float" office:value="482" calcext:value-type="float">
            <text:p>482</text:p>
          </table:table-cell>
          <table:table-cell table:style-name="ce12" office:value-type="float" office:value="11.239" calcext:value-type="float">
            <text:p>11.23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.26207" calcext:value-type="float">
            <text:p>1.26207</text:p>
          </table:table-cell>
          <table:table-cell table:style-name="ce12" office:value-type="float" office:value="0.657701" calcext:value-type="float">
            <text:p>0.657701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10.0135" calcext:value-type="float">
            <text:p>10.01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.21795" calcext:value-type="float">
            <text:p>1.21795</text:p>
          </table:table-cell>
          <table:table-cell table:style-name="ce12" office:value-type="float" office:value="0.521415" calcext:value-type="float">
            <text:p>0.521415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10.8417" calcext:value-type="float">
            <text:p>10.841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.22256" calcext:value-type="float">
            <text:p>1.22256</text:p>
          </table:table-cell>
          <table:table-cell table:style-name="ce12" office:value-type="float" office:value="0.58777" calcext:value-type="float">
            <text:p>0.58777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9.87535" calcext:value-type="float">
            <text:p>9.875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.34287" calcext:value-type="float">
            <text:p>1.34287</text:p>
          </table:table-cell>
          <table:table-cell table:style-name="ce12" office:value-type="float" office:value="0.569838" calcext:value-type="float">
            <text:p>0.569838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8.77162" calcext:value-type="float">
            <text:p>8.7716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.43905" calcext:value-type="float">
            <text:p>1.43905</text:p>
          </table:table-cell>
          <table:table-cell table:style-name="ce12" office:value-type="float" office:value="0.525269" calcext:value-type="float">
            <text:p>0.525269</text:p>
          </table:table-cell>
          <table:table-cell table:style-name="ce12" office:value-type="float" office:value="311" calcext:value-type="float">
            <text:p>311</text:p>
          </table:table-cell>
          <table:table-cell table:style-name="ce12" office:value-type="float" office:value="9.181" calcext:value-type="float">
            <text:p>9.18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.28446" calcext:value-type="float">
            <text:p>1.28446</text:p>
          </table:table-cell>
          <table:table-cell table:style-name="ce12" office:value-type="float" office:value="0.471451" calcext:value-type="float">
            <text:p>0.471451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10.2878" calcext:value-type="float">
            <text:p>10.287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table:number-columns-repeated="5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0.893895" calcext:value-type="float">
            <text:p>0.893895</text:p>
          </table:table-cell>
          <table:table-cell table:style-name="ce12" office:value-type="float" office:value="0.508351" calcext:value-type="float">
            <text:p>0.508351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13.4215" calcext:value-type="float">
            <text:p>13.42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.986028" calcext:value-type="float">
            <text:p>0.986028</text:p>
          </table:table-cell>
          <table:table-cell table:style-name="ce12" office:value-type="float" office:value="0.478889" calcext:value-type="float">
            <text:p>0.478889</text:p>
          </table:table-cell>
          <table:table-cell table:style-name="ce12" office:value-type="float" office:value="299" calcext:value-type="float">
            <text:p>299</text:p>
          </table:table-cell>
          <table:table-cell table:style-name="ce12" office:value-type="float" office:value="12.8985" calcext:value-type="float">
            <text:p>12.898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0.79961" calcext:value-type="float">
            <text:p>0.79961</text:p>
          </table:table-cell>
          <table:table-cell table:style-name="ce12" office:value-type="float" office:value="0.523484" calcext:value-type="float">
            <text:p>0.523484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4.8622" calcext:value-type="float">
            <text:p>14.862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0.566958" calcext:value-type="float">
            <text:p>0.566958</text:p>
          </table:table-cell>
          <table:table-cell table:style-name="ce12" office:value-type="float" office:value="0.456878" calcext:value-type="float">
            <text:p>0.456878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18.0588" calcext:value-type="float">
            <text:p>18.058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0.722628" calcext:value-type="float">
            <text:p>0.722628</text:p>
          </table:table-cell>
          <table:table-cell table:style-name="ce12" office:value-type="float" office:value="0.413532" calcext:value-type="float">
            <text:p>0.413532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5.5411" calcext:value-type="float">
            <text:p>15.541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.02404" calcext:value-type="float">
            <text:p>1.02404</text:p>
          </table:table-cell>
          <table:table-cell table:style-name="ce12" office:value-type="float" office:value="0.3863" calcext:value-type="float">
            <text:p>0.3863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12.3386" calcext:value-type="float">
            <text:p>12.338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0.680224" calcext:value-type="float">
            <text:p>0.680224</text:p>
          </table:table-cell>
          <table:table-cell table:style-name="ce12" office:value-type="float" office:value="0.351103" calcext:value-type="float">
            <text:p>0.351103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18.8729" calcext:value-type="float">
            <text:p>18.872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0.736713" calcext:value-type="float">
            <text:p>0.736713</text:p>
          </table:table-cell>
          <table:table-cell table:style-name="ce12" office:value-type="float" office:value="0.471036" calcext:value-type="float">
            <text:p>0.471036</text:p>
          </table:table-cell>
          <table:table-cell table:style-name="ce12" office:value-type="float" office:value="337" calcext:value-type="float">
            <text:p>337</text:p>
          </table:table-cell>
          <table:table-cell table:style-name="ce12" office:value-type="float" office:value="15.2573" calcext:value-type="float">
            <text:p>15.257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0.820243" calcext:value-type="float">
            <text:p>0.820243</text:p>
          </table:table-cell>
          <table:table-cell table:style-name="ce12" office:value-type="float" office:value="0.386752" calcext:value-type="float">
            <text:p>0.386752</text:p>
          </table:table-cell>
          <table:table-cell table:style-name="ce12" office:value-type="float" office:value="285" calcext:value-type="float">
            <text:p>285</text:p>
          </table:table-cell>
          <table:table-cell table:style-name="ce12" office:value-type="float" office:value="14.5607" calcext:value-type="float">
            <text:p>14.560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.0864" calcext:value-type="float">
            <text:p>1.0864</text:p>
          </table:table-cell>
          <table:table-cell table:style-name="ce12" office:value-type="float" office:value="0.431283" calcext:value-type="float">
            <text:p>0.431283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12.2275" calcext:value-type="float">
            <text:p>12.227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0.943993" calcext:value-type="float">
            <text:p>0.943993</text:p>
          </table:table-cell>
          <table:table-cell table:style-name="ce12" office:value-type="float" office:value="0.266021" calcext:value-type="float">
            <text:p>0.266021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4.3715" calcext:value-type="float">
            <text:p>14.37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.13679" calcext:value-type="float">
            <text:p>1.13679</text:p>
          </table:table-cell>
          <table:table-cell table:style-name="ce12" office:value-type="float" office:value="0.408436" calcext:value-type="float">
            <text:p>0.408436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11.1497" calcext:value-type="float">
            <text:p>11.149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.3516" calcext:value-type="float">
            <text:p>1.3516</text:p>
          </table:table-cell>
          <table:table-cell table:style-name="ce12" office:value-type="float" office:value="0.567549" calcext:value-type="float">
            <text:p>0.567549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9.59761" calcext:value-type="float">
            <text:p>9.597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.04535" calcext:value-type="float">
            <text:p>1.04535</text:p>
          </table:table-cell>
          <table:table-cell table:style-name="ce12" office:value-type="float" office:value="0.439918" calcext:value-type="float">
            <text:p>0.439918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2.868" calcext:value-type="float">
            <text:p>12.8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.20061" calcext:value-type="float">
            <text:p>1.20061</text:p>
          </table:table-cell>
          <table:table-cell table:style-name="ce12" office:value-type="float" office:value="0.54688" calcext:value-type="float">
            <text:p>0.54688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9.95781" calcext:value-type="float">
            <text:p>9.9578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.38827" calcext:value-type="float">
            <text:p>1.38827</text:p>
          </table:table-cell>
          <table:table-cell table:style-name="ce12" office:value-type="float" office:value="0.508077" calcext:value-type="float">
            <text:p>0.508077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8.5209" calcext:value-type="float">
            <text:p>8.520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.45231" calcext:value-type="float">
            <text:p>1.45231</text:p>
          </table:table-cell>
          <table:table-cell table:style-name="ce12" office:value-type="float" office:value="0.404471" calcext:value-type="float">
            <text:p>0.404471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9.35448" calcext:value-type="float">
            <text:p>9.3544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.23916" calcext:value-type="float">
            <text:p>1.23916</text:p>
          </table:table-cell>
          <table:table-cell table:style-name="ce12" office:value-type="float" office:value="0.547083" calcext:value-type="float">
            <text:p>0.547083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2.1405" calcext:value-type="float">
            <text:p>12.14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81" calcext:value-type="float">
            <text:p>81</text:p>
          </table:table-cell>
          <table:table-cell office:value-type="float" office:value="1.03352" calcext:value-type="float">
            <text:p>1.03352</text:p>
          </table:table-cell>
          <table:table-cell office:value-type="float" office:value="0.527431" calcext:value-type="float">
            <text:p>0.527431</text:p>
          </table:table-cell>
          <table:table-cell office:value-type="float" office:value="711" calcext:value-type="float">
            <text:p>711</text:p>
          </table:table-cell>
          <table:table-cell office:value-type="float" office:value="12.1296" calcext:value-type="float">
            <text:p>12.129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78" calcext:value-type="float">
            <text:p>78</text:p>
          </table:table-cell>
          <table:table-cell office:value-type="float" office:value="0.962187" calcext:value-type="float">
            <text:p>0.962187</text:p>
          </table:table-cell>
          <table:table-cell office:value-type="float" office:value="0.485093" calcext:value-type="float">
            <text:p>0.485093</text:p>
          </table:table-cell>
          <table:table-cell office:value-type="float" office:value="650" calcext:value-type="float">
            <text:p>650</text:p>
          </table:table-cell>
          <table:table-cell office:value-type="float" office:value="13.6053" calcext:value-type="float">
            <text:p>13.605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94" calcext:value-type="float">
            <text:p>94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0.737152" calcext:value-type="float">
            <text:p>0.737152</text:p>
          </table:table-cell>
          <table:table-cell office:value-type="float" office:value="1116" calcext:value-type="float">
            <text:p>1116</text:p>
          </table:table-cell>
          <table:table-cell office:value-type="float" office:value="12.9663" calcext:value-type="float">
            <text:p>12.96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86" calcext:value-type="float">
            <text:p>86</text:p>
          </table:table-cell>
          <table:table-cell office:value-type="float" office:value="0.596924" calcext:value-type="float">
            <text:p>0.596924</text:p>
          </table:table-cell>
          <table:table-cell office:value-type="float" office:value="0.522933" calcext:value-type="float">
            <text:p>0.522933</text:p>
          </table:table-cell>
          <table:table-cell office:value-type="float" office:value="951" calcext:value-type="float">
            <text:p>951</text:p>
          </table:table-cell>
          <table:table-cell office:value-type="float" office:value="18.1978" calcext:value-type="float">
            <text:p>18.197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82" calcext:value-type="float">
            <text:p>82</text:p>
          </table:table-cell>
          <table:table-cell office:value-type="float" office:value="0.979524" calcext:value-type="float">
            <text:p>0.979524</text:p>
          </table:table-cell>
          <table:table-cell office:value-type="float" office:value="0.760168" calcext:value-type="float">
            <text:p>0.760168</text:p>
          </table:table-cell>
          <table:table-cell office:value-type="float" office:value="730" calcext:value-type="float">
            <text:p>730</text:p>
          </table:table-cell>
          <table:table-cell office:value-type="float" office:value="12.5905" calcext:value-type="float">
            <text:p>12.59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92" calcext:value-type="float">
            <text:p>92</text:p>
          </table:table-cell>
          <table:table-cell office:value-type="float" office:value="1.00552" calcext:value-type="float">
            <text:p>1.00552</text:p>
          </table:table-cell>
          <table:table-cell office:value-type="float" office:value="1.10342" calcext:value-type="float">
            <text:p>1.10342</text:p>
          </table:table-cell>
          <table:table-cell office:value-type="float" office:value="875" calcext:value-type="float">
            <text:p>875</text:p>
          </table:table-cell>
          <table:table-cell office:value-type="float" office:value="11.0806" calcext:value-type="float">
            <text:p>11.080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98" calcext:value-type="float">
            <text:p>98</text:p>
          </table:table-cell>
          <table:table-cell office:value-type="float" office:value="0.923578" calcext:value-type="float">
            <text:p>0.923578</text:p>
          </table:table-cell>
          <table:table-cell office:value-type="float" office:value="0.414178" calcext:value-type="float">
            <text:p>0.414178</text:p>
          </table:table-cell>
          <table:table-cell office:value-type="float" office:value="990" calcext:value-type="float">
            <text:p>990</text:p>
          </table:table-cell>
          <table:table-cell office:value-type="float" office:value="14.0792" calcext:value-type="float">
            <text:p>14.079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99" calcext:value-type="float">
            <text:p>99</text:p>
          </table:table-cell>
          <table:table-cell office:value-type="float" office:value="0.899318" calcext:value-type="float">
            <text:p>0.899318</text:p>
          </table:table-cell>
          <table:table-cell office:value-type="float" office:value="0.928666" calcext:value-type="float">
            <text:p>0.928666</text:p>
          </table:table-cell>
          <table:table-cell office:value-type="float" office:value="1041" calcext:value-type="float">
            <text:p>1041</text:p>
          </table:table-cell>
          <table:table-cell office:value-type="float" office:value="15.1184" calcext:value-type="float">
            <text:p>15.118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106" calcext:value-type="float">
            <text:p>106</text:p>
          </table:table-cell>
          <table:table-cell office:value-type="float" office:value="1.11844" calcext:value-type="float">
            <text:p>1.11844</text:p>
          </table:table-cell>
          <table:table-cell office:value-type="float" office:value="0.729381" calcext:value-type="float">
            <text:p>0.729381</text:p>
          </table:table-cell>
          <table:table-cell office:value-type="float" office:value="1073" calcext:value-type="float">
            <text:p>1073</text:p>
          </table:table-cell>
          <table:table-cell office:value-type="float" office:value="13.2845" calcext:value-type="float">
            <text:p>13.284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85" calcext:value-type="float">
            <text:p>85</text:p>
          </table:table-cell>
          <table:table-cell office:value-type="float" office:value="1.13391" calcext:value-type="float">
            <text:p>1.13391</text:p>
          </table:table-cell>
          <table:table-cell office:value-type="float" office:value="0.584081" calcext:value-type="float">
            <text:p>0.584081</text:p>
          </table:table-cell>
          <table:table-cell office:value-type="float" office:value="863" calcext:value-type="float">
            <text:p>863</text:p>
          </table:table-cell>
          <table:table-cell office:value-type="float" office:value="11.2428" calcext:value-type="float">
            <text:p>11.242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84" calcext:value-type="float">
            <text:p>84</text:p>
          </table:table-cell>
          <table:table-cell office:value-type="float" office:value="1.10328" calcext:value-type="float">
            <text:p>1.10328</text:p>
          </table:table-cell>
          <table:table-cell office:value-type="float" office:value="0.423083" calcext:value-type="float">
            <text:p>0.423083</text:p>
          </table:table-cell>
          <table:table-cell office:value-type="float" office:value="674" calcext:value-type="float">
            <text:p>674</text:p>
          </table:table-cell>
          <table:table-cell office:value-type="float" office:value="12.4918" calcext:value-type="float">
            <text:p>12.491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90" calcext:value-type="float">
            <text:p>90</text:p>
          </table:table-cell>
          <table:table-cell office:value-type="float" office:value="1.1226" calcext:value-type="float">
            <text:p>1.1226</text:p>
          </table:table-cell>
          <table:table-cell office:value-type="float" office:value="0.547096" calcext:value-type="float">
            <text:p>0.547096</text:p>
          </table:table-cell>
          <table:table-cell office:value-type="float" office:value="933" calcext:value-type="float">
            <text:p>933</text:p>
          </table:table-cell>
          <table:table-cell office:value-type="float" office:value="11.2666" calcext:value-type="float">
            <text:p>11.266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92" calcext:value-type="float">
            <text:p>92</text:p>
          </table:table-cell>
          <table:table-cell office:value-type="float" office:value="1.31504" calcext:value-type="float">
            <text:p>1.31504</text:p>
          </table:table-cell>
          <table:table-cell office:value-type="float" office:value="0.570864" calcext:value-type="float">
            <text:p>0.570864</text:p>
          </table:table-cell>
          <table:table-cell office:value-type="float" office:value="916" calcext:value-type="float">
            <text:p>916</text:p>
          </table:table-cell>
          <table:table-cell office:value-type="float" office:value="9.7382" calcext:value-type="float">
            <text:p>9.73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89" calcext:value-type="float">
            <text:p>89</text:p>
          </table:table-cell>
          <table:table-cell office:value-type="float" office:value="1.25458" calcext:value-type="float">
            <text:p>1.25458</text:p>
          </table:table-cell>
          <table:table-cell office:value-type="float" office:value="0.582591" calcext:value-type="float">
            <text:p>0.582591</text:p>
          </table:table-cell>
          <table:table-cell office:value-type="float" office:value="698" calcext:value-type="float">
            <text:p>698</text:p>
          </table:table-cell>
          <table:table-cell office:value-type="float" office:value="10.5753" calcext:value-type="float">
            <text:p>10.575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91" calcext:value-type="float">
            <text:p>91</text:p>
          </table:table-cell>
          <table:table-cell office:value-type="float" office:value="1.25735" calcext:value-type="float">
            <text:p>1.25735</text:p>
          </table:table-cell>
          <table:table-cell office:value-type="float" office:value="0.520715" calcext:value-type="float">
            <text:p>0.520715</text:p>
          </table:table-cell>
          <table:table-cell office:value-type="float" office:value="847" calcext:value-type="float">
            <text:p>847</text:p>
          </table:table-cell>
          <table:table-cell office:value-type="float" office:value="9.87543" calcext:value-type="float">
            <text:p>9.8754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92" calcext:value-type="float">
            <text:p>92</text:p>
          </table:table-cell>
          <table:table-cell office:value-type="float" office:value="1.37398" calcext:value-type="float">
            <text:p>1.37398</text:p>
          </table:table-cell>
          <table:table-cell office:value-type="float" office:value="0.819015" calcext:value-type="float">
            <text:p>0.819015</text:p>
          </table:table-cell>
          <table:table-cell office:value-type="float" office:value="876" calcext:value-type="float">
            <text:p>876</text:p>
          </table:table-cell>
          <table:table-cell office:value-type="float" office:value="9.07358" calcext:value-type="float">
            <text:p>9.073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77" calcext:value-type="float">
            <text:p>77</text:p>
          </table:table-cell>
          <table:table-cell office:value-type="float" office:value="1.46323" calcext:value-type="float">
            <text:p>1.46323</text:p>
          </table:table-cell>
          <table:table-cell office:value-type="float" office:value="0.405633" calcext:value-type="float">
            <text:p>0.405633</text:p>
          </table:table-cell>
          <table:table-cell office:value-type="float" office:value="641" calcext:value-type="float">
            <text:p>641</text:p>
          </table:table-cell>
          <table:table-cell office:value-type="float" office:value="8.63928" calcext:value-type="float">
            <text:p>8.6392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office:value-type="string" calcext:value-type="string">
            <text:p>SIFT</text:p>
          </table:table-cell>
          <table:table-cell office:value-type="float" office:value="81" calcext:value-type="float">
            <text:p>81</text:p>
          </table:table-cell>
          <table:table-cell office:value-type="float" office:value="1.39314" calcext:value-type="float">
            <text:p>1.39314</text:p>
          </table:table-cell>
          <table:table-cell office:value-type="float" office:value="0.507776" calcext:value-type="float">
            <text:p>0.507776</text:p>
          </table:table-cell>
          <table:table-cell office:value-type="float" office:value="702" calcext:value-type="float">
            <text:p>702</text:p>
          </table:table-cell>
          <table:table-cell office:value-type="float" office:value="8.83226" calcext:value-type="float">
            <text:p>8.8322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IF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36" calcext:value-type="float">
            <text:p>36</text:p>
          </table:table-cell>
          <table:table-cell office:value-type="float" office:value="1.06309" calcext:value-type="float">
            <text:p>1.06309</text:p>
          </table:table-cell>
          <table:table-cell office:value-type="float" office:value="0.617994" calcext:value-type="float">
            <text:p>0.617994</text:p>
          </table:table-cell>
          <table:table-cell office:value-type="float" office:value="150" calcext:value-type="float">
            <text:p>150</text:p>
          </table:table-cell>
          <table:table-cell office:value-type="float" office:value="12.489" calcext:value-type="float">
            <text:p>12.48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2" calcext:value-type="float">
            <text:p>52</text:p>
          </table:table-cell>
          <table:table-cell office:value-type="float" office:value="0.829826" calcext:value-type="float">
            <text:p>0.829826</text:p>
          </table:table-cell>
          <table:table-cell office:value-type="float" office:value="0.617618" calcext:value-type="float">
            <text:p>0.617618</text:p>
          </table:table-cell>
          <table:table-cell office:value-type="float" office:value="260" calcext:value-type="float">
            <text:p>260</text:p>
          </table:table-cell>
          <table:table-cell office:value-type="float" office:value="12.5521" calcext:value-type="float">
            <text:p>12.552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7" calcext:value-type="float">
            <text:p>57</text:p>
          </table:table-cell>
          <table:table-cell office:value-type="float" office:value="0.755319" calcext:value-type="float">
            <text:p>0.755319</text:p>
          </table:table-cell>
          <table:table-cell office:value-type="float" office:value="0.53189" calcext:value-type="float">
            <text:p>0.53189</text:p>
          </table:table-cell>
          <table:table-cell office:value-type="float" office:value="388" calcext:value-type="float">
            <text:p>388</text:p>
          </table:table-cell>
          <table:table-cell office:value-type="float" office:value="13.196" calcext:value-type="float">
            <text:p>13.19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5" calcext:value-type="float">
            <text:p>55</text:p>
          </table:table-cell>
          <table:table-cell office:value-type="float" office:value="0.762347" calcext:value-type="float">
            <text:p>0.762347</text:p>
          </table:table-cell>
          <table:table-cell office:value-type="float" office:value="0.544843" calcext:value-type="float">
            <text:p>0.544843</text:p>
          </table:table-cell>
          <table:table-cell office:value-type="float" office:value="325" calcext:value-type="float">
            <text:p>325</text:p>
          </table:table-cell>
          <table:table-cell office:value-type="float" office:value="12.9991" calcext:value-type="float">
            <text:p>12.999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36" calcext:value-type="float">
            <text:p>36</text:p>
          </table:table-cell>
          <table:table-cell office:value-type="float" office:value="0.473468" calcext:value-type="float">
            <text:p>0.473468</text:p>
          </table:table-cell>
          <table:table-cell office:value-type="float" office:value="0.847327" calcext:value-type="float">
            <text:p>0.847327</text:p>
          </table:table-cell>
          <table:table-cell office:value-type="float" office:value="115" calcext:value-type="float">
            <text:p>115</text:p>
          </table:table-cell>
          <table:table-cell office:value-type="float" office:value="331.181" calcext:value-type="float">
            <text:p>331.18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7" calcext:value-type="float">
            <text:p>57</text:p>
          </table:table-cell>
          <table:table-cell office:value-type="float" office:value="0.616607" calcext:value-type="float">
            <text:p>0.616607</text:p>
          </table:table-cell>
          <table:table-cell office:value-type="float" office:value="0.566682" calcext:value-type="float">
            <text:p>0.566682</text:p>
          </table:table-cell>
          <table:table-cell office:value-type="float" office:value="358" calcext:value-type="float">
            <text:p>358</text:p>
          </table:table-cell>
          <table:table-cell office:value-type="float" office:value="13.2723" calcext:value-type="float">
            <text:p>13.27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3" calcext:value-type="float">
            <text:p>63</text:p>
          </table:table-cell>
          <table:table-cell office:value-type="float" office:value="0.838302" calcext:value-type="float">
            <text:p>0.838302</text:p>
          </table:table-cell>
          <table:table-cell office:value-type="float" office:value="0.72449" calcext:value-type="float">
            <text:p>0.72449</text:p>
          </table:table-cell>
          <table:table-cell office:value-type="float" office:value="348" calcext:value-type="float">
            <text:p>348</text:p>
          </table:table-cell>
          <table:table-cell office:value-type="float" office:value="12.2456" calcext:value-type="float">
            <text:p>12.245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59" calcext:value-type="float">
            <text:p>59</text:p>
          </table:table-cell>
          <table:table-cell office:value-type="float" office:value="0.948502" calcext:value-type="float">
            <text:p>0.948502</text:p>
          </table:table-cell>
          <table:table-cell office:value-type="float" office:value="0.57078" calcext:value-type="float">
            <text:p>0.57078</text:p>
          </table:table-cell>
          <table:table-cell office:value-type="float" office:value="328" calcext:value-type="float">
            <text:p>328</text:p>
          </table:table-cell>
          <table:table-cell office:value-type="float" office:value="11.8185" calcext:value-type="float">
            <text:p>11.818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7" calcext:value-type="float">
            <text:p>67</text:p>
          </table:table-cell>
          <table:table-cell office:value-type="float" office:value="0.863963" calcext:value-type="float">
            <text:p>0.863963</text:p>
          </table:table-cell>
          <table:table-cell office:value-type="float" office:value="0.62658" calcext:value-type="float">
            <text:p>0.62658</text:p>
          </table:table-cell>
          <table:table-cell office:value-type="float" office:value="465" calcext:value-type="float">
            <text:p>465</text:p>
          </table:table-cell>
          <table:table-cell office:value-type="float" office:value="12.6791" calcext:value-type="float">
            <text:p>12.679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1" calcext:value-type="float">
            <text:p>61</text:p>
          </table:table-cell>
          <table:table-cell office:value-type="float" office:value="0.721031" calcext:value-type="float">
            <text:p>0.721031</text:p>
          </table:table-cell>
          <table:table-cell office:value-type="float" office:value="0.649587" calcext:value-type="float">
            <text:p>0.649587</text:p>
          </table:table-cell>
          <table:table-cell office:value-type="float" office:value="463" calcext:value-type="float">
            <text:p>463</text:p>
          </table:table-cell>
          <table:table-cell office:value-type="float" office:value="14.2899" calcext:value-type="float">
            <text:p>14.289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45" calcext:value-type="float">
            <text:p>45</text:p>
          </table:table-cell>
          <table:table-cell office:value-type="float" office:value="0.859585" calcext:value-type="float">
            <text:p>0.859585</text:p>
          </table:table-cell>
          <table:table-cell office:value-type="float" office:value="0.533443" calcext:value-type="float">
            <text:p>0.533443</text:p>
          </table:table-cell>
          <table:table-cell office:value-type="float" office:value="286" calcext:value-type="float">
            <text:p>286</text:p>
          </table:table-cell>
          <table:table-cell office:value-type="float" office:value="12.7653" calcext:value-type="float">
            <text:p>12.765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6" calcext:value-type="float">
            <text:p>76</text:p>
          </table:table-cell>
          <table:table-cell office:value-type="float" office:value="1.01205" calcext:value-type="float">
            <text:p>1.01205</text:p>
          </table:table-cell>
          <table:table-cell office:value-type="float" office:value="0.67997" calcext:value-type="float">
            <text:p>0.67997</text:p>
          </table:table-cell>
          <table:table-cell office:value-type="float" office:value="794" calcext:value-type="float">
            <text:p>794</text:p>
          </table:table-cell>
          <table:table-cell office:value-type="float" office:value="12.4194" calcext:value-type="float">
            <text:p>12.419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4" calcext:value-type="float">
            <text:p>74</text:p>
          </table:table-cell>
          <table:table-cell office:value-type="float" office:value="1.05758" calcext:value-type="float">
            <text:p>1.05758</text:p>
          </table:table-cell>
          <table:table-cell office:value-type="float" office:value="0.615334" calcext:value-type="float">
            <text:p>0.615334</text:p>
          </table:table-cell>
          <table:table-cell office:value-type="float" office:value="710" calcext:value-type="float">
            <text:p>710</text:p>
          </table:table-cell>
          <table:table-cell office:value-type="float" office:value="12.4143" calcext:value-type="float">
            <text:p>12.414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71" calcext:value-type="float">
            <text:p>71</text:p>
          </table:table-cell>
          <table:table-cell office:value-type="float" office:value="0.932765" calcext:value-type="float">
            <text:p>0.932765</text:p>
          </table:table-cell>
          <table:table-cell office:value-type="float" office:value="0.597073" calcext:value-type="float">
            <text:p>0.597073</text:p>
          </table:table-cell>
          <table:table-cell office:value-type="float" office:value="654" calcext:value-type="float">
            <text:p>654</text:p>
          </table:table-cell>
          <table:table-cell office:value-type="float" office:value="12.5919" calcext:value-type="float">
            <text:p>12.59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4" calcext:value-type="float">
            <text:p>64</text:p>
          </table:table-cell>
          <table:table-cell office:value-type="float" office:value="1.10613" calcext:value-type="float">
            <text:p>1.10613</text:p>
          </table:table-cell>
          <table:table-cell office:value-type="float" office:value="0.666264" calcext:value-type="float">
            <text:p>0.666264</text:p>
          </table:table-cell>
          <table:table-cell office:value-type="float" office:value="617" calcext:value-type="float">
            <text:p>617</text:p>
          </table:table-cell>
          <table:table-cell office:value-type="float" office:value="12.1403" calcext:value-type="float">
            <text:p>12.140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8" calcext:value-type="float">
            <text:p>68</text:p>
          </table:table-cell>
          <table:table-cell office:value-type="float" office:value="0.910585" calcext:value-type="float">
            <text:p>0.910585</text:p>
          </table:table-cell>
          <table:table-cell office:value-type="float" office:value="0.662144" calcext:value-type="float">
            <text:p>0.662144</text:p>
          </table:table-cell>
          <table:table-cell office:value-type="float" office:value="592" calcext:value-type="float">
            <text:p>592</text:p>
          </table:table-cell>
          <table:table-cell office:value-type="float" office:value="12.6414" calcext:value-type="float">
            <text:p>12.641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1" calcext:value-type="float">
            <text:p>61</text:p>
          </table:table-cell>
          <table:table-cell office:value-type="float" office:value="1.50861" calcext:value-type="float">
            <text:p>1.50861</text:p>
          </table:table-cell>
          <table:table-cell office:value-type="float" office:value="0.669613" calcext:value-type="float">
            <text:p>0.669613</text:p>
          </table:table-cell>
          <table:table-cell office:value-type="float" office:value="361" calcext:value-type="float">
            <text:p>361</text:p>
          </table:table-cell>
          <table:table-cell office:value-type="float" office:value="8.52562" calcext:value-type="float">
            <text:p>8.5256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float" office:value="68" calcext:value-type="float">
            <text:p>68</text:p>
          </table:table-cell>
          <table:table-cell office:value-type="float" office:value="1.06513" calcext:value-type="float">
            <text:p>1.06513</text:p>
          </table:table-cell>
          <table:table-cell office:value-type="float" office:value="0.778445" calcext:value-type="float">
            <text:p>0.778445</text:p>
          </table:table-cell>
          <table:table-cell office:value-type="float" office:value="611" calcext:value-type="float">
            <text:p>611</text:p>
          </table:table-cell>
          <table:table-cell office:value-type="float" office:value="12.0819" calcext:value-type="float">
            <text:p>12.08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.16841" calcext:value-type="float">
            <text:p>1.16841</text:p>
          </table:table-cell>
          <table:table-cell table:style-name="ce12" office:value-type="float" office:value="1.21963" calcext:value-type="float">
            <text:p>1.21963</text:p>
          </table:table-cell>
          <table:table-cell table:style-name="ce12" office:value-type="float" office:value="535" calcext:value-type="float">
            <text:p>535</text:p>
          </table:table-cell>
          <table:table-cell table:style-name="ce12" office:value-type="float" office:value="11.5067" calcext:value-type="float">
            <text:p>11.506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0.94224" calcext:value-type="float">
            <text:p>0.94224</text:p>
          </table:table-cell>
          <table:table-cell table:style-name="ce12" office:value-type="float" office:value="1.04314" calcext:value-type="float">
            <text:p>1.04314</text:p>
          </table:table-cell>
          <table:table-cell table:style-name="ce12" office:value-type="float" office:value="666" calcext:value-type="float">
            <text:p>666</text:p>
          </table:table-cell>
          <table:table-cell table:style-name="ce12" office:value-type="float" office:value="12.0805" calcext:value-type="float">
            <text:p>12.08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0.482488" calcext:value-type="float">
            <text:p>0.482488</text:p>
          </table:table-cell>
          <table:table-cell table:style-name="ce12" office:value-type="float" office:value="1.53108" calcext:value-type="float">
            <text:p>1.53108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13.9691" calcext:value-type="float">
            <text:p>13.969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0.752784" calcext:value-type="float">
            <text:p>0.752784</text:p>
          </table:table-cell>
          <table:table-cell table:style-name="ce12" office:value-type="float" office:value="0.80457" calcext:value-type="float">
            <text:p>0.80457</text:p>
          </table:table-cell>
          <table:table-cell table:style-name="ce12" office:value-type="float" office:value="431" calcext:value-type="float">
            <text:p>431</text:p>
          </table:table-cell>
          <table:table-cell table:style-name="ce12" office:value-type="float" office:value="13.1068" calcext:value-type="float">
            <text:p>13.10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.551534" calcext:value-type="float">
            <text:p>0.551534</text:p>
          </table:table-cell>
          <table:table-cell table:style-name="ce12" office:value-type="float" office:value="0.971778" calcext:value-type="float">
            <text:p>0.971778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18.4244" calcext:value-type="float">
            <text:p>18.424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0.687546" calcext:value-type="float">
            <text:p>0.687546</text:p>
          </table:table-cell>
          <table:table-cell table:style-name="ce12" office:value-type="float" office:value="0.776723" calcext:value-type="float">
            <text:p>0.776723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office:value-type="float" office:value="13.2097" calcext:value-type="float">
            <text:p>13.209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0.754526" calcext:value-type="float">
            <text:p>0.754526</text:p>
          </table:table-cell>
          <table:table-cell table:style-name="ce12" office:value-type="float" office:value="0.975759" calcext:value-type="float">
            <text:p>0.975759</text:p>
          </table:table-cell>
          <table:table-cell table:style-name="ce12" office:value-type="float" office:value="459" calcext:value-type="float">
            <text:p>459</text:p>
          </table:table-cell>
          <table:table-cell table:style-name="ce12" office:value-type="float" office:value="12.1008" calcext:value-type="float">
            <text:p>12.100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.05373" calcext:value-type="float">
            <text:p>1.05373</text:p>
          </table:table-cell>
          <table:table-cell table:style-name="ce12" office:value-type="float" office:value="0.841166" calcext:value-type="float">
            <text:p>0.841166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office:value-type="float" office:value="11.4524" calcext:value-type="float">
            <text:p>11.452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0.859176" calcext:value-type="float">
            <text:p>0.859176</text:p>
          </table:table-cell>
          <table:table-cell table:style-name="ce12" office:value-type="float" office:value="0.825147" calcext:value-type="float">
            <text:p>0.825147</text:p>
          </table:table-cell>
          <table:table-cell table:style-name="ce12" office:value-type="float" office:value="696" calcext:value-type="float">
            <text:p>696</text:p>
          </table:table-cell>
          <table:table-cell table:style-name="ce12" office:value-type="float" office:value="12.9798" calcext:value-type="float">
            <text:p>12.97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0.697465" calcext:value-type="float">
            <text:p>0.697465</text:p>
          </table:table-cell>
          <table:table-cell table:style-name="ce12" office:value-type="float" office:value="1.26616" calcext:value-type="float">
            <text:p>1.26616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13.417" calcext:value-type="float">
            <text:p>13.41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0.692508" calcext:value-type="float">
            <text:p>0.692508</text:p>
          </table:table-cell>
          <table:table-cell table:style-name="ce12" office:value-type="float" office:value="0.818783" calcext:value-type="float">
            <text:p>0.818783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13.6355" calcext:value-type="float">
            <text:p>13.635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.20736" calcext:value-type="float">
            <text:p>1.20736</text:p>
          </table:table-cell>
          <table:table-cell table:style-name="ce12" office:value-type="float" office:value="0.748994" calcext:value-type="float">
            <text:p>0.748994</text:p>
          </table:table-cell>
          <table:table-cell table:style-name="ce12" office:value-type="float" office:value="729" calcext:value-type="float">
            <text:p>729</text:p>
          </table:table-cell>
          <table:table-cell table:style-name="ce12" office:value-type="float" office:value="11.1817" calcext:value-type="float">
            <text:p>11.181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.14481" calcext:value-type="float">
            <text:p>1.14481</text:p>
          </table:table-cell>
          <table:table-cell table:style-name="ce12" office:value-type="float" office:value="0.741746" calcext:value-type="float">
            <text:p>0.741746</text:p>
          </table:table-cell>
          <table:table-cell table:style-name="ce12" office:value-type="float" office:value="933" calcext:value-type="float">
            <text:p>933</text:p>
          </table:table-cell>
          <table:table-cell table:style-name="ce12" office:value-type="float" office:value="11.8507" calcext:value-type="float">
            <text:p>11.850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.11966" calcext:value-type="float">
            <text:p>1.11966</text:p>
          </table:table-cell>
          <table:table-cell table:style-name="ce12" office:value-type="float" office:value="0.765914" calcext:value-type="float">
            <text:p>0.765914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1.4778" calcext:value-type="float">
            <text:p>11.477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.00218" calcext:value-type="float">
            <text:p>1.00218</text:p>
          </table:table-cell>
          <table:table-cell table:style-name="ce12" office:value-type="float" office:value="1.22803" calcext:value-type="float">
            <text:p>1.22803</text:p>
          </table:table-cell>
          <table:table-cell table:style-name="ce12" office:value-type="float" office:value="905" calcext:value-type="float">
            <text:p>905</text:p>
          </table:table-cell>
          <table:table-cell table:style-name="ce12" office:value-type="float" office:value="11.0998" calcext:value-type="float">
            <text:p>11.09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.10141" calcext:value-type="float">
            <text:p>1.10141</text:p>
          </table:table-cell>
          <table:table-cell table:style-name="ce12" office:value-type="float" office:value="1.28921" calcext:value-type="float">
            <text:p>1.28921</text:p>
          </table:table-cell>
          <table:table-cell table:style-name="ce12" office:value-type="float" office:value="995" calcext:value-type="float">
            <text:p>995</text:p>
          </table:table-cell>
          <table:table-cell table:style-name="ce12" office:value-type="float" office:value="12.3712" calcext:value-type="float">
            <text:p>12.371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.66143" calcext:value-type="float">
            <text:p>1.66143</text:p>
          </table:table-cell>
          <table:table-cell table:style-name="ce12" office:value-type="float" office:value="0.994911" calcext:value-type="float">
            <text:p>0.994911</text:p>
          </table:table-cell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8.83345" calcext:value-type="float">
            <text:p>8.8334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.27499" calcext:value-type="float">
            <text:p>1.27499</text:p>
          </table:table-cell>
          <table:table-cell table:style-name="ce12" office:value-type="float" office:value="0.813163" calcext:value-type="float">
            <text:p>0.813163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.6117" calcext:value-type="float">
            <text:p>11.611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45" calcext:value-type="float">
            <text:p>45</text:p>
          </table:table-cell>
          <table:table-cell office:value-type="float" office:value="1.20935" calcext:value-type="float">
            <text:p>1.20935</text:p>
          </table:table-cell>
          <table:table-cell office:value-type="float" office:value="0.685066" calcext:value-type="float">
            <text:p>0.685066</text:p>
          </table:table-cell>
          <table:table-cell office:value-type="float" office:value="255" calcext:value-type="float">
            <text:p>255</text:p>
          </table:table-cell>
          <table:table-cell office:value-type="float" office:value="10.8098" calcext:value-type="float">
            <text:p>10.80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9" calcext:value-type="float">
            <text:p>59</text:p>
          </table:table-cell>
          <table:table-cell office:value-type="float" office:value="0.858377" calcext:value-type="float">
            <text:p>0.858377</text:p>
          </table:table-cell>
          <table:table-cell office:value-type="float" office:value="0.876522" calcext:value-type="float">
            <text:p>0.876522</text:p>
          </table:table-cell>
          <table:table-cell office:value-type="float" office:value="428" calcext:value-type="float">
            <text:p>428</text:p>
          </table:table-cell>
          <table:table-cell office:value-type="float" office:value="11.9923" calcext:value-type="float">
            <text:p>11.99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2" calcext:value-type="float">
            <text:p>62</text:p>
          </table:table-cell>
          <table:table-cell office:value-type="float" office:value="0.500804" calcext:value-type="float">
            <text:p>0.500804</text:p>
          </table:table-cell>
          <table:table-cell office:value-type="float" office:value="0.810236" calcext:value-type="float">
            <text:p>0.810236</text:p>
          </table:table-cell>
          <table:table-cell office:value-type="float" office:value="466" calcext:value-type="float">
            <text:p>466</text:p>
          </table:table-cell>
          <table:table-cell office:value-type="float" office:value="21.0779" calcext:value-type="float">
            <text:p>21.077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5" calcext:value-type="float">
            <text:p>55</text:p>
          </table:table-cell>
          <table:table-cell office:value-type="float" office:value="0.634896" calcext:value-type="float">
            <text:p>0.634896</text:p>
          </table:table-cell>
          <table:table-cell office:value-type="float" office:value="0.54787" calcext:value-type="float">
            <text:p>0.54787</text:p>
          </table:table-cell>
          <table:table-cell office:value-type="float" office:value="347" calcext:value-type="float">
            <text:p>347</text:p>
          </table:table-cell>
          <table:table-cell office:value-type="float" office:value="13.9951" calcext:value-type="float">
            <text:p>13.995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5" calcext:value-type="float">
            <text:p>55</text:p>
          </table:table-cell>
          <table:table-cell office:value-type="float" office:value="0.584574" calcext:value-type="float">
            <text:p>0.584574</text:p>
          </table:table-cell>
          <table:table-cell office:value-type="float" office:value="0.959833" calcext:value-type="float">
            <text:p>0.959833</text:p>
          </table:table-cell>
          <table:table-cell office:value-type="float" office:value="299" calcext:value-type="float">
            <text:p>299</text:p>
          </table:table-cell>
          <table:table-cell office:value-type="float" office:value="30.5541" calcext:value-type="float">
            <text:p>30.55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3" calcext:value-type="float">
            <text:p>63</text:p>
          </table:table-cell>
          <table:table-cell office:value-type="float" office:value="0.736571" calcext:value-type="float">
            <text:p>0.736571</text:p>
          </table:table-cell>
          <table:table-cell office:value-type="float" office:value="0.711847" calcext:value-type="float">
            <text:p>0.711847</text:p>
          </table:table-cell>
          <table:table-cell office:value-type="float" office:value="416" calcext:value-type="float">
            <text:p>416</text:p>
          </table:table-cell>
          <table:table-cell office:value-type="float" office:value="12.969" calcext:value-type="float">
            <text:p>12.96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9" calcext:value-type="float">
            <text:p>69</text:p>
          </table:table-cell>
          <table:table-cell office:value-type="float" office:value="0.838703" calcext:value-type="float">
            <text:p>0.838703</text:p>
          </table:table-cell>
          <table:table-cell office:value-type="float" office:value="0.798545" calcext:value-type="float">
            <text:p>0.798545</text:p>
          </table:table-cell>
          <table:table-cell office:value-type="float" office:value="401" calcext:value-type="float">
            <text:p>401</text:p>
          </table:table-cell>
          <table:table-cell office:value-type="float" office:value="11.8323" calcext:value-type="float">
            <text:p>11.83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6" calcext:value-type="float">
            <text:p>66</text:p>
          </table:table-cell>
          <table:table-cell office:value-type="float" office:value="0.950125" calcext:value-type="float">
            <text:p>0.950125</text:p>
          </table:table-cell>
          <table:table-cell office:value-type="float" office:value="0.5992" calcext:value-type="float">
            <text:p>0.5992</text:p>
          </table:table-cell>
          <table:table-cell office:value-type="float" office:value="484" calcext:value-type="float">
            <text:p>484</text:p>
          </table:table-cell>
          <table:table-cell office:value-type="float" office:value="12.0704" calcext:value-type="float">
            <text:p>12.07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75" calcext:value-type="float">
            <text:p>75</text:p>
          </table:table-cell>
          <table:table-cell office:value-type="float" office:value="1.57689" calcext:value-type="float">
            <text:p>1.57689</text:p>
          </table:table-cell>
          <table:table-cell office:value-type="float" office:value="1.85534" calcext:value-type="float">
            <text:p>1.85534</text:p>
          </table:table-cell>
          <table:table-cell office:value-type="float" office:value="583" calcext:value-type="float">
            <text:p>583</text:p>
          </table:table-cell>
          <table:table-cell office:value-type="float" office:value="11.6035" calcext:value-type="float">
            <text:p>11.60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4" calcext:value-type="float">
            <text:p>64</text:p>
          </table:table-cell>
          <table:table-cell office:value-type="float" office:value="0.754533" calcext:value-type="float">
            <text:p>0.754533</text:p>
          </table:table-cell>
          <table:table-cell office:value-type="float" office:value="0.601008" calcext:value-type="float">
            <text:p>0.601008</text:p>
          </table:table-cell>
          <table:table-cell office:value-type="float" office:value="361" calcext:value-type="float">
            <text:p>361</text:p>
          </table:table-cell>
          <table:table-cell office:value-type="float" office:value="13.7124" calcext:value-type="float">
            <text:p>13.712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0" calcext:value-type="float">
            <text:p>60</text:p>
          </table:table-cell>
          <table:table-cell office:value-type="float" office:value="0.675336" calcext:value-type="float">
            <text:p>0.675336</text:p>
          </table:table-cell>
          <table:table-cell office:value-type="float" office:value="0.846146" calcext:value-type="float">
            <text:p>0.846146</text:p>
          </table:table-cell>
          <table:table-cell office:value-type="float" office:value="486" calcext:value-type="float">
            <text:p>486</text:p>
          </table:table-cell>
          <table:table-cell office:value-type="float" office:value="13.9017" calcext:value-type="float">
            <text:p>13.901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74" calcext:value-type="float">
            <text:p>74</text:p>
          </table:table-cell>
          <table:table-cell office:value-type="float" office:value="0.907407" calcext:value-type="float">
            <text:p>0.907407</text:p>
          </table:table-cell>
          <table:table-cell office:value-type="float" office:value="0.620418" calcext:value-type="float">
            <text:p>0.620418</text:p>
          </table:table-cell>
          <table:table-cell office:value-type="float" office:value="584" calcext:value-type="float">
            <text:p>584</text:p>
          </table:table-cell>
          <table:table-cell office:value-type="float" office:value="13.0369" calcext:value-type="float">
            <text:p>13.036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80" calcext:value-type="float">
            <text:p>80</text:p>
          </table:table-cell>
          <table:table-cell office:value-type="float" office:value="1.10223" calcext:value-type="float">
            <text:p>1.10223</text:p>
          </table:table-cell>
          <table:table-cell office:value-type="float" office:value="0.709078" calcext:value-type="float">
            <text:p>0.709078</text:p>
          </table:table-cell>
          <table:table-cell office:value-type="float" office:value="880" calcext:value-type="float">
            <text:p>880</text:p>
          </table:table-cell>
          <table:table-cell office:value-type="float" office:value="12.1401" calcext:value-type="float">
            <text:p>12.140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73" calcext:value-type="float">
            <text:p>73</text:p>
          </table:table-cell>
          <table:table-cell office:value-type="float" office:value="1.20245" calcext:value-type="float">
            <text:p>1.20245</text:p>
          </table:table-cell>
          <table:table-cell office:value-type="float" office:value="0.711185" calcext:value-type="float">
            <text:p>0.711185</text:p>
          </table:table-cell>
          <table:table-cell office:value-type="float" office:value="830" calcext:value-type="float">
            <text:p>830</text:p>
          </table:table-cell>
          <table:table-cell office:value-type="float" office:value="11.4939" calcext:value-type="float">
            <text:p>11.493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9" calcext:value-type="float">
            <text:p>69</text:p>
          </table:table-cell>
          <table:table-cell office:value-type="float" office:value="1.05566" calcext:value-type="float">
            <text:p>1.05566</text:p>
          </table:table-cell>
          <table:table-cell office:value-type="float" office:value="0.767834" calcext:value-type="float">
            <text:p>0.767834</text:p>
          </table:table-cell>
          <table:table-cell office:value-type="float" office:value="686" calcext:value-type="float">
            <text:p>686</text:p>
          </table:table-cell>
          <table:table-cell office:value-type="float" office:value="12.3286" calcext:value-type="float">
            <text:p>12.328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74" calcext:value-type="float">
            <text:p>74</text:p>
          </table:table-cell>
          <table:table-cell office:value-type="float" office:value="1.08106" calcext:value-type="float">
            <text:p>1.08106</text:p>
          </table:table-cell>
          <table:table-cell office:value-type="float" office:value="0.765227" calcext:value-type="float">
            <text:p>0.765227</text:p>
          </table:table-cell>
          <table:table-cell office:value-type="float" office:value="667" calcext:value-type="float">
            <text:p>667</text:p>
          </table:table-cell>
          <table:table-cell office:value-type="float" office:value="11.8915" calcext:value-type="float">
            <text:p>11.89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64" calcext:value-type="float">
            <text:p>64</text:p>
          </table:table-cell>
          <table:table-cell office:value-type="float" office:value="1.29785" calcext:value-type="float">
            <text:p>1.29785</text:p>
          </table:table-cell>
          <table:table-cell office:value-type="float" office:value="0.708034" calcext:value-type="float">
            <text:p>0.708034</text:p>
          </table:table-cell>
          <table:table-cell office:value-type="float" office:value="574" calcext:value-type="float">
            <text:p>574</text:p>
          </table:table-cell>
          <table:table-cell office:value-type="float" office:value="11.2971" calcext:value-type="float">
            <text:p>11.297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float" office:value="59" calcext:value-type="float">
            <text:p>59</text:p>
          </table:table-cell>
          <table:table-cell office:value-type="float" office:value="1.05857" calcext:value-type="float">
            <text:p>1.05857</text:p>
          </table:table-cell>
          <table:table-cell office:value-type="float" office:value="1.00785" calcext:value-type="float">
            <text:p>1.00785</text:p>
          </table:table-cell>
          <table:table-cell office:value-type="float" office:value="539" calcext:value-type="float">
            <text:p>539</text:p>
          </table:table-cell>
          <table:table-cell office:value-type="float" office:value="11.9612" calcext:value-type="float">
            <text:p>11.961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0.964373" calcext:value-type="float">
            <text:p>0.964373</text:p>
          </table:table-cell>
          <table:table-cell table:style-name="ce12" office:value-type="float" office:value="0.679414" calcext:value-type="float">
            <text:p>0.679414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2.2019" calcext:value-type="float">
            <text:p>12.20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0.561745" calcext:value-type="float">
            <text:p>0.561745</text:p>
          </table:table-cell>
          <table:table-cell table:style-name="ce12" office:value-type="float" office:value="0.799733" calcext:value-type="float">
            <text:p>0.799733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28.8498" calcext:value-type="float">
            <text:p>28.84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.54747" calcext:value-type="float">
            <text:p>1.54747</text:p>
          </table:table-cell>
          <table:table-cell table:style-name="ce12" office:value-type="float" office:value="1.81186" calcext:value-type="float">
            <text:p>1.81186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11.1235" calcext:value-type="float">
            <text:p>11.12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0.861978" calcext:value-type="float">
            <text:p>0.861978</text:p>
          </table:table-cell>
          <table:table-cell table:style-name="ce12" office:value-type="float" office:value="0.317577" calcext:value-type="float">
            <text:p>0.317577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2.6321" calcext:value-type="float">
            <text:p>12.632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.47215" calcext:value-type="float">
            <text:p>1.47215</text:p>
          </table:table-cell>
          <table:table-cell table:style-name="ce12" office:value-type="float" office:value="1.15855" calcext:value-type="float">
            <text:p>1.158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0.0447" calcext:value-type="float">
            <text:p>10.044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.0149" calcext:value-type="float">
            <text:p>1.0149</text:p>
          </table:table-cell>
          <table:table-cell table:style-name="ce12" office:value-type="float" office:value="0.474704" calcext:value-type="float">
            <text:p>0.474704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2.1419" calcext:value-type="float">
            <text:p>12.14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.02087" calcext:value-type="float">
            <text:p>1.02087</text:p>
          </table:table-cell>
          <table:table-cell table:style-name="ce12" office:value-type="float" office:value="0.679547" calcext:value-type="float">
            <text:p>0.679547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11.7657" calcext:value-type="float">
            <text:p>11.76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.10468" calcext:value-type="float">
            <text:p>1.10468</text:p>
          </table:table-cell>
          <table:table-cell table:style-name="ce12" office:value-type="float" office:value="0.395541" calcext:value-type="float">
            <text:p>0.395541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office:value-type="float" office:value="12.058" calcext:value-type="float">
            <text:p>12.0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0.919918" calcext:value-type="float">
            <text:p>0.919918</text:p>
          </table:table-cell>
          <table:table-cell table:style-name="ce12" office:value-type="float" office:value="0.682657" calcext:value-type="float">
            <text:p>0.682657</text:p>
          </table:table-cell>
          <table:table-cell table:style-name="ce12" office:value-type="float" office:value="324" calcext:value-type="float">
            <text:p>324</text:p>
          </table:table-cell>
          <table:table-cell table:style-name="ce12" office:value-type="float" office:value="12.4182" calcext:value-type="float">
            <text:p>12.41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0.722771" calcext:value-type="float">
            <text:p>0.722771</text:p>
          </table:table-cell>
          <table:table-cell table:style-name="ce12" office:value-type="float" office:value="0.515362" calcext:value-type="float">
            <text:p>0.515362</text:p>
          </table:table-cell>
          <table:table-cell table:style-name="ce12" office:value-type="float" office:value="245" calcext:value-type="float">
            <text:p>245</text:p>
          </table:table-cell>
          <table:table-cell table:style-name="ce12" office:value-type="float" office:value="13.3709" calcext:value-type="float">
            <text:p>13.370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0.87241" calcext:value-type="float">
            <text:p>0.87241</text:p>
          </table:table-cell>
          <table:table-cell table:style-name="ce12" office:value-type="float" office:value="0.461338" calcext:value-type="float">
            <text:p>0.461338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2.8707" calcext:value-type="float">
            <text:p>12.870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0.845664" calcext:value-type="float">
            <text:p>0.845664</text:p>
          </table:table-cell>
          <table:table-cell table:style-name="ce12" office:value-type="float" office:value="0.501638" calcext:value-type="float">
            <text:p>0.501638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13.1713" calcext:value-type="float">
            <text:p>13.171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.05324" calcext:value-type="float">
            <text:p>1.05324</text:p>
          </table:table-cell>
          <table:table-cell table:style-name="ce12" office:value-type="float" office:value="0.543426" calcext:value-type="float">
            <text:p>0.543426</text:p>
          </table:table-cell>
          <table:table-cell table:style-name="ce12" office:value-type="float" office:value="394" calcext:value-type="float">
            <text:p>394</text:p>
          </table:table-cell>
          <table:table-cell table:style-name="ce12" office:value-type="float" office:value="12.7204" calcext:value-type="float">
            <text:p>12.72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.08271" calcext:value-type="float">
            <text:p>1.08271</text:p>
          </table:table-cell>
          <table:table-cell table:style-name="ce12" office:value-type="float" office:value="0.508141" calcext:value-type="float">
            <text:p>0.508141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12.1076" calcext:value-type="float">
            <text:p>12.107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.30703" calcext:value-type="float">
            <text:p>1.30703</text:p>
          </table:table-cell>
          <table:table-cell table:style-name="ce12" office:value-type="float" office:value="0.791697" calcext:value-type="float">
            <text:p>0.791697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11.3635" calcext:value-type="float">
            <text:p>11.36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1.03747" calcext:value-type="float">
            <text:p>1.03747</text:p>
          </table:table-cell>
          <table:table-cell table:style-name="ce12" office:value-type="float" office:value="0.626727" calcext:value-type="float">
            <text:p>0.626727</text:p>
          </table:table-cell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12.446" calcext:value-type="float">
            <text:p>12.44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.33561" calcext:value-type="float">
            <text:p>1.33561</text:p>
          </table:table-cell>
          <table:table-cell table:style-name="ce12" office:value-type="float" office:value="0.572668" calcext:value-type="float">
            <text:p>0.572668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0.6669" calcext:value-type="float">
            <text:p>10.666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.33232" calcext:value-type="float">
            <text:p>1.33232</text:p>
          </table:table-cell>
          <table:table-cell table:style-name="ce12" office:value-type="float" office:value="0.65707" calcext:value-type="float">
            <text:p>0.65707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1.5312" calcext:value-type="float">
            <text:p>11.531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75" calcext:value-type="float">
            <text:p>75</text:p>
          </table:table-cell>
          <table:table-cell office:value-type="float" office:value="1.03134" calcext:value-type="float">
            <text:p>1.03134</text:p>
          </table:table-cell>
          <table:table-cell office:value-type="float" office:value="0.992636" calcext:value-type="float">
            <text:p>0.992636</text:p>
          </table:table-cell>
          <table:table-cell office:value-type="float" office:value="635" calcext:value-type="float">
            <text:p>635</text:p>
          </table:table-cell>
          <table:table-cell office:value-type="float" office:value="11.6549" calcext:value-type="float">
            <text:p>11.654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5" calcext:value-type="float">
            <text:p>95</text:p>
          </table:table-cell>
          <table:table-cell office:value-type="float" office:value="0.733834" calcext:value-type="float">
            <text:p>0.733834</text:p>
          </table:table-cell>
          <table:table-cell office:value-type="float" office:value="1.47493" calcext:value-type="float">
            <text:p>1.47493</text:p>
          </table:table-cell>
          <table:table-cell office:value-type="float" office:value="1177" calcext:value-type="float">
            <text:p>1177</text:p>
          </table:table-cell>
          <table:table-cell office:value-type="float" office:value="12.5723" calcext:value-type="float">
            <text:p>12.57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8" calcext:value-type="float">
            <text:p>88</text:p>
          </table:table-cell>
          <table:table-cell office:value-type="float" office:value="0.716771" calcext:value-type="float">
            <text:p>0.716771</text:p>
          </table:table-cell>
          <table:table-cell office:value-type="float" office:value="0.963966" calcext:value-type="float">
            <text:p>0.963966</text:p>
          </table:table-cell>
          <table:table-cell office:value-type="float" office:value="1054" calcext:value-type="float">
            <text:p>1054</text:p>
          </table:table-cell>
          <table:table-cell office:value-type="float" office:value="15.7297" calcext:value-type="float">
            <text:p>15.729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4" calcext:value-type="float">
            <text:p>94</text:p>
          </table:table-cell>
          <table:table-cell office:value-type="float" office:value="0.718048" calcext:value-type="float">
            <text:p>0.718048</text:p>
          </table:table-cell>
          <table:table-cell office:value-type="float" office:value="0.962136" calcext:value-type="float">
            <text:p>0.962136</text:p>
          </table:table-cell>
          <table:table-cell office:value-type="float" office:value="1014" calcext:value-type="float">
            <text:p>1014</text:p>
          </table:table-cell>
          <table:table-cell office:value-type="float" office:value="15.0057" calcext:value-type="float">
            <text:p>15.00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4" calcext:value-type="float">
            <text:p>84</text:p>
          </table:table-cell>
          <table:table-cell office:value-type="float" office:value="0.451485" calcext:value-type="float">
            <text:p>0.451485</text:p>
          </table:table-cell>
          <table:table-cell office:value-type="float" office:value="1.10721" calcext:value-type="float">
            <text:p>1.10721</text:p>
          </table:table-cell>
          <table:table-cell office:value-type="float" office:value="916" calcext:value-type="float">
            <text:p>916</text:p>
          </table:table-cell>
          <table:table-cell office:value-type="float" office:value="30.2941" calcext:value-type="float">
            <text:p>30.29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1" calcext:value-type="float">
            <text:p>91</text:p>
          </table:table-cell>
          <table:table-cell office:value-type="float" office:value="0.798139" calcext:value-type="float">
            <text:p>0.798139</text:p>
          </table:table-cell>
          <table:table-cell office:value-type="float" office:value="0.933121" calcext:value-type="float">
            <text:p>0.933121</text:p>
          </table:table-cell>
          <table:table-cell office:value-type="float" office:value="963" calcext:value-type="float">
            <text:p>963</text:p>
          </table:table-cell>
          <table:table-cell office:value-type="float" office:value="13.0781" calcext:value-type="float">
            <text:p>13.078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1" calcext:value-type="float">
            <text:p>91</text:p>
          </table:table-cell>
          <table:table-cell office:value-type="float" office:value="0.885253" calcext:value-type="float">
            <text:p>0.885253</text:p>
          </table:table-cell>
          <table:table-cell office:value-type="float" office:value="1.22667" calcext:value-type="float">
            <text:p>1.22667</text:p>
          </table:table-cell>
          <table:table-cell office:value-type="float" office:value="899" calcext:value-type="float">
            <text:p>899</text:p>
          </table:table-cell>
          <table:table-cell office:value-type="float" office:value="12.0183" calcext:value-type="float">
            <text:p>12.018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8" calcext:value-type="float">
            <text:p>88</text:p>
          </table:table-cell>
          <table:table-cell office:value-type="float" office:value="0.981553" calcext:value-type="float">
            <text:p>0.981553</text:p>
          </table:table-cell>
          <table:table-cell office:value-type="float" office:value="1.00369" calcext:value-type="float">
            <text:p>1.00369</text:p>
          </table:table-cell>
          <table:table-cell office:value-type="float" office:value="872" calcext:value-type="float">
            <text:p>872</text:p>
          </table:table-cell>
          <table:table-cell office:value-type="float" office:value="12.0704" calcext:value-type="float">
            <text:p>12.070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9" calcext:value-type="float">
            <text:p>89</text:p>
          </table:table-cell>
          <table:table-cell office:value-type="float" office:value="0.832674" calcext:value-type="float">
            <text:p>0.832674</text:p>
          </table:table-cell>
          <table:table-cell office:value-type="float" office:value="0.877034" calcext:value-type="float">
            <text:p>0.877034</text:p>
          </table:table-cell>
          <table:table-cell office:value-type="float" office:value="919" calcext:value-type="float">
            <text:p>919</text:p>
          </table:table-cell>
          <table:table-cell office:value-type="float" office:value="13.068" calcext:value-type="float">
            <text:p>13.0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0" calcext:value-type="float">
            <text:p>100</text:p>
          </table:table-cell>
          <table:table-cell office:value-type="float" office:value="0.772991" calcext:value-type="float">
            <text:p>0.772991</text:p>
          </table:table-cell>
          <table:table-cell office:value-type="float" office:value="0.836831" calcext:value-type="float">
            <text:p>0.836831</text:p>
          </table:table-cell>
          <table:table-cell office:value-type="float" office:value="960" calcext:value-type="float">
            <text:p>960</text:p>
          </table:table-cell>
          <table:table-cell office:value-type="float" office:value="13.7054" calcext:value-type="float">
            <text:p>13.705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80" calcext:value-type="float">
            <text:p>80</text:p>
          </table:table-cell>
          <table:table-cell office:value-type="float" office:value="0.654021" calcext:value-type="float">
            <text:p>0.654021</text:p>
          </table:table-cell>
          <table:table-cell office:value-type="float" office:value="0.874027" calcext:value-type="float">
            <text:p>0.874027</text:p>
          </table:table-cell>
          <table:table-cell office:value-type="float" office:value="706" calcext:value-type="float">
            <text:p>706</text:p>
          </table:table-cell>
          <table:table-cell office:value-type="float" office:value="14.2298" calcext:value-type="float">
            <text:p>14.22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1" calcext:value-type="float">
            <text:p>101</text:p>
          </table:table-cell>
          <table:table-cell office:value-type="float" office:value="1.12197" calcext:value-type="float">
            <text:p>1.12197</text:p>
          </table:table-cell>
          <table:table-cell office:value-type="float" office:value="0.877899" calcext:value-type="float">
            <text:p>0.877899</text:p>
          </table:table-cell>
          <table:table-cell office:value-type="float" office:value="1145" calcext:value-type="float">
            <text:p>1145</text:p>
          </table:table-cell>
          <table:table-cell office:value-type="float" office:value="11.5964" calcext:value-type="float">
            <text:p>11.596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8" calcext:value-type="float">
            <text:p>108</text:p>
          </table:table-cell>
          <table:table-cell office:value-type="float" office:value="0.946237" calcext:value-type="float">
            <text:p>0.946237</text:p>
          </table:table-cell>
          <table:table-cell office:value-type="float" office:value="1.22587" calcext:value-type="float">
            <text:p>1.22587</text:p>
          </table:table-cell>
          <table:table-cell office:value-type="float" office:value="1454" calcext:value-type="float">
            <text:p>1454</text:p>
          </table:table-cell>
          <table:table-cell office:value-type="float" office:value="12.5041" calcext:value-type="float">
            <text:p>12.50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97" calcext:value-type="float">
            <text:p>97</text:p>
          </table:table-cell>
          <table:table-cell office:value-type="float" office:value="1.12399" calcext:value-type="float">
            <text:p>1.12399</text:p>
          </table:table-cell>
          <table:table-cell office:value-type="float" office:value="0.925564" calcext:value-type="float">
            <text:p>0.925564</text:p>
          </table:table-cell>
          <table:table-cell office:value-type="float" office:value="1263" calcext:value-type="float">
            <text:p>1263</text:p>
          </table:table-cell>
          <table:table-cell office:value-type="float" office:value="11.521" calcext:value-type="float">
            <text:p>11.52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5" calcext:value-type="float">
            <text:p>105</text:p>
          </table:table-cell>
          <table:table-cell office:value-type="float" office:value="1.17891" calcext:value-type="float">
            <text:p>1.17891</text:p>
          </table:table-cell>
          <table:table-cell office:value-type="float" office:value="1.23644" calcext:value-type="float">
            <text:p>1.23644</text:p>
          </table:table-cell>
          <table:table-cell office:value-type="float" office:value="1783" calcext:value-type="float">
            <text:p>1783</text:p>
          </table:table-cell>
          <table:table-cell office:value-type="float" office:value="11.2036" calcext:value-type="float">
            <text:p>11.203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0" calcext:value-type="float">
            <text:p>100</text:p>
          </table:table-cell>
          <table:table-cell office:value-type="float" office:value="1.03065" calcext:value-type="float">
            <text:p>1.03065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1281" calcext:value-type="float">
            <text:p>1281</text:p>
          </table:table-cell>
          <table:table-cell office:value-type="float" office:value="12.1038" calcext:value-type="float">
            <text:p>12.103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5" calcext:value-type="float">
            <text:p>105</text:p>
          </table:table-cell>
          <table:table-cell office:value-type="float" office:value="1.68912" calcext:value-type="float">
            <text:p>1.68912</text:p>
          </table:table-cell>
          <table:table-cell office:value-type="float" office:value="1.20208" calcext:value-type="float">
            <text:p>1.20208</text:p>
          </table:table-cell>
          <table:table-cell office:value-type="float" office:value="1394" calcext:value-type="float">
            <text:p>1394</text:p>
          </table:table-cell>
          <table:table-cell office:value-type="float" office:value="8.10022" calcext:value-type="float">
            <text:p>8.1002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100" calcext:value-type="float">
            <text:p>100</text:p>
          </table:table-cell>
          <table:table-cell office:value-type="float" office:value="1.32813" calcext:value-type="float">
            <text:p>1.32813</text:p>
          </table:table-cell>
          <table:table-cell office:value-type="float" office:value="1.14504" calcext:value-type="float">
            <text:p>1.14504</text:p>
          </table:table-cell>
          <table:table-cell office:value-type="float" office:value="1383" calcext:value-type="float">
            <text:p>1383</text:p>
          </table:table-cell>
          <table:table-cell office:value-type="float" office:value="10.6939" calcext:value-type="float">
            <text:p>10.693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FAST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80" calcext:value-type="float">
            <text:p>80</text:p>
          </table:table-cell>
          <table:table-cell office:value-type="float" office:value="0.983265" calcext:value-type="float">
            <text:p>0.983265</text:p>
          </table:table-cell>
          <table:table-cell office:value-type="float" office:value="0.790889" calcext:value-type="float">
            <text:p>0.790889</text:p>
          </table:table-cell>
          <table:table-cell office:value-type="float" office:value="789" calcext:value-type="float">
            <text:p>789</text:p>
          </table:table-cell>
          <table:table-cell office:value-type="float" office:value="11.7883" calcext:value-type="float">
            <text:p>11.788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03" calcext:value-type="float">
            <text:p>103</text:p>
          </table:table-cell>
          <table:table-cell office:value-type="float" office:value="0.573115" calcext:value-type="float">
            <text:p>0.573115</text:p>
          </table:table-cell>
          <table:table-cell office:value-type="float" office:value="0.763907" calcext:value-type="float">
            <text:p>0.763907</text:p>
          </table:table-cell>
          <table:table-cell office:value-type="float" office:value="1129" calcext:value-type="float">
            <text:p>1129</text:p>
          </table:table-cell>
          <table:table-cell office:value-type="float" office:value="22.2811" calcext:value-type="float">
            <text:p>22.281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06" calcext:value-type="float">
            <text:p>106</text:p>
          </table:table-cell>
          <table:table-cell office:value-type="float" office:value="0.748826" calcext:value-type="float">
            <text:p>0.748826</text:p>
          </table:table-cell>
          <table:table-cell office:value-type="float" office:value="0.731486" calcext:value-type="float">
            <text:p>0.731486</text:p>
          </table:table-cell>
          <table:table-cell office:value-type="float" office:value="1334" calcext:value-type="float">
            <text:p>1334</text:p>
          </table:table-cell>
          <table:table-cell office:value-type="float" office:value="16.5805" calcext:value-type="float">
            <text:p>16.58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87" calcext:value-type="float">
            <text:p>87</text:p>
          </table:table-cell>
          <table:table-cell office:value-type="float" office:value="0.769714" calcext:value-type="float">
            <text:p>0.769714</text:p>
          </table:table-cell>
          <table:table-cell office:value-type="float" office:value="0.84457" calcext:value-type="float">
            <text:p>0.84457</text:p>
          </table:table-cell>
          <table:table-cell office:value-type="float" office:value="929" calcext:value-type="float">
            <text:p>929</text:p>
          </table:table-cell>
          <table:table-cell office:value-type="float" office:value="15.5327" calcext:value-type="float">
            <text:p>15.532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81" calcext:value-type="float">
            <text:p>81</text:p>
          </table:table-cell>
          <table:table-cell office:value-type="float" office:value="0.470047" calcext:value-type="float">
            <text:p>0.470047</text:p>
          </table:table-cell>
          <table:table-cell office:value-type="float" office:value="0.867459" calcext:value-type="float">
            <text:p>0.867459</text:p>
          </table:table-cell>
          <table:table-cell office:value-type="float" office:value="754" calcext:value-type="float">
            <text:p>754</text:p>
          </table:table-cell>
          <table:table-cell office:value-type="float" office:value="23.7084" calcext:value-type="float">
            <text:p>23.708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92" calcext:value-type="float">
            <text:p>92</text:p>
          </table:table-cell>
          <table:table-cell office:value-type="float" office:value="0.781935" calcext:value-type="float">
            <text:p>0.781935</text:p>
          </table:table-cell>
          <table:table-cell office:value-type="float" office:value="0.696819" calcext:value-type="float">
            <text:p>0.696819</text:p>
          </table:table-cell>
          <table:table-cell office:value-type="float" office:value="822" calcext:value-type="float">
            <text:p>822</text:p>
          </table:table-cell>
          <table:table-cell office:value-type="float" office:value="16.6987" calcext:value-type="float">
            <text:p>16.698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05" calcext:value-type="float">
            <text:p>105</text:p>
          </table:table-cell>
          <table:table-cell office:value-type="float" office:value="0.781413" calcext:value-type="float">
            <text:p>0.781413</text:p>
          </table:table-cell>
          <table:table-cell office:value-type="float" office:value="0.804288" calcext:value-type="float">
            <text:p>0.804288</text:p>
          </table:table-cell>
          <table:table-cell office:value-type="float" office:value="1318" calcext:value-type="float">
            <text:p>1318</text:p>
          </table:table-cell>
          <table:table-cell office:value-type="float" office:value="16.4933" calcext:value-type="float">
            <text:p>16.493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93" calcext:value-type="float">
            <text:p>93</text:p>
          </table:table-cell>
          <table:table-cell office:value-type="float" office:value="0.644579" calcext:value-type="float">
            <text:p>0.644579</text:p>
          </table:table-cell>
          <table:table-cell office:value-type="float" office:value="0.651435" calcext:value-type="float">
            <text:p>0.651435</text:p>
          </table:table-cell>
          <table:table-cell office:value-type="float" office:value="997" calcext:value-type="float">
            <text:p>997</text:p>
          </table:table-cell>
          <table:table-cell office:value-type="float" office:value="18.9698" calcext:value-type="float">
            <text:p>18.96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12" calcext:value-type="float">
            <text:p>112</text:p>
          </table:table-cell>
          <table:table-cell office:value-type="float" office:value="0.758531" calcext:value-type="float">
            <text:p>0.758531</text:p>
          </table:table-cell>
          <table:table-cell office:value-type="float" office:value="0.677651" calcext:value-type="float">
            <text:p>0.677651</text:p>
          </table:table-cell>
          <table:table-cell office:value-type="float" office:value="1234" calcext:value-type="float">
            <text:p>1234</text:p>
          </table:table-cell>
          <table:table-cell office:value-type="float" office:value="15.0947" calcext:value-type="float">
            <text:p>15.094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06" calcext:value-type="float">
            <text:p>106</text:p>
          </table:table-cell>
          <table:table-cell office:value-type="float" office:value="0.95246" calcext:value-type="float">
            <text:p>0.95246</text:p>
          </table:table-cell>
          <table:table-cell office:value-type="float" office:value="0.808675" calcext:value-type="float">
            <text:p>0.808675</text:p>
          </table:table-cell>
          <table:table-cell office:value-type="float" office:value="1124" calcext:value-type="float">
            <text:p>1124</text:p>
          </table:table-cell>
          <table:table-cell office:value-type="float" office:value="11.8031" calcext:value-type="float">
            <text:p>11.803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08" calcext:value-type="float">
            <text:p>108</text:p>
          </table:table-cell>
          <table:table-cell office:value-type="float" office:value="1.03634" calcext:value-type="float">
            <text:p>1.03634</text:p>
          </table:table-cell>
          <table:table-cell office:value-type="float" office:value="1.05999" calcext:value-type="float">
            <text:p>1.05999</text:p>
          </table:table-cell>
          <table:table-cell office:value-type="float" office:value="1221" calcext:value-type="float">
            <text:p>1221</text:p>
          </table:table-cell>
          <table:table-cell office:value-type="float" office:value="11.9698" calcext:value-type="float">
            <text:p>11.96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19" calcext:value-type="float">
            <text:p>119</text:p>
          </table:table-cell>
          <table:table-cell office:value-type="float" office:value="1.00574" calcext:value-type="float">
            <text:p>1.00574</text:p>
          </table:table-cell>
          <table:table-cell office:value-type="float" office:value="0.81268" calcext:value-type="float">
            <text:p>0.81268</text:p>
          </table:table-cell>
          <table:table-cell office:value-type="float" office:value="1957" calcext:value-type="float">
            <text:p>1957</text:p>
          </table:table-cell>
          <table:table-cell office:value-type="float" office:value="12.6338" calcext:value-type="float">
            <text:p>12.633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15" calcext:value-type="float">
            <text:p>115</text:p>
          </table:table-cell>
          <table:table-cell office:value-type="float" office:value="0.961442" calcext:value-type="float">
            <text:p>0.961442</text:p>
          </table:table-cell>
          <table:table-cell office:value-type="float" office:value="0.739375" calcext:value-type="float">
            <text:p>0.739375</text:p>
          </table:table-cell>
          <table:table-cell office:value-type="float" office:value="1664" calcext:value-type="float">
            <text:p>1664</text:p>
          </table:table-cell>
          <table:table-cell office:value-type="float" office:value="13.6059" calcext:value-type="float">
            <text:p>13.605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13" calcext:value-type="float">
            <text:p>113</text:p>
          </table:table-cell>
          <table:table-cell office:value-type="float" office:value="1.03276" calcext:value-type="float">
            <text:p>1.03276</text:p>
          </table:table-cell>
          <table:table-cell office:value-type="float" office:value="0.849634" calcext:value-type="float">
            <text:p>0.849634</text:p>
          </table:table-cell>
          <table:table-cell office:value-type="float" office:value="1672" calcext:value-type="float">
            <text:p>1672</text:p>
          </table:table-cell>
          <table:table-cell office:value-type="float" office:value="11.3201" calcext:value-type="float">
            <text:p>11.320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28" calcext:value-type="float">
            <text:p>128</text:p>
          </table:table-cell>
          <table:table-cell office:value-type="float" office:value="0.918653" calcext:value-type="float">
            <text:p>0.918653</text:p>
          </table:table-cell>
          <table:table-cell office:value-type="float" office:value="0.963928" calcext:value-type="float">
            <text:p>0.963928</text:p>
          </table:table-cell>
          <table:table-cell office:value-type="float" office:value="2200" calcext:value-type="float">
            <text:p>2200</text:p>
          </table:table-cell>
          <table:table-cell office:value-type="float" office:value="12.9612" calcext:value-type="float">
            <text:p>12.961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04" calcext:value-type="float">
            <text:p>104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0.807435" calcext:value-type="float">
            <text:p>0.807435</text:p>
          </table:table-cell>
          <table:table-cell office:value-type="float" office:value="1369" calcext:value-type="float">
            <text:p>1369</text:p>
          </table:table-cell>
          <table:table-cell office:value-type="float" office:value="11.5058" calcext:value-type="float">
            <text:p>11.50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19" calcext:value-type="float">
            <text:p>119</text:p>
          </table:table-cell>
          <table:table-cell office:value-type="float" office:value="1.24493" calcext:value-type="float">
            <text:p>1.24493</text:p>
          </table:table-cell>
          <table:table-cell office:value-type="float" office:value="0.740346" calcext:value-type="float">
            <text:p>0.740346</text:p>
          </table:table-cell>
          <table:table-cell office:value-type="float" office:value="1755" calcext:value-type="float">
            <text:p>1755</text:p>
          </table:table-cell>
          <table:table-cell office:value-type="float" office:value="10.2908" calcext:value-type="float">
            <text:p>10.290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BRISK</text:p>
          </table:table-cell>
          <table:table-cell office:value-type="float" office:value="136" calcext:value-type="float">
            <text:p>136</text:p>
          </table:table-cell>
          <table:table-cell office:value-type="float" office:value="1.04793" calcext:value-type="float">
            <text:p>1.04793</text:p>
          </table:table-cell>
          <table:table-cell office:value-type="float" office:value="0.979781" calcext:value-type="float">
            <text:p>0.979781</text:p>
          </table:table-cell>
          <table:table-cell office:value-type="float" office:value="2515" calcext:value-type="float">
            <text:p>2515</text:p>
          </table:table-cell>
          <table:table-cell office:value-type="float" office:value="12.7006" calcext:value-type="float">
            <text:p>12.700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0.803513" calcext:value-type="float">
            <text:p>0.803513</text:p>
          </table:table-cell>
          <table:table-cell table:style-name="ce12" office:value-type="float" office:value="1.09645" calcext:value-type="float">
            <text:p>1.09645</text:p>
          </table:table-cell>
          <table:table-cell table:style-name="ce12" office:value-type="float" office:value="874" calcext:value-type="float">
            <text:p>874</text:p>
          </table:table-cell>
          <table:table-cell table:style-name="ce12" office:value-type="float" office:value="13.3715" calcext:value-type="float">
            <text:p>13.37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.03069" calcext:value-type="float">
            <text:p>1.03069</text:p>
          </table:table-cell>
          <table:table-cell table:style-name="ce12" office:value-type="float" office:value="0.891822" calcext:value-type="float">
            <text:p>0.891822</text:p>
          </table:table-cell>
          <table:table-cell table:style-name="ce12" office:value-type="float" office:value="906" calcext:value-type="float">
            <text:p>906</text:p>
          </table:table-cell>
          <table:table-cell table:style-name="ce12" office:value-type="float" office:value="14.8617" calcext:value-type="float">
            <text:p>14.861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0.810579" calcext:value-type="float">
            <text:p>0.810579</text:p>
          </table:table-cell>
          <table:table-cell table:style-name="ce12" office:value-type="float" office:value="0.824696" calcext:value-type="float">
            <text:p>0.824696</text:p>
          </table:table-cell>
          <table:table-cell table:style-name="ce12" office:value-type="float" office:value="1496" calcext:value-type="float">
            <text:p>1496</text:p>
          </table:table-cell>
          <table:table-cell table:style-name="ce12" office:value-type="float" office:value="14.9417" calcext:value-type="float">
            <text:p>14.941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0.851408" calcext:value-type="float">
            <text:p>0.851408</text:p>
          </table:table-cell>
          <table:table-cell table:style-name="ce12" office:value-type="float" office:value="0.958887" calcext:value-type="float">
            <text:p>0.958887</text:p>
          </table:table-cell>
          <table:table-cell table:style-name="ce12" office:value-type="float" office:value="1146" calcext:value-type="float">
            <text:p>1146</text:p>
          </table:table-cell>
          <table:table-cell table:style-name="ce12" office:value-type="float" office:value="14.6002" calcext:value-type="float">
            <text:p>14.600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0.92774" calcext:value-type="float">
            <text:p>0.92774</text:p>
          </table:table-cell>
          <table:table-cell table:style-name="ce12" office:value-type="float" office:value="1.01529" calcext:value-type="float">
            <text:p>1.01529</text:p>
          </table:table-cell>
          <table:table-cell table:style-name="ce12" office:value-type="float" office:value="785" calcext:value-type="float">
            <text:p>785</text:p>
          </table:table-cell>
          <table:table-cell table:style-name="ce12" office:value-type="float" office:value="13.4263" calcext:value-type="float">
            <text:p>13.42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0.869644" calcext:value-type="float">
            <text:p>0.869644</text:p>
          </table:table-cell>
          <table:table-cell table:style-name="ce12" office:value-type="float" office:value="1.1022" calcext:value-type="float">
            <text:p>1.1022</text:p>
          </table:table-cell>
          <table:table-cell table:style-name="ce12" office:value-type="float" office:value="1165" calcext:value-type="float">
            <text:p>1165</text:p>
          </table:table-cell>
          <table:table-cell table:style-name="ce12" office:value-type="float" office:value="15.0138" calcext:value-type="float">
            <text:p>15.013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0.922902" calcext:value-type="float">
            <text:p>0.922902</text:p>
          </table:table-cell>
          <table:table-cell table:style-name="ce12" office:value-type="float" office:value="0.973708" calcext:value-type="float">
            <text:p>0.973708</text:p>
          </table:table-cell>
          <table:table-cell table:style-name="ce12" office:value-type="float" office:value="1442" calcext:value-type="float">
            <text:p>1442</text:p>
          </table:table-cell>
          <table:table-cell table:style-name="ce12" office:value-type="float" office:value="14.2485" calcext:value-type="float">
            <text:p>14.248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0.662991" calcext:value-type="float">
            <text:p>0.662991</text:p>
          </table:table-cell>
          <table:table-cell table:style-name="ce12" office:value-type="float" office:value="0.78614" calcext:value-type="float">
            <text:p>0.78614</text:p>
          </table:table-cell>
          <table:table-cell table:style-name="ce12" office:value-type="float" office:value="1022" calcext:value-type="float">
            <text:p>1022</text:p>
          </table:table-cell>
          <table:table-cell table:style-name="ce12" office:value-type="float" office:value="17.1716" calcext:value-type="float">
            <text:p>17.171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0.691732" calcext:value-type="float">
            <text:p>0.691732</text:p>
          </table:table-cell>
          <table:table-cell table:style-name="ce12" office:value-type="float" office:value="0.711613" calcext:value-type="float">
            <text:p>0.711613</text:p>
          </table:table-cell>
          <table:table-cell table:style-name="ce12" office:value-type="float" office:value="1298" calcext:value-type="float">
            <text:p>1298</text:p>
          </table:table-cell>
          <table:table-cell table:style-name="ce12" office:value-type="float" office:value="17.2178" calcext:value-type="float">
            <text:p>17.217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.28481" calcext:value-type="float">
            <text:p>1.28481</text:p>
          </table:table-cell>
          <table:table-cell table:style-name="ce12" office:value-type="float" office:value="1.1867" calcext:value-type="float">
            <text:p>1.1867</text:p>
          </table:table-cell>
          <table:table-cell table:style-name="ce12" office:value-type="float" office:value="1157" calcext:value-type="float">
            <text:p>1157</text:p>
          </table:table-cell>
          <table:table-cell table:style-name="ce12" office:value-type="float" office:value="11.7927" calcext:value-type="float">
            <text:p>11.792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0.927871" calcext:value-type="float">
            <text:p>0.927871</text:p>
          </table:table-cell>
          <table:table-cell table:style-name="ce12" office:value-type="float" office:value="0.748387" calcext:value-type="float">
            <text:p>0.748387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12.9475" calcext:value-type="float">
            <text:p>12.947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.01989" calcext:value-type="float">
            <text:p>1.01989</text:p>
          </table:table-cell>
          <table:table-cell table:style-name="ce12" office:value-type="float" office:value="1.09157" calcext:value-type="float">
            <text:p>1.09157</text:p>
          </table:table-cell>
          <table:table-cell table:style-name="ce12" office:value-type="float" office:value="1684" calcext:value-type="float">
            <text:p>1684</text:p>
          </table:table-cell>
          <table:table-cell table:style-name="ce12" office:value-type="float" office:value="13.385" calcext:value-type="float">
            <text:p>13.38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0.78587" calcext:value-type="float">
            <text:p>0.78587</text:p>
          </table:table-cell>
          <table:table-cell table:style-name="ce12" office:value-type="float" office:value="0.78602" calcext:value-type="float">
            <text:p>0.78602</text:p>
          </table:table-cell>
          <table:table-cell table:style-name="ce12" office:value-type="float" office:value="1188" calcext:value-type="float">
            <text:p>1188</text:p>
          </table:table-cell>
          <table:table-cell table:style-name="ce12" office:value-type="float" office:value="14.2968" calcext:value-type="float">
            <text:p>14.29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.01928" calcext:value-type="float">
            <text:p>1.01928</text:p>
          </table:table-cell>
          <table:table-cell table:style-name="ce12" office:value-type="float" office:value="1.19758" calcext:value-type="float">
            <text:p>1.19758</text:p>
          </table:table-cell>
          <table:table-cell table:style-name="ce12" office:value-type="float" office:value="1554" calcext:value-type="float">
            <text:p>1554</text:p>
          </table:table-cell>
          <table:table-cell table:style-name="ce12" office:value-type="float" office:value="10.8099" calcext:value-type="float">
            <text:p>10.809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.03012" calcext:value-type="float">
            <text:p>1.03012</text:p>
          </table:table-cell>
          <table:table-cell table:style-name="ce12" office:value-type="float" office:value="0.903878" calcext:value-type="float">
            <text:p>0.903878</text:p>
          </table:table-cell>
          <table:table-cell table:style-name="ce12" office:value-type="float" office:value="1783" calcext:value-type="float">
            <text:p>1783</text:p>
          </table:table-cell>
          <table:table-cell table:style-name="ce12" office:value-type="float" office:value="11.9295" calcext:value-type="float">
            <text:p>11.929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.23334" calcext:value-type="float">
            <text:p>1.23334</text:p>
          </table:table-cell>
          <table:table-cell table:style-name="ce12" office:value-type="float" office:value="1.02938" calcext:value-type="float">
            <text:p>1.02938</text:p>
          </table:table-cell>
          <table:table-cell table:style-name="ce12" office:value-type="float" office:value="2007" calcext:value-type="float">
            <text:p>2007</text:p>
          </table:table-cell>
          <table:table-cell table:style-name="ce12" office:value-type="float" office:value="11.6288" calcext:value-type="float">
            <text:p>11.628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.31786" calcext:value-type="float">
            <text:p>1.31786</text:p>
          </table:table-cell>
          <table:table-cell table:style-name="ce12" office:value-type="float" office:value="1.12292" calcext:value-type="float">
            <text:p>1.12292</text:p>
          </table:table-cell>
          <table:table-cell table:style-name="ce12" office:value-type="float" office:value="1659" calcext:value-type="float">
            <text:p>1659</text:p>
          </table:table-cell>
          <table:table-cell table:style-name="ce12" office:value-type="float" office:value="9.13173" calcext:value-type="float">
            <text:p>9.1317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.16181" calcext:value-type="float">
            <text:p>1.16181</text:p>
          </table:table-cell>
          <table:table-cell table:style-name="ce12" office:value-type="float" office:value="1.06716" calcext:value-type="float">
            <text:p>1.06716</text:p>
          </table:table-cell>
          <table:table-cell table:style-name="ce12" office:value-type="float" office:value="1935" calcext:value-type="float">
            <text:p>1935</text:p>
          </table:table-cell>
          <table:table-cell table:style-name="ce12" office:value-type="float" office:value="11.1584" calcext:value-type="float">
            <text:p>11.158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3" calcext:value-type="float">
            <text:p>53</text:p>
          </table:table-cell>
          <table:table-cell office:value-type="float" office:value="0.986558" calcext:value-type="float">
            <text:p>0.986558</text:p>
          </table:table-cell>
          <table:table-cell office:value-type="float" office:value="0.701333" calcext:value-type="float">
            <text:p>0.701333</text:p>
          </table:table-cell>
          <table:table-cell office:value-type="float" office:value="303" calcext:value-type="float">
            <text:p>303</text:p>
          </table:table-cell>
          <table:table-cell office:value-type="float" office:value="12.6395" calcext:value-type="float">
            <text:p>12.639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8" calcext:value-type="float">
            <text:p>58</text:p>
          </table:table-cell>
          <table:table-cell office:value-type="float" office:value="0.536975" calcext:value-type="float">
            <text:p>0.536975</text:p>
          </table:table-cell>
          <table:table-cell office:value-type="float" office:value="0.555307" calcext:value-type="float">
            <text:p>0.555307</text:p>
          </table:table-cell>
          <table:table-cell office:value-type="float" office:value="326" calcext:value-type="float">
            <text:p>326</text:p>
          </table:table-cell>
          <table:table-cell office:value-type="float" office:value="24.1462" calcext:value-type="float">
            <text:p>24.146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4" calcext:value-type="float">
            <text:p>64</text:p>
          </table:table-cell>
          <table:table-cell office:value-type="float" office:value="0.718022" calcext:value-type="float">
            <text:p>0.718022</text:p>
          </table:table-cell>
          <table:table-cell office:value-type="float" office:value="0.652457" calcext:value-type="float">
            <text:p>0.652457</text:p>
          </table:table-cell>
          <table:table-cell office:value-type="float" office:value="473" calcext:value-type="float">
            <text:p>473</text:p>
          </table:table-cell>
          <table:table-cell office:value-type="float" office:value="16.7213" calcext:value-type="float">
            <text:p>16.721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9" calcext:value-type="float">
            <text:p>59</text:p>
          </table:table-cell>
          <table:table-cell office:value-type="float" office:value="0.755281" calcext:value-type="float">
            <text:p>0.755281</text:p>
          </table:table-cell>
          <table:table-cell office:value-type="float" office:value="0.899284" calcext:value-type="float">
            <text:p>0.899284</text:p>
          </table:table-cell>
          <table:table-cell office:value-type="float" office:value="413" calcext:value-type="float">
            <text:p>413</text:p>
          </table:table-cell>
          <table:table-cell office:value-type="float" office:value="14.4506" calcext:value-type="float">
            <text:p>14.450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45" calcext:value-type="float">
            <text:p>45</text:p>
          </table:table-cell>
          <table:table-cell office:value-type="float" office:value="0.652301" calcext:value-type="float">
            <text:p>0.652301</text:p>
          </table:table-cell>
          <table:table-cell office:value-type="float" office:value="0.901877" calcext:value-type="float">
            <text:p>0.901877</text:p>
          </table:table-cell>
          <table:table-cell office:value-type="float" office:value="242" calcext:value-type="float">
            <text:p>242</text:p>
          </table:table-cell>
          <table:table-cell office:value-type="float" office:value="22.2486" calcext:value-type="float">
            <text:p>22.248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2" calcext:value-type="float">
            <text:p>62</text:p>
          </table:table-cell>
          <table:table-cell office:value-type="float" office:value="0.543312" calcext:value-type="float">
            <text:p>0.543312</text:p>
          </table:table-cell>
          <table:table-cell office:value-type="float" office:value="0.581208" calcext:value-type="float">
            <text:p>0.581208</text:p>
          </table:table-cell>
          <table:table-cell office:value-type="float" office:value="384" calcext:value-type="float">
            <text:p>384</text:p>
          </table:table-cell>
          <table:table-cell office:value-type="float" office:value="26.866" calcext:value-type="float">
            <text:p>26.86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0" calcext:value-type="float">
            <text:p>70</text:p>
          </table:table-cell>
          <table:table-cell office:value-type="float" office:value="0.948339" calcext:value-type="float">
            <text:p>0.948339</text:p>
          </table:table-cell>
          <table:table-cell office:value-type="float" office:value="0.524696" calcext:value-type="float">
            <text:p>0.524696</text:p>
          </table:table-cell>
          <table:table-cell office:value-type="float" office:value="461" calcext:value-type="float">
            <text:p>461</text:p>
          </table:table-cell>
          <table:table-cell office:value-type="float" office:value="14.4225" calcext:value-type="float">
            <text:p>14.422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4" calcext:value-type="float">
            <text:p>64</text:p>
          </table:table-cell>
          <table:table-cell office:value-type="float" office:value="0.720254" calcext:value-type="float">
            <text:p>0.720254</text:p>
          </table:table-cell>
          <table:table-cell office:value-type="float" office:value="0.651211" calcext:value-type="float">
            <text:p>0.651211</text:p>
          </table:table-cell>
          <table:table-cell office:value-type="float" office:value="423" calcext:value-type="float">
            <text:p>423</text:p>
          </table:table-cell>
          <table:table-cell office:value-type="float" office:value="15.2255" calcext:value-type="float">
            <text:p>15.225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3" calcext:value-type="float">
            <text:p>63</text:p>
          </table:table-cell>
          <table:table-cell office:value-type="float" office:value="0.698988" calcext:value-type="float">
            <text:p>0.698988</text:p>
          </table:table-cell>
          <table:table-cell office:value-type="float" office:value="0.590346" calcext:value-type="float">
            <text:p>0.590346</text:p>
          </table:table-cell>
          <table:table-cell office:value-type="float" office:value="333" calcext:value-type="float">
            <text:p>333</text:p>
          </table:table-cell>
          <table:table-cell office:value-type="float" office:value="15.6841" calcext:value-type="float">
            <text:p>15.68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4" calcext:value-type="float">
            <text:p>64</text:p>
          </table:table-cell>
          <table:table-cell office:value-type="float" office:value="1.11036" calcext:value-type="float">
            <text:p>1.11036</text:p>
          </table:table-cell>
          <table:table-cell office:value-type="float" office:value="0.476025" calcext:value-type="float">
            <text:p>0.476025</text:p>
          </table:table-cell>
          <table:table-cell office:value-type="float" office:value="412" calcext:value-type="float">
            <text:p>412</text:p>
          </table:table-cell>
          <table:table-cell office:value-type="float" office:value="11.2371" calcext:value-type="float">
            <text:p>11.237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1" calcext:value-type="float">
            <text:p>61</text:p>
          </table:table-cell>
          <table:table-cell office:value-type="float" office:value="1.09791" calcext:value-type="float">
            <text:p>1.09791</text:p>
          </table:table-cell>
          <table:table-cell office:value-type="float" office:value="0.7252" calcext:value-type="float">
            <text:p>0.7252</text:p>
          </table:table-cell>
          <table:table-cell office:value-type="float" office:value="557" calcext:value-type="float">
            <text:p>557</text:p>
          </table:table-cell>
          <table:table-cell office:value-type="float" office:value="12.015" calcext:value-type="float">
            <text:p>12.0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6" calcext:value-type="float">
            <text:p>76</text:p>
          </table:table-cell>
          <table:table-cell office:value-type="float" office:value="0.838675" calcext:value-type="float">
            <text:p>0.838675</text:p>
          </table:table-cell>
          <table:table-cell office:value-type="float" office:value="0.694703" calcext:value-type="float">
            <text:p>0.694703</text:p>
          </table:table-cell>
          <table:table-cell office:value-type="float" office:value="757" calcext:value-type="float">
            <text:p>757</text:p>
          </table:table-cell>
          <table:table-cell office:value-type="float" office:value="14.0149" calcext:value-type="float">
            <text:p>14.014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68" calcext:value-type="float">
            <text:p>68</text:p>
          </table:table-cell>
          <table:table-cell office:value-type="float" office:value="0.900615" calcext:value-type="float">
            <text:p>0.900615</text:p>
          </table:table-cell>
          <table:table-cell office:value-type="float" office:value="0.702375" calcext:value-type="float">
            <text:p>0.702375</text:p>
          </table:table-cell>
          <table:table-cell office:value-type="float" office:value="482" calcext:value-type="float">
            <text:p>482</text:p>
          </table:table-cell>
          <table:table-cell office:value-type="float" office:value="11.4266" calcext:value-type="float">
            <text:p>11.426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84" calcext:value-type="float">
            <text:p>84</text:p>
          </table:table-cell>
          <table:table-cell office:value-type="float" office:value="1.0294" calcext:value-type="float">
            <text:p>1.0294</text:p>
          </table:table-cell>
          <table:table-cell office:value-type="float" office:value="0.761196" calcext:value-type="float">
            <text:p>0.761196</text:p>
          </table:table-cell>
          <table:table-cell office:value-type="float" office:value="998" calcext:value-type="float">
            <text:p>998</text:p>
          </table:table-cell>
          <table:table-cell office:value-type="float" office:value="12.985" calcext:value-type="float">
            <text:p>12.98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8" calcext:value-type="float">
            <text:p>78</text:p>
          </table:table-cell>
          <table:table-cell office:value-type="float" office:value="1.04234" calcext:value-type="float">
            <text:p>1.04234</text:p>
          </table:table-cell>
          <table:table-cell office:value-type="float" office:value="0.634991" calcext:value-type="float">
            <text:p>0.634991</text:p>
          </table:table-cell>
          <table:table-cell office:value-type="float" office:value="887" calcext:value-type="float">
            <text:p>887</text:p>
          </table:table-cell>
          <table:table-cell office:value-type="float" office:value="12.1369" calcext:value-type="float">
            <text:p>12.136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4" calcext:value-type="float">
            <text:p>74</text:p>
          </table:table-cell>
          <table:table-cell office:value-type="float" office:value="1.00867" calcext:value-type="float">
            <text:p>1.00867</text:p>
          </table:table-cell>
          <table:table-cell office:value-type="float" office:value="0.534494" calcext:value-type="float">
            <text:p>0.534494</text:p>
          </table:table-cell>
          <table:table-cell office:value-type="float" office:value="687" calcext:value-type="float">
            <text:p>687</text:p>
          </table:table-cell>
          <table:table-cell office:value-type="float" office:value="12.7423" calcext:value-type="float">
            <text:p>12.74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55" calcext:value-type="float">
            <text:p>55</text:p>
          </table:table-cell>
          <table:table-cell office:value-type="float" office:value="1.52346" calcext:value-type="float">
            <text:p>1.52346</text:p>
          </table:table-cell>
          <table:table-cell office:value-type="float" office:value="0.734496" calcext:value-type="float">
            <text:p>0.734496</text:p>
          </table:table-cell>
          <table:table-cell office:value-type="float" office:value="322" calcext:value-type="float">
            <text:p>322</text:p>
          </table:table-cell>
          <table:table-cell office:value-type="float" office:value="8.90633" calcext:value-type="float">
            <text:p>8.9063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float" office:value="70" calcext:value-type="float">
            <text:p>70</text:p>
          </table:table-cell>
          <table:table-cell office:value-type="float" office:value="0.983337" calcext:value-type="float">
            <text:p>0.983337</text:p>
          </table:table-cell>
          <table:table-cell office:value-type="float" office:value="0.783207" calcext:value-type="float">
            <text:p>0.783207</text:p>
          </table:table-cell>
          <table:table-cell office:value-type="float" office:value="724" calcext:value-type="float">
            <text:p>724</text:p>
          </table:table-cell>
          <table:table-cell office:value-type="float" office:value="12.9599" calcext:value-type="float">
            <text:p>12.959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0.846543" calcext:value-type="float">
            <text:p>0.846543</text:p>
          </table:table-cell>
          <table:table-cell table:style-name="ce12" office:value-type="float" office:value="0.715965" calcext:value-type="float">
            <text:p>0.715965</text:p>
          </table:table-cell>
          <table:table-cell table:style-name="ce12" office:value-type="float" office:value="487" calcext:value-type="float">
            <text:p>487</text:p>
          </table:table-cell>
          <table:table-cell table:style-name="ce12" office:value-type="float" office:value="13.7945" calcext:value-type="float">
            <text:p>13.794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0.569182" calcext:value-type="float">
            <text:p>0.569182</text:p>
          </table:table-cell>
          <table:table-cell table:style-name="ce12" office:value-type="float" office:value="0.824928" calcext:value-type="float">
            <text:p>0.824928</text:p>
          </table:table-cell>
          <table:table-cell table:style-name="ce12" office:value-type="float" office:value="810" calcext:value-type="float">
            <text:p>810</text:p>
          </table:table-cell>
          <table:table-cell table:style-name="ce12" office:value-type="float" office:value="21.4693" calcext:value-type="float">
            <text:p>21.469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0.90833" calcext:value-type="float">
            <text:p>0.90833</text:p>
          </table:table-cell>
          <table:table-cell table:style-name="ce12" office:value-type="float" office:value="0.747253" calcext:value-type="float">
            <text:p>0.747253</text:p>
          </table:table-cell>
          <table:table-cell table:style-name="ce12" office:value-type="float" office:value="991" calcext:value-type="float">
            <text:p>991</text:p>
          </table:table-cell>
          <table:table-cell table:style-name="ce12" office:value-type="float" office:value="13.3305" calcext:value-type="float">
            <text:p>13.33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0.740613" calcext:value-type="float">
            <text:p>0.740613</text:p>
          </table:table-cell>
          <table:table-cell table:style-name="ce12" office:value-type="float" office:value="0.67128" calcext:value-type="float">
            <text:p>0.67128</text:p>
          </table:table-cell>
          <table:table-cell table:style-name="ce12" office:value-type="float" office:value="523" calcext:value-type="float">
            <text:p>523</text:p>
          </table:table-cell>
          <table:table-cell table:style-name="ce12" office:value-type="float" office:value="15.164" calcext:value-type="float">
            <text:p>15.16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0.277594" calcext:value-type="float">
            <text:p>0.277594</text:p>
          </table:table-cell>
          <table:table-cell table:style-name="ce12" office:value-type="float" office:value="0.711878" calcext:value-type="float">
            <text:p>0.711878</text:p>
          </table:table-cell>
          <table:table-cell table:style-name="ce12" office:value-type="float" office:value="393" calcext:value-type="float">
            <text:p>393</text:p>
          </table:table-cell>
          <table:table-cell table:style-name="ce12" office:value-type="float" office:value="33.8375" calcext:value-type="float">
            <text:p>33.837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0.864138" calcext:value-type="float">
            <text:p>0.864138</text:p>
          </table:table-cell>
          <table:table-cell table:style-name="ce12" office:value-type="float" office:value="0.771587" calcext:value-type="float">
            <text:p>0.771587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13.3776" calcext:value-type="float">
            <text:p>13.377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0.644083" calcext:value-type="float">
            <text:p>0.644083</text:p>
          </table:table-cell>
          <table:table-cell table:style-name="ce12" office:value-type="float" office:value="0.746009" calcext:value-type="float">
            <text:p>0.746009</text:p>
          </table:table-cell>
          <table:table-cell table:style-name="ce12" office:value-type="float" office:value="769" calcext:value-type="float">
            <text:p>769</text:p>
          </table:table-cell>
          <table:table-cell table:style-name="ce12" office:value-type="float" office:value="17.9002" calcext:value-type="float">
            <text:p>17.900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0.737749" calcext:value-type="float">
            <text:p>0.737749</text:p>
          </table:table-cell>
          <table:table-cell table:style-name="ce12" office:value-type="float" office:value="0.574354" calcext:value-type="float">
            <text:p>0.574354</text:p>
          </table:table-cell>
          <table:table-cell table:style-name="ce12" office:value-type="float" office:value="575" calcext:value-type="float">
            <text:p>575</text:p>
          </table:table-cell>
          <table:table-cell table:style-name="ce12" office:value-type="float" office:value="16.1858" calcext:value-type="float">
            <text:p>16.18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0.807808" calcext:value-type="float">
            <text:p>0.807808</text:p>
          </table:table-cell>
          <table:table-cell table:style-name="ce12" office:value-type="float" office:value="0.630258" calcext:value-type="float">
            <text:p>0.630258</text:p>
          </table:table-cell>
          <table:table-cell table:style-name="ce12" office:value-type="float" office:value="643" calcext:value-type="float">
            <text:p>643</text:p>
          </table:table-cell>
          <table:table-cell table:style-name="ce12" office:value-type="float" office:value="15.5339" calcext:value-type="float">
            <text:p>15.533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.01321" calcext:value-type="float">
            <text:p>1.01321</text:p>
          </table:table-cell>
          <table:table-cell table:style-name="ce12" office:value-type="float" office:value="0.866053" calcext:value-type="float">
            <text:p>0.866053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11.3595" calcext:value-type="float">
            <text:p>11.359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0.974028" calcext:value-type="float">
            <text:p>0.974028</text:p>
          </table:table-cell>
          <table:table-cell table:style-name="ce12" office:value-type="float" office:value="0.748693" calcext:value-type="float">
            <text:p>0.748693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12.8797" calcext:value-type="float">
            <text:p>12.879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.01098" calcext:value-type="float">
            <text:p>1.01098</text:p>
          </table:table-cell>
          <table:table-cell table:style-name="ce12" office:value-type="float" office:value="0.787103" calcext:value-type="float">
            <text:p>0.787103</text:p>
          </table:table-cell>
          <table:table-cell table:style-name="ce12" office:value-type="float" office:value="1218" calcext:value-type="float">
            <text:p>1218</text:p>
          </table:table-cell>
          <table:table-cell table:style-name="ce12" office:value-type="float" office:value="12.1826" calcext:value-type="float">
            <text:p>12.182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0.947932" calcext:value-type="float">
            <text:p>0.947932</text:p>
          </table:table-cell>
          <table:table-cell table:style-name="ce12" office:value-type="float" office:value="0.629167" calcext:value-type="float">
            <text:p>0.629167</text:p>
          </table:table-cell>
          <table:table-cell table:style-name="ce12" office:value-type="float" office:value="997" calcext:value-type="float">
            <text:p>997</text:p>
          </table:table-cell>
          <table:table-cell table:style-name="ce12" office:value-type="float" office:value="12.8201" calcext:value-type="float">
            <text:p>12.820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0.880591" calcext:value-type="float">
            <text:p>0.880591</text:p>
          </table:table-cell>
          <table:table-cell table:style-name="ce12" office:value-type="float" office:value="0.607745" calcext:value-type="float">
            <text:p>0.607745</text:p>
          </table:table-cell>
          <table:table-cell table:style-name="ce12" office:value-type="float" office:value="802" calcext:value-type="float">
            <text:p>802</text:p>
          </table:table-cell>
          <table:table-cell table:style-name="ce12" office:value-type="float" office:value="13.3594" calcext:value-type="float">
            <text:p>13.359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0.927296" calcext:value-type="float">
            <text:p>0.927296</text:p>
          </table:table-cell>
          <table:table-cell table:style-name="ce12" office:value-type="float" office:value="0.625772" calcext:value-type="float">
            <text:p>0.625772</text:p>
          </table:table-cell>
          <table:table-cell table:style-name="ce12" office:value-type="float" office:value="787" calcext:value-type="float">
            <text:p>787</text:p>
          </table:table-cell>
          <table:table-cell table:style-name="ce12" office:value-type="float" office:value="13.7968" calcext:value-type="float">
            <text:p>13.79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.15278" calcext:value-type="float">
            <text:p>1.15278</text:p>
          </table:table-cell>
          <table:table-cell table:style-name="ce12" office:value-type="float" office:value="0.905713" calcext:value-type="float">
            <text:p>0.905713</text:p>
          </table:table-cell>
          <table:table-cell table:style-name="ce12" office:value-type="float" office:value="713" calcext:value-type="float">
            <text:p>713</text:p>
          </table:table-cell>
          <table:table-cell table:style-name="ce12" office:value-type="float" office:value="10.6153" calcext:value-type="float">
            <text:p>10.615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.30729" calcext:value-type="float">
            <text:p>1.30729</text:p>
          </table:table-cell>
          <table:table-cell table:style-name="ce12" office:value-type="float" office:value="0.702244" calcext:value-type="float">
            <text:p>0.702244</text:p>
          </table:table-cell>
          <table:table-cell table:style-name="ce12" office:value-type="float" office:value="786" calcext:value-type="float">
            <text:p>786</text:p>
          </table:table-cell>
          <table:table-cell table:style-name="ce12" office:value-type="float" office:value="9.60189" calcext:value-type="float">
            <text:p>9.6018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.22132" calcext:value-type="float">
            <text:p>1.22132</text:p>
          </table:table-cell>
          <table:table-cell table:style-name="ce12" office:value-type="float" office:value="0.920574" calcext:value-type="float">
            <text:p>0.920574</text:p>
          </table:table-cell>
          <table:table-cell table:style-name="ce12" office:value-type="float" office:value="1361" calcext:value-type="float">
            <text:p>1361</text:p>
          </table:table-cell>
          <table:table-cell table:style-name="ce12" office:value-type="float" office:value="10.8594" calcext:value-type="float">
            <text:p>10.859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05" calcext:value-type="float">
            <text:p>105</text:p>
          </table:table-cell>
          <table:table-cell office:value-type="float" office:value="0.858464" calcext:value-type="float">
            <text:p>0.858464</text:p>
          </table:table-cell>
          <table:table-cell office:value-type="float" office:value="1.49254" calcext:value-type="float">
            <text:p>1.49254</text:p>
          </table:table-cell>
          <table:table-cell office:value-type="float" office:value="1477" calcext:value-type="float">
            <text:p>1477</text:p>
          </table:table-cell>
          <table:table-cell office:value-type="float" office:value="12.7589" calcext:value-type="float">
            <text:p>12.758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17" calcext:value-type="float">
            <text:p>117</text:p>
          </table:table-cell>
          <table:table-cell office:value-type="float" office:value="0.807406" calcext:value-type="float">
            <text:p>0.807406</text:p>
          </table:table-cell>
          <table:table-cell office:value-type="float" office:value="1.57344" calcext:value-type="float">
            <text:p>1.57344</text:p>
          </table:table-cell>
          <table:table-cell office:value-type="float" office:value="1655" calcext:value-type="float">
            <text:p>1655</text:p>
          </table:table-cell>
          <table:table-cell office:value-type="float" office:value="15.9905" calcext:value-type="float">
            <text:p>15.99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40" calcext:value-type="float">
            <text:p>140</text:p>
          </table:table-cell>
          <table:table-cell office:value-type="float" office:value="0.729327" calcext:value-type="float">
            <text:p>0.729327</text:p>
          </table:table-cell>
          <table:table-cell office:value-type="float" office:value="1.88208" calcext:value-type="float">
            <text:p>1.88208</text:p>
          </table:table-cell>
          <table:table-cell office:value-type="float" office:value="2532" calcext:value-type="float">
            <text:p>2532</text:p>
          </table:table-cell>
          <table:table-cell office:value-type="float" office:value="16.6914" calcext:value-type="float">
            <text:p>16.691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6" calcext:value-type="float">
            <text:p>126</text:p>
          </table:table-cell>
          <table:table-cell office:value-type="float" office:value="0.678224" calcext:value-type="float">
            <text:p>0.678224</text:p>
          </table:table-cell>
          <table:table-cell office:value-type="float" office:value="2.94859" calcext:value-type="float">
            <text:p>2.94859</text:p>
          </table:table-cell>
          <table:table-cell office:value-type="float" office:value="1860" calcext:value-type="float">
            <text:p>1860</text:p>
          </table:table-cell>
          <table:table-cell office:value-type="float" office:value="12.5483" calcext:value-type="float">
            <text:p>12.548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05" calcext:value-type="float">
            <text:p>105</text:p>
          </table:table-cell>
          <table:table-cell office:value-type="float" office:value="0.256134" calcext:value-type="float">
            <text:p>0.256134</text:p>
          </table:table-cell>
          <table:table-cell office:value-type="float" office:value="1.74269" calcext:value-type="float">
            <text:p>1.74269</text:p>
          </table:table-cell>
          <table:table-cell office:value-type="float" office:value="1371" calcext:value-type="float">
            <text:p>1371</text:p>
          </table:table-cell>
          <table:table-cell office:value-type="float" office:value="31.8944" calcext:value-type="float">
            <text:p>31.894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12" calcext:value-type="float">
            <text:p>112</text:p>
          </table:table-cell>
          <table:table-cell office:value-type="float" office:value="1.14363" calcext:value-type="float">
            <text:p>1.14363</text:p>
          </table:table-cell>
          <table:table-cell office:value-type="float" office:value="1.35153" calcext:value-type="float">
            <text:p>1.35153</text:p>
          </table:table-cell>
          <table:table-cell office:value-type="float" office:value="1257" calcext:value-type="float">
            <text:p>1257</text:p>
          </table:table-cell>
          <table:table-cell office:value-type="float" office:value="13.5079" calcext:value-type="float">
            <text:p>13.507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33" calcext:value-type="float">
            <text:p>133</text:p>
          </table:table-cell>
          <table:table-cell office:value-type="float" office:value="0.831832" calcext:value-type="float">
            <text:p>0.831832</text:p>
          </table:table-cell>
          <table:table-cell office:value-type="float" office:value="1.80463" calcext:value-type="float">
            <text:p>1.80463</text:p>
          </table:table-cell>
          <table:table-cell office:value-type="float" office:value="2051" calcext:value-type="float">
            <text:p>2051</text:p>
          </table:table-cell>
          <table:table-cell office:value-type="float" office:value="13.7673" calcext:value-type="float">
            <text:p>13.767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15" calcext:value-type="float">
            <text:p>115</text:p>
          </table:table-cell>
          <table:table-cell office:value-type="float" office:value="0.880417" calcext:value-type="float">
            <text:p>0.880417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1533" calcext:value-type="float">
            <text:p>1533</text:p>
          </table:table-cell>
          <table:table-cell office:value-type="float" office:value="15.879" calcext:value-type="float">
            <text:p>15.87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35" calcext:value-type="float">
            <text:p>135</text:p>
          </table:table-cell>
          <table:table-cell office:value-type="float" office:value="0.932379" calcext:value-type="float">
            <text:p>0.932379</text:p>
          </table:table-cell>
          <table:table-cell office:value-type="float" office:value="1.659" calcext:value-type="float">
            <text:p>1.659</text:p>
          </table:table-cell>
          <table:table-cell office:value-type="float" office:value="1814" calcext:value-type="float">
            <text:p>1814</text:p>
          </table:table-cell>
          <table:table-cell office:value-type="float" office:value="16.9791" calcext:value-type="float">
            <text:p>16.979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40" calcext:value-type="float">
            <text:p>140</text:p>
          </table:table-cell>
          <table:table-cell office:value-type="float" office:value="0.859554" calcext:value-type="float">
            <text:p>0.859554</text:p>
          </table:table-cell>
          <table:table-cell office:value-type="float" office:value="1.1819" calcext:value-type="float">
            <text:p>1.1819</text:p>
          </table:table-cell>
          <table:table-cell office:value-type="float" office:value="1891" calcext:value-type="float">
            <text:p>1891</text:p>
          </table:table-cell>
          <table:table-cell office:value-type="float" office:value="14.5955" calcext:value-type="float">
            <text:p>14.595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18" calcext:value-type="float">
            <text:p>118</text:p>
          </table:table-cell>
          <table:table-cell office:value-type="float" office:value="0.600295" calcext:value-type="float">
            <text:p>0.600295</text:p>
          </table:table-cell>
          <table:table-cell office:value-type="float" office:value="1.96713" calcext:value-type="float">
            <text:p>1.96713</text:p>
          </table:table-cell>
          <table:table-cell office:value-type="float" office:value="1555" calcext:value-type="float">
            <text:p>1555</text:p>
          </table:table-cell>
          <table:table-cell office:value-type="float" office:value="12.6306" calcext:value-type="float">
            <text:p>12.630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56" calcext:value-type="float">
            <text:p>156</text:p>
          </table:table-cell>
          <table:table-cell office:value-type="float" office:value="1.14785" calcext:value-type="float">
            <text:p>1.14785</text:p>
          </table:table-cell>
          <table:table-cell office:value-type="float" office:value="1.9862" calcext:value-type="float">
            <text:p>1.9862</text:p>
          </table:table-cell>
          <table:table-cell office:value-type="float" office:value="3125" calcext:value-type="float">
            <text:p>3125</text:p>
          </table:table-cell>
          <table:table-cell office:value-type="float" office:value="11.1861" calcext:value-type="float">
            <text:p>11.18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48" calcext:value-type="float">
            <text:p>148</text:p>
          </table:table-cell>
          <table:table-cell office:value-type="float" office:value="0.81937" calcext:value-type="float">
            <text:p>0.81937</text:p>
          </table:table-cell>
          <table:table-cell office:value-type="float" office:value="2.03616" calcext:value-type="float">
            <text:p>2.03616</text:p>
          </table:table-cell>
          <table:table-cell office:value-type="float" office:value="2681" calcext:value-type="float">
            <text:p>2681</text:p>
          </table:table-cell>
          <table:table-cell office:value-type="float" office:value="13.1358" calcext:value-type="float">
            <text:p>13.13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40" calcext:value-type="float">
            <text:p>140</text:p>
          </table:table-cell>
          <table:table-cell office:value-type="float" office:value="1.19952" calcext:value-type="float">
            <text:p>1.19952</text:p>
          </table:table-cell>
          <table:table-cell office:value-type="float" office:value="1.85838" calcext:value-type="float">
            <text:p>1.85838</text:p>
          </table:table-cell>
          <table:table-cell office:value-type="float" office:value="2675" calcext:value-type="float">
            <text:p>2675</text:p>
          </table:table-cell>
          <table:table-cell office:value-type="float" office:value="10.3261" calcext:value-type="float">
            <text:p>10.32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48" calcext:value-type="float">
            <text:p>148</text:p>
          </table:table-cell>
          <table:table-cell office:value-type="float" office:value="0.78922" calcext:value-type="float">
            <text:p>0.78922</text:p>
          </table:table-cell>
          <table:table-cell office:value-type="float" office:value="2.45847" calcext:value-type="float">
            <text:p>2.45847</text:p>
          </table:table-cell>
          <table:table-cell office:value-type="float" office:value="3174" calcext:value-type="float">
            <text:p>3174</text:p>
          </table:table-cell>
          <table:table-cell office:value-type="float" office:value="13.3844" calcext:value-type="float">
            <text:p>13.384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33" calcext:value-type="float">
            <text:p>133</text:p>
          </table:table-cell>
          <table:table-cell office:value-type="float" office:value="0.924766" calcext:value-type="float">
            <text:p>0.924766</text:p>
          </table:table-cell>
          <table:table-cell office:value-type="float" office:value="2.86172" calcext:value-type="float">
            <text:p>2.86172</text:p>
          </table:table-cell>
          <table:table-cell office:value-type="float" office:value="2058" calcext:value-type="float">
            <text:p>2058</text:p>
          </table:table-cell>
          <table:table-cell office:value-type="float" office:value="11.0452" calcext:value-type="float">
            <text:p>11.045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51" calcext:value-type="float">
            <text:p>151</text:p>
          </table:table-cell>
          <table:table-cell office:value-type="float" office:value="1.42191" calcext:value-type="float">
            <text:p>1.42191</text:p>
          </table:table-cell>
          <table:table-cell office:value-type="float" office:value="2.58133" calcext:value-type="float">
            <text:p>2.58133</text:p>
          </table:table-cell>
          <table:table-cell office:value-type="float" office:value="2681" calcext:value-type="float">
            <text:p>2681</text:p>
          </table:table-cell>
          <table:table-cell office:value-type="float" office:value="9.60571" calcext:value-type="float">
            <text:p>9.6057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67" calcext:value-type="float">
            <text:p>167</text:p>
          </table:table-cell>
          <table:table-cell office:value-type="float" office:value="1.21824" calcext:value-type="float">
            <text:p>1.21824</text:p>
          </table:table-cell>
          <table:table-cell office:value-type="float" office:value="3.1683" calcext:value-type="float">
            <text:p>3.1683</text:p>
          </table:table-cell>
          <table:table-cell office:value-type="float" office:value="3826" calcext:value-type="float">
            <text:p>3826</text:p>
          </table:table-cell>
          <table:table-cell office:value-type="float" office:value="11.3034" calcext:value-type="float">
            <text:p>11.303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BRISK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6" calcext:value-type="float">
            <text:p>36</text:p>
          </table:table-cell>
          <table:table-cell office:value-type="float" office:value="0.543682" calcext:value-type="float">
            <text:p>0.543682</text:p>
          </table:table-cell>
          <table:table-cell office:value-type="float" office:value="0.978881" calcext:value-type="float">
            <text:p>0.978881</text:p>
          </table:table-cell>
          <table:table-cell office:value-type="float" office:value="214" calcext:value-type="float">
            <text:p>214</text:p>
          </table:table-cell>
          <table:table-cell office:value-type="float" office:value="19.4376" calcext:value-type="float">
            <text:p>19.437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0" calcext:value-type="float">
            <text:p>40</text:p>
          </table:table-cell>
          <table:table-cell office:value-type="float" office:value="0.595969" calcext:value-type="float">
            <text:p>0.595969</text:p>
          </table:table-cell>
          <table:table-cell office:value-type="float" office:value="1.13813" calcext:value-type="float">
            <text:p>1.13813</text:p>
          </table:table-cell>
          <table:table-cell office:value-type="float" office:value="249" calcext:value-type="float">
            <text:p>249</text:p>
          </table:table-cell>
          <table:table-cell office:value-type="float" office:value="15.9385" calcext:value-type="float">
            <text:p>15.938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6" calcext:value-type="float">
            <text:p>46</text:p>
          </table:table-cell>
          <table:table-cell office:value-type="float" office:value="0.949605" calcext:value-type="float">
            <text:p>0.949605</text:p>
          </table:table-cell>
          <table:table-cell office:value-type="float" office:value="1.05722" calcext:value-type="float">
            <text:p>1.05722</text:p>
          </table:table-cell>
          <table:table-cell office:value-type="float" office:value="378" calcext:value-type="float">
            <text:p>378</text:p>
          </table:table-cell>
          <table:table-cell office:value-type="float" office:value="11.0441" calcext:value-type="float">
            <text:p>11.04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6" calcext:value-type="float">
            <text:p>46</text:p>
          </table:table-cell>
          <table:table-cell office:value-type="float" office:value="0.577906" calcext:value-type="float">
            <text:p>0.577906</text:p>
          </table:table-cell>
          <table:table-cell office:value-type="float" office:value="1.20358" calcext:value-type="float">
            <text:p>1.20358</text:p>
          </table:table-cell>
          <table:table-cell office:value-type="float" office:value="321" calcext:value-type="float">
            <text:p>321</text:p>
          </table:table-cell>
          <table:table-cell office:value-type="float" office:value="18.9347" calcext:value-type="float">
            <text:p>18.934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2" calcext:value-type="float">
            <text:p>42</text:p>
          </table:table-cell>
          <table:table-cell office:value-type="float" office:value="0.155365" calcext:value-type="float">
            <text:p>0.155365</text:p>
          </table:table-cell>
          <table:table-cell office:value-type="float" office:value="0.963806" calcext:value-type="float">
            <text:p>0.963806</text:p>
          </table:table-cell>
          <table:table-cell office:value-type="float" office:value="262" calcext:value-type="float">
            <text:p>262</text:p>
          </table:table-cell>
          <table:table-cell office:value-type="float" office:value="74.4842" calcext:value-type="float">
            <text:p>74.484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4" calcext:value-type="float">
            <text:p>44</text:p>
          </table:table-cell>
          <table:table-cell office:value-type="float" office:value="0.987367" calcext:value-type="float">
            <text:p>0.987367</text:p>
          </table:table-cell>
          <table:table-cell office:value-type="float" office:value="1.00906" calcext:value-type="float">
            <text:p>1.00906</text:p>
          </table:table-cell>
          <table:table-cell office:value-type="float" office:value="277" calcext:value-type="float">
            <text:p>277</text:p>
          </table:table-cell>
          <table:table-cell office:value-type="float" office:value="11.5816" calcext:value-type="float">
            <text:p>11.581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8" calcext:value-type="float">
            <text:p>48</text:p>
          </table:table-cell>
          <table:table-cell office:value-type="float" office:value="0.737613" calcext:value-type="float">
            <text:p>0.737613</text:p>
          </table:table-cell>
          <table:table-cell office:value-type="float" office:value="1.18024" calcext:value-type="float">
            <text:p>1.18024</text:p>
          </table:table-cell>
          <table:table-cell office:value-type="float" office:value="297" calcext:value-type="float">
            <text:p>297</text:p>
          </table:table-cell>
          <table:table-cell office:value-type="float" office:value="13.0663" calcext:value-type="float">
            <text:p>13.06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5" calcext:value-type="float">
            <text:p>45</text:p>
          </table:table-cell>
          <table:table-cell office:value-type="float" office:value="1.03663" calcext:value-type="float">
            <text:p>1.03663</text:p>
          </table:table-cell>
          <table:table-cell office:value-type="float" office:value="1.01472" calcext:value-type="float">
            <text:p>1.01472</text:p>
          </table:table-cell>
          <table:table-cell office:value-type="float" office:value="196" calcext:value-type="float">
            <text:p>196</text:p>
          </table:table-cell>
          <table:table-cell office:value-type="float" office:value="10.6521" calcext:value-type="float">
            <text:p>10.652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6" calcext:value-type="float">
            <text:p>36</text:p>
          </table:table-cell>
          <table:table-cell office:value-type="float" office:value="0.807764" calcext:value-type="float">
            <text:p>0.807764</text:p>
          </table:table-cell>
          <table:table-cell office:value-type="float" office:value="1.03601" calcext:value-type="float">
            <text:p>1.036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9" calcext:value-type="float">
            <text:p>39</text:p>
          </table:table-cell>
          <table:table-cell office:value-type="float" office:value="0.874972" calcext:value-type="float">
            <text:p>0.874972</text:p>
          </table:table-cell>
          <table:table-cell office:value-type="float" office:value="1.20089" calcext:value-type="float">
            <text:p>1.20089</text:p>
          </table:table-cell>
          <table:table-cell office:value-type="float" office:value="218" calcext:value-type="float">
            <text:p>218</text:p>
          </table:table-cell>
          <table:table-cell office:value-type="float" office:value="23.7173" calcext:value-type="float">
            <text:p>23.717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4" calcext:value-type="float">
            <text:p>34</text:p>
          </table:table-cell>
          <table:table-cell office:value-type="float" office:value="1.59053" calcext:value-type="float">
            <text:p>1.59053</text:p>
          </table:table-cell>
          <table:table-cell office:value-type="float" office:value="1.01274" calcext:value-type="float">
            <text:p>1.01274</text:p>
          </table:table-cell>
          <table:table-cell office:value-type="float" office:value="147" calcext:value-type="float">
            <text:p>147</text:p>
          </table:table-cell>
          <table:table-cell office:value-type="float" office:value="7.751" calcext:value-type="float">
            <text:p>7.75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4" calcext:value-type="float">
            <text:p>44</text:p>
          </table:table-cell>
          <table:table-cell office:value-type="float" office:value="0.700117" calcext:value-type="float">
            <text:p>0.700117</text:p>
          </table:table-cell>
          <table:table-cell office:value-type="float" office:value="1.17905" calcext:value-type="float">
            <text:p>1.1790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0" calcext:value-type="float">
            <text:p>40</text:p>
          </table:table-cell>
          <table:table-cell office:value-type="float" office:value="1.05986" calcext:value-type="float">
            <text:p>1.05986</text:p>
          </table:table-cell>
          <table:table-cell office:value-type="float" office:value="0.916855" calcext:value-type="float">
            <text:p>0.916855</text:p>
          </table:table-cell>
          <table:table-cell office:value-type="float" office:value="164" calcext:value-type="float">
            <text:p>164</text:p>
          </table:table-cell>
          <table:table-cell office:value-type="float" office:value="13.4368" calcext:value-type="float">
            <text:p>13.43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1" calcext:value-type="float">
            <text:p>41</text:p>
          </table:table-cell>
          <table:table-cell office:value-type="float" office:value="1.6164" calcext:value-type="float">
            <text:p>1.6164</text:p>
          </table:table-cell>
          <table:table-cell office:value-type="float" office:value="1.7107" calcext:value-type="float">
            <text:p>1.7107</text:p>
          </table:table-cell>
          <table:table-cell office:value-type="float" office:value="141" calcext:value-type="float">
            <text:p>141</text:p>
          </table:table-cell>
          <table:table-cell office:value-type="float" office:value="9.56047" calcext:value-type="float">
            <text:p>9.5604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38" calcext:value-type="float">
            <text:p>38</text:p>
          </table:table-cell>
          <table:table-cell office:value-type="float" office:value="1.19629" calcext:value-type="float">
            <text:p>1.19629</text:p>
          </table:table-cell>
          <table:table-cell office:value-type="float" office:value="0.951787" calcext:value-type="float">
            <text:p>0.951787</text:p>
          </table:table-cell>
          <table:table-cell office:value-type="float" office:value="120" calcext:value-type="float">
            <text:p>120</text:p>
          </table:table-cell>
          <table:table-cell office:value-type="float" office:value="9.78532" calcext:value-type="float">
            <text:p>9.7853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4" calcext:value-type="float">
            <text:p>44</text:p>
          </table:table-cell>
          <table:table-cell office:value-type="float" office:value="1.21576" calcext:value-type="float">
            <text:p>1.21576</text:p>
          </table:table-cell>
          <table:table-cell office:value-type="float" office:value="0.963329" calcext:value-type="float">
            <text:p>0.963329</text:p>
          </table:table-cell>
          <table:table-cell office:value-type="float" office:value="180" calcext:value-type="float">
            <text:p>180</text:p>
          </table:table-cell>
          <table:table-cell office:value-type="float" office:value="11.7123" calcext:value-type="float">
            <text:p>11.71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1" calcext:value-type="float">
            <text:p>41</text:p>
          </table:table-cell>
          <table:table-cell office:value-type="float" office:value="0.797718" calcext:value-type="float">
            <text:p>0.797718</text:p>
          </table:table-cell>
          <table:table-cell office:value-type="float" office:value="1.02071" calcext:value-type="float">
            <text:p>1.02071</text:p>
          </table:table-cell>
          <table:table-cell office:value-type="float" office:value="138" calcext:value-type="float">
            <text:p>138</text:p>
          </table:table-cell>
          <table:table-cell office:value-type="float" office:value="17.7945" calcext:value-type="float">
            <text:p>17.794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float" office:value="41" calcext:value-type="float">
            <text:p>41</text:p>
          </table:table-cell>
          <table:table-cell office:value-type="float" office:value="0.642786" calcext:value-type="float">
            <text:p>0.642786</text:p>
          </table:table-cell>
          <table:table-cell office:value-type="float" office:value="0.84733" calcext:value-type="float">
            <text:p>0.84733</text:p>
          </table:table-cell>
          <table:table-cell office:value-type="float" office:value="130" calcext:value-type="float">
            <text:p>130</text:p>
          </table:table-cell>
          <table:table-cell office:value-type="float" office:value="28.9352" calcext:value-type="float">
            <text:p>28.935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.02708" calcext:value-type="float">
            <text:p>1.02708</text:p>
          </table:table-cell>
          <table:table-cell table:style-name="ce12" office:value-type="float" office:value="0.877233" calcext:value-type="float">
            <text:p>0.877233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14.4902" calcext:value-type="float">
            <text:p>14.490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0.801744" calcext:value-type="float">
            <text:p>0.801744</text:p>
          </table:table-cell>
          <table:table-cell table:style-name="ce12" office:value-type="float" office:value="1.13597" calcext:value-type="float">
            <text:p>1.13597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5.1978" calcext:value-type="float">
            <text:p>15.197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0.571121" calcext:value-type="float">
            <text:p>0.571121</text:p>
          </table:table-cell>
          <table:table-cell table:style-name="ce12" office:value-type="float" office:value="0.861919" calcext:value-type="float">
            <text:p>0.861919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8.2048" calcext:value-type="float">
            <text:p>28.204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.638251" calcext:value-type="float">
            <text:p>0.638251</text:p>
          </table:table-cell>
          <table:table-cell table:style-name="ce12" office:value-type="float" office:value="0.91785" calcext:value-type="float">
            <text:p>0.91785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1.7788" calcext:value-type="float">
            <text:p>21.778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0.438147" calcext:value-type="float">
            <text:p>0.438147</text:p>
          </table:table-cell>
          <table:table-cell table:style-name="ce12" office:value-type="float" office:value="1.04371" calcext:value-type="float">
            <text:p>1.04371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4.0009" calcext:value-type="float">
            <text:p>24.000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.07182" calcext:value-type="float">
            <text:p>1.07182</text:p>
          </table:table-cell>
          <table:table-cell table:style-name="ce12" office:value-type="float" office:value="1.07245" calcext:value-type="float">
            <text:p>1.0724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9.51727" calcext:value-type="float">
            <text:p>9.5172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0.617074" calcext:value-type="float">
            <text:p>0.617074</text:p>
          </table:table-cell>
          <table:table-cell table:style-name="ce12" office:value-type="float" office:value="1.11651" calcext:value-type="float">
            <text:p>1.11651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13.9792" calcext:value-type="float">
            <text:p>13.979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.37171" calcext:value-type="float">
            <text:p>0.37171</text:p>
          </table:table-cell>
          <table:table-cell table:style-name="ce12" office:value-type="float" office:value="0.597604" calcext:value-type="float">
            <text:p>0.597604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31.149" calcext:value-type="float">
            <text:p>31.14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0.372544" calcext:value-type="float">
            <text:p>0.372544</text:p>
          </table:table-cell>
          <table:table-cell table:style-name="ce12" office:value-type="float" office:value="0.604162" calcext:value-type="float">
            <text:p>0.60416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.12743" calcext:value-type="float">
            <text:p>1.12743</text:p>
          </table:table-cell>
          <table:table-cell table:style-name="ce12" office:value-type="float" office:value="0.9416" calcext:value-type="float">
            <text:p>0.9416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10.4732" calcext:value-type="float">
            <text:p>10.473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0.689578" calcext:value-type="float">
            <text:p>0.689578</text:p>
          </table:table-cell>
          <table:table-cell table:style-name="ce12" office:value-type="float" office:value="0.638158" calcext:value-type="float">
            <text:p>0.638158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20.2016" calcext:value-type="float">
            <text:p>20.201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.15214" calcext:value-type="float">
            <text:p>1.15214</text:p>
          </table:table-cell>
          <table:table-cell table:style-name="ce12" office:value-type="float" office:value="0.931105" calcext:value-type="float">
            <text:p>0.931105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4.252" calcext:value-type="float">
            <text:p>14.25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0.539653" calcext:value-type="float">
            <text:p>0.539653</text:p>
          </table:table-cell>
          <table:table-cell table:style-name="ce12" office:value-type="float" office:value="0.638034" calcext:value-type="float">
            <text:p>0.63803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2.7734" calcext:value-type="float">
            <text:p>22.773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0.998455" calcext:value-type="float">
            <text:p>0.998455</text:p>
          </table:table-cell>
          <table:table-cell table:style-name="ce12" office:value-type="float" office:value="1.14374" calcext:value-type="float">
            <text:p>1.14374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10.9352" calcext:value-type="float">
            <text:p>10.935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.757664" calcext:value-type="float">
            <text:p>0.757664</text:p>
          </table:table-cell>
          <table:table-cell table:style-name="ce12" office:value-type="float" office:value="0.66556" calcext:value-type="float">
            <text:p>0.6655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4.6559" calcext:value-type="float">
            <text:p>14.655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.34228" calcext:value-type="float">
            <text:p>1.34228</text:p>
          </table:table-cell>
          <table:table-cell table:style-name="ce12" office:value-type="float" office:value="1.0515" calcext:value-type="float">
            <text:p>1.0515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9.9327" calcext:value-type="float">
            <text:p>9.932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.52523" calcext:value-type="float">
            <text:p>0.52523</text:p>
          </table:table-cell>
          <table:table-cell table:style-name="ce12" office:value-type="float" office:value="0.998458" calcext:value-type="float">
            <text:p>0.99845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0.9178" calcext:value-type="float">
            <text:p>20.917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.02924" calcext:value-type="float">
            <text:p>1.02924</text:p>
          </table:table-cell>
          <table:table-cell table:style-name="ce12" office:value-type="float" office:value="0.638978" calcext:value-type="float">
            <text:p>0.63897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.4987" calcext:value-type="float">
            <text:p>14.498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5" calcext:value-type="float">
            <text:p>25</text:p>
          </table:table-cell>
          <table:table-cell office:value-type="float" office:value="0.90082" calcext:value-type="float">
            <text:p>0.90082</text:p>
          </table:table-cell>
          <table:table-cell office:value-type="float" office:value="0.810639" calcext:value-type="float">
            <text:p>0.810639</text:p>
          </table:table-cell>
          <table:table-cell office:value-type="float" office:value="101" calcext:value-type="float">
            <text:p>101</text:p>
          </table:table-cell>
          <table:table-cell office:value-type="float" office:value="15.2997" calcext:value-type="float">
            <text:p>15.299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4" calcext:value-type="float">
            <text:p>24</text:p>
          </table:table-cell>
          <table:table-cell office:value-type="float" office:value="0.503291" calcext:value-type="float">
            <text:p>0.503291</text:p>
          </table:table-cell>
          <table:table-cell office:value-type="float" office:value="0.949246" calcext:value-type="float">
            <text:p>0.9492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9" calcext:value-type="float">
            <text:p>29</text:p>
          </table:table-cell>
          <table:table-cell office:value-type="float" office:value="0.592178" calcext:value-type="float">
            <text:p>0.592178</text:p>
          </table:table-cell>
          <table:table-cell office:value-type="float" office:value="0.643358" calcext:value-type="float">
            <text:p>0.643358</text:p>
          </table:table-cell>
          <table:table-cell office:value-type="float" office:value="128" calcext:value-type="float">
            <text:p>128</text:p>
          </table:table-cell>
          <table:table-cell office:value-type="float" office:value="24.6923" calcext:value-type="float">
            <text:p>24.692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7" calcext:value-type="float">
            <text:p>27</text:p>
          </table:table-cell>
          <table:table-cell office:value-type="float" office:value="0.38432" calcext:value-type="float">
            <text:p>0.38432</text:p>
          </table:table-cell>
          <table:table-cell office:value-type="float" office:value="0.921652" calcext:value-type="float">
            <text:p>0.921652</text:p>
          </table:table-cell>
          <table:table-cell office:value-type="float" office:value="140" calcext:value-type="float">
            <text:p>140</text:p>
          </table:table-cell>
          <table:table-cell office:value-type="float" office:value="23.8256" calcext:value-type="float">
            <text:p>23.825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7" calcext:value-type="float">
            <text:p>27</text:p>
          </table:table-cell>
          <table:table-cell office:value-type="float" office:value="0.369759" calcext:value-type="float">
            <text:p>0.369759</text:p>
          </table:table-cell>
          <table:table-cell office:value-type="float" office:value="0.613636" calcext:value-type="float">
            <text:p>0.613636</text:p>
          </table:table-cell>
          <table:table-cell office:value-type="float" office:value="105" calcext:value-type="float">
            <text:p>105</text:p>
          </table:table-cell>
          <table:table-cell office:value-type="float" office:value="32.0676" calcext:value-type="float">
            <text:p>32.067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36" calcext:value-type="float">
            <text:p>36</text:p>
          </table:table-cell>
          <table:table-cell office:value-type="float" office:value="0.286346" calcext:value-type="float">
            <text:p>0.286346</text:p>
          </table:table-cell>
          <table:table-cell office:value-type="float" office:value="0.654449" calcext:value-type="float">
            <text:p>0.65444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38" calcext:value-type="float">
            <text:p>38</text:p>
          </table:table-cell>
          <table:table-cell office:value-type="float" office:value="0.367661" calcext:value-type="float">
            <text:p>0.367661</text:p>
          </table:table-cell>
          <table:table-cell office:value-type="float" office:value="0.635768" calcext:value-type="float">
            <text:p>0.63576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7" calcext:value-type="float">
            <text:p>27</text:p>
          </table:table-cell>
          <table:table-cell office:value-type="float" office:value="0.862654" calcext:value-type="float">
            <text:p>0.862654</text:p>
          </table:table-cell>
          <table:table-cell office:value-type="float" office:value="0.736208" calcext:value-type="float">
            <text:p>0.736208</text:p>
          </table:table-cell>
          <table:table-cell office:value-type="float" office:value="94" calcext:value-type="float">
            <text:p>94</text:p>
          </table:table-cell>
          <table:table-cell office:value-type="float" office:value="10.8781" calcext:value-type="float">
            <text:p>10.878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32" calcext:value-type="float">
            <text:p>32</text:p>
          </table:table-cell>
          <table:table-cell office:value-type="float" office:value="0.261693" calcext:value-type="float">
            <text:p>0.261693</text:p>
          </table:table-cell>
          <table:table-cell office:value-type="float" office:value="0.459341" calcext:value-type="float">
            <text:p>0.45934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5" calcext:value-type="float">
            <text:p>25</text:p>
          </table:table-cell>
          <table:table-cell office:value-type="float" office:value="0.906116" calcext:value-type="float">
            <text:p>0.906116</text:p>
          </table:table-cell>
          <table:table-cell office:value-type="float" office:value="0.902409" calcext:value-type="float">
            <text:p>0.902409</text:p>
          </table:table-cell>
          <table:table-cell office:value-type="float" office:value="91" calcext:value-type="float">
            <text:p>91</text:p>
          </table:table-cell>
          <table:table-cell office:value-type="float" office:value="15.2808" calcext:value-type="float">
            <text:p>15.280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3" calcext:value-type="float">
            <text:p>23</text:p>
          </table:table-cell>
          <table:table-cell office:value-type="float" office:value="1.45107" calcext:value-type="float">
            <text:p>1.45107</text:p>
          </table:table-cell>
          <table:table-cell office:value-type="float" office:value="1.09878" calcext:value-type="float">
            <text:p>1.09878</text:p>
          </table:table-cell>
          <table:table-cell office:value-type="float" office:value="94" calcext:value-type="float">
            <text:p>94</text:p>
          </table:table-cell>
          <table:table-cell office:value-type="float" office:value="9.25805" calcext:value-type="float">
            <text:p>9.258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31" calcext:value-type="float">
            <text:p>31</text:p>
          </table:table-cell>
          <table:table-cell office:value-type="float" office:value="0.352705" calcext:value-type="float">
            <text:p>0.352705</text:p>
          </table:table-cell>
          <table:table-cell office:value-type="float" office:value="0.783153" calcext:value-type="float">
            <text:p>0.78315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37" calcext:value-type="float">
            <text:p>37</text:p>
          </table:table-cell>
          <table:table-cell office:value-type="float" office:value="0.833727" calcext:value-type="float">
            <text:p>0.833727</text:p>
          </table:table-cell>
          <table:table-cell office:value-type="float" office:value="0.768285" calcext:value-type="float">
            <text:p>0.768285</text:p>
          </table:table-cell>
          <table:table-cell office:value-type="float" office:value="176" calcext:value-type="float">
            <text:p>176</text:p>
          </table:table-cell>
          <table:table-cell office:value-type="float" office:value="13.1974" calcext:value-type="float">
            <text:p>13.197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35" calcext:value-type="float">
            <text:p>35</text:p>
          </table:table-cell>
          <table:table-cell office:value-type="float" office:value="0.989974" calcext:value-type="float">
            <text:p>0.989974</text:p>
          </table:table-cell>
          <table:table-cell office:value-type="float" office:value="1.02816" calcext:value-type="float">
            <text:p>1.02816</text:p>
          </table:table-cell>
          <table:table-cell office:value-type="float" office:value="150" calcext:value-type="float">
            <text:p>150</text:p>
          </table:table-cell>
          <table:table-cell office:value-type="float" office:value="13.549" calcext:value-type="float">
            <text:p>13.54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31" calcext:value-type="float">
            <text:p>31</text:p>
          </table:table-cell>
          <table:table-cell office:value-type="float" office:value="0.866068" calcext:value-type="float">
            <text:p>0.866068</text:p>
          </table:table-cell>
          <table:table-cell office:value-type="float" office:value="0.989795" calcext:value-type="float">
            <text:p>0.989795</text:p>
          </table:table-cell>
          <table:table-cell office:value-type="float" office:value="133" calcext:value-type="float">
            <text:p>133</text:p>
          </table:table-cell>
          <table:table-cell office:value-type="float" office:value="30.2041" calcext:value-type="float">
            <text:p>30.20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32" calcext:value-type="float">
            <text:p>32</text:p>
          </table:table-cell>
          <table:table-cell office:value-type="float" office:value="0.844479" calcext:value-type="float">
            <text:p>0.844479</text:p>
          </table:table-cell>
          <table:table-cell office:value-type="float" office:value="1.00814" calcext:value-type="float">
            <text:p>1.00814</text:p>
          </table:table-cell>
          <table:table-cell office:value-type="float" office:value="141" calcext:value-type="float">
            <text:p>141</text:p>
          </table:table-cell>
          <table:table-cell office:value-type="float" office:value="15.8113" calcext:value-type="float">
            <text:p>15.811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4" calcext:value-type="float">
            <text:p>24</text:p>
          </table:table-cell>
          <table:table-cell office:value-type="float" office:value="1.01678" calcext:value-type="float">
            <text:p>1.01678</text:p>
          </table:table-cell>
          <table:table-cell office:value-type="float" office:value="0.714249" calcext:value-type="float">
            <text:p>0.714249</text:p>
          </table:table-cell>
          <table:table-cell office:value-type="float" office:value="48" calcext:value-type="float">
            <text:p>48</text:p>
          </table:table-cell>
          <table:table-cell office:value-type="float" office:value="17.4557" calcext:value-type="float">
            <text:p>17.45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ORB</text:p>
          </table:table-cell>
          <table:table-cell office:value-type="float" office:value="25" calcext:value-type="float">
            <text:p>25</text:p>
          </table:table-cell>
          <table:table-cell office:value-type="float" office:value="0.348509" calcext:value-type="float">
            <text:p>0.348509</text:p>
          </table:table-cell>
          <table:table-cell office:value-type="float" office:value="0.459958" calcext:value-type="float">
            <text:p>0.4599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.0382" calcext:value-type="float">
            <text:p>1.0382</text:p>
          </table:table-cell>
          <table:table-cell table:style-name="ce12" office:value-type="float" office:value="1.03543" calcext:value-type="float">
            <text:p>1.03543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1.9371" calcext:value-type="float">
            <text:p>11.937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0.722324" calcext:value-type="float">
            <text:p>0.722324</text:p>
          </table:table-cell>
          <table:table-cell table:style-name="ce12" office:value-type="float" office:value="0.995182" calcext:value-type="float">
            <text:p>0.995182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3.3994" calcext:value-type="float">
            <text:p>13.399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.821263" calcext:value-type="float">
            <text:p>0.821263</text:p>
          </table:table-cell>
          <table:table-cell table:style-name="ce12" office:value-type="float" office:value="0.902881" calcext:value-type="float">
            <text:p>0.902881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0.5428" calcext:value-type="float">
            <text:p>10.542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.904972" calcext:value-type="float">
            <text:p>0.904972</text:p>
          </table:table-cell>
          <table:table-cell table:style-name="ce12" office:value-type="float" office:value="0.657044" calcext:value-type="float">
            <text:p>0.657044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11.2797" calcext:value-type="float">
            <text:p>11.279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0.00389957" calcext:value-type="float">
            <text:p>0.00389957</text:p>
          </table:table-cell>
          <table:table-cell table:style-name="ce12" office:value-type="float" office:value="0.735113" calcext:value-type="float">
            <text:p>0.735113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0.920583" calcext:value-type="float">
            <text:p>0.920583</text:p>
          </table:table-cell>
          <table:table-cell table:style-name="ce12" office:value-type="float" office:value="1.0941" calcext:value-type="float">
            <text:p>1.0941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3.4145" calcext:value-type="float">
            <text:p>13.414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-0.302032" calcext:value-type="float">
            <text:p>-0.302032</text:p>
          </table:table-cell>
          <table:table-cell table:style-name="ce12" office:value-type="float" office:value="0.788478" calcext:value-type="float">
            <text:p>0.78847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.3052" calcext:value-type="float">
            <text:p>1.3052</text:p>
          </table:table-cell>
          <table:table-cell table:style-name="ce12" office:value-type="float" office:value="0.916738" calcext:value-type="float">
            <text:p>0.91673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8.85642" calcext:value-type="float">
            <text:p>8.8564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0.607815" calcext:value-type="float">
            <text:p>0.607815</text:p>
          </table:table-cell>
          <table:table-cell table:style-name="ce12" office:value-type="float" office:value="0.713321" calcext:value-type="float">
            <text:p>0.71332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7.765" calcext:value-type="float">
            <text:p>17.76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0.15914" calcext:value-type="float">
            <text:p>0.15914</text:p>
          </table:table-cell>
          <table:table-cell table:style-name="ce12" office:value-type="float" office:value="0.878085" calcext:value-type="float">
            <text:p>0.87808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.04238" calcext:value-type="float">
            <text:p>2.04238</text:p>
          </table:table-cell>
          <table:table-cell table:style-name="ce12" office:value-type="float" office:value="1.27816" calcext:value-type="float">
            <text:p>1.278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.46748" calcext:value-type="float">
            <text:p>6.4674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0.692696" calcext:value-type="float">
            <text:p>0.692696</text:p>
          </table:table-cell>
          <table:table-cell table:style-name="ce12" office:value-type="float" office:value="0.77088" calcext:value-type="float">
            <text:p>0.7708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.9136" calcext:value-type="float">
            <text:p>14.913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.78211" calcext:value-type="float">
            <text:p>1.78211</text:p>
          </table:table-cell>
          <table:table-cell table:style-name="ce12" office:value-type="float" office:value="1.02585" calcext:value-type="float">
            <text:p>1.0258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6.95086" calcext:value-type="float">
            <text:p>6.9508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0.292042" calcext:value-type="float">
            <text:p>0.292042</text:p>
          </table:table-cell>
          <table:table-cell table:style-name="ce12" office:value-type="float" office:value="0.925053" calcext:value-type="float">
            <text:p>0.925053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38.794" calcext:value-type="float">
            <text:p>38.79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0.985102" calcext:value-type="float">
            <text:p>0.985102</text:p>
          </table:table-cell>
          <table:table-cell table:style-name="ce12" office:value-type="float" office:value="0.949716" calcext:value-type="float">
            <text:p>0.94971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8.71003" calcext:value-type="float">
            <text:p>8.7100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.88079" calcext:value-type="float">
            <text:p>1.88079</text:p>
          </table:table-cell>
          <table:table-cell table:style-name="ce12" office:value-type="float" office:value="1.10003" calcext:value-type="float">
            <text:p>1.1000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8.23607" calcext:value-type="float">
            <text:p>8.2360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0.893996" calcext:value-type="float">
            <text:p>0.893996</text:p>
          </table:table-cell>
          <table:table-cell table:style-name="ce12" office:value-type="float" office:value="0.835839" calcext:value-type="float">
            <text:p>0.83583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1.3219" calcext:value-type="float">
            <text:p>11.32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.04841" calcext:value-type="float">
            <text:p>2.04841</text:p>
          </table:table-cell>
          <table:table-cell table:style-name="ce12" office:value-type="float" office:value="1.107" calcext:value-type="float">
            <text:p>1.10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.48788" calcext:value-type="float">
            <text:p>5.4878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0" calcext:value-type="float">
            <text:p>40</text:p>
          </table:table-cell>
          <table:table-cell office:value-type="float" office:value="0.691657" calcext:value-type="float">
            <text:p>0.691657</text:p>
          </table:table-cell>
          <table:table-cell office:value-type="float" office:value="1.1266" calcext:value-type="float">
            <text:p>1.1266</text:p>
          </table:table-cell>
          <table:table-cell office:value-type="float" office:value="246" calcext:value-type="float">
            <text:p>246</text:p>
          </table:table-cell>
          <table:table-cell office:value-type="float" office:value="17.0722" calcext:value-type="float">
            <text:p>17.072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4" calcext:value-type="float">
            <text:p>44</text:p>
          </table:table-cell>
          <table:table-cell office:value-type="float" office:value="1.2185" calcext:value-type="float">
            <text:p>1.2185</text:p>
          </table:table-cell>
          <table:table-cell office:value-type="float" office:value="1.99445" calcext:value-type="float">
            <text:p>1.99445</text:p>
          </table:table-cell>
          <table:table-cell office:value-type="float" office:value="302" calcext:value-type="float">
            <text:p>302</text:p>
          </table:table-cell>
          <table:table-cell office:value-type="float" office:value="11.6219" calcext:value-type="float">
            <text:p>11.62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9" calcext:value-type="float">
            <text:p>49</text:p>
          </table:table-cell>
          <table:table-cell office:value-type="float" office:value="1.14447" calcext:value-type="float">
            <text:p>1.14447</text:p>
          </table:table-cell>
          <table:table-cell office:value-type="float" office:value="2.52806" calcext:value-type="float">
            <text:p>2.52806</text:p>
          </table:table-cell>
          <table:table-cell office:value-type="float" office:value="367" calcext:value-type="float">
            <text:p>367</text:p>
          </table:table-cell>
          <table:table-cell office:value-type="float" office:value="12.3578" calcext:value-type="float">
            <text:p>12.357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6" calcext:value-type="float">
            <text:p>46</text:p>
          </table:table-cell>
          <table:table-cell office:value-type="float" office:value="-0.0902153" calcext:value-type="float">
            <text:p>-0.0902153</text:p>
          </table:table-cell>
          <table:table-cell office:value-type="float" office:value="1.87377" calcext:value-type="float">
            <text:p>1.87377</text:p>
          </table:table-cell>
          <table:table-cell office:value-type="float" office:value="328" calcext:value-type="float">
            <text:p>328</text:p>
          </table:table-cell>
          <table:table-cell office:value-type="float" office:value="342.998" calcext:value-type="float">
            <text:p>342.9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5" calcext:value-type="float">
            <text:p>45</text:p>
          </table:table-cell>
          <table:table-cell office:value-type="float" office:value="0.346046" calcext:value-type="float">
            <text:p>0.346046</text:p>
          </table:table-cell>
          <table:table-cell office:value-type="float" office:value="2.41363" calcext:value-type="float">
            <text:p>2.41363</text:p>
          </table:table-cell>
          <table:table-cell office:value-type="float" office:value="314" calcext:value-type="float">
            <text:p>314</text:p>
          </table:table-cell>
          <table:table-cell office:value-type="float" office:value="77.4996" calcext:value-type="float">
            <text:p>77.499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6" calcext:value-type="float">
            <text:p>56</text:p>
          </table:table-cell>
          <table:table-cell office:value-type="float" office:value="0.389211" calcext:value-type="float">
            <text:p>0.389211</text:p>
          </table:table-cell>
          <table:table-cell office:value-type="float" office:value="1.70165" calcext:value-type="float">
            <text:p>1.70165</text:p>
          </table:table-cell>
          <table:table-cell office:value-type="float" office:value="376" calcext:value-type="float">
            <text:p>376</text:p>
          </table:table-cell>
          <table:table-cell office:value-type="float" office:value="19.9028" calcext:value-type="float">
            <text:p>19.902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5" calcext:value-type="float">
            <text:p>55</text:p>
          </table:table-cell>
          <table:table-cell office:value-type="float" office:value="0.681737" calcext:value-type="float">
            <text:p>0.681737</text:p>
          </table:table-cell>
          <table:table-cell office:value-type="float" office:value="1.66264" calcext:value-type="float">
            <text:p>1.66264</text:p>
          </table:table-cell>
          <table:table-cell office:value-type="float" office:value="313" calcext:value-type="float">
            <text:p>313</text:p>
          </table:table-cell>
          <table:table-cell office:value-type="float" office:value="145.751" calcext:value-type="float">
            <text:p>145.75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6" calcext:value-type="float">
            <text:p>56</text:p>
          </table:table-cell>
          <table:table-cell office:value-type="float" office:value="1.19251" calcext:value-type="float">
            <text:p>1.19251</text:p>
          </table:table-cell>
          <table:table-cell office:value-type="float" office:value="0.963262" calcext:value-type="float">
            <text:p>0.963262</text:p>
          </table:table-cell>
          <table:table-cell office:value-type="float" office:value="307" calcext:value-type="float">
            <text:p>307</text:p>
          </table:table-cell>
          <table:table-cell office:value-type="float" office:value="10.6963" calcext:value-type="float">
            <text:p>10.69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4" calcext:value-type="float">
            <text:p>44</text:p>
          </table:table-cell>
          <table:table-cell office:value-type="float" office:value="0.781214" calcext:value-type="float">
            <text:p>0.781214</text:p>
          </table:table-cell>
          <table:table-cell office:value-type="float" office:value="0.950686" calcext:value-type="float">
            <text:p>0.950686</text:p>
          </table:table-cell>
          <table:table-cell office:value-type="float" office:value="258" calcext:value-type="float">
            <text:p>258</text:p>
          </table:table-cell>
          <table:table-cell office:value-type="float" office:value="30.3657" calcext:value-type="float">
            <text:p>30.36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0" calcext:value-type="float">
            <text:p>40</text:p>
          </table:table-cell>
          <table:table-cell office:value-type="float" office:value="0.976718" calcext:value-type="float">
            <text:p>0.976718</text:p>
          </table:table-cell>
          <table:table-cell office:value-type="float" office:value="1.46623" calcext:value-type="float">
            <text:p>1.46623</text:p>
          </table:table-cell>
          <table:table-cell office:value-type="float" office:value="237" calcext:value-type="float">
            <text:p>237</text:p>
          </table:table-cell>
          <table:table-cell office:value-type="float" office:value="23.9756" calcext:value-type="float">
            <text:p>23.975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1" calcext:value-type="float">
            <text:p>41</text:p>
          </table:table-cell>
          <table:table-cell office:value-type="float" office:value="1.11952" calcext:value-type="float">
            <text:p>1.11952</text:p>
          </table:table-cell>
          <table:table-cell office:value-type="float" office:value="1.57619" calcext:value-type="float">
            <text:p>1.57619</text:p>
          </table:table-cell>
          <table:table-cell office:value-type="float" office:value="207" calcext:value-type="float">
            <text:p>207</text:p>
          </table:table-cell>
          <table:table-cell office:value-type="float" office:value="8.42543" calcext:value-type="float">
            <text:p>8.4254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0" calcext:value-type="float">
            <text:p>50</text:p>
          </table:table-cell>
          <table:table-cell office:value-type="float" office:value="0.157254" calcext:value-type="float">
            <text:p>0.157254</text:p>
          </table:table-cell>
          <table:table-cell office:value-type="float" office:value="2.51623" calcext:value-type="float">
            <text:p>2.5162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n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4" calcext:value-type="float">
            <text:p>44</text:p>
          </table:table-cell>
          <table:table-cell office:value-type="float" office:value="1.47981" calcext:value-type="float">
            <text:p>1.47981</text:p>
          </table:table-cell>
          <table:table-cell office:value-type="float" office:value="0.979584" calcext:value-type="float">
            <text:p>0.979584</text:p>
          </table:table-cell>
          <table:table-cell office:value-type="float" office:value="220" calcext:value-type="float">
            <text:p>220</text:p>
          </table:table-cell>
          <table:table-cell office:value-type="float" office:value="8.72798" calcext:value-type="float">
            <text:p>8.7279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4" calcext:value-type="float">
            <text:p>54</text:p>
          </table:table-cell>
          <table:table-cell office:value-type="float" office:value="0.882844" calcext:value-type="float">
            <text:p>0.882844</text:p>
          </table:table-cell>
          <table:table-cell office:value-type="float" office:value="1.55422" calcext:value-type="float">
            <text:p>1.55422</text:p>
          </table:table-cell>
          <table:table-cell office:value-type="float" office:value="341" calcext:value-type="float">
            <text:p>341</text:p>
          </table:table-cell>
          <table:table-cell office:value-type="float" office:value="18.5567" calcext:value-type="float">
            <text:p>18.556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5" calcext:value-type="float">
            <text:p>45</text:p>
          </table:table-cell>
          <table:table-cell office:value-type="float" office:value="0.842156" calcext:value-type="float">
            <text:p>0.842156</text:p>
          </table:table-cell>
          <table:table-cell office:value-type="float" office:value="1.33635" calcext:value-type="float">
            <text:p>1.33635</text:p>
          </table:table-cell>
          <table:table-cell office:value-type="float" office:value="192" calcext:value-type="float">
            <text:p>192</text:p>
          </table:table-cell>
          <table:table-cell office:value-type="float" office:value="12.735" calcext:value-type="float">
            <text:p>12.73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54" calcext:value-type="float">
            <text:p>54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1.5546" calcext:value-type="float">
            <text:p>1.5546</text:p>
          </table:table-cell>
          <table:table-cell office:value-type="float" office:value="292" calcext:value-type="float">
            <text:p>292</text:p>
          </table:table-cell>
          <table:table-cell office:value-type="float" office:value="9.49402" calcext:value-type="float">
            <text:p>9.4940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5" calcext:value-type="float">
            <text:p>45</text:p>
          </table:table-cell>
          <table:table-cell office:value-type="float" office:value="0.960801" calcext:value-type="float">
            <text:p>0.960801</text:p>
          </table:table-cell>
          <table:table-cell office:value-type="float" office:value="1.31191" calcext:value-type="float">
            <text:p>1.31191</text:p>
          </table:table-cell>
          <table:table-cell office:value-type="float" office:value="131" calcext:value-type="float">
            <text:p>131</text:p>
          </table:table-cell>
          <table:table-cell office:value-type="float" office:value="18.7061" calcext:value-type="float">
            <text:p>18.70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47" calcext:value-type="float">
            <text:p>47</text:p>
          </table:table-cell>
          <table:table-cell office:value-type="float" office:value="0.866889" calcext:value-type="float">
            <text:p>0.866889</text:p>
          </table:table-cell>
          <table:table-cell office:value-type="float" office:value="1.93161" calcext:value-type="float">
            <text:p>1.93161</text:p>
          </table:table-cell>
          <table:table-cell office:value-type="float" office:value="141" calcext:value-type="float">
            <text:p>141</text:p>
          </table:table-cell>
          <table:table-cell office:value-type="float" office:value="18.5157" calcext:value-type="float">
            <text:p>18.51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ORB</text:p>
          </table:table-cell>
          <table:table-cell table:style-name="ce12" office:value-type="string" calcext:value-type="string">
            <text:p>AKAZE</text:p>
          </table:table-cell>
          <table:table-cell table:number-columns-repeated="5" table:style-name="ce12" office:value-type="string" calcext:value-type="string">
            <text:p>-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74" calcext:value-type="float">
            <text:p>74</text:p>
          </table:table-cell>
          <table:table-cell office:value-type="float" office:value="0.894597" calcext:value-type="float">
            <text:p>0.894597</text:p>
          </table:table-cell>
          <table:table-cell office:value-type="float" office:value="0.344762" calcext:value-type="float">
            <text:p>0.344762</text:p>
          </table:table-cell>
          <table:table-cell office:value-type="float" office:value="636" calcext:value-type="float">
            <text:p>636</text:p>
          </table:table-cell>
          <table:table-cell office:value-type="float" office:value="13.1661" calcext:value-type="float">
            <text:p>13.16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0" calcext:value-type="float">
            <text:p>80</text:p>
          </table:table-cell>
          <table:table-cell office:value-type="float" office:value="0.814685" calcext:value-type="float">
            <text:p>0.814685</text:p>
          </table:table-cell>
          <table:table-cell office:value-type="float" office:value="0.432676" calcext:value-type="float">
            <text:p>0.432676</text:p>
          </table:table-cell>
          <table:table-cell office:value-type="float" office:value="859" calcext:value-type="float">
            <text:p>859</text:p>
          </table:table-cell>
          <table:table-cell office:value-type="float" office:value="14.3927" calcext:value-type="float">
            <text:p>14.392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79" calcext:value-type="float">
            <text:p>79</text:p>
          </table:table-cell>
          <table:table-cell office:value-type="float" office:value="0.869053" calcext:value-type="float">
            <text:p>0.869053</text:p>
          </table:table-cell>
          <table:table-cell office:value-type="float" office:value="0.376533" calcext:value-type="float">
            <text:p>0.376533</text:p>
          </table:table-cell>
          <table:table-cell office:value-type="float" office:value="825" calcext:value-type="float">
            <text:p>825</text:p>
          </table:table-cell>
          <table:table-cell office:value-type="float" office:value="14.3174" calcext:value-type="float">
            <text:p>14.317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5" calcext:value-type="float">
            <text:p>85</text:p>
          </table:table-cell>
          <table:table-cell office:value-type="float" office:value="0.819757" calcext:value-type="float">
            <text:p>0.819757</text:p>
          </table:table-cell>
          <table:table-cell office:value-type="float" office:value="0.316275" calcext:value-type="float">
            <text:p>0.316275</text:p>
          </table:table-cell>
          <table:table-cell office:value-type="float" office:value="852" calcext:value-type="float">
            <text:p>852</text:p>
          </table:table-cell>
          <table:table-cell office:value-type="float" office:value="15.2267" calcext:value-type="float">
            <text:p>15.226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0" calcext:value-type="float">
            <text:p>80</text:p>
          </table:table-cell>
          <table:table-cell office:value-type="float" office:value="0.864238" calcext:value-type="float">
            <text:p>0.864238</text:p>
          </table:table-cell>
          <table:table-cell office:value-type="float" office:value="0.354905" calcext:value-type="float">
            <text:p>0.354905</text:p>
          </table:table-cell>
          <table:table-cell office:value-type="float" office:value="966" calcext:value-type="float">
            <text:p>966</text:p>
          </table:table-cell>
          <table:table-cell office:value-type="float" office:value="15.0099" calcext:value-type="float">
            <text:p>15.009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3" calcext:value-type="float">
            <text:p>83</text:p>
          </table:table-cell>
          <table:table-cell office:value-type="float" office:value="0.771211" calcext:value-type="float">
            <text:p>0.771211</text:p>
          </table:table-cell>
          <table:table-cell office:value-type="float" office:value="0.413758" calcext:value-type="float">
            <text:p>0.413758</text:p>
          </table:table-cell>
          <table:table-cell office:value-type="float" office:value="924" calcext:value-type="float">
            <text:p>924</text:p>
          </table:table-cell>
          <table:table-cell office:value-type="float" office:value="14.7016" calcext:value-type="float">
            <text:p>14.701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5" calcext:value-type="float">
            <text:p>95</text:p>
          </table:table-cell>
          <table:table-cell office:value-type="float" office:value="0.775441" calcext:value-type="float">
            <text:p>0.775441</text:p>
          </table:table-cell>
          <table:table-cell office:value-type="float" office:value="0.354507" calcext:value-type="float">
            <text:p>0.354507</text:p>
          </table:table-cell>
          <table:table-cell office:value-type="float" office:value="1206" calcext:value-type="float">
            <text:p>1206</text:p>
          </table:table-cell>
          <table:table-cell office:value-type="float" office:value="16.5153" calcext:value-type="float">
            <text:p>16.515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9" calcext:value-type="float">
            <text:p>99</text:p>
          </table:table-cell>
          <table:table-cell office:value-type="float" office:value="0.845773" calcext:value-type="float">
            <text:p>0.845773</text:p>
          </table:table-cell>
          <table:table-cell office:value-type="float" office:value="0.385989" calcext:value-type="float">
            <text:p>0.385989</text:p>
          </table:table-cell>
          <table:table-cell office:value-type="float" office:value="1301" calcext:value-type="float">
            <text:p>1301</text:p>
          </table:table-cell>
          <table:table-cell office:value-type="float" office:value="14.8164" calcext:value-type="float">
            <text:p>14.816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0" calcext:value-type="float">
            <text:p>90</text:p>
          </table:table-cell>
          <table:table-cell office:value-type="float" office:value="0.725469" calcext:value-type="float">
            <text:p>0.725469</text:p>
          </table:table-cell>
          <table:table-cell office:value-type="float" office:value="0.343788" calcext:value-type="float">
            <text:p>0.343788</text:p>
          </table:table-cell>
          <table:table-cell office:value-type="float" office:value="905" calcext:value-type="float">
            <text:p>905</text:p>
          </table:table-cell>
          <table:table-cell office:value-type="float" office:value="16.7789" calcext:value-type="float">
            <text:p>16.778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101" calcext:value-type="float">
            <text:p>101</text:p>
          </table:table-cell>
          <table:table-cell office:value-type="float" office:value="1.08102" calcext:value-type="float">
            <text:p>1.08102</text:p>
          </table:table-cell>
          <table:table-cell office:value-type="float" office:value="0.366022" calcext:value-type="float">
            <text:p>0.366022</text:p>
          </table:table-cell>
          <table:table-cell office:value-type="float" office:value="1428" calcext:value-type="float">
            <text:p>1428</text:p>
          </table:table-cell>
          <table:table-cell office:value-type="float" office:value="11.919" calcext:value-type="float">
            <text:p>11.91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8" calcext:value-type="float">
            <text:p>88</text:p>
          </table:table-cell>
          <table:table-cell office:value-type="float" office:value="1.01533" calcext:value-type="float">
            <text:p>1.01533</text:p>
          </table:table-cell>
          <table:table-cell office:value-type="float" office:value="0.365688" calcext:value-type="float">
            <text:p>0.365688</text:p>
          </table:table-cell>
          <table:table-cell office:value-type="float" office:value="1138" calcext:value-type="float">
            <text:p>1138</text:p>
          </table:table-cell>
          <table:table-cell office:value-type="float" office:value="12.7672" calcext:value-type="float">
            <text:p>12.767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4" calcext:value-type="float">
            <text:p>94</text:p>
          </table:table-cell>
          <table:table-cell office:value-type="float" office:value="1.05015" calcext:value-type="float">
            <text:p>1.05015</text:p>
          </table:table-cell>
          <table:table-cell office:value-type="float" office:value="0.465904" calcext:value-type="float">
            <text:p>0.465904</text:p>
          </table:table-cell>
          <table:table-cell office:value-type="float" office:value="1362" calcext:value-type="float">
            <text:p>1362</text:p>
          </table:table-cell>
          <table:table-cell office:value-type="float" office:value="11.5201" calcext:value-type="float">
            <text:p>11.520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7" calcext:value-type="float">
            <text:p>97</text:p>
          </table:table-cell>
          <table:table-cell office:value-type="float" office:value="1.10556" calcext:value-type="float">
            <text:p>1.10556</text:p>
          </table:table-cell>
          <table:table-cell office:value-type="float" office:value="0.383279" calcext:value-type="float">
            <text:p>0.383279</text:p>
          </table:table-cell>
          <table:table-cell office:value-type="float" office:value="1286" calcext:value-type="float">
            <text:p>1286</text:p>
          </table:table-cell>
          <table:table-cell office:value-type="float" office:value="10.9172" calcext:value-type="float">
            <text:p>10.917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8" calcext:value-type="float">
            <text:p>88</text:p>
          </table:table-cell>
          <table:table-cell office:value-type="float" office:value="1.17969" calcext:value-type="float">
            <text:p>1.17969</text:p>
          </table:table-cell>
          <table:table-cell office:value-type="float" office:value="0.523767" calcext:value-type="float">
            <text:p>0.523767</text:p>
          </table:table-cell>
          <table:table-cell office:value-type="float" office:value="996" calcext:value-type="float">
            <text:p>996</text:p>
          </table:table-cell>
          <table:table-cell office:value-type="float" office:value="10.4765" calcext:value-type="float">
            <text:p>10.476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82" calcext:value-type="float">
            <text:p>82</text:p>
          </table:table-cell>
          <table:table-cell office:value-type="float" office:value="1.19267" calcext:value-type="float">
            <text:p>1.19267</text:p>
          </table:table-cell>
          <table:table-cell office:value-type="float" office:value="0.514505" calcext:value-type="float">
            <text:p>0.514505</text:p>
          </table:table-cell>
          <table:table-cell office:value-type="float" office:value="971" calcext:value-type="float">
            <text:p>971</text:p>
          </table:table-cell>
          <table:table-cell office:value-type="float" office:value="9.71724" calcext:value-type="float">
            <text:p>9.7172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0" calcext:value-type="float">
            <text:p>90</text:p>
          </table:table-cell>
          <table:table-cell office:value-type="float" office:value="1.21079" calcext:value-type="float">
            <text:p>1.21079</text:p>
          </table:table-cell>
          <table:table-cell office:value-type="float" office:value="0.425619" calcext:value-type="float">
            <text:p>0.425619</text:p>
          </table:table-cell>
          <table:table-cell office:value-type="float" office:value="1084" calcext:value-type="float">
            <text:p>1084</text:p>
          </table:table-cell>
          <table:table-cell office:value-type="float" office:value="10.8444" calcext:value-type="float">
            <text:p>10.844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1" calcext:value-type="float">
            <text:p>91</text:p>
          </table:table-cell>
          <table:table-cell office:value-type="float" office:value="1.2926" calcext:value-type="float">
            <text:p>1.2926</text:p>
          </table:table-cell>
          <table:table-cell office:value-type="float" office:value="0.437577" calcext:value-type="float">
            <text:p>0.437577</text:p>
          </table:table-cell>
          <table:table-cell office:value-type="float" office:value="1201" calcext:value-type="float">
            <text:p>1201</text:p>
          </table:table-cell>
          <table:table-cell office:value-type="float" office:value="10.0036" calcext:value-type="float">
            <text:p>10.003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float" office:value="96" calcext:value-type="float">
            <text:p>96</text:p>
          </table:table-cell>
          <table:table-cell office:value-type="float" office:value="1.34892" calcext:value-type="float">
            <text:p>1.34892</text:p>
          </table:table-cell>
          <table:table-cell office:value-type="float" office:value="0.468857" calcext:value-type="float">
            <text:p>0.468857</text:p>
          </table:table-cell>
          <table:table-cell office:value-type="float" office:value="1371" calcext:value-type="float">
            <text:p>1371</text:p>
          </table:table-cell>
          <table:table-cell office:value-type="float" office:value="9.22421" calcext:value-type="float">
            <text:p>9.2242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0.903174" calcext:value-type="float">
            <text:p>0.903174</text:p>
          </table:table-cell>
          <table:table-cell table:style-name="ce12" office:value-type="float" office:value="0.429772" calcext:value-type="float">
            <text:p>0.429772</text:p>
          </table:table-cell>
          <table:table-cell table:style-name="ce12" office:value-type="float" office:value="882" calcext:value-type="float">
            <text:p>882</text:p>
          </table:table-cell>
          <table:table-cell table:style-name="ce12" office:value-type="float" office:value="13.0066" calcext:value-type="float">
            <text:p>13.006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0.70277" calcext:value-type="float">
            <text:p>0.70277</text:p>
          </table:table-cell>
          <table:table-cell table:style-name="ce12" office:value-type="float" office:value="0.563909" calcext:value-type="float">
            <text:p>0.563909</text:p>
          </table:table-cell>
          <table:table-cell table:style-name="ce12" office:value-type="float" office:value="809" calcext:value-type="float">
            <text:p>809</text:p>
          </table:table-cell>
          <table:table-cell table:style-name="ce12" office:value-type="float" office:value="15.931" calcext:value-type="float">
            <text:p>15.93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.04812" calcext:value-type="float">
            <text:p>1.04812</text:p>
          </table:table-cell>
          <table:table-cell table:style-name="ce12" office:value-type="float" office:value="0.576495" calcext:value-type="float">
            <text:p>0.576495</text:p>
          </table:table-cell>
          <table:table-cell table:style-name="ce12" office:value-type="float" office:value="1181" calcext:value-type="float">
            <text:p>1181</text:p>
          </table:table-cell>
          <table:table-cell table:style-name="ce12" office:value-type="float" office:value="13.5075" calcext:value-type="float">
            <text:p>13.507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0.773001" calcext:value-type="float">
            <text:p>0.773001</text:p>
          </table:table-cell>
          <table:table-cell table:style-name="ce12" office:value-type="float" office:value="0.521927" calcext:value-type="float">
            <text:p>0.521927</text:p>
          </table:table-cell>
          <table:table-cell table:style-name="ce12" office:value-type="float" office:value="1096" calcext:value-type="float">
            <text:p>1096</text:p>
          </table:table-cell>
          <table:table-cell table:style-name="ce12" office:value-type="float" office:value="15.071" calcext:value-type="float">
            <text:p>15.07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0.846773" calcext:value-type="float">
            <text:p>0.846773</text:p>
          </table:table-cell>
          <table:table-cell table:style-name="ce12" office:value-type="float" office:value="0.625143" calcext:value-type="float">
            <text:p>0.625143</text:p>
          </table:table-cell>
          <table:table-cell table:style-name="ce12" office:value-type="float" office:value="1239" calcext:value-type="float">
            <text:p>1239</text:p>
          </table:table-cell>
          <table:table-cell table:style-name="ce12" office:value-type="float" office:value="15.1028" calcext:value-type="float">
            <text:p>15.102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0.939416" calcext:value-type="float">
            <text:p>0.939416</text:p>
          </table:table-cell>
          <table:table-cell table:style-name="ce12" office:value-type="float" office:value="0.510107" calcext:value-type="float">
            <text:p>0.510107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12.6601" calcext:value-type="float">
            <text:p>12.660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0.777242" calcext:value-type="float">
            <text:p>0.777242</text:p>
          </table:table-cell>
          <table:table-cell table:style-name="ce12" office:value-type="float" office:value="0.479429" calcext:value-type="float">
            <text:p>0.479429</text:p>
          </table:table-cell>
          <table:table-cell table:style-name="ce12" office:value-type="float" office:value="1581" calcext:value-type="float">
            <text:p>1581</text:p>
          </table:table-cell>
          <table:table-cell table:style-name="ce12" office:value-type="float" office:value="16.5707" calcext:value-type="float">
            <text:p>16.570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0.913343" calcext:value-type="float">
            <text:p>0.913343</text:p>
          </table:table-cell>
          <table:table-cell table:style-name="ce12" office:value-type="float" office:value="0.474735" calcext:value-type="float">
            <text:p>0.474735</text:p>
          </table:table-cell>
          <table:table-cell table:style-name="ce12" office:value-type="float" office:value="1436" calcext:value-type="float">
            <text:p>1436</text:p>
          </table:table-cell>
          <table:table-cell table:style-name="ce12" office:value-type="float" office:value="14.1438" calcext:value-type="float">
            <text:p>14.143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0.767013" calcext:value-type="float">
            <text:p>0.767013</text:p>
          </table:table-cell>
          <table:table-cell table:style-name="ce12" office:value-type="float" office:value="0.354673" calcext:value-type="float">
            <text:p>0.354673</text:p>
          </table:table-cell>
          <table:table-cell table:style-name="ce12" office:value-type="float" office:value="1010" calcext:value-type="float">
            <text:p>1010</text:p>
          </table:table-cell>
          <table:table-cell table:style-name="ce12" office:value-type="float" office:value="16.7744" calcext:value-type="float">
            <text:p>16.774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.04853" calcext:value-type="float">
            <text:p>1.04853</text:p>
          </table:table-cell>
          <table:table-cell table:style-name="ce12" office:value-type="float" office:value="0.398321" calcext:value-type="float">
            <text:p>0.398321</text:p>
          </table:table-cell>
          <table:table-cell table:style-name="ce12" office:value-type="float" office:value="1256" calcext:value-type="float">
            <text:p>1256</text:p>
          </table:table-cell>
          <table:table-cell table:style-name="ce12" office:value-type="float" office:value="12.3036" calcext:value-type="float">
            <text:p>12.303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0.936633" calcext:value-type="float">
            <text:p>0.936633</text:p>
          </table:table-cell>
          <table:table-cell table:style-name="ce12" office:value-type="float" office:value="0.808485" calcext:value-type="float">
            <text:p>0.808485</text:p>
          </table:table-cell>
          <table:table-cell table:style-name="ce12" office:value-type="float" office:value="1390" calcext:value-type="float">
            <text:p>1390</text:p>
          </table:table-cell>
          <table:table-cell table:style-name="ce12" office:value-type="float" office:value="12.667" calcext:value-type="float">
            <text:p>12.66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.29537" calcext:value-type="float">
            <text:p>1.29537</text:p>
          </table:table-cell>
          <table:table-cell table:style-name="ce12" office:value-type="float" office:value="0.62571" calcext:value-type="float">
            <text:p>0.62571</text:p>
          </table:table-cell>
          <table:table-cell table:style-name="ce12" office:value-type="float" office:value="1536" calcext:value-type="float">
            <text:p>1536</text:p>
          </table:table-cell>
          <table:table-cell table:style-name="ce12" office:value-type="float" office:value="10.3077" calcext:value-type="float">
            <text:p>10.307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.15559" calcext:value-type="float">
            <text:p>1.15559</text:p>
          </table:table-cell>
          <table:table-cell table:style-name="ce12" office:value-type="float" office:value="0.475085" calcext:value-type="float">
            <text:p>0.475085</text:p>
          </table:table-cell>
          <table:table-cell table:style-name="ce12" office:value-type="float" office:value="1411" calcext:value-type="float">
            <text:p>1411</text:p>
          </table:table-cell>
          <table:table-cell table:style-name="ce12" office:value-type="float" office:value="10.8611" calcext:value-type="float">
            <text:p>10.861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1.08802" calcext:value-type="float">
            <text:p>1.08802</text:p>
          </table:table-cell>
          <table:table-cell table:style-name="ce12" office:value-type="float" office:value="0.938942" calcext:value-type="float">
            <text:p>0.938942</text:p>
          </table:table-cell>
          <table:table-cell table:style-name="ce12" office:value-type="float" office:value="1271" calcext:value-type="float">
            <text:p>1271</text:p>
          </table:table-cell>
          <table:table-cell table:style-name="ce12" office:value-type="float" office:value="10.2363" calcext:value-type="float">
            <text:p>10.23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.25526" calcext:value-type="float">
            <text:p>1.25526</text:p>
          </table:table-cell>
          <table:table-cell table:style-name="ce12" office:value-type="float" office:value="0.580619" calcext:value-type="float">
            <text:p>0.580619</text:p>
          </table:table-cell>
          <table:table-cell table:style-name="ce12" office:value-type="float" office:value="1046" calcext:value-type="float">
            <text:p>1046</text:p>
          </table:table-cell>
          <table:table-cell table:style-name="ce12" office:value-type="float" office:value="9.46495" calcext:value-type="float">
            <text:p>9.4649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.54381" calcext:value-type="float">
            <text:p>1.54381</text:p>
          </table:table-cell>
          <table:table-cell table:style-name="ce12" office:value-type="float" office:value="1.64283" calcext:value-type="float">
            <text:p>1.64283</text:p>
          </table:table-cell>
          <table:table-cell table:style-name="ce12" office:value-type="float" office:value="1609" calcext:value-type="float">
            <text:p>1609</text:p>
          </table:table-cell>
          <table:table-cell table:style-name="ce12" office:value-type="float" office:value="10.1896" calcext:value-type="float">
            <text:p>10.189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.33417" calcext:value-type="float">
            <text:p>1.33417</text:p>
          </table:table-cell>
          <table:table-cell table:style-name="ce12" office:value-type="float" office:value="0.428266" calcext:value-type="float">
            <text:p>0.428266</text:p>
          </table:table-cell>
          <table:table-cell table:style-name="ce12" office:value-type="float" office:value="1127" calcext:value-type="float">
            <text:p>1127</text:p>
          </table:table-cell>
          <table:table-cell table:style-name="ce12" office:value-type="float" office:value="9.79076" calcext:value-type="float">
            <text:p>9.7907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BRIEF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.21552" calcext:value-type="float">
            <text:p>1.21552</text:p>
          </table:table-cell>
          <table:table-cell table:style-name="ce12" office:value-type="float" office:value="0.764214" calcext:value-type="float">
            <text:p>0.764214</text:p>
          </table:table-cell>
          <table:table-cell table:style-name="ce12" office:value-type="float" office:value="1121" calcext:value-type="float">
            <text:p>1121</text:p>
          </table:table-cell>
          <table:table-cell table:style-name="ce12" office:value-type="float" office:value="9.55759" calcext:value-type="float">
            <text:p>9.5575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0" calcext:value-type="float">
            <text:p>50</text:p>
          </table:table-cell>
          <table:table-cell office:value-type="float" office:value="0.974743" calcext:value-type="float">
            <text:p>0.974743</text:p>
          </table:table-cell>
          <table:table-cell office:value-type="float" office:value="0.449073" calcext:value-type="float">
            <text:p>0.449073</text:p>
          </table:table-cell>
          <table:table-cell office:value-type="float" office:value="451" calcext:value-type="float">
            <text:p>451</text:p>
          </table:table-cell>
          <table:table-cell office:value-type="float" office:value="12.63" calcext:value-type="float">
            <text:p>12.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7" calcext:value-type="float">
            <text:p>57</text:p>
          </table:table-cell>
          <table:table-cell office:value-type="float" office:value="0.890541" calcext:value-type="float">
            <text:p>0.890541</text:p>
          </table:table-cell>
          <table:table-cell office:value-type="float" office:value="0.426149" calcext:value-type="float">
            <text:p>0.426149</text:p>
          </table:table-cell>
          <table:table-cell office:value-type="float" office:value="555" calcext:value-type="float">
            <text:p>555</text:p>
          </table:table-cell>
          <table:table-cell office:value-type="float" office:value="14.3005" calcext:value-type="float">
            <text:p>14.30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8" calcext:value-type="float">
            <text:p>58</text:p>
          </table:table-cell>
          <table:table-cell office:value-type="float" office:value="0.825101" calcext:value-type="float">
            <text:p>0.825101</text:p>
          </table:table-cell>
          <table:table-cell office:value-type="float" office:value="0.465227" calcext:value-type="float">
            <text:p>0.465227</text:p>
          </table:table-cell>
          <table:table-cell office:value-type="float" office:value="600" calcext:value-type="float">
            <text:p>600</text:p>
          </table:table-cell>
          <table:table-cell office:value-type="float" office:value="13.9061" calcext:value-type="float">
            <text:p>13.90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3" calcext:value-type="float">
            <text:p>63</text:p>
          </table:table-cell>
          <table:table-cell office:value-type="float" office:value="0.817352" calcext:value-type="float">
            <text:p>0.817352</text:p>
          </table:table-cell>
          <table:table-cell office:value-type="float" office:value="0.460712" calcext:value-type="float">
            <text:p>0.460712</text:p>
          </table:table-cell>
          <table:table-cell office:value-type="float" office:value="626" calcext:value-type="float">
            <text:p>626</text:p>
          </table:table-cell>
          <table:table-cell office:value-type="float" office:value="14.4357" calcext:value-type="float">
            <text:p>14.43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5" calcext:value-type="float">
            <text:p>55</text:p>
          </table:table-cell>
          <table:table-cell office:value-type="float" office:value="0.959285" calcext:value-type="float">
            <text:p>0.959285</text:p>
          </table:table-cell>
          <table:table-cell office:value-type="float" office:value="0.771279" calcext:value-type="float">
            <text:p>0.771279</text:p>
          </table:table-cell>
          <table:table-cell office:value-type="float" office:value="560" calcext:value-type="float">
            <text:p>560</text:p>
          </table:table-cell>
          <table:table-cell office:value-type="float" office:value="15.0208" calcext:value-type="float">
            <text:p>15.020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6" calcext:value-type="float">
            <text:p>56</text:p>
          </table:table-cell>
          <table:table-cell office:value-type="float" office:value="0.922438" calcext:value-type="float">
            <text:p>0.922438</text:p>
          </table:table-cell>
          <table:table-cell office:value-type="float" office:value="0.390334" calcext:value-type="float">
            <text:p>0.390334</text:p>
          </table:table-cell>
          <table:table-cell office:value-type="float" office:value="489" calcext:value-type="float">
            <text:p>489</text:p>
          </table:table-cell>
          <table:table-cell office:value-type="float" office:value="13.2179" calcext:value-type="float">
            <text:p>13.217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8" calcext:value-type="float">
            <text:p>78</text:p>
          </table:table-cell>
          <table:table-cell office:value-type="float" office:value="0.793248" calcext:value-type="float">
            <text:p>0.793248</text:p>
          </table:table-cell>
          <table:table-cell office:value-type="float" office:value="0.364159" calcext:value-type="float">
            <text:p>0.364159</text:p>
          </table:table-cell>
          <table:table-cell office:value-type="float" office:value="940" calcext:value-type="float">
            <text:p>940</text:p>
          </table:table-cell>
          <table:table-cell office:value-type="float" office:value="16.4681" calcext:value-type="float">
            <text:p>16.468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9" calcext:value-type="float">
            <text:p>79</text:p>
          </table:table-cell>
          <table:table-cell office:value-type="float" office:value="0.886753" calcext:value-type="float">
            <text:p>0.886753</text:p>
          </table:table-cell>
          <table:table-cell office:value-type="float" office:value="0.348966" calcext:value-type="float">
            <text:p>0.348966</text:p>
          </table:table-cell>
          <table:table-cell office:value-type="float" office:value="859" calcext:value-type="float">
            <text:p>859</text:p>
          </table:table-cell>
          <table:table-cell office:value-type="float" office:value="14.9238" calcext:value-type="float">
            <text:p>14.923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2" calcext:value-type="float">
            <text:p>72</text:p>
          </table:table-cell>
          <table:table-cell office:value-type="float" office:value="0.887188" calcext:value-type="float">
            <text:p>0.887188</text:p>
          </table:table-cell>
          <table:table-cell office:value-type="float" office:value="0.432523" calcext:value-type="float">
            <text:p>0.432523</text:p>
          </table:table-cell>
          <table:table-cell office:value-type="float" office:value="548" calcext:value-type="float">
            <text:p>548</text:p>
          </table:table-cell>
          <table:table-cell office:value-type="float" office:value="14.2241" calcext:value-type="float">
            <text:p>14.22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8" calcext:value-type="float">
            <text:p>68</text:p>
          </table:table-cell>
          <table:table-cell office:value-type="float" office:value="1.04059" calcext:value-type="float">
            <text:p>1.04059</text:p>
          </table:table-cell>
          <table:table-cell office:value-type="float" office:value="0.358361" calcext:value-type="float">
            <text:p>0.358361</text:p>
          </table:table-cell>
          <table:table-cell office:value-type="float" office:value="783" calcext:value-type="float">
            <text:p>783</text:p>
          </table:table-cell>
          <table:table-cell office:value-type="float" office:value="12.0501" calcext:value-type="float">
            <text:p>12.050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5" calcext:value-type="float">
            <text:p>65</text:p>
          </table:table-cell>
          <table:table-cell office:value-type="float" office:value="1.12885" calcext:value-type="float">
            <text:p>1.12885</text:p>
          </table:table-cell>
          <table:table-cell office:value-type="float" office:value="0.427841" calcext:value-type="float">
            <text:p>0.427841</text:p>
          </table:table-cell>
          <table:table-cell office:value-type="float" office:value="770" calcext:value-type="float">
            <text:p>770</text:p>
          </table:table-cell>
          <table:table-cell office:value-type="float" office:value="12.0367" calcext:value-type="float">
            <text:p>12.036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9" calcext:value-type="float">
            <text:p>69</text:p>
          </table:table-cell>
          <table:table-cell office:value-type="float" office:value="1.19391" calcext:value-type="float">
            <text:p>1.19391</text:p>
          </table:table-cell>
          <table:table-cell office:value-type="float" office:value="0.500702" calcext:value-type="float">
            <text:p>0.500702</text:p>
          </table:table-cell>
          <table:table-cell office:value-type="float" office:value="741" calcext:value-type="float">
            <text:p>741</text:p>
          </table:table-cell>
          <table:table-cell office:value-type="float" office:value="10.7468" calcext:value-type="float">
            <text:p>10.74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9" calcext:value-type="float">
            <text:p>69</text:p>
          </table:table-cell>
          <table:table-cell office:value-type="float" office:value="1.17534" calcext:value-type="float">
            <text:p>1.17534</text:p>
          </table:table-cell>
          <table:table-cell office:value-type="float" office:value="0.412762" calcext:value-type="float">
            <text:p>0.412762</text:p>
          </table:table-cell>
          <table:table-cell office:value-type="float" office:value="744" calcext:value-type="float">
            <text:p>744</text:p>
          </table:table-cell>
          <table:table-cell office:value-type="float" office:value="10.9462" calcext:value-type="float">
            <text:p>10.946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71" calcext:value-type="float">
            <text:p>71</text:p>
          </table:table-cell>
          <table:table-cell office:value-type="float" office:value="1.02578" calcext:value-type="float">
            <text:p>1.02578</text:p>
          </table:table-cell>
          <table:table-cell office:value-type="float" office:value="0.541536" calcext:value-type="float">
            <text:p>0.541536</text:p>
          </table:table-cell>
          <table:table-cell office:value-type="float" office:value="594" calcext:value-type="float">
            <text:p>594</text:p>
          </table:table-cell>
          <table:table-cell office:value-type="float" office:value="11.7372" calcext:value-type="float">
            <text:p>11.737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7" calcext:value-type="float">
            <text:p>67</text:p>
          </table:table-cell>
          <table:table-cell office:value-type="float" office:value="1.11398" calcext:value-type="float">
            <text:p>1.11398</text:p>
          </table:table-cell>
          <table:table-cell office:value-type="float" office:value="0.584491" calcext:value-type="float">
            <text:p>0.584491</text:p>
          </table:table-cell>
          <table:table-cell office:value-type="float" office:value="655" calcext:value-type="float">
            <text:p>655</text:p>
          </table:table-cell>
          <table:table-cell office:value-type="float" office:value="10.2172" calcext:value-type="float">
            <text:p>10.217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68" calcext:value-type="float">
            <text:p>68</text:p>
          </table:table-cell>
          <table:table-cell office:value-type="float" office:value="1.19283" calcext:value-type="float">
            <text:p>1.19283</text:p>
          </table:table-cell>
          <table:table-cell office:value-type="float" office:value="0.443836" calcext:value-type="float">
            <text:p>0.443836</text:p>
          </table:table-cell>
          <table:table-cell office:value-type="float" office:value="692" calcext:value-type="float">
            <text:p>692</text:p>
          </table:table-cell>
          <table:table-cell office:value-type="float" office:value="11.0882" calcext:value-type="float">
            <text:p>11.08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9" calcext:value-type="float">
            <text:p>59</text:p>
          </table:table-cell>
          <table:table-cell office:value-type="float" office:value="1.32835" calcext:value-type="float">
            <text:p>1.32835</text:p>
          </table:table-cell>
          <table:table-cell office:value-type="float" office:value="0.481606" calcext:value-type="float">
            <text:p>0.481606</text:p>
          </table:table-cell>
          <table:table-cell office:value-type="float" office:value="496" calcext:value-type="float">
            <text:p>496</text:p>
          </table:table-cell>
          <table:table-cell office:value-type="float" office:value="10.168" calcext:value-type="float">
            <text:p>10.1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float" office:value="57" calcext:value-type="float">
            <text:p>57</text:p>
          </table:table-cell>
          <table:table-cell office:value-type="float" office:value="1.4112" calcext:value-type="float">
            <text:p>1.4112</text:p>
          </table:table-cell>
          <table:table-cell office:value-type="float" office:value="0.420325" calcext:value-type="float">
            <text:p>0.420325</text:p>
          </table:table-cell>
          <table:table-cell office:value-type="float" office:value="491" calcext:value-type="float">
            <text:p>491</text:p>
          </table:table-cell>
          <table:table-cell office:value-type="float" office:value="8.7691" calcext:value-type="float">
            <text:p>8.769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.06177" calcext:value-type="float">
            <text:p>1.06177</text:p>
          </table:table-cell>
          <table:table-cell table:style-name="ce12" office:value-type="float" office:value="0.411066" calcext:value-type="float">
            <text:p>0.411066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office:value-type="float" office:value="12.196" calcext:value-type="float">
            <text:p>12.19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0.717315" calcext:value-type="float">
            <text:p>0.717315</text:p>
          </table:table-cell>
          <table:table-cell table:style-name="ce12" office:value-type="float" office:value="0.550919" calcext:value-type="float">
            <text:p>0.550919</text:p>
          </table:table-cell>
          <table:table-cell table:style-name="ce12" office:value-type="float" office:value="479" calcext:value-type="float">
            <text:p>479</text:p>
          </table:table-cell>
          <table:table-cell table:style-name="ce12" office:value-type="float" office:value="15.5929" calcext:value-type="float">
            <text:p>15.592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0.883392" calcext:value-type="float">
            <text:p>0.883392</text:p>
          </table:table-cell>
          <table:table-cell table:style-name="ce12" office:value-type="float" office:value="0.48602" calcext:value-type="float">
            <text:p>0.48602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14.215" calcext:value-type="float">
            <text:p>14.2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0.820485" calcext:value-type="float">
            <text:p>0.820485</text:p>
          </table:table-cell>
          <table:table-cell table:style-name="ce12" office:value-type="float" office:value="0.350966" calcext:value-type="float">
            <text:p>0.350966</text:p>
          </table:table-cell>
          <table:table-cell table:style-name="ce12" office:value-type="float" office:value="718" calcext:value-type="float">
            <text:p>718</text:p>
          </table:table-cell>
          <table:table-cell table:style-name="ce12" office:value-type="float" office:value="15.269" calcext:value-type="float">
            <text:p>15.26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0.826522" calcext:value-type="float">
            <text:p>0.826522</text:p>
          </table:table-cell>
          <table:table-cell table:style-name="ce12" office:value-type="float" office:value="0.347119" calcext:value-type="float">
            <text:p>0.347119</text:p>
          </table:table-cell>
          <table:table-cell table:style-name="ce12" office:value-type="float" office:value="588" calcext:value-type="float">
            <text:p>588</text:p>
          </table:table-cell>
          <table:table-cell table:style-name="ce12" office:value-type="float" office:value="15.6563" calcext:value-type="float">
            <text:p>15.65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0.699944" calcext:value-type="float">
            <text:p>0.699944</text:p>
          </table:table-cell>
          <table:table-cell table:style-name="ce12" office:value-type="float" office:value="0.365274" calcext:value-type="float">
            <text:p>0.365274</text:p>
          </table:table-cell>
          <table:table-cell table:style-name="ce12" office:value-type="float" office:value="593" calcext:value-type="float">
            <text:p>593</text:p>
          </table:table-cell>
          <table:table-cell table:style-name="ce12" office:value-type="float" office:value="16.3158" calcext:value-type="float">
            <text:p>16.31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0.728057" calcext:value-type="float">
            <text:p>0.728057</text:p>
          </table:table-cell>
          <table:table-cell table:style-name="ce12" office:value-type="float" office:value="0.376961" calcext:value-type="float">
            <text:p>0.376961</text:p>
          </table:table-cell>
          <table:table-cell table:style-name="ce12" office:value-type="float" office:value="926" calcext:value-type="float">
            <text:p>926</text:p>
          </table:table-cell>
          <table:table-cell table:style-name="ce12" office:value-type="float" office:value="17.8771" calcext:value-type="float">
            <text:p>17.877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0.89483" calcext:value-type="float">
            <text:p>0.89483</text:p>
          </table:table-cell>
          <table:table-cell table:style-name="ce12" office:value-type="float" office:value="0.435484" calcext:value-type="float">
            <text:p>0.435484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14.358" calcext:value-type="float">
            <text:p>14.3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0.780857" calcext:value-type="float">
            <text:p>0.780857</text:p>
          </table:table-cell>
          <table:table-cell table:style-name="ce12" office:value-type="float" office:value="0.343054" calcext:value-type="float">
            <text:p>0.343054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office:value-type="float" office:value="15.7895" calcext:value-type="float">
            <text:p>15.789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.07475" calcext:value-type="float">
            <text:p>1.07475</text:p>
          </table:table-cell>
          <table:table-cell table:style-name="ce12" office:value-type="float" office:value="0.420202" calcext:value-type="float">
            <text:p>0.420202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2.2615" calcext:value-type="float">
            <text:p>12.261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0.964558" calcext:value-type="float">
            <text:p>0.964558</text:p>
          </table:table-cell>
          <table:table-cell table:style-name="ce12" office:value-type="float" office:value="0.345818" calcext:value-type="float">
            <text:p>0.345818</text:p>
          </table:table-cell>
          <table:table-cell table:style-name="ce12" office:value-type="float" office:value="577" calcext:value-type="float">
            <text:p>577</text:p>
          </table:table-cell>
          <table:table-cell table:style-name="ce12" office:value-type="float" office:value="12.609" calcext:value-type="float">
            <text:p>12.60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.16916" calcext:value-type="float">
            <text:p>1.16916</text:p>
          </table:table-cell>
          <table:table-cell table:style-name="ce12" office:value-type="float" office:value="0.495411" calcext:value-type="float">
            <text:p>0.495411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10.9331" calcext:value-type="float">
            <text:p>10.933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1.09485" calcext:value-type="float">
            <text:p>1.09485</text:p>
          </table:table-cell>
          <table:table-cell table:style-name="ce12" office:value-type="float" office:value="0.410121" calcext:value-type="float">
            <text:p>0.410121</text:p>
          </table:table-cell>
          <table:table-cell table:style-name="ce12" office:value-type="float" office:value="886" calcext:value-type="float">
            <text:p>886</text:p>
          </table:table-cell>
          <table:table-cell table:style-name="ce12" office:value-type="float" office:value="11.2195" calcext:value-type="float">
            <text:p>11.219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.21663" calcext:value-type="float">
            <text:p>1.21663</text:p>
          </table:table-cell>
          <table:table-cell table:style-name="ce12" office:value-type="float" office:value="0.707836" calcext:value-type="float">
            <text:p>0.707836</text:p>
          </table:table-cell>
          <table:table-cell table:style-name="ce12" office:value-type="float" office:value="718" calcext:value-type="float">
            <text:p>718</text:p>
          </table:table-cell>
          <table:table-cell table:style-name="ce12" office:value-type="float" office:value="9.93161" calcext:value-type="float">
            <text:p>9.9316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.31667" calcext:value-type="float">
            <text:p>1.31667</text:p>
          </table:table-cell>
          <table:table-cell table:style-name="ce12" office:value-type="float" office:value="0.470091" calcext:value-type="float">
            <text:p>0.470091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9.44822" calcext:value-type="float">
            <text:p>9.4482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1.25278" calcext:value-type="float">
            <text:p>1.25278</text:p>
          </table:table-cell>
          <table:table-cell table:style-name="ce12" office:value-type="float" office:value="0.639579" calcext:value-type="float">
            <text:p>0.639579</text:p>
          </table:table-cell>
          <table:table-cell table:style-name="ce12" office:value-type="float" office:value="854" calcext:value-type="float">
            <text:p>854</text:p>
          </table:table-cell>
          <table:table-cell table:style-name="ce12" office:value-type="float" office:value="9.70005" calcext:value-type="float">
            <text:p>9.700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.3339" calcext:value-type="float">
            <text:p>1.3339</text:p>
          </table:table-cell>
          <table:table-cell table:style-name="ce12" office:value-type="float" office:value="0.593531" calcext:value-type="float">
            <text:p>0.593531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office:value-type="float" office:value="9.70016" calcext:value-type="float">
            <text:p>9.7001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FREAK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.31061" calcext:value-type="float">
            <text:p>1.31061</text:p>
          </table:table-cell>
          <table:table-cell table:style-name="ce12" office:value-type="float" office:value="0.539035" calcext:value-type="float">
            <text:p>0.539035</text:p>
          </table:table-cell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9.20041" calcext:value-type="float">
            <text:p>9.2004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7" calcext:value-type="float">
            <text:p>97</text:p>
          </table:table-cell>
          <table:table-cell office:value-type="float" office:value="0.901363" calcext:value-type="float">
            <text:p>0.901363</text:p>
          </table:table-cell>
          <table:table-cell office:value-type="float" office:value="0.516412" calcext:value-type="float">
            <text:p>0.516412</text:p>
          </table:table-cell>
          <table:table-cell office:value-type="float" office:value="1376" calcext:value-type="float">
            <text:p>1376</text:p>
          </table:table-cell>
          <table:table-cell office:value-type="float" office:value="12.8856" calcext:value-type="float">
            <text:p>12.885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08" calcext:value-type="float">
            <text:p>108</text:p>
          </table:table-cell>
          <table:table-cell office:value-type="float" office:value="0.859241" calcext:value-type="float">
            <text:p>0.859241</text:p>
          </table:table-cell>
          <table:table-cell office:value-type="float" office:value="0.546024" calcext:value-type="float">
            <text:p>0.546024</text:p>
          </table:table-cell>
          <table:table-cell office:value-type="float" office:value="1877" calcext:value-type="float">
            <text:p>1877</text:p>
          </table:table-cell>
          <table:table-cell office:value-type="float" office:value="14.3695" calcext:value-type="float">
            <text:p>14.369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6" calcext:value-type="float">
            <text:p>116</text:p>
          </table:table-cell>
          <table:table-cell office:value-type="float" office:value="0.98665" calcext:value-type="float">
            <text:p>0.98665</text:p>
          </table:table-cell>
          <table:table-cell office:value-type="float" office:value="0.611502" calcext:value-type="float">
            <text:p>0.611502</text:p>
          </table:table-cell>
          <table:table-cell office:value-type="float" office:value="2324" calcext:value-type="float">
            <text:p>2324</text:p>
          </table:table-cell>
          <table:table-cell office:value-type="float" office:value="13.2626" calcext:value-type="float">
            <text:p>13.262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02" calcext:value-type="float">
            <text:p>102</text:p>
          </table:table-cell>
          <table:table-cell office:value-type="float" office:value="0.907621" calcext:value-type="float">
            <text:p>0.907621</text:p>
          </table:table-cell>
          <table:table-cell office:value-type="float" office:value="0.484857" calcext:value-type="float">
            <text:p>0.484857</text:p>
          </table:table-cell>
          <table:table-cell office:value-type="float" office:value="1639" calcext:value-type="float">
            <text:p>1639</text:p>
          </table:table-cell>
          <table:table-cell office:value-type="float" office:value="14.1529" calcext:value-type="float">
            <text:p>14.152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9" calcext:value-type="float">
            <text:p>99</text:p>
          </table:table-cell>
          <table:table-cell office:value-type="float" office:value="0.788823" calcext:value-type="float">
            <text:p>0.788823</text:p>
          </table:table-cell>
          <table:table-cell office:value-type="float" office:value="0.473519" calcext:value-type="float">
            <text:p>0.473519</text:p>
          </table:table-cell>
          <table:table-cell office:value-type="float" office:value="1557" calcext:value-type="float">
            <text:p>1557</text:p>
          </table:table-cell>
          <table:table-cell office:value-type="float" office:value="15.556" calcext:value-type="float">
            <text:p>15.55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97" calcext:value-type="float">
            <text:p>97</text:p>
          </table:table-cell>
          <table:table-cell office:value-type="float" office:value="0.748707" calcext:value-type="float">
            <text:p>0.748707</text:p>
          </table:table-cell>
          <table:table-cell office:value-type="float" office:value="0.391652" calcext:value-type="float">
            <text:p>0.391652</text:p>
          </table:table-cell>
          <table:table-cell office:value-type="float" office:value="1215" calcext:value-type="float">
            <text:p>1215</text:p>
          </table:table-cell>
          <table:table-cell office:value-type="float" office:value="15.3857" calcext:value-type="float">
            <text:p>15.385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21" calcext:value-type="float">
            <text:p>121</text:p>
          </table:table-cell>
          <table:table-cell office:value-type="float" office:value="0.94682" calcext:value-type="float">
            <text:p>0.94682</text:p>
          </table:table-cell>
          <table:table-cell office:value-type="float" office:value="0.974618" calcext:value-type="float">
            <text:p>0.974618</text:p>
          </table:table-cell>
          <table:table-cell office:value-type="float" office:value="2258" calcext:value-type="float">
            <text:p>2258</text:p>
          </table:table-cell>
          <table:table-cell office:value-type="float" office:value="15.6137" calcext:value-type="float">
            <text:p>15.6137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8" calcext:value-type="float">
            <text:p>118</text:p>
          </table:table-cell>
          <table:table-cell office:value-type="float" office:value="0.961029" calcext:value-type="float">
            <text:p>0.961029</text:p>
          </table:table-cell>
          <table:table-cell office:value-type="float" office:value="0.405406" calcext:value-type="float">
            <text:p>0.405406</text:p>
          </table:table-cell>
          <table:table-cell office:value-type="float" office:value="2232" calcext:value-type="float">
            <text:p>2232</text:p>
          </table:table-cell>
          <table:table-cell office:value-type="float" office:value="13.9531" calcext:value-type="float">
            <text:p>13.9531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9" calcext:value-type="float">
            <text:p>119</text:p>
          </table:table-cell>
          <table:table-cell office:value-type="float" office:value="0.954553" calcext:value-type="float">
            <text:p>0.954553</text:p>
          </table:table-cell>
          <table:table-cell office:value-type="float" office:value="0.452024" calcext:value-type="float">
            <text:p>0.452024</text:p>
          </table:table-cell>
          <table:table-cell office:value-type="float" office:value="2059" calcext:value-type="float">
            <text:p>2059</text:p>
          </table:table-cell>
          <table:table-cell office:value-type="float" office:value="13.968" calcext:value-type="float">
            <text:p>13.9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30" calcext:value-type="float">
            <text:p>130</text:p>
          </table:table-cell>
          <table:table-cell office:value-type="float" office:value="1.11616" calcext:value-type="float">
            <text:p>1.11616</text:p>
          </table:table-cell>
          <table:table-cell office:value-type="float" office:value="0.469443" calcext:value-type="float">
            <text:p>0.469443</text:p>
          </table:table-cell>
          <table:table-cell office:value-type="float" office:value="2619" calcext:value-type="float">
            <text:p>2619</text:p>
          </table:table-cell>
          <table:table-cell office:value-type="float" office:value="11.8942" calcext:value-type="float">
            <text:p>11.894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8" calcext:value-type="float">
            <text:p>118</text:p>
          </table:table-cell>
          <table:table-cell office:value-type="float" office:value="1.06202" calcext:value-type="float">
            <text:p>1.06202</text:p>
          </table:table-cell>
          <table:table-cell office:value-type="float" office:value="0.548732" calcext:value-type="float">
            <text:p>0.548732</text:p>
          </table:table-cell>
          <table:table-cell office:value-type="float" office:value="2314" calcext:value-type="float">
            <text:p>2314</text:p>
          </table:table-cell>
          <table:table-cell office:value-type="float" office:value="12.2209" calcext:value-type="float">
            <text:p>12.220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22" calcext:value-type="float">
            <text:p>122</text:p>
          </table:table-cell>
          <table:table-cell office:value-type="float" office:value="1.0917" calcext:value-type="float">
            <text:p>1.0917</text:p>
          </table:table-cell>
          <table:table-cell office:value-type="float" office:value="0.833005" calcext:value-type="float">
            <text:p>0.833005</text:p>
          </table:table-cell>
          <table:table-cell office:value-type="float" office:value="2614" calcext:value-type="float">
            <text:p>2614</text:p>
          </table:table-cell>
          <table:table-cell office:value-type="float" office:value="11.1243" calcext:value-type="float">
            <text:p>11.124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7" calcext:value-type="float">
            <text:p>117</text:p>
          </table:table-cell>
          <table:table-cell office:value-type="float" office:value="1.20308" calcext:value-type="float">
            <text:p>1.20308</text:p>
          </table:table-cell>
          <table:table-cell office:value-type="float" office:value="0.532217" calcext:value-type="float">
            <text:p>0.532217</text:p>
          </table:table-cell>
          <table:table-cell office:value-type="float" office:value="2303" calcext:value-type="float">
            <text:p>2303</text:p>
          </table:table-cell>
          <table:table-cell office:value-type="float" office:value="10.6782" calcext:value-type="float">
            <text:p>10.67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9" calcext:value-type="float">
            <text:p>119</text:p>
          </table:table-cell>
          <table:table-cell office:value-type="float" office:value="1.15392" calcext:value-type="float">
            <text:p>1.15392</text:p>
          </table:table-cell>
          <table:table-cell office:value-type="float" office:value="0.724188" calcext:value-type="float">
            <text:p>0.724188</text:p>
          </table:table-cell>
          <table:table-cell office:value-type="float" office:value="2024" calcext:value-type="float">
            <text:p>2024</text:p>
          </table:table-cell>
          <table:table-cell office:value-type="float" office:value="10.3005" calcext:value-type="float">
            <text:p>10.300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09" calcext:value-type="float">
            <text:p>109</text:p>
          </table:table-cell>
          <table:table-cell office:value-type="float" office:value="1.04104" calcext:value-type="float">
            <text:p>1.04104</text:p>
          </table:table-cell>
          <table:table-cell office:value-type="float" office:value="0.824703" calcext:value-type="float">
            <text:p>0.824703</text:p>
          </table:table-cell>
          <table:table-cell office:value-type="float" office:value="1776" calcext:value-type="float">
            <text:p>1776</text:p>
          </table:table-cell>
          <table:table-cell office:value-type="float" office:value="10.2022" calcext:value-type="float">
            <text:p>10.202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9" calcext:value-type="float">
            <text:p>119</text:p>
          </table:table-cell>
          <table:table-cell office:value-type="float" office:value="1.27106" calcext:value-type="float">
            <text:p>1.27106</text:p>
          </table:table-cell>
          <table:table-cell office:value-type="float" office:value="0.689144" calcext:value-type="float">
            <text:p>0.689144</text:p>
          </table:table-cell>
          <table:table-cell office:value-type="float" office:value="2114" calcext:value-type="float">
            <text:p>2114</text:p>
          </table:table-cell>
          <table:table-cell office:value-type="float" office:value="10.1058" calcext:value-type="float">
            <text:p>10.105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09" calcext:value-type="float">
            <text:p>109</text:p>
          </table:table-cell>
          <table:table-cell office:value-type="float" office:value="1.33921" calcext:value-type="float">
            <text:p>1.33921</text:p>
          </table:table-cell>
          <table:table-cell office:value-type="float" office:value="0.539756" calcext:value-type="float">
            <text:p>0.539756</text:p>
          </table:table-cell>
          <table:table-cell office:value-type="float" office:value="1598" calcext:value-type="float">
            <text:p>1598</text:p>
          </table:table-cell>
          <table:table-cell office:value-type="float" office:value="9.48552" calcext:value-type="float">
            <text:p>9.4855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float" office:value="113" calcext:value-type="float">
            <text:p>113</text:p>
          </table:table-cell>
          <table:table-cell office:value-type="float" office:value="1.46503" calcext:value-type="float">
            <text:p>1.46503</text:p>
          </table:table-cell>
          <table:table-cell office:value-type="float" office:value="0.698" calcext:value-type="float">
            <text:p>0.698</text:p>
          </table:table-cell>
          <table:table-cell office:value-type="float" office:value="1872" calcext:value-type="float">
            <text:p>1872</text:p>
          </table:table-cell>
          <table:table-cell office:value-type="float" office:value="9.02046" calcext:value-type="float">
            <text:p>9.0204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1.04194" calcext:value-type="float">
            <text:p>1.04194</text:p>
          </table:table-cell>
          <table:table-cell table:style-name="ce12" office:value-type="float" office:value="0.543493" calcext:value-type="float">
            <text:p>0.543493</text:p>
          </table:table-cell>
          <table:table-cell table:style-name="ce12" office:value-type="float" office:value="1415" calcext:value-type="float">
            <text:p>1415</text:p>
          </table:table-cell>
          <table:table-cell table:style-name="ce12" office:value-type="float" office:value="12.3445" calcext:value-type="float">
            <text:p>12.3445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0.797835" calcext:value-type="float">
            <text:p>0.797835</text:p>
          </table:table-cell>
          <table:table-cell table:style-name="ce12" office:value-type="float" office:value="0.447288" calcext:value-type="float">
            <text:p>0.447288</text:p>
          </table:table-cell>
          <table:table-cell table:style-name="ce12" office:value-type="float" office:value="1202" calcext:value-type="float">
            <text:p>1202</text:p>
          </table:table-cell>
          <table:table-cell table:style-name="ce12" office:value-type="float" office:value="14.7146" calcext:value-type="float">
            <text:p>14.714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.08243" calcext:value-type="float">
            <text:p>1.08243</text:p>
          </table:table-cell>
          <table:table-cell table:style-name="ce12" office:value-type="float" office:value="0.515456" calcext:value-type="float">
            <text:p>0.515456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2.9482" calcext:value-type="float">
            <text:p>12.948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0.925608" calcext:value-type="float">
            <text:p>0.925608</text:p>
          </table:table-cell>
          <table:table-cell table:style-name="ce12" office:value-type="float" office:value="0.418188" calcext:value-type="float">
            <text:p>0.418188</text:p>
          </table:table-cell>
          <table:table-cell table:style-name="ce12" office:value-type="float" office:value="1454" calcext:value-type="float">
            <text:p>1454</text:p>
          </table:table-cell>
          <table:table-cell table:style-name="ce12" office:value-type="float" office:value="14.1563" calcext:value-type="float">
            <text:p>14.156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0.840225" calcext:value-type="float">
            <text:p>0.840225</text:p>
          </table:table-cell>
          <table:table-cell table:style-name="ce12" office:value-type="float" office:value="0.373286" calcext:value-type="float">
            <text:p>0.373286</text:p>
          </table:table-cell>
          <table:table-cell table:style-name="ce12" office:value-type="float" office:value="1312" calcext:value-type="float">
            <text:p>1312</text:p>
          </table:table-cell>
          <table:table-cell table:style-name="ce12" office:value-type="float" office:value="15.3012" calcext:value-type="float">
            <text:p>15.301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0.81941" calcext:value-type="float">
            <text:p>0.81941</text:p>
          </table:table-cell>
          <table:table-cell table:style-name="ce12" office:value-type="float" office:value="0.365758" calcext:value-type="float">
            <text:p>0.365758</text:p>
          </table:table-cell>
          <table:table-cell table:style-name="ce12" office:value-type="float" office:value="1098" calcext:value-type="float">
            <text:p>1098</text:p>
          </table:table-cell>
          <table:table-cell table:style-name="ce12" office:value-type="float" office:value="14.5659" calcext:value-type="float">
            <text:p>14.5659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0.876866" calcext:value-type="float">
            <text:p>0.876866</text:p>
          </table:table-cell>
          <table:table-cell table:style-name="ce12" office:value-type="float" office:value="0.377066" calcext:value-type="float">
            <text:p>0.377066</text:p>
          </table:table-cell>
          <table:table-cell table:style-name="ce12" office:value-type="float" office:value="1922" calcext:value-type="float">
            <text:p>1922</text:p>
          </table:table-cell>
          <table:table-cell table:style-name="ce12" office:value-type="float" office:value="15.3068" calcext:value-type="float">
            <text:p>15.306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0.915613" calcext:value-type="float">
            <text:p>0.915613</text:p>
          </table:table-cell>
          <table:table-cell table:style-name="ce12" office:value-type="float" office:value="0.388767" calcext:value-type="float">
            <text:p>0.388767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14.5538" calcext:value-type="float">
            <text:p>14.553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0.907159" calcext:value-type="float">
            <text:p>0.907159</text:p>
          </table:table-cell>
          <table:table-cell table:style-name="ce12" office:value-type="float" office:value="0.61211" calcext:value-type="float">
            <text:p>0.61211</text:p>
          </table:table-cell>
          <table:table-cell table:style-name="ce12" office:value-type="float" office:value="1787" calcext:value-type="float">
            <text:p>1787</text:p>
          </table:table-cell>
          <table:table-cell table:style-name="ce12" office:value-type="float" office:value="13.7566" calcext:value-type="float">
            <text:p>13.756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.06571" calcext:value-type="float">
            <text:p>1.06571</text:p>
          </table:table-cell>
          <table:table-cell table:style-name="ce12" office:value-type="float" office:value="0.377984" calcext:value-type="float">
            <text:p>0.377984</text:p>
          </table:table-cell>
          <table:table-cell table:style-name="ce12" office:value-type="float" office:value="1951" calcext:value-type="float">
            <text:p>1951</text:p>
          </table:table-cell>
          <table:table-cell table:style-name="ce12" office:value-type="float" office:value="12.2494" calcext:value-type="float">
            <text:p>12.249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0.982045" calcext:value-type="float">
            <text:p>0.982045</text:p>
          </table:table-cell>
          <table:table-cell table:style-name="ce12" office:value-type="float" office:value="0.349912" calcext:value-type="float">
            <text:p>0.349912</text:p>
          </table:table-cell>
          <table:table-cell table:style-name="ce12" office:value-type="float" office:value="1549" calcext:value-type="float">
            <text:p>1549</text:p>
          </table:table-cell>
          <table:table-cell table:style-name="ce12" office:value-type="float" office:value="13.0932" calcext:value-type="float">
            <text:p>13.093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.17969" calcext:value-type="float">
            <text:p>1.17969</text:p>
          </table:table-cell>
          <table:table-cell table:style-name="ce12" office:value-type="float" office:value="0.86098" calcext:value-type="float">
            <text:p>0.86098</text:p>
          </table:table-cell>
          <table:table-cell table:style-name="ce12" office:value-type="float" office:value="2302" calcext:value-type="float">
            <text:p>2302</text:p>
          </table:table-cell>
          <table:table-cell table:style-name="ce12" office:value-type="float" office:value="11.1842" calcext:value-type="float">
            <text:p>11.1842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.18905" calcext:value-type="float">
            <text:p>1.18905</text:p>
          </table:table-cell>
          <table:table-cell table:style-name="ce12" office:value-type="float" office:value="0.501938" calcext:value-type="float">
            <text:p>0.501938</text:p>
          </table:table-cell>
          <table:table-cell table:style-name="ce12" office:value-type="float" office:value="1951" calcext:value-type="float">
            <text:p>1951</text:p>
          </table:table-cell>
          <table:table-cell table:style-name="ce12" office:value-type="float" office:value="10.7093" calcext:value-type="float">
            <text:p>10.7093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.17374" calcext:value-type="float">
            <text:p>1.17374</text:p>
          </table:table-cell>
          <table:table-cell table:style-name="ce12" office:value-type="float" office:value="0.722214" calcext:value-type="float">
            <text:p>0.722214</text:p>
          </table:table-cell>
          <table:table-cell table:style-name="ce12" office:value-type="float" office:value="1850" calcext:value-type="float">
            <text:p>1850</text:p>
          </table:table-cell>
          <table:table-cell table:style-name="ce12" office:value-type="float" office:value="10.1726" calcext:value-type="float">
            <text:p>10.172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.08894" calcext:value-type="float">
            <text:p>1.08894</text:p>
          </table:table-cell>
          <table:table-cell table:style-name="ce12" office:value-type="float" office:value="0.903309" calcext:value-type="float">
            <text:p>0.903309</text:p>
          </table:table-cell>
          <table:table-cell table:style-name="ce12" office:value-type="float" office:value="1697" calcext:value-type="float">
            <text:p>1697</text:p>
          </table:table-cell>
          <table:table-cell table:style-name="ce12" office:value-type="float" office:value="9.70376" calcext:value-type="float">
            <text:p>9.70376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.25578" calcext:value-type="float">
            <text:p>1.25578</text:p>
          </table:table-cell>
          <table:table-cell table:style-name="ce12" office:value-type="float" office:value="0.594321" calcext:value-type="float">
            <text:p>0.59432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10.0738" calcext:value-type="float">
            <text:p>10.0738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.33699" calcext:value-type="float">
            <text:p>1.33699</text:p>
          </table:table-cell>
          <table:table-cell table:style-name="ce12" office:value-type="float" office:value="0.428285" calcext:value-type="float">
            <text:p>0.428285</text:p>
          </table:table-cell>
          <table:table-cell table:style-name="ce12" office:value-type="float" office:value="1282" calcext:value-type="float">
            <text:p>1282</text:p>
          </table:table-cell>
          <table:table-cell table:style-name="ce12" office:value-type="float" office:value="9.65364" calcext:value-type="float">
            <text:p>9.65364</text:p>
          </table:table-cell>
          <table:table-cell table:style-name="ce31" table:number-columns-repeated="2"/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AKAZE</text:p>
          </table:table-cell>
          <table:table-cell table:style-name="ce12" office:value-type="string" calcext:value-type="string">
            <text:p>AKAZE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.31736" calcext:value-type="float">
            <text:p>1.31736</text:p>
          </table:table-cell>
          <table:table-cell table:style-name="ce12" office:value-type="float" office:value="0.430406" calcext:value-type="float">
            <text:p>0.430406</text:p>
          </table:table-cell>
          <table:table-cell table:style-name="ce12" office:value-type="float" office:value="1391" calcext:value-type="float">
            <text:p>1391</text:p>
          </table:table-cell>
          <table:table-cell table:style-name="ce12" office:value-type="float" office:value="9.48379" calcext:value-type="float">
            <text:p>9.48379</text:p>
          </table:table-cell>
          <table:table-cell table:style-name="ce31" table:number-columns-repeated="2"/>
          <table:table-cell table:number-columns-repeated="3"/>
        </table:table-row>
        <table:table-row table:style-name="ro2" table:number-rows-repeated="40">
          <table:table-cell table:number-columns-repeated="8"/>
          <table:table-cell table:style-name="ce31" table:number-columns-repeated="2"/>
          <table:table-cell table:number-columns-repeated="3"/>
        </table:table-row>
        <table:table-row table:style-name="ro2" table:number-rows-repeated="104777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9:30:40.885589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3T19:22:00.846819696</dc:date>
    <meta:editing-duration>PT1H4M49S</meta:editing-duration>
    <meta:editing-cycles>12</meta:editing-cycles>
    <meta:generator>LibreOffice/6.4.7.2$Linux_X86_64 LibreOffice_project/40$Build-2</meta:generator>
    <meta:document-statistic meta:table-count="1" meta:cell-count="6088" meta:object-count="2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882cm" svg:height="12.308cm" xlink:href=".." xlink:type="simple" chart:class="chart:line" chart:style-name="ch1">
        <chart:title svg:x="8.913cm" svg:y="0.382cm" chart:style-name="ch2">
          <text:p>Camera-based TTC</text:p>
        </chart:title>
        <chart:subtitle svg:x="8.661cm" svg:y="1.407cm" chart:style-name="ch3">
          <text:p>kpt detector: SHITOMASI</text:p>
        </chart:subtitle>
        <chart:legend chart:legend-position="top" svg:x="5.725cm" svg:y="2.275cm" style:legend-expansion="wide" chart:style-name="ch4"/>
        <chart:plot-area chart:style-name="ch5" table:cell-range-address="'Camera-TTC-data'.C2:'Camera-TTC-data'.C2 'Camera-TTC-data'.H2:'Camera-TTC-data'.H91 'Camera-TTC-data'.C20:'Camera-TTC-data'.C20 'Camera-TTC-data'.C38:'Camera-TTC-data'.C38 'Camera-TTC-data'.C56:'Camera-TTC-data'.C56 'Camera-TTC-data'.C74:'Camera-TTC-data'.C74" chart:data-source-has-labels="row" svg:x="1.448cm" svg:y="3.119cm" svg:width="19.997cm" svg:height="7.962cm">
          <chartooo:coordinate-region svg:x="1.884cm" svg:y="3.318cm" svg:width="19.189cm" svg:height="7.116cm"/>
          <chart:axis chart:dimension="x" chart:name="primary-x" chart:style-name="ch6">
            <chart:title svg:x="10.741cm" svg:y="11.327cm" chart:style-name="ch7">
              <text:p>Image ID</text:p>
            </chart:title>
            <chart:grid chart:style-name="ch8" chart:class="major"/>
          </chart:axis>
          <chart:axis chart:dimension="y" chart:name="primary-y" chart:style-name="ch9">
            <chart:title svg:x="0.451cm" svg:y="7.898cm" chart:style-name="ch10">
              <text:p>TTC (sec.)</text:p>
            </chart:title>
            <chart:grid chart:style-name="ch8" chart:class="major"/>
          </chart:axis>
          <chart:series chart:style-name="ch11" chart:values-cell-range-address="'Camera-TTC-data'.H2:'Camera-TTC-data'.H19" chart:label-cell-address="'Camera-TTC-data'.C2:'Camera-TTC-data'.C2" chart:class="chart:line">
            <chart:data-point chart:repeated="18"/>
          </chart:series>
          <chart:series chart:style-name="ch12" chart:values-cell-range-address="'Camera-TTC-data'.H20:'Camera-TTC-data'.H37" chart:label-cell-address="'Camera-TTC-data'.C20:'Camera-TTC-data'.C20" chart:class="chart:line">
            <chart:data-point chart:repeated="18"/>
          </chart:series>
          <chart:series chart:style-name="ch13" chart:values-cell-range-address="'Camera-TTC-data'.H38:'Camera-TTC-data'.H55" chart:label-cell-address="'Camera-TTC-data'.C38:'Camera-TTC-data'.C38" chart:class="chart:line">
            <chart:data-point chart:repeated="18"/>
          </chart:series>
          <chart:series chart:style-name="ch14" chart:values-cell-range-address="'Camera-TTC-data'.H56:'Camera-TTC-data'.H73" chart:label-cell-address="'Camera-TTC-data'.C56:'Camera-TTC-data'.C56" chart:class="chart:line">
            <chart:data-point chart:repeated="18"/>
          </chart:series>
          <chart:series chart:style-name="ch15" chart:values-cell-range-address="'Camera-TTC-data'.H74:'Camera-TTC-data'.H91" chart:label-cell-address="'Camera-TTC-data'.C74:'Camera-TTC-data'.C74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2:'Camera-TTC-data'.C2</svg:desc>
                </draw:g>
              </table:table-cell>
              <table:table-cell office:value-type="string">
                <text:p>BRIEF</text:p>
                <draw:g>
                  <svg:desc>'Camera-TTC-data'.C20:'Camera-TTC-data'.C20</svg:desc>
                </draw:g>
              </table:table-cell>
              <table:table-cell office:value-type="string">
                <text:p>ORB</text:p>
                <draw:g>
                  <svg:desc>'Camera-TTC-data'.C38:'Camera-TTC-data'.C38</svg:desc>
                </draw:g>
              </table:table-cell>
              <table:table-cell office:value-type="string">
                <text:p>FREAK</text:p>
                <draw:g>
                  <svg:desc>'Camera-TTC-data'.C56:'Camera-TTC-data'.C56</svg:desc>
                </draw:g>
              </table:table-cell>
              <table:table-cell office:value-type="string">
                <text:p>SIFT</text:p>
                <draw:g>
                  <svg:desc>'Camera-TTC-data'.C74:'Camera-TTC-data'.C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9461">
                <text:p>12.9461</text:p>
                <draw:g>
                  <svg:desc>'Camera-TTC-data'.H2:'Camera-TTC-data'.H19</svg:desc>
                </draw:g>
              </table:table-cell>
              <table:table-cell office:value-type="float" office:value="13.8947">
                <text:p>13.8947</text:p>
                <draw:g>
                  <svg:desc>'Camera-TTC-data'.H20:'Camera-TTC-data'.H37</svg:desc>
                </draw:g>
              </table:table-cell>
              <table:table-cell office:value-type="float" office:value="14.2804">
                <text:p>14.2804</text:p>
                <draw:g>
                  <svg:desc>'Camera-TTC-data'.H38:'Camera-TTC-data'.H55</svg:desc>
                </draw:g>
              </table:table-cell>
              <table:table-cell office:value-type="float" office:value="12.5823">
                <text:p>12.5823</text:p>
                <draw:g>
                  <svg:desc>'Camera-TTC-data'.H56:'Camera-TTC-data'.H73</svg:desc>
                </draw:g>
              </table:table-cell>
              <table:table-cell office:value-type="float" office:value="14.004">
                <text:p>14.004</text:p>
                <draw:g>
                  <svg:desc>'Camera-TTC-data'.H74:'Camera-TTC-data'.H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707">
                <text:p>12.6707</text:p>
              </table:table-cell>
              <table:table-cell office:value-type="float" office:value="13.2119">
                <text:p>13.2119</text:p>
              </table:table-cell>
              <table:table-cell office:value-type="float" office:value="12.3867">
                <text:p>12.3867</text:p>
              </table:table-cell>
              <table:table-cell office:value-type="float" office:value="12.5227">
                <text:p>12.5227</text:p>
              </table:table-cell>
              <table:table-cell office:value-type="float" office:value="13.7008">
                <text:p>13.7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8324">
                <text:p>14.8324</text:p>
              </table:table-cell>
              <table:table-cell office:value-type="float" office:value="11.2667">
                <text:p>11.2667</text:p>
              </table:table-cell>
              <table:table-cell office:value-type="float" office:value="12.0951">
                <text:p>12.0951</text:p>
              </table:table-cell>
              <table:table-cell office:value-type="float" office:value="12.7">
                <text:p>12.7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1506">
                <text:p>12.1506</text:p>
              </table:table-cell>
              <table:table-cell office:value-type="float" office:value="11.5009">
                <text:p>11.5009</text:p>
              </table:table-cell>
              <table:table-cell office:value-type="float" office:value="12.6318">
                <text:p>12.6318</text:p>
              </table:table-cell>
              <table:table-cell office:value-type="float" office:value="11.3714">
                <text:p>11.3714</text:p>
              </table:table-cell>
              <table:table-cell office:value-type="float" office:value="12.561">
                <text:p>12.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021">
                <text:p>12.2021</text:p>
              </table:table-cell>
              <table:table-cell office:value-type="float" office:value="12.4072">
                <text:p>12.4072</text:p>
              </table:table-cell>
              <table:table-cell office:value-type="float" office:value="13.0928">
                <text:p>13.0928</text:p>
              </table:table-cell>
              <table:table-cell office:value-type="float" office:value="12.2104">
                <text:p>12.2104</text:p>
              </table:table-cell>
              <table:table-cell office:value-type="float" office:value="12.3378">
                <text:p>12.3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027">
                <text:p>14.5027</text:p>
              </table:table-cell>
              <table:table-cell office:value-type="float" office:value="13.0816">
                <text:p>13.0816</text:p>
              </table:table-cell>
              <table:table-cell office:value-type="float" office:value="13.6748">
                <text:p>13.6748</text:p>
              </table:table-cell>
              <table:table-cell office:value-type="float" office:value="13.5361">
                <text:p>13.5361</text:p>
              </table:table-cell>
              <table:table-cell office:value-type="float" office:value="12.8499">
                <text:p>12.8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401">
                <text:p>13.401</text:p>
              </table:table-cell>
              <table:table-cell office:value-type="float" office:value="13.0506">
                <text:p>13.0506</text:p>
              </table:table-cell>
              <table:table-cell office:value-type="float" office:value="13.497">
                <text:p>13.497</text:p>
              </table:table-cell>
              <table:table-cell office:value-type="float" office:value="13.9761">
                <text:p>13.9761</text:p>
              </table:table-cell>
              <table:table-cell office:value-type="float" office:value="12.7173">
                <text:p>12.7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769">
                <text:p>13.769</text:p>
              </table:table-cell>
              <table:table-cell office:value-type="float" office:value="13.2533">
                <text:p>13.2533</text:p>
              </table:table-cell>
              <table:table-cell office:value-type="float" office:value="13.7503">
                <text:p>13.7503</text:p>
              </table:table-cell>
              <table:table-cell office:value-type="float" office:value="12.1365">
                <text:p>12.1365</text:p>
              </table:table-cell>
              <table:table-cell office:value-type="float" office:value="13.3931">
                <text:p>13.3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7977">
                <text:p>11.7977</text:p>
              </table:table-cell>
              <table:table-cell office:value-type="float" office:value="11.9899">
                <text:p>11.9899</text:p>
              </table:table-cell>
              <table:table-cell office:value-type="float" office:value="11.2807">
                <text:p>11.2807</text:p>
              </table:table-cell>
              <table:table-cell office:value-type="float" office:value="12.1402">
                <text:p>12.1402</text:p>
              </table:table-cell>
              <table:table-cell office:value-type="float" office:value="11.6742">
                <text:p>11.6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682">
                <text:p>12.5682</text:p>
              </table:table-cell>
              <table:table-cell office:value-type="float" office:value="13.8462">
                <text:p>13.8462</text:p>
              </table:table-cell>
              <table:table-cell office:value-type="float" office:value="13.0554">
                <text:p>13.0554</text:p>
              </table:table-cell>
              <table:table-cell office:value-type="float" office:value="12.7174">
                <text:p>12.7174</text:p>
              </table:table-cell>
              <table:table-cell office:value-type="float" office:value="13.4042">
                <text:p>13.4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328">
                <text:p>11.328</text:p>
              </table:table-cell>
              <table:table-cell office:value-type="float" office:value="11.4009">
                <text:p>11.4009</text:p>
              </table:table-cell>
              <table:table-cell office:value-type="float" office:value="11.4706">
                <text:p>11.4706</text:p>
              </table:table-cell>
              <table:table-cell office:value-type="float" office:value="11.3423">
                <text:p>11.3423</text:p>
              </table:table-cell>
              <table:table-cell office:value-type="float" office:value="11.7916">
                <text:p>11.7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915">
                <text:p>12.4915</text:p>
              </table:table-cell>
              <table:table-cell office:value-type="float" office:value="11.3783">
                <text:p>11.3783</text:p>
              </table:table-cell>
              <table:table-cell office:value-type="float" office:value="11.7391">
                <text:p>11.7391</text:p>
              </table:table-cell>
              <table:table-cell office:value-type="float" office:value="12.5808">
                <text:p>12.5808</text:p>
              </table:table-cell>
              <table:table-cell office:value-type="float" office:value="11.9387">
                <text:p>11.9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8978">
                <text:p>12.8978</text:p>
              </table:table-cell>
              <table:table-cell office:value-type="float" office:value="12.2676">
                <text:p>12.2676</text:p>
              </table:table-cell>
              <table:table-cell office:value-type="float" office:value="12.3135">
                <text:p>12.3135</text:p>
              </table:table-cell>
              <table:table-cell office:value-type="float" office:value="12.6543">
                <text:p>12.6543</text:p>
              </table:table-cell>
              <table:table-cell office:value-type="float" office:value="12.0204">
                <text:p>12.0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1365">
                <text:p>12.1365</text:p>
              </table:table-cell>
              <table:table-cell office:value-type="float" office:value="11.8304">
                <text:p>11.8304</text:p>
              </table:table-cell>
              <table:table-cell office:value-type="float" office:value="12.0086">
                <text:p>12.0086</text:p>
              </table:table-cell>
              <table:table-cell office:value-type="float" office:value="12.775">
                <text:p>12.775</text:p>
              </table:table-cell>
              <table:table-cell office:value-type="float" office:value="11.4483">
                <text:p>11.4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0437">
                <text:p>10.0437</text:p>
              </table:table-cell>
              <table:table-cell office:value-type="float" office:value="11.6727">
                <text:p>11.6727</text:p>
              </table:table-cell>
              <table:table-cell office:value-type="float" office:value="9.63707">
                <text:p>9.63707</text:p>
              </table:table-cell>
              <table:table-cell office:value-type="float" office:value="13.0481">
                <text:p>13.0481</text:p>
              </table:table-cell>
              <table:table-cell office:value-type="float" office:value="11.2957">
                <text:p>11.2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093">
                <text:p>10.9093</text:p>
              </table:table-cell>
              <table:table-cell office:value-type="float" office:value="12.0466">
                <text:p>12.0466</text:p>
              </table:table-cell>
              <table:table-cell office:value-type="float" office:value="12.1848">
                <text:p>12.1848</text:p>
              </table:table-cell>
              <table:table-cell office:value-type="float" office:value="10.1664">
                <text:p>10.1664</text:p>
              </table:table-cell>
              <table:table-cell office:value-type="float" office:value="11.5815">
                <text:p>11.5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8934">
                <text:p>10.8934</text:p>
              </table:table-cell>
              <table:table-cell office:value-type="float" office:value="10.3528">
                <text:p>10.3528</text:p>
              </table:table-cell>
              <table:table-cell office:value-type="float" office:value="10.8743">
                <text:p>10.8743</text:p>
              </table:table-cell>
              <table:table-cell office:value-type="float" office:value="11.7417">
                <text:p>11.7417</text:p>
              </table:table-cell>
              <table:table-cell office:value-type="float" office:value="11.1041">
                <text:p>11.10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119">
                <text:p>10.7119</text:p>
              </table:table-cell>
              <table:table-cell office:value-type="float" office:value="9.63183">
                <text:p>9.63183</text:p>
              </table:table-cell>
              <table:table-cell office:value-type="float" office:value="9.25409">
                <text:p>9.25409</text:p>
              </table:table-cell>
              <table:table-cell office:value-type="float" office:value="8.0876">
                <text:p>8.0876</text:p>
              </table:table-cell>
              <table:table-cell office:value-type="float" office:value="9.30301">
                <text:p>9.30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22cm" svg:height="12.275cm" xlink:href=".." xlink:type="simple" chart:class="chart:line" chart:style-name="ch1">
        <chart:title svg:x="8.526cm" svg:y="0.381cm" chart:style-name="ch2">
          <text:p>Mean Distance Change</text:p>
        </chart:title>
        <chart:subtitle svg:x="8.962cm" svg:y="1.405cm" chart:style-name="ch3">
          <text:p>kpt detector: HARRIS</text:p>
        </chart:subtitle>
        <chart:legend chart:legend-position="top" svg:x="5.695cm" svg:y="2.273cm" style:legend-expansion="wide" chart:style-name="ch4"/>
        <chart:plot-area chart:style-name="ch5" table:cell-range-address="'Camera-TTC-data'.C110:'Camera-TTC-data'.C110 'Camera-TTC-data'.E110:'Camera-TTC-data'.E199 'Camera-TTC-data'.C128:'Camera-TTC-data'.C128 'Camera-TTC-data'.C146:'Camera-TTC-data'.C146 'Camera-TTC-data'.C164:'Camera-TTC-data'.C164 'Camera-TTC-data'.C182:'Camera-TTC-data'.C182" chart:data-source-has-labels="row" svg:x="1.447cm" svg:y="3.116cm" svg:width="19.939cm" svg:height="7.933cm">
          <chartooo:coordinate-region svg:x="2.174cm" svg:y="3.315cm" svg:width="19.025cm" svg:height="7.087cm"/>
          <chart:axis chart:dimension="x" chart:name="primary-x" chart:style-name="ch6">
            <chart:title svg:x="10.711cm" svg:y="11.294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211cm" chart:style-name="ch9">
              <text:p>Delta-Distance</text:p>
            </chart:title>
            <chart:grid chart:style-name="ch8" chart:class="major"/>
          </chart:axis>
          <chart:series chart:style-name="ch10" chart:values-cell-range-address="'Camera-TTC-data'.E110:'Camera-TTC-data'.E127" chart:label-cell-address="'Camera-TTC-data'.C110:'Camera-TTC-data'.C110" chart:class="chart:line">
            <chart:data-point chart:repeated="18"/>
          </chart:series>
          <chart:series chart:style-name="ch11" chart:values-cell-range-address="'Camera-TTC-data'.E128:'Camera-TTC-data'.E145" chart:label-cell-address="'Camera-TTC-data'.C128:'Camera-TTC-data'.C128" chart:class="chart:line">
            <chart:data-point chart:repeated="18"/>
          </chart:series>
          <chart:series chart:style-name="ch12" chart:values-cell-range-address="'Camera-TTC-data'.E146:'Camera-TTC-data'.E163" chart:label-cell-address="'Camera-TTC-data'.C146:'Camera-TTC-data'.C146" chart:class="chart:line">
            <chart:data-point chart:repeated="18"/>
          </chart:series>
          <chart:series chart:style-name="ch13" chart:values-cell-range-address="'Camera-TTC-data'.E164:'Camera-TTC-data'.E181" chart:label-cell-address="'Camera-TTC-data'.C164:'Camera-TTC-data'.C164" chart:class="chart:line">
            <chart:data-point chart:repeated="18"/>
          </chart:series>
          <chart:series chart:style-name="ch14" chart:values-cell-range-address="'Camera-TTC-data'.E182:'Camera-TTC-data'.E199" chart:label-cell-address="'Camera-TTC-data'.C182:'Camera-TTC-data'.C182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110:'Camera-TTC-data'.C110</svg:desc>
                </draw:g>
              </table:table-cell>
              <table:table-cell office:value-type="string">
                <text:p>BRIEF</text:p>
                <draw:g>
                  <svg:desc>'Camera-TTC-data'.C128:'Camera-TTC-data'.C128</svg:desc>
                </draw:g>
              </table:table-cell>
              <table:table-cell office:value-type="string">
                <text:p>ORB</text:p>
                <draw:g>
                  <svg:desc>'Camera-TTC-data'.C146:'Camera-TTC-data'.C146</svg:desc>
                </draw:g>
              </table:table-cell>
              <table:table-cell office:value-type="string">
                <text:p>FREAK</text:p>
                <draw:g>
                  <svg:desc>'Camera-TTC-data'.C164:'Camera-TTC-data'.C164</svg:desc>
                </draw:g>
              </table:table-cell>
              <table:table-cell office:value-type="string">
                <text:p>SIFT</text:p>
                <draw:g>
                  <svg:desc>'Camera-TTC-data'.C182:'Camera-TTC-data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28">
                <text:p>1.4128</text:p>
                <draw:g>
                  <svg:desc>'Camera-TTC-data'.E110:'Camera-TTC-data'.E127</svg:desc>
                </draw:g>
              </table:table-cell>
              <table:table-cell office:value-type="float" office:value="1.15741">
                <text:p>1.15741</text:p>
                <draw:g>
                  <svg:desc>'Camera-TTC-data'.E128:'Camera-TTC-data'.E145</svg:desc>
                </draw:g>
              </table:table-cell>
              <table:table-cell office:value-type="float" office:value="1.22283">
                <text:p>1.22283</text:p>
                <draw:g>
                  <svg:desc>'Camera-TTC-data'.E146:'Camera-TTC-data'.E163</svg:desc>
                </draw:g>
              </table:table-cell>
              <table:table-cell office:value-type="float" office:value="0.962855">
                <text:p>0.962855</text:p>
                <draw:g>
                  <svg:desc>'Camera-TTC-data'.E164:'Camera-TTC-data'.E181</svg:desc>
                </draw:g>
              </table:table-cell>
              <table:table-cell office:value-type="float" office:value="1.15741">
                <text:p>1.15741</text:p>
                <draw:g>
                  <svg:desc>'Camera-TTC-data'.E182:'Camera-TTC-data'.E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1886">
                <text:p>0.751886</text:p>
              </table:table-cell>
              <table:table-cell office:value-type="float" office:value="0.6192">
                <text:p>0.6192</text:p>
              </table:table-cell>
              <table:table-cell office:value-type="float" office:value="0.6192">
                <text:p>0.6192</text:p>
              </table:table-cell>
              <table:table-cell office:value-type="float" office:value="0.751886">
                <text:p>0.751886</text:p>
              </table:table-cell>
              <table:table-cell office:value-type="float" office:value="0.649412">
                <text:p>0.649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0874">
                <text:p>0.730874</text:p>
              </table:table-cell>
              <table:table-cell office:value-type="float" office:value="0.475834">
                <text:p>0.475834</text:p>
              </table:table-cell>
              <table:table-cell office:value-type="float" office:value="0.571888">
                <text:p>0.571888</text:p>
              </table:table-cell>
              <table:table-cell office:value-type="float" office:value="0.562209">
                <text:p>0.562209</text:p>
              </table:table-cell>
              <table:table-cell office:value-type="float" office:value="0.617709">
                <text:p>0.617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058">
                <text:p>0.431058</text:p>
              </table:table-cell>
              <table:table-cell office:value-type="float" office:value="0.348464">
                <text:p>0.348464</text:p>
              </table:table-cell>
              <table:table-cell office:value-type="float" office:value="0.431058">
                <text:p>0.431058</text:p>
              </table:table-cell>
              <table:table-cell office:value-type="float" office:value="0.431058">
                <text:p>0.431058</text:p>
              </table:table-cell>
              <table:table-cell office:value-type="float" office:value="0.348464">
                <text:p>0.348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4183">
                <text:p>0.564183</text:p>
              </table:table-cell>
              <table:table-cell office:value-type="float" office:value="0.552025">
                <text:p>0.552025</text:p>
              </table:table-cell>
              <table:table-cell office:value-type="float" office:value="0.563007">
                <text:p>0.563007</text:p>
              </table:table-cell>
              <table:table-cell office:value-type="float" office:value="0.461577">
                <text:p>0.461577</text:p>
              </table:table-cell>
              <table:table-cell office:value-type="float" office:value="0.56075">
                <text:p>0.56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6996">
                <text:p>0.916996</text:p>
              </table:table-cell>
              <table:table-cell office:value-type="float" office:value="0.854623">
                <text:p>0.854623</text:p>
              </table:table-cell>
              <table:table-cell office:value-type="float" office:value="0.813913">
                <text:p>0.813913</text:p>
              </table:table-cell>
              <table:table-cell office:value-type="float" office:value="0.763968">
                <text:p>0.763968</text:p>
              </table:table-cell>
              <table:table-cell office:value-type="float" office:value="0.794502">
                <text:p>0.794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562">
                <text:p>1.21562</text:p>
              </table:table-cell>
              <table:table-cell office:value-type="float" office:value="1.29849">
                <text:p>1.29849</text:p>
              </table:table-cell>
              <table:table-cell office:value-type="float" office:value="1.25818">
                <text:p>1.25818</text:p>
              </table:table-cell>
              <table:table-cell office:value-type="float" office:value="0.574533">
                <text:p>0.574533</text:p>
              </table:table-cell>
              <table:table-cell office:value-type="float" office:value="1.08077">
                <text:p>1.08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239">
                <text:p>1.03239</text:p>
              </table:table-cell>
              <table:table-cell office:value-type="float" office:value="0.844041">
                <text:p>0.844041</text:p>
              </table:table-cell>
              <table:table-cell office:value-type="float" office:value="0.889145">
                <text:p>0.889145</text:p>
              </table:table-cell>
              <table:table-cell office:value-type="float" office:value="1.03606">
                <text:p>1.03606</text:p>
              </table:table-cell>
              <table:table-cell office:value-type="float" office:value="0.889145">
                <text:p>0.889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965">
                <text:p>0.902965</text:p>
              </table:table-cell>
              <table:table-cell office:value-type="float" office:value="0.821473">
                <text:p>0.821473</text:p>
              </table:table-cell>
              <table:table-cell office:value-type="float" office:value="1.05239">
                <text:p>1.05239</text:p>
              </table:table-cell>
              <table:table-cell office:value-type="float" office:value="0.879395">
                <text:p>0.879395</text:p>
              </table:table-cell>
              <table:table-cell office:value-type="float" office:value="0.963984">
                <text:p>0.963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5307">
                <text:p>0.925307</text:p>
              </table:table-cell>
              <table:table-cell office:value-type="float" office:value="0.936456">
                <text:p>0.936456</text:p>
              </table:table-cell>
              <table:table-cell office:value-type="float" office:value="1.09839">
                <text:p>1.09839</text:p>
              </table:table-cell>
              <table:table-cell office:value-type="float" office:value="1.04261">
                <text:p>1.04261</text:p>
              </table:table-cell>
              <table:table-cell office:value-type="float" office:value="0.99035">
                <text:p>0.99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656">
                <text:p>1.07656</text:p>
              </table:table-cell>
              <table:table-cell office:value-type="float" office:value="0.919997">
                <text:p>0.919997</text:p>
              </table:table-cell>
              <table:table-cell office:value-type="float" office:value="1.1615">
                <text:p>1.1615</text:p>
              </table:table-cell>
              <table:table-cell office:value-type="float" office:value="1.00719">
                <text:p>1.00719</text:p>
              </table:table-cell>
              <table:table-cell office:value-type="float" office:value="0.950503">
                <text:p>0.950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686">
                <text:p>0.836686</text:p>
              </table:table-cell>
              <table:table-cell office:value-type="float" office:value="0.906642">
                <text:p>0.906642</text:p>
              </table:table-cell>
              <table:table-cell office:value-type="float" office:value="0.961451">
                <text:p>0.961451</text:p>
              </table:table-cell>
              <table:table-cell office:value-type="float" office:value="0.983915">
                <text:p>0.983915</text:p>
              </table:table-cell>
              <table:table-cell office:value-type="float" office:value="1.12143">
                <text:p>1.12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0106">
                <text:p>1.80106</text:p>
              </table:table-cell>
              <table:table-cell office:value-type="float" office:value="1.91225">
                <text:p>1.91225</text:p>
              </table:table-cell>
              <table:table-cell office:value-type="float" office:value="1.79701">
                <text:p>1.79701</text:p>
              </table:table-cell>
              <table:table-cell office:value-type="float" office:value="1.53262">
                <text:p>1.53262</text:p>
              </table:table-cell>
              <table:table-cell office:value-type="float" office:value="1.80106">
                <text:p>1.8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332">
                <text:p>0.96332</text:p>
              </table:table-cell>
              <table:table-cell office:value-type="float" office:value="1.10841">
                <text:p>1.10841</text:p>
              </table:table-cell>
              <table:table-cell office:value-type="float" office:value="1.02852">
                <text:p>1.02852</text:p>
              </table:table-cell>
              <table:table-cell office:value-type="float" office:value="1.1553">
                <text:p>1.1553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6893">
                <text:p>1.86893</text:p>
              </table:table-cell>
              <table:table-cell office:value-type="float" office:value="1.76994">
                <text:p>1.76994</text:p>
              </table:table-cell>
              <table:table-cell office:value-type="float" office:value="1.88895">
                <text:p>1.88895</text:p>
              </table:table-cell>
              <table:table-cell office:value-type="float" office:value="1.66774">
                <text:p>1.66774</text:p>
              </table:table-cell>
              <table:table-cell office:value-type="float" office:value="2.29708">
                <text:p>2.29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6646">
                <text:p>1.76646</text:p>
              </table:table-cell>
              <table:table-cell office:value-type="float" office:value="1.50739">
                <text:p>1.50739</text:p>
              </table:table-cell>
              <table:table-cell office:value-type="float" office:value="1.3929">
                <text:p>1.3929</text:p>
              </table:table-cell>
              <table:table-cell office:value-type="float" office:value="1.37946">
                <text:p>1.37946</text:p>
              </table:table-cell>
              <table:table-cell office:value-type="float" office:value="0.599135">
                <text:p>0.599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4086">
                <text:p>2.24086</text:p>
              </table:table-cell>
              <table:table-cell office:value-type="float" office:value="2.24086">
                <text:p>2.24086</text:p>
              </table:table-cell>
              <table:table-cell office:value-type="float" office:value="2.16964">
                <text:p>2.16964</text:p>
              </table:table-cell>
              <table:table-cell office:value-type="float" office:value="2.19629">
                <text:p>2.19629</text:p>
              </table:table-cell>
              <table:table-cell office:value-type="float" office:value="2.04014">
                <text:p>2.04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932">
                <text:p>0.994932</text:p>
              </table:table-cell>
              <table:table-cell office:value-type="float" office:value="0.979778">
                <text:p>0.979778</text:p>
              </table:table-cell>
              <table:table-cell office:value-type="float" office:value="0.987025">
                <text:p>0.987025</text:p>
              </table:table-cell>
              <table:table-cell office:value-type="float" office:value="1.01614">
                <text:p>1.01614</text:p>
              </table:table-cell>
              <table:table-cell office:value-type="float" office:value="0.976392">
                <text:p>0.9763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45cm" svg:height="12.628cm" xlink:href=".." xlink:type="simple" chart:class="chart:line" chart:style-name="ch1">
        <chart:title svg:x="7.596cm" svg:y="0.388cm" chart:style-name="ch2">
          <text:p>Number of Distance Ratio Elements</text:p>
        </chart:title>
        <chart:subtitle svg:x="9.276cm" svg:y="1.419cm" chart:style-name="ch3">
          <text:p>kpt detector: HARRIS</text:p>
        </chart:subtitle>
        <chart:legend chart:legend-position="top" svg:x="6.009cm" svg:y="2.287cm" style:legend-expansion="wide" chart:style-name="ch4"/>
        <chart:plot-area chart:style-name="ch5" table:cell-range-address="'Camera-TTC-data'.C110:'Camera-TTC-data'.C110 'Camera-TTC-data'.G110:'Camera-TTC-data'.G199 'Camera-TTC-data'.C128:'Camera-TTC-data'.C128 'Camera-TTC-data'.C146:'Camera-TTC-data'.C146 'Camera-TTC-data'.C164:'Camera-TTC-data'.C164 'Camera-TTC-data'.C182:'Camera-TTC-data'.C182" chart:data-source-has-labels="row" svg:x="1.46cm" svg:y="3.137cm" svg:width="20.541cm" svg:height="8.258cm">
          <chartooo:coordinate-region svg:x="2.081cm" svg:y="3.337cm" svg:width="19.733cm" svg:height="7.411cm"/>
          <chart:axis chart:dimension="x" chart:name="primary-x" chart:style-name="ch6">
            <chart:title svg:x="11.025cm" svg:y="11.647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792cm" chart:style-name="ch9">
              <text:p>Number of Elements</text:p>
            </chart:title>
            <chart:grid chart:style-name="ch8" chart:class="major"/>
          </chart:axis>
          <chart:series chart:style-name="ch10" chart:values-cell-range-address="'Camera-TTC-data'.G110:'Camera-TTC-data'.G127" chart:label-cell-address="'Camera-TTC-data'.C110:'Camera-TTC-data'.C110" chart:class="chart:line">
            <chart:data-point chart:repeated="18"/>
          </chart:series>
          <chart:series chart:style-name="ch11" chart:values-cell-range-address="'Camera-TTC-data'.G128:'Camera-TTC-data'.G145" chart:label-cell-address="'Camera-TTC-data'.C128:'Camera-TTC-data'.C128" chart:class="chart:line">
            <chart:data-point chart:repeated="18"/>
          </chart:series>
          <chart:series chart:style-name="ch12" chart:values-cell-range-address="'Camera-TTC-data'.G146:'Camera-TTC-data'.G163" chart:label-cell-address="'Camera-TTC-data'.C146:'Camera-TTC-data'.C146" chart:class="chart:line">
            <chart:data-point chart:repeated="18"/>
          </chart:series>
          <chart:series chart:style-name="ch13" chart:values-cell-range-address="'Camera-TTC-data'.G164:'Camera-TTC-data'.G181" chart:label-cell-address="'Camera-TTC-data'.C164:'Camera-TTC-data'.C164" chart:class="chart:line">
            <chart:data-point chart:repeated="18"/>
          </chart:series>
          <chart:series chart:style-name="ch14" chart:values-cell-range-address="'Camera-TTC-data'.G182:'Camera-TTC-data'.G199" chart:label-cell-address="'Camera-TTC-data'.C182:'Camera-TTC-data'.C182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110:'Camera-TTC-data'.C110</svg:desc>
                </draw:g>
              </table:table-cell>
              <table:table-cell office:value-type="string">
                <text:p>BRIEF</text:p>
                <draw:g>
                  <svg:desc>'Camera-TTC-data'.C128:'Camera-TTC-data'.C128</svg:desc>
                </draw:g>
              </table:table-cell>
              <table:table-cell office:value-type="string">
                <text:p>ORB</text:p>
                <draw:g>
                  <svg:desc>'Camera-TTC-data'.C146:'Camera-TTC-data'.C146</svg:desc>
                </draw:g>
              </table:table-cell>
              <table:table-cell office:value-type="string">
                <text:p>FREAK</text:p>
                <draw:g>
                  <svg:desc>'Camera-TTC-data'.C164:'Camera-TTC-data'.C164</svg:desc>
                </draw:g>
              </table:table-cell>
              <table:table-cell office:value-type="string">
                <text:p>SIFT</text:p>
                <draw:g>
                  <svg:desc>'Camera-TTC-data'.C182:'Camera-TTC-data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'Camera-TTC-data'.G110:'Camera-TTC-data'.G127</svg:desc>
                </draw:g>
              </table:table-cell>
              <table:table-cell office:value-type="float" office:value="22">
                <text:p>22</text:p>
                <draw:g>
                  <svg:desc>'Camera-TTC-data'.G128:'Camera-TTC-data'.G145</svg:desc>
                </draw:g>
              </table:table-cell>
              <table:table-cell office:value-type="float" office:value="18">
                <text:p>18</text:p>
                <draw:g>
                  <svg:desc>'Camera-TTC-data'.G146:'Camera-TTC-data'.G163</svg:desc>
                </draw:g>
              </table:table-cell>
              <table:table-cell office:value-type="float" office:value="3">
                <text:p>3</text:p>
                <draw:g>
                  <svg:desc>'Camera-TTC-data'.G164:'Camera-TTC-data'.G181</svg:desc>
                </draw:g>
              </table:table-cell>
              <table:table-cell office:value-type="float" office:value="22">
                <text:p>22</text:p>
                <draw:g>
                  <svg:desc>'Camera-TTC-data'.G182:'Camera-TTC-data'.G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87cm" svg:height="12.255cm" xlink:href=".." xlink:type="simple" chart:class="chart:line" chart:style-name="ch1">
        <chart:title svg:x="8.508cm" svg:y="0.381cm" chart:style-name="ch2">
          <text:p>Mean Distance Change</text:p>
        </chart:title>
        <chart:subtitle svg:x="9.275cm" svg:y="1.405cm" chart:style-name="ch3">
          <text:p>kpt detector: SIFT</text:p>
        </chart:subtitle>
        <chart:legend chart:legend-position="top" svg:x="6.614cm" svg:y="2.273cm" style:legend-expansion="wide" chart:style-name="ch4"/>
        <chart:plot-area chart:style-name="ch5" table:cell-range-address="'Camera-TTC-data'.C218:'Camera-TTC-data'.C218 'Camera-TTC-data'.E218:'Camera-TTC-data'.E253 'Camera-TTC-data'.C236:'Camera-TTC-data'.C236 'Camera-TTC-data'.C272:'Camera-TTC-data'.C272 'Camera-TTC-data'.E272:'Camera-TTC-data'.E307 'Camera-TTC-data'.C290:'Camera-TTC-data'.C290" chart:data-source-has-labels="row" svg:x="1.446cm" svg:y="3.116cm" svg:width="19.906cm" svg:height="7.913cm">
          <chartooo:coordinate-region svg:x="2.173cm" svg:y="3.315cm" svg:width="18.992cm" svg:height="7.067cm"/>
          <chart:axis chart:dimension="x" chart:name="primary-x" chart:style-name="ch6">
            <chart:title svg:x="10.694cm" svg:y="11.274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201cm" chart:style-name="ch9">
              <text:p>Delta-Distance</text:p>
            </chart:title>
            <chart:grid chart:style-name="ch8" chart:class="major"/>
          </chart:axis>
          <chart:series chart:style-name="ch10" chart:values-cell-range-address="'Camera-TTC-data'.E218:'Camera-TTC-data'.E235" chart:label-cell-address="'Camera-TTC-data'.C218:'Camera-TTC-data'.C218" chart:class="chart:line">
            <chart:data-point chart:repeated="18"/>
          </chart:series>
          <chart:series chart:style-name="ch11" chart:values-cell-range-address="'Camera-TTC-data'.E236:'Camera-TTC-data'.E253" chart:label-cell-address="'Camera-TTC-data'.C236:'Camera-TTC-data'.C236" chart:class="chart:line">
            <chart:data-point chart:repeated="18"/>
          </chart:series>
          <chart:series chart:style-name="ch12" chart:values-cell-range-address="'Camera-TTC-data'.E272:'Camera-TTC-data'.E289" chart:label-cell-address="'Camera-TTC-data'.C272:'Camera-TTC-data'.C272" chart:class="chart:line">
            <chart:data-point chart:repeated="18"/>
          </chart:series>
          <chart:series chart:style-name="ch13" chart:values-cell-range-address="'Camera-TTC-data'.E290:'Camera-TTC-data'.E307" chart:label-cell-address="'Camera-TTC-data'.C290:'Camera-TTC-data'.C290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218:'Camera-TTC-data'.C218</svg:desc>
                </draw:g>
              </table:table-cell>
              <table:table-cell office:value-type="string">
                <text:p>BRIEF</text:p>
                <draw:g>
                  <svg:desc>'Camera-TTC-data'.C236:'Camera-TTC-data'.C236</svg:desc>
                </draw:g>
              </table:table-cell>
              <table:table-cell office:value-type="string">
                <text:p>FREAK</text:p>
                <draw:g>
                  <svg:desc>'Camera-TTC-data'.C272:'Camera-TTC-data'.C272</svg:desc>
                </draw:g>
              </table:table-cell>
              <table:table-cell office:value-type="string">
                <text:p>SIFT</text:p>
                <draw:g>
                  <svg:desc>'Camera-TTC-data'.C290:'Camera-TTC-data'.C2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859">
                <text:p>0.89859</text:p>
                <draw:g>
                  <svg:desc>'Camera-TTC-data'.E218:'Camera-TTC-data'.E235</svg:desc>
                </draw:g>
              </table:table-cell>
              <table:table-cell office:value-type="float" office:value="0.992654">
                <text:p>0.992654</text:p>
                <draw:g>
                  <svg:desc>'Camera-TTC-data'.E236:'Camera-TTC-data'.E253</svg:desc>
                </draw:g>
              </table:table-cell>
              <table:table-cell office:value-type="float" office:value="0.893895">
                <text:p>0.893895</text:p>
                <draw:g>
                  <svg:desc>'Camera-TTC-data'.E272:'Camera-TTC-data'.E289</svg:desc>
                </draw:g>
              </table:table-cell>
              <table:table-cell office:value-type="float" office:value="1.03352">
                <text:p>1.03352</text:p>
                <draw:g>
                  <svg:desc>'Camera-TTC-data'.E290:'Camera-TTC-data'.E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8783">
                <text:p>0.918783</text:p>
              </table:table-cell>
              <table:table-cell office:value-type="float" office:value="0.734216">
                <text:p>0.734216</text:p>
              </table:table-cell>
              <table:table-cell office:value-type="float" office:value="0.986028">
                <text:p>0.986028</text:p>
              </table:table-cell>
              <table:table-cell office:value-type="float" office:value="0.962187">
                <text:p>0.962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4494">
                <text:p>0.834494</text:p>
              </table:table-cell>
              <table:table-cell office:value-type="float" office:value="0.824982">
                <text:p>0.824982</text:p>
              </table:table-cell>
              <table:table-cell office:value-type="float" office:value="0.79961">
                <text:p>0.79961</text:p>
              </table:table-cell>
              <table:table-cell office:value-type="float" office:value="1.03192">
                <text:p>1.03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8898">
                <text:p>0.528898</text:p>
              </table:table-cell>
              <table:table-cell office:value-type="float" office:value="0.273657">
                <text:p>0.273657</text:p>
              </table:table-cell>
              <table:table-cell office:value-type="float" office:value="0.566958">
                <text:p>0.566958</text:p>
              </table:table-cell>
              <table:table-cell office:value-type="float" office:value="0.596924">
                <text:p>0.596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0049">
                <text:p>0.740049</text:p>
              </table:table-cell>
              <table:table-cell office:value-type="float" office:value="0.39648">
                <text:p>0.39648</text:p>
              </table:table-cell>
              <table:table-cell office:value-type="float" office:value="0.722628">
                <text:p>0.722628</text:p>
              </table:table-cell>
              <table:table-cell office:value-type="float" office:value="0.979524">
                <text:p>0.979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872">
                <text:p>1.00872</text:p>
              </table:table-cell>
              <table:table-cell office:value-type="float" office:value="1.10756">
                <text:p>1.10756</text:p>
              </table:table-cell>
              <table:table-cell office:value-type="float" office:value="1.02404">
                <text:p>1.02404</text:p>
              </table:table-cell>
              <table:table-cell office:value-type="float" office:value="1.00552">
                <text:p>1.00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24">
                <text:p>0.7424</text:p>
              </table:table-cell>
              <table:table-cell office:value-type="float" office:value="0.747105">
                <text:p>0.747105</text:p>
              </table:table-cell>
              <table:table-cell office:value-type="float" office:value="0.680224">
                <text:p>0.680224</text:p>
              </table:table-cell>
              <table:table-cell office:value-type="float" office:value="0.923578">
                <text:p>0.923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8305">
                <text:p>0.818305</text:p>
              </table:table-cell>
              <table:table-cell office:value-type="float" office:value="0.776049">
                <text:p>0.776049</text:p>
              </table:table-cell>
              <table:table-cell office:value-type="float" office:value="0.736713">
                <text:p>0.736713</text:p>
              </table:table-cell>
              <table:table-cell office:value-type="float" office:value="0.899318">
                <text:p>0.899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5437">
                <text:p>0.835437</text:p>
              </table:table-cell>
              <table:table-cell office:value-type="float" office:value="1.00165">
                <text:p>1.00165</text:p>
              </table:table-cell>
              <table:table-cell office:value-type="float" office:value="0.820243">
                <text:p>0.820243</text:p>
              </table:table-cell>
              <table:table-cell office:value-type="float" office:value="1.11844">
                <text:p>1.11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114">
                <text:p>1.05114</text:p>
              </table:table-cell>
              <table:table-cell office:value-type="float" office:value="1.26817">
                <text:p>1.26817</text:p>
              </table:table-cell>
              <table:table-cell office:value-type="float" office:value="1.0864">
                <text:p>1.0864</text:p>
              </table:table-cell>
              <table:table-cell office:value-type="float" office:value="1.13391">
                <text:p>1.13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7328">
                <text:p>0.947328</text:p>
              </table:table-cell>
              <table:table-cell office:value-type="float" office:value="1.09771">
                <text:p>1.09771</text:p>
              </table:table-cell>
              <table:table-cell office:value-type="float" office:value="0.943993">
                <text:p>0.943993</text:p>
              </table:table-cell>
              <table:table-cell office:value-type="float" office:value="1.10328">
                <text:p>1.10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8932">
                <text:p>1.18932</text:p>
              </table:table-cell>
              <table:table-cell office:value-type="float" office:value="1.0697">
                <text:p>1.0697</text:p>
              </table:table-cell>
              <table:table-cell office:value-type="float" office:value="1.13679">
                <text:p>1.13679</text:p>
              </table:table-cell>
              <table:table-cell office:value-type="float" office:value="1.1226">
                <text:p>1.1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642">
                <text:p>1.17642</text:p>
              </table:table-cell>
              <table:table-cell office:value-type="float" office:value="1.26207">
                <text:p>1.26207</text:p>
              </table:table-cell>
              <table:table-cell office:value-type="float" office:value="1.3516">
                <text:p>1.3516</text:p>
              </table:table-cell>
              <table:table-cell office:value-type="float" office:value="1.31504">
                <text:p>1.31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4493">
                <text:p>1.34493</text:p>
              </table:table-cell>
              <table:table-cell office:value-type="float" office:value="1.21795">
                <text:p>1.21795</text:p>
              </table:table-cell>
              <table:table-cell office:value-type="float" office:value="1.04535">
                <text:p>1.04535</text:p>
              </table:table-cell>
              <table:table-cell office:value-type="float" office:value="1.25458">
                <text:p>1.25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0689">
                <text:p>1.30689</text:p>
              </table:table-cell>
              <table:table-cell office:value-type="float" office:value="1.22256">
                <text:p>1.22256</text:p>
              </table:table-cell>
              <table:table-cell office:value-type="float" office:value="1.20061">
                <text:p>1.20061</text:p>
              </table:table-cell>
              <table:table-cell office:value-type="float" office:value="1.25735">
                <text:p>1.25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2688">
                <text:p>1.32688</text:p>
              </table:table-cell>
              <table:table-cell office:value-type="float" office:value="1.34287">
                <text:p>1.34287</text:p>
              </table:table-cell>
              <table:table-cell office:value-type="float" office:value="1.38827">
                <text:p>1.38827</text:p>
              </table:table-cell>
              <table:table-cell office:value-type="float" office:value="1.37398">
                <text:p>1.37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0586">
                <text:p>1.40586</text:p>
              </table:table-cell>
              <table:table-cell office:value-type="float" office:value="1.43905">
                <text:p>1.43905</text:p>
              </table:table-cell>
              <table:table-cell office:value-type="float" office:value="1.45231">
                <text:p>1.45231</text:p>
              </table:table-cell>
              <table:table-cell office:value-type="float" office:value="1.46323">
                <text:p>1.46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8377">
                <text:p>1.28377</text:p>
              </table:table-cell>
              <table:table-cell office:value-type="float" office:value="1.28446">
                <text:p>1.28446</text:p>
              </table:table-cell>
              <table:table-cell office:value-type="float" office:value="1.23916">
                <text:p>1.23916</text:p>
              </table:table-cell>
              <table:table-cell office:value-type="float" office:value="1.39314">
                <text:p>1.393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54cm" svg:height="12.349cm" xlink:href=".." xlink:type="simple" chart:class="chart:line" chart:style-name="ch1">
        <chart:title svg:x="7.348cm" svg:y="0.382cm" chart:style-name="ch2">
          <text:p>Number of Distance Ratio Elements</text:p>
        </chart:title>
        <chart:subtitle svg:x="9.359cm" svg:y="1.407cm" chart:style-name="ch3">
          <text:p>kpt detector: SIFT</text:p>
        </chart:subtitle>
        <chart:legend chart:legend-position="top" svg:x="6.698cm" svg:y="2.275cm" style:legend-expansion="wide" chart:style-name="ch4"/>
        <chart:plot-area chart:style-name="ch5" table:cell-range-address="'Camera-TTC-data'.C218:'Camera-TTC-data'.C218 'Camera-TTC-data'.G218:'Camera-TTC-data'.G253 'Camera-TTC-data'.C236:'Camera-TTC-data'.C236 'Camera-TTC-data'.C272:'Camera-TTC-data'.C272 'Camera-TTC-data'.G272:'Camera-TTC-data'.G307 'Camera-TTC-data'.C290:'Camera-TTC-data'.C290" chart:data-source-has-labels="row" svg:x="1.45cm" svg:y="3.119cm" svg:width="20.065cm" svg:height="8.003cm">
          <chartooo:coordinate-region svg:x="2.257cm" svg:y="3.319cm" svg:width="18.887cm" svg:height="7.156cm"/>
          <chart:axis chart:dimension="x" chart:name="primary-x" chart:style-name="ch6">
            <chart:title svg:x="10.777cm" svg:y="11.368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646cm" chart:style-name="ch9">
              <text:p>Number of Elements</text:p>
            </chart:title>
            <chart:grid chart:style-name="ch8" chart:class="major"/>
          </chart:axis>
          <chart:series chart:style-name="ch10" chart:values-cell-range-address="'Camera-TTC-data'.G218:'Camera-TTC-data'.G235" chart:label-cell-address="'Camera-TTC-data'.C218:'Camera-TTC-data'.C218" chart:class="chart:line">
            <chart:data-point chart:repeated="18"/>
          </chart:series>
          <chart:series chart:style-name="ch11" chart:values-cell-range-address="'Camera-TTC-data'.G236:'Camera-TTC-data'.G253" chart:label-cell-address="'Camera-TTC-data'.C236:'Camera-TTC-data'.C236" chart:class="chart:line">
            <chart:data-point chart:repeated="18"/>
          </chart:series>
          <chart:series chart:style-name="ch12" chart:values-cell-range-address="'Camera-TTC-data'.G272:'Camera-TTC-data'.G289" chart:label-cell-address="'Camera-TTC-data'.C272:'Camera-TTC-data'.C272" chart:class="chart:line">
            <chart:data-point chart:repeated="18"/>
          </chart:series>
          <chart:series chart:style-name="ch13" chart:values-cell-range-address="'Camera-TTC-data'.G290:'Camera-TTC-data'.G307" chart:label-cell-address="'Camera-TTC-data'.C290:'Camera-TTC-data'.C290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218:'Camera-TTC-data'.C218</svg:desc>
                </draw:g>
              </table:table-cell>
              <table:table-cell office:value-type="string">
                <text:p>BRIEF</text:p>
                <draw:g>
                  <svg:desc>'Camera-TTC-data'.C236:'Camera-TTC-data'.C236</svg:desc>
                </draw:g>
              </table:table-cell>
              <table:table-cell office:value-type="string">
                <text:p>FREAK</text:p>
                <draw:g>
                  <svg:desc>'Camera-TTC-data'.C272:'Camera-TTC-data'.C272</svg:desc>
                </draw:g>
              </table:table-cell>
              <table:table-cell office:value-type="string">
                <text:p>SIFT</text:p>
                <draw:g>
                  <svg:desc>'Camera-TTC-data'.C290:'Camera-TTC-data'.C2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5">
                <text:p>275</text:p>
                <draw:g>
                  <svg:desc>'Camera-TTC-data'.G218:'Camera-TTC-data'.G235</svg:desc>
                </draw:g>
              </table:table-cell>
              <table:table-cell office:value-type="float" office:value="467">
                <text:p>467</text:p>
                <draw:g>
                  <svg:desc>'Camera-TTC-data'.G236:'Camera-TTC-data'.G253</svg:desc>
                </draw:g>
              </table:table-cell>
              <table:table-cell office:value-type="float" office:value="212">
                <text:p>212</text:p>
                <draw:g>
                  <svg:desc>'Camera-TTC-data'.G272:'Camera-TTC-data'.G289</svg:desc>
                </draw:g>
              </table:table-cell>
              <table:table-cell office:value-type="float" office:value="711">
                <text:p>711</text:p>
                <draw:g>
                  <svg:desc>'Camera-TTC-data'.G290:'Camera-TTC-data'.G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8">
                <text:p>398</text:p>
              </table:table-cell>
              <table:table-cell office:value-type="float" office:value="538">
                <text:p>538</text:p>
              </table:table-cell>
              <table:table-cell office:value-type="float" office:value="299">
                <text:p>29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0">
                <text:p>560</text:p>
              </table:table-cell>
              <table:table-cell office:value-type="float" office:value="582">
                <text:p>582</text:p>
              </table:table-cell>
              <table:table-cell office:value-type="float" office:value="362">
                <text:p>362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">
                <text:p>397</text:p>
              </table:table-cell>
              <table:table-cell office:value-type="float" office:value="605">
                <text:p>605</text:p>
              </table:table-cell>
              <table:table-cell office:value-type="float" office:value="276">
                <text:p>27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5">
                <text:p>305</text:p>
              </table:table-cell>
              <table:table-cell office:value-type="float" office:value="491">
                <text:p>491</text:p>
              </table:table-cell>
              <table:table-cell office:value-type="float" office:value="162">
                <text:p>16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">
                <text:p>244</text:p>
              </table:table-cell>
              <table:table-cell office:value-type="float" office:value="484">
                <text:p>484</text:p>
              </table:table-cell>
              <table:table-cell office:value-type="float" office:value="261">
                <text:p>261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1">
                <text:p>491</text:p>
              </table:table-cell>
              <table:table-cell office:value-type="float" office:value="570">
                <text:p>570</text:p>
              </table:table-cell>
              <table:table-cell office:value-type="float" office:value="237">
                <text:p>23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4">
                <text:p>484</text:p>
              </table:table-cell>
              <table:table-cell office:value-type="float" office:value="644">
                <text:p>644</text:p>
              </table:table-cell>
              <table:table-cell office:value-type="float" office:value="337">
                <text:p>33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">
                <text:p>471</text:p>
              </table:table-cell>
              <table:table-cell office:value-type="float" office:value="729">
                <text:p>729</text:p>
              </table:table-cell>
              <table:table-cell office:value-type="float" office:value="285">
                <text:p>28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">
                <text:p>338</text:p>
              </table:table-cell>
              <table:table-cell office:value-type="float" office:value="366">
                <text:p>366</text:p>
              </table:table-cell>
              <table:table-cell office:value-type="float" office:value="318">
                <text:p>31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">
                <text:p>273</text:p>
              </table:table-cell>
              <table:table-cell office:value-type="float" office:value="376">
                <text:p>376</text:p>
              </table:table-cell>
              <table:table-cell office:value-type="float" office:value="133">
                <text:p>13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5">
                <text:p>365</text:p>
              </table:table-cell>
              <table:table-cell office:value-type="float" office:value="482">
                <text:p>482</text:p>
              </table:table-cell>
              <table:table-cell office:value-type="float" office:value="225">
                <text:p>22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1">
                <text:p>431</text:p>
              </table:table-cell>
              <table:table-cell office:value-type="float" office:value="522">
                <text:p>522</text:p>
              </table:table-cell>
              <table:table-cell office:value-type="float" office:value="179">
                <text:p>17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440">
                <text:p>440</text:p>
              </table:table-cell>
              <table:table-cell office:value-type="float" office:value="135">
                <text:p>13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49">
                <text:p>349</text:p>
              </table:table-cell>
              <table:table-cell office:value-type="float" office:value="240">
                <text:p>24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4">
                <text:p>354</text:p>
              </table:table-cell>
              <table:table-cell office:value-type="float" office:value="289">
                <text:p>289</text:p>
              </table:table-cell>
              <table:table-cell office:value-type="float" office:value="169">
                <text:p>16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3">
                <text:p>393</text:p>
              </table:table-cell>
              <table:table-cell office:value-type="float" office:value="311">
                <text:p>311</text:p>
              </table:table-cell>
              <table:table-cell office:value-type="float" office:value="196">
                <text:p>19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7">
                <text:p>297</text:p>
              </table:table-cell>
              <table:table-cell office:value-type="float" office:value="288">
                <text:p>288</text:p>
              </table:table-cell>
              <table:table-cell office:value-type="float" office:value="160">
                <text:p>160</text:p>
              </table:table-cell>
              <table:table-cell office:value-type="float" office:value="702">
                <text:p>7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91cm" svg:height="12.201cm" xlink:href=".." xlink:type="simple" chart:class="chart:line" chart:style-name="ch1">
        <chart:title svg:x="8.46cm" svg:y="0.38cm" chart:style-name="ch2">
          <text:p>Mean Distance Change</text:p>
        </chart:title>
        <chart:subtitle svg:x="9.148cm" svg:y="1.403cm" chart:style-name="ch3">
          <text:p>kpt detector: FAST</text:p>
        </chart:subtitle>
        <chart:legend chart:legend-position="top" svg:x="5.629cm" svg:y="2.271cm" style:legend-expansion="wide" chart:style-name="ch4"/>
        <chart:plot-area chart:style-name="ch5" table:cell-range-address="'Camera-TTC-data'.C326:'Camera-TTC-data'.C326 'Camera-TTC-data'.E326:'Camera-TTC-data'.E415 'Camera-TTC-data'.C344:'Camera-TTC-data'.C344 'Camera-TTC-data'.C362:'Camera-TTC-data'.C362 'Camera-TTC-data'.C380:'Camera-TTC-data'.C380 'Camera-TTC-data'.C398:'Camera-TTC-data'.C398" chart:data-source-has-labels="row" svg:x="1.444cm" svg:y="3.113cm" svg:width="19.814cm" svg:height="7.863cm">
          <chartooo:coordinate-region svg:x="2.171cm" svg:y="3.312cm" svg:width="18.9cm" svg:height="7.017cm"/>
          <chart:axis chart:dimension="x" chart:name="primary-x" chart:style-name="ch6">
            <chart:title svg:x="10.646cm" svg:y="11.22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173cm" chart:style-name="ch9">
              <text:p>Delta-Distance</text:p>
            </chart:title>
            <chart:grid chart:style-name="ch8" chart:class="major"/>
          </chart:axis>
          <chart:series chart:style-name="ch10" chart:values-cell-range-address="'Camera-TTC-data'.E326:'Camera-TTC-data'.E343" chart:label-cell-address="'Camera-TTC-data'.C326:'Camera-TTC-data'.C326" chart:class="chart:line">
            <chart:data-point chart:repeated="18"/>
          </chart:series>
          <chart:series chart:style-name="ch11" chart:values-cell-range-address="'Camera-TTC-data'.E344:'Camera-TTC-data'.E361" chart:label-cell-address="'Camera-TTC-data'.C344:'Camera-TTC-data'.C344" chart:class="chart:line">
            <chart:data-point chart:repeated="18"/>
          </chart:series>
          <chart:series chart:style-name="ch12" chart:values-cell-range-address="'Camera-TTC-data'.E362:'Camera-TTC-data'.E379" chart:label-cell-address="'Camera-TTC-data'.C362:'Camera-TTC-data'.C362" chart:class="chart:line">
            <chart:data-point chart:repeated="18"/>
          </chart:series>
          <chart:series chart:style-name="ch13" chart:values-cell-range-address="'Camera-TTC-data'.E380:'Camera-TTC-data'.E397" chart:label-cell-address="'Camera-TTC-data'.C380:'Camera-TTC-data'.C380" chart:class="chart:line">
            <chart:data-point chart:repeated="18"/>
          </chart:series>
          <chart:series chart:style-name="ch14" chart:values-cell-range-address="'Camera-TTC-data'.E398:'Camera-TTC-data'.E415" chart:label-cell-address="'Camera-TTC-data'.C398:'Camera-TTC-data'.C398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326:'Camera-TTC-data'.C326</svg:desc>
                </draw:g>
              </table:table-cell>
              <table:table-cell office:value-type="string">
                <text:p>BRIEF</text:p>
                <draw:g>
                  <svg:desc>'Camera-TTC-data'.C344:'Camera-TTC-data'.C344</svg:desc>
                </draw:g>
              </table:table-cell>
              <table:table-cell office:value-type="string">
                <text:p>ORB</text:p>
                <draw:g>
                  <svg:desc>'Camera-TTC-data'.C362:'Camera-TTC-data'.C362</svg:desc>
                </draw:g>
              </table:table-cell>
              <table:table-cell office:value-type="string">
                <text:p>FREAK</text:p>
                <draw:g>
                  <svg:desc>'Camera-TTC-data'.C380:'Camera-TTC-data'.C380</svg:desc>
                </draw:g>
              </table:table-cell>
              <table:table-cell office:value-type="string">
                <text:p>SIFT</text:p>
                <draw:g>
                  <svg:desc>'Camera-TTC-data'.C398:'Camera-TTC-data'.C3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6309">
                <text:p>1.06309</text:p>
                <draw:g>
                  <svg:desc>'Camera-TTC-data'.E326:'Camera-TTC-data'.E343</svg:desc>
                </draw:g>
              </table:table-cell>
              <table:table-cell office:value-type="float" office:value="1.16841">
                <text:p>1.16841</text:p>
                <draw:g>
                  <svg:desc>'Camera-TTC-data'.E344:'Camera-TTC-data'.E361</svg:desc>
                </draw:g>
              </table:table-cell>
              <table:table-cell office:value-type="float" office:value="1.20935">
                <text:p>1.20935</text:p>
                <draw:g>
                  <svg:desc>'Camera-TTC-data'.E362:'Camera-TTC-data'.E379</svg:desc>
                </draw:g>
              </table:table-cell>
              <table:table-cell office:value-type="float" office:value="0.964373">
                <text:p>0.964373</text:p>
                <draw:g>
                  <svg:desc>'Camera-TTC-data'.E380:'Camera-TTC-data'.E397</svg:desc>
                </draw:g>
              </table:table-cell>
              <table:table-cell office:value-type="float" office:value="1.03134">
                <text:p>1.03134</text:p>
                <draw:g>
                  <svg:desc>'Camera-TTC-data'.E398:'Camera-TTC-data'.E4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9826">
                <text:p>0.829826</text:p>
              </table:table-cell>
              <table:table-cell office:value-type="float" office:value="0.94224">
                <text:p>0.94224</text:p>
              </table:table-cell>
              <table:table-cell office:value-type="float" office:value="0.858377">
                <text:p>0.858377</text:p>
              </table:table-cell>
              <table:table-cell office:value-type="float" office:value="0.561745">
                <text:p>0.561745</text:p>
              </table:table-cell>
              <table:table-cell office:value-type="float" office:value="0.733834">
                <text:p>0.733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319">
                <text:p>0.755319</text:p>
              </table:table-cell>
              <table:table-cell office:value-type="float" office:value="0.482488">
                <text:p>0.482488</text:p>
              </table:table-cell>
              <table:table-cell office:value-type="float" office:value="0.500804">
                <text:p>0.500804</text:p>
              </table:table-cell>
              <table:table-cell office:value-type="float" office:value="1.54747">
                <text:p>1.54747</text:p>
              </table:table-cell>
              <table:table-cell office:value-type="float" office:value="0.716771">
                <text:p>0.716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2347">
                <text:p>0.762347</text:p>
              </table:table-cell>
              <table:table-cell office:value-type="float" office:value="0.752784">
                <text:p>0.752784</text:p>
              </table:table-cell>
              <table:table-cell office:value-type="float" office:value="0.634896">
                <text:p>0.634896</text:p>
              </table:table-cell>
              <table:table-cell office:value-type="float" office:value="0.861978">
                <text:p>0.861978</text:p>
              </table:table-cell>
              <table:table-cell office:value-type="float" office:value="0.718048">
                <text:p>0.718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3468">
                <text:p>0.473468</text:p>
              </table:table-cell>
              <table:table-cell office:value-type="float" office:value="0.551534">
                <text:p>0.551534</text:p>
              </table:table-cell>
              <table:table-cell office:value-type="float" office:value="0.584574">
                <text:p>0.584574</text:p>
              </table:table-cell>
              <table:table-cell office:value-type="float" office:value="1.47215">
                <text:p>1.47215</text:p>
              </table:table-cell>
              <table:table-cell office:value-type="float" office:value="0.451485">
                <text:p>0.451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6607">
                <text:p>0.616607</text:p>
              </table:table-cell>
              <table:table-cell office:value-type="float" office:value="0.687546">
                <text:p>0.687546</text:p>
              </table:table-cell>
              <table:table-cell office:value-type="float" office:value="0.736571">
                <text:p>0.736571</text:p>
              </table:table-cell>
              <table:table-cell office:value-type="float" office:value="1.0149">
                <text:p>1.0149</text:p>
              </table:table-cell>
              <table:table-cell office:value-type="float" office:value="0.798139">
                <text:p>0.798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8302">
                <text:p>0.838302</text:p>
              </table:table-cell>
              <table:table-cell office:value-type="float" office:value="0.754526">
                <text:p>0.754526</text:p>
              </table:table-cell>
              <table:table-cell office:value-type="float" office:value="0.838703">
                <text:p>0.838703</text:p>
              </table:table-cell>
              <table:table-cell office:value-type="float" office:value="1.02087">
                <text:p>1.02087</text:p>
              </table:table-cell>
              <table:table-cell office:value-type="float" office:value="0.885253">
                <text:p>0.885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8502">
                <text:p>0.948502</text:p>
              </table:table-cell>
              <table:table-cell office:value-type="float" office:value="1.05373">
                <text:p>1.05373</text:p>
              </table:table-cell>
              <table:table-cell office:value-type="float" office:value="0.950125">
                <text:p>0.950125</text:p>
              </table:table-cell>
              <table:table-cell office:value-type="float" office:value="1.10468">
                <text:p>1.10468</text:p>
              </table:table-cell>
              <table:table-cell office:value-type="float" office:value="0.981553">
                <text:p>0.981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3963">
                <text:p>0.863963</text:p>
              </table:table-cell>
              <table:table-cell office:value-type="float" office:value="0.859176">
                <text:p>0.859176</text:p>
              </table:table-cell>
              <table:table-cell office:value-type="float" office:value="1.57689">
                <text:p>1.57689</text:p>
              </table:table-cell>
              <table:table-cell office:value-type="float" office:value="0.919918">
                <text:p>0.919918</text:p>
              </table:table-cell>
              <table:table-cell office:value-type="float" office:value="0.832674">
                <text:p>0.832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1031">
                <text:p>0.721031</text:p>
              </table:table-cell>
              <table:table-cell office:value-type="float" office:value="0.697465">
                <text:p>0.697465</text:p>
              </table:table-cell>
              <table:table-cell office:value-type="float" office:value="0.754533">
                <text:p>0.754533</text:p>
              </table:table-cell>
              <table:table-cell office:value-type="float" office:value="0.722771">
                <text:p>0.722771</text:p>
              </table:table-cell>
              <table:table-cell office:value-type="float" office:value="0.772991">
                <text:p>0.772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9585">
                <text:p>0.859585</text:p>
              </table:table-cell>
              <table:table-cell office:value-type="float" office:value="0.692508">
                <text:p>0.692508</text:p>
              </table:table-cell>
              <table:table-cell office:value-type="float" office:value="0.675336">
                <text:p>0.675336</text:p>
              </table:table-cell>
              <table:table-cell office:value-type="float" office:value="0.87241">
                <text:p>0.87241</text:p>
              </table:table-cell>
              <table:table-cell office:value-type="float" office:value="0.654021">
                <text:p>0.654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205">
                <text:p>1.01205</text:p>
              </table:table-cell>
              <table:table-cell office:value-type="float" office:value="1.20736">
                <text:p>1.20736</text:p>
              </table:table-cell>
              <table:table-cell office:value-type="float" office:value="0.907407">
                <text:p>0.907407</text:p>
              </table:table-cell>
              <table:table-cell office:value-type="float" office:value="0.845664">
                <text:p>0.845664</text:p>
              </table:table-cell>
              <table:table-cell office:value-type="float" office:value="1.12197">
                <text:p>1.12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758">
                <text:p>1.05758</text:p>
              </table:table-cell>
              <table:table-cell office:value-type="float" office:value="1.14481">
                <text:p>1.14481</text:p>
              </table:table-cell>
              <table:table-cell office:value-type="float" office:value="1.10223">
                <text:p>1.10223</text:p>
              </table:table-cell>
              <table:table-cell office:value-type="float" office:value="1.05324">
                <text:p>1.05324</text:p>
              </table:table-cell>
              <table:table-cell office:value-type="float" office:value="0.946237">
                <text:p>0.946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2765">
                <text:p>0.932765</text:p>
              </table:table-cell>
              <table:table-cell office:value-type="float" office:value="1.11966">
                <text:p>1.11966</text:p>
              </table:table-cell>
              <table:table-cell office:value-type="float" office:value="1.20245">
                <text:p>1.20245</text:p>
              </table:table-cell>
              <table:table-cell office:value-type="float" office:value="1.08271">
                <text:p>1.08271</text:p>
              </table:table-cell>
              <table:table-cell office:value-type="float" office:value="1.12399">
                <text:p>1.12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613">
                <text:p>1.10613</text:p>
              </table:table-cell>
              <table:table-cell office:value-type="float" office:value="1.00218">
                <text:p>1.00218</text:p>
              </table:table-cell>
              <table:table-cell office:value-type="float" office:value="1.05566">
                <text:p>1.05566</text:p>
              </table:table-cell>
              <table:table-cell office:value-type="float" office:value="1.30703">
                <text:p>1.30703</text:p>
              </table:table-cell>
              <table:table-cell office:value-type="float" office:value="1.17891">
                <text:p>1.17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0585">
                <text:p>0.910585</text:p>
              </table:table-cell>
              <table:table-cell office:value-type="float" office:value="1.10141">
                <text:p>1.10141</text:p>
              </table:table-cell>
              <table:table-cell office:value-type="float" office:value="1.08106">
                <text:p>1.08106</text:p>
              </table:table-cell>
              <table:table-cell office:value-type="float" office:value="1.03747">
                <text:p>1.03747</text:p>
              </table:table-cell>
              <table:table-cell office:value-type="float" office:value="1.03065">
                <text:p>1.03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0861">
                <text:p>1.50861</text:p>
              </table:table-cell>
              <table:table-cell office:value-type="float" office:value="1.66143">
                <text:p>1.66143</text:p>
              </table:table-cell>
              <table:table-cell office:value-type="float" office:value="1.29785">
                <text:p>1.29785</text:p>
              </table:table-cell>
              <table:table-cell office:value-type="float" office:value="1.33561">
                <text:p>1.33561</text:p>
              </table:table-cell>
              <table:table-cell office:value-type="float" office:value="1.68912">
                <text:p>1.68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513">
                <text:p>1.06513</text:p>
              </table:table-cell>
              <table:table-cell office:value-type="float" office:value="1.27499">
                <text:p>1.27499</text:p>
              </table:table-cell>
              <table:table-cell office:value-type="float" office:value="1.05857">
                <text:p>1.05857</text:p>
              </table:table-cell>
              <table:table-cell office:value-type="float" office:value="1.33232">
                <text:p>1.33232</text:p>
              </table:table-cell>
              <table:table-cell office:value-type="float" office:value="1.32813">
                <text:p>1.3281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91cm" svg:height="12.201cm" xlink:href=".." xlink:type="simple" chart:class="chart:line" chart:style-name="ch1">
        <chart:title svg:x="7.216cm" svg:y="0.38cm" chart:style-name="ch2">
          <text:p>Number of Distance Ratio Elements</text:p>
        </chart:title>
        <chart:subtitle svg:x="9.148cm" svg:y="1.403cm" chart:style-name="ch3">
          <text:p>kpt detector: FAST</text:p>
        </chart:subtitle>
        <chart:legend chart:legend-position="top" svg:x="5.629cm" svg:y="2.271cm" style:legend-expansion="wide" chart:style-name="ch4"/>
        <chart:plot-area chart:style-name="ch5" table:cell-range-address="'Camera-TTC-data'.C326:'Camera-TTC-data'.C326 'Camera-TTC-data'.G326:'Camera-TTC-data'.G415 'Camera-TTC-data'.C344:'Camera-TTC-data'.C344 'Camera-TTC-data'.C362:'Camera-TTC-data'.C362 'Camera-TTC-data'.C380:'Camera-TTC-data'.C380 'Camera-TTC-data'.C398:'Camera-TTC-data'.C398" chart:data-source-has-labels="row" svg:x="1.444cm" svg:y="3.113cm" svg:width="19.814cm" svg:height="7.863cm">
          <chartooo:coordinate-region svg:x="2.251cm" svg:y="3.312cm" svg:width="18.635cm" svg:height="7.017cm"/>
          <chart:axis chart:dimension="x" chart:name="primary-x" chart:style-name="ch6">
            <chart:title svg:x="10.646cm" svg:y="11.22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57cm" chart:style-name="ch9">
              <text:p>Number of Elements</text:p>
            </chart:title>
            <chart:grid chart:style-name="ch8" chart:class="major"/>
          </chart:axis>
          <chart:series chart:style-name="ch10" chart:values-cell-range-address="'Camera-TTC-data'.G326:'Camera-TTC-data'.G343" chart:label-cell-address="'Camera-TTC-data'.C326:'Camera-TTC-data'.C326" chart:class="chart:line">
            <chart:data-point chart:repeated="18"/>
          </chart:series>
          <chart:series chart:style-name="ch11" chart:values-cell-range-address="'Camera-TTC-data'.G344:'Camera-TTC-data'.G361" chart:label-cell-address="'Camera-TTC-data'.C344:'Camera-TTC-data'.C344" chart:class="chart:line">
            <chart:data-point chart:repeated="18"/>
          </chart:series>
          <chart:series chart:style-name="ch12" chart:values-cell-range-address="'Camera-TTC-data'.G362:'Camera-TTC-data'.G379" chart:label-cell-address="'Camera-TTC-data'.C362:'Camera-TTC-data'.C362" chart:class="chart:line">
            <chart:data-point chart:repeated="18"/>
          </chart:series>
          <chart:series chart:style-name="ch13" chart:values-cell-range-address="'Camera-TTC-data'.G380:'Camera-TTC-data'.G397" chart:label-cell-address="'Camera-TTC-data'.C380:'Camera-TTC-data'.C380" chart:class="chart:line">
            <chart:data-point chart:repeated="18"/>
          </chart:series>
          <chart:series chart:style-name="ch14" chart:values-cell-range-address="'Camera-TTC-data'.G398:'Camera-TTC-data'.G415" chart:label-cell-address="'Camera-TTC-data'.C398:'Camera-TTC-data'.C398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326:'Camera-TTC-data'.C326</svg:desc>
                </draw:g>
              </table:table-cell>
              <table:table-cell office:value-type="string">
                <text:p>BRIEF</text:p>
                <draw:g>
                  <svg:desc>'Camera-TTC-data'.C344:'Camera-TTC-data'.C344</svg:desc>
                </draw:g>
              </table:table-cell>
              <table:table-cell office:value-type="string">
                <text:p>ORB</text:p>
                <draw:g>
                  <svg:desc>'Camera-TTC-data'.C362:'Camera-TTC-data'.C362</svg:desc>
                </draw:g>
              </table:table-cell>
              <table:table-cell office:value-type="string">
                <text:p>FREAK</text:p>
                <draw:g>
                  <svg:desc>'Camera-TTC-data'.C380:'Camera-TTC-data'.C380</svg:desc>
                </draw:g>
              </table:table-cell>
              <table:table-cell office:value-type="string">
                <text:p>SIFT</text:p>
                <draw:g>
                  <svg:desc>'Camera-TTC-data'.C398:'Camera-TTC-data'.C3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'Camera-TTC-data'.G326:'Camera-TTC-data'.G343</svg:desc>
                </draw:g>
              </table:table-cell>
              <table:table-cell office:value-type="float" office:value="535">
                <text:p>535</text:p>
                <draw:g>
                  <svg:desc>'Camera-TTC-data'.G344:'Camera-TTC-data'.G361</svg:desc>
                </draw:g>
              </table:table-cell>
              <table:table-cell office:value-type="float" office:value="255">
                <text:p>255</text:p>
                <draw:g>
                  <svg:desc>'Camera-TTC-data'.G362:'Camera-TTC-data'.G379</svg:desc>
                </draw:g>
              </table:table-cell>
              <table:table-cell office:value-type="float" office:value="97">
                <text:p>97</text:p>
                <draw:g>
                  <svg:desc>'Camera-TTC-data'.G380:'Camera-TTC-data'.G397</svg:desc>
                </draw:g>
              </table:table-cell>
              <table:table-cell office:value-type="float" office:value="635">
                <text:p>635</text:p>
                <draw:g>
                  <svg:desc>'Camera-TTC-data'.G398:'Camera-TTC-data'.G4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666">
                <text:p>666</text:p>
              </table:table-cell>
              <table:table-cell office:value-type="float" office:value="428">
                <text:p>428</text:p>
              </table:table-cell>
              <table:table-cell office:value-type="float" office:value="143">
                <text:p>143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8">
                <text:p>388</text:p>
              </table:table-cell>
              <table:table-cell office:value-type="float" office:value="570">
                <text:p>570</text:p>
              </table:table-cell>
              <table:table-cell office:value-type="float" office:value="466">
                <text:p>466</text:p>
              </table:table-cell>
              <table:table-cell office:value-type="float" office:value="228">
                <text:p>22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431">
                <text:p>431</text:p>
              </table:table-cell>
              <table:table-cell office:value-type="float" office:value="347">
                <text:p>347</text:p>
              </table:table-cell>
              <table:table-cell office:value-type="float" office:value="121">
                <text:p>12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">
                <text:p>115</text:p>
              </table:table-cell>
              <table:table-cell office:value-type="float" office:value="430">
                <text:p>430</text:p>
              </table:table-cell>
              <table:table-cell office:value-type="float" office:value="299">
                <text:p>299</text:p>
              </table:table-cell>
              <table:table-cell office:value-type="float" office:value="57">
                <text:p>57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">
                <text:p>358</text:p>
              </table:table-cell>
              <table:table-cell office:value-type="float" office:value="497">
                <text:p>497</text:p>
              </table:table-cell>
              <table:table-cell office:value-type="float" office:value="416">
                <text:p>416</text:p>
              </table:table-cell>
              <table:table-cell office:value-type="float" office:value="179">
                <text:p>17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8">
                <text:p>348</text:p>
              </table:table-cell>
              <table:table-cell office:value-type="float" office:value="459">
                <text:p>459</text:p>
              </table:table-cell>
              <table:table-cell office:value-type="float" office:value="401">
                <text:p>401</text:p>
              </table:table-cell>
              <table:table-cell office:value-type="float" office:value="308">
                <text:p>30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">
                <text:p>328</text:p>
              </table:table-cell>
              <table:table-cell office:value-type="float" office:value="552">
                <text:p>552</text:p>
              </table:table-cell>
              <table:table-cell office:value-type="float" office:value="484">
                <text:p>484</text:p>
              </table:table-cell>
              <table:table-cell office:value-type="float" office:value="258">
                <text:p>258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5">
                <text:p>465</text:p>
              </table:table-cell>
              <table:table-cell office:value-type="float" office:value="696">
                <text:p>696</text:p>
              </table:table-cell>
              <table:table-cell office:value-type="float" office:value="583">
                <text:p>583</text:p>
              </table:table-cell>
              <table:table-cell office:value-type="float" office:value="324">
                <text:p>32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3">
                <text:p>463</text:p>
              </table:table-cell>
              <table:table-cell office:value-type="float" office:value="511">
                <text:p>511</text:p>
              </table:table-cell>
              <table:table-cell office:value-type="float" office:value="361">
                <text:p>361</text:p>
              </table:table-cell>
              <table:table-cell office:value-type="float" office:value="245">
                <text:p>24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6">
                <text:p>286</text:p>
              </table:table-cell>
              <table:table-cell office:value-type="float" office:value="544">
                <text:p>544</text:p>
              </table:table-cell>
              <table:table-cell office:value-type="float" office:value="486">
                <text:p>486</text:p>
              </table:table-cell>
              <table:table-cell office:value-type="float" office:value="170">
                <text:p>17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4">
                <text:p>794</text:p>
              </table:table-cell>
              <table:table-cell office:value-type="float" office:value="729">
                <text:p>729</text:p>
              </table:table-cell>
              <table:table-cell office:value-type="float" office:value="584">
                <text:p>584</text:p>
              </table:table-cell>
              <table:table-cell office:value-type="float" office:value="354">
                <text:p>35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">
                <text:p>710</text:p>
              </table:table-cell>
              <table:table-cell office:value-type="float" office:value="933">
                <text:p>933</text:p>
              </table:table-cell>
              <table:table-cell office:value-type="float" office:value="880">
                <text:p>880</text:p>
              </table:table-cell>
              <table:table-cell office:value-type="float" office:value="394">
                <text:p>39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4">
                <text:p>654</text:p>
              </table:table-cell>
              <table:table-cell office:value-type="float" office:value="768">
                <text:p>768</text:p>
              </table:table-cell>
              <table:table-cell office:value-type="float" office:value="830">
                <text:p>830</text:p>
              </table:table-cell>
              <table:table-cell office:value-type="float" office:value="224">
                <text:p>224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7">
                <text:p>617</text:p>
              </table:table-cell>
              <table:table-cell office:value-type="float" office:value="905">
                <text:p>905</text:p>
              </table:table-cell>
              <table:table-cell office:value-type="float" office:value="686">
                <text:p>686</text:p>
              </table:table-cell>
              <table:table-cell office:value-type="float" office:value="184">
                <text:p>18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2">
                <text:p>592</text:p>
              </table:table-cell>
              <table:table-cell office:value-type="float" office:value="995">
                <text:p>995</text:p>
              </table:table-cell>
              <table:table-cell office:value-type="float" office:value="667">
                <text:p>667</text:p>
              </table:table-cell>
              <table:table-cell office:value-type="float" office:value="264">
                <text:p>264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1">
                <text:p>361</text:p>
              </table:table-cell>
              <table:table-cell office:value-type="float" office:value="707">
                <text:p>707</text:p>
              </table:table-cell>
              <table:table-cell office:value-type="float" office:value="574">
                <text:p>574</text:p>
              </table:table-cell>
              <table:table-cell office:value-type="float" office:value="178">
                <text:p>17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1">
                <text:p>611</text:p>
              </table:table-cell>
              <table:table-cell office:value-type="float" office:value="765">
                <text:p>765</text:p>
              </table:table-cell>
              <table:table-cell office:value-type="float" office:value="539">
                <text:p>539</text:p>
              </table:table-cell>
              <table:table-cell office:value-type="float" office:value="121">
                <text:p>121</text:p>
              </table:table-cell>
              <table:table-cell office:value-type="float" office:value="1383">
                <text:p>138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4cm" svg:height="12.285cm" xlink:href=".." xlink:type="simple" chart:class="chart:line" chart:style-name="ch1">
        <chart:title svg:x="8.535cm" svg:y="0.381cm" chart:style-name="ch2">
          <text:p>Mean Distance Change</text:p>
        </chart:title>
        <chart:subtitle svg:x="9.13cm" svg:y="1.405cm" chart:style-name="ch3">
          <text:p>kpt detector: BRISK</text:p>
        </chart:subtitle>
        <chart:legend chart:legend-position="top" svg:x="5.704cm" svg:y="2.273cm" style:legend-expansion="wide" chart:style-name="ch4"/>
        <chart:plot-area chart:style-name="ch5" table:cell-range-address="'Camera-TTC-data'.C434:'Camera-TTC-data'.C434 'Camera-TTC-data'.E434:'Camera-TTC-data'.E523 'Camera-TTC-data'.C452:'Camera-TTC-data'.C452 'Camera-TTC-data'.C470:'Camera-TTC-data'.C470 'Camera-TTC-data'.C488:'Camera-TTC-data'.C488 'Camera-TTC-data'.C506:'Camera-TTC-data'.C506" chart:data-source-has-labels="row" svg:x="1.447cm" svg:y="3.116cm" svg:width="19.957cm" svg:height="7.943cm">
          <chartooo:coordinate-region svg:x="2.174cm" svg:y="3.315cm" svg:width="19.043cm" svg:height="7.097cm"/>
          <chart:axis chart:dimension="x" chart:name="primary-x" chart:style-name="ch6">
            <chart:title svg:x="10.72cm" svg:y="11.304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216cm" chart:style-name="ch9">
              <text:p>Delta-Distance</text:p>
            </chart:title>
            <chart:grid chart:style-name="ch8" chart:class="major"/>
          </chart:axis>
          <chart:series chart:style-name="ch10" chart:values-cell-range-address="'Camera-TTC-data'.E434:'Camera-TTC-data'.E451" chart:label-cell-address="'Camera-TTC-data'.C434:'Camera-TTC-data'.C434" chart:class="chart:line">
            <chart:data-point chart:repeated="18"/>
          </chart:series>
          <chart:series chart:style-name="ch11" chart:values-cell-range-address="'Camera-TTC-data'.E452:'Camera-TTC-data'.E469" chart:label-cell-address="'Camera-TTC-data'.C452:'Camera-TTC-data'.C452" chart:class="chart:line">
            <chart:data-point chart:repeated="18"/>
          </chart:series>
          <chart:series chart:style-name="ch12" chart:values-cell-range-address="'Camera-TTC-data'.E470:'Camera-TTC-data'.E487" chart:label-cell-address="'Camera-TTC-data'.C470:'Camera-TTC-data'.C470" chart:class="chart:line">
            <chart:data-point chart:repeated="18"/>
          </chart:series>
          <chart:series chart:style-name="ch13" chart:values-cell-range-address="'Camera-TTC-data'.E488:'Camera-TTC-data'.E505" chart:label-cell-address="'Camera-TTC-data'.C488:'Camera-TTC-data'.C488" chart:class="chart:line">
            <chart:data-point chart:repeated="18"/>
          </chart:series>
          <chart:series chart:style-name="ch14" chart:values-cell-range-address="'Camera-TTC-data'.E506:'Camera-TTC-data'.E523" chart:label-cell-address="'Camera-TTC-data'.C506:'Camera-TTC-data'.C506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434:'Camera-TTC-data'.C434</svg:desc>
                </draw:g>
              </table:table-cell>
              <table:table-cell office:value-type="string">
                <text:p>BRIEF</text:p>
                <draw:g>
                  <svg:desc>'Camera-TTC-data'.C452:'Camera-TTC-data'.C452</svg:desc>
                </draw:g>
              </table:table-cell>
              <table:table-cell office:value-type="string">
                <text:p>ORB</text:p>
                <draw:g>
                  <svg:desc>'Camera-TTC-data'.C470:'Camera-TTC-data'.C470</svg:desc>
                </draw:g>
              </table:table-cell>
              <table:table-cell office:value-type="string">
                <text:p>FREAK</text:p>
                <draw:g>
                  <svg:desc>'Camera-TTC-data'.C488:'Camera-TTC-data'.C488</svg:desc>
                </draw:g>
              </table:table-cell>
              <table:table-cell office:value-type="string">
                <text:p>SIFT</text:p>
                <draw:g>
                  <svg:desc>'Camera-TTC-data'.C506:'Camera-TTC-data'.C5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3265">
                <text:p>0.983265</text:p>
                <draw:g>
                  <svg:desc>'Camera-TTC-data'.E434:'Camera-TTC-data'.E451</svg:desc>
                </draw:g>
              </table:table-cell>
              <table:table-cell office:value-type="float" office:value="0.803513">
                <text:p>0.803513</text:p>
                <draw:g>
                  <svg:desc>'Camera-TTC-data'.E452:'Camera-TTC-data'.E469</svg:desc>
                </draw:g>
              </table:table-cell>
              <table:table-cell office:value-type="float" office:value="0.986558">
                <text:p>0.986558</text:p>
                <draw:g>
                  <svg:desc>'Camera-TTC-data'.E470:'Camera-TTC-data'.E487</svg:desc>
                </draw:g>
              </table:table-cell>
              <table:table-cell office:value-type="float" office:value="0.846543">
                <text:p>0.846543</text:p>
                <draw:g>
                  <svg:desc>'Camera-TTC-data'.E488:'Camera-TTC-data'.E505</svg:desc>
                </draw:g>
              </table:table-cell>
              <table:table-cell office:value-type="float" office:value="0.858464">
                <text:p>0.858464</text:p>
                <draw:g>
                  <svg:desc>'Camera-TTC-data'.E506:'Camera-TTC-data'.E5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3115">
                <text:p>0.573115</text:p>
              </table:table-cell>
              <table:table-cell office:value-type="float" office:value="1.03069">
                <text:p>1.03069</text:p>
              </table:table-cell>
              <table:table-cell office:value-type="float" office:value="0.536975">
                <text:p>0.536975</text:p>
              </table:table-cell>
              <table:table-cell office:value-type="float" office:value="0.569182">
                <text:p>0.569182</text:p>
              </table:table-cell>
              <table:table-cell office:value-type="float" office:value="0.807406">
                <text:p>0.807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8826">
                <text:p>0.748826</text:p>
              </table:table-cell>
              <table:table-cell office:value-type="float" office:value="0.810579">
                <text:p>0.810579</text:p>
              </table:table-cell>
              <table:table-cell office:value-type="float" office:value="0.718022">
                <text:p>0.718022</text:p>
              </table:table-cell>
              <table:table-cell office:value-type="float" office:value="0.90833">
                <text:p>0.90833</text:p>
              </table:table-cell>
              <table:table-cell office:value-type="float" office:value="0.729327">
                <text:p>0.729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9714">
                <text:p>0.769714</text:p>
              </table:table-cell>
              <table:table-cell office:value-type="float" office:value="0.851408">
                <text:p>0.851408</text:p>
              </table:table-cell>
              <table:table-cell office:value-type="float" office:value="0.755281">
                <text:p>0.755281</text:p>
              </table:table-cell>
              <table:table-cell office:value-type="float" office:value="0.740613">
                <text:p>0.740613</text:p>
              </table:table-cell>
              <table:table-cell office:value-type="float" office:value="0.678224">
                <text:p>0.678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047">
                <text:p>0.470047</text:p>
              </table:table-cell>
              <table:table-cell office:value-type="float" office:value="0.92774">
                <text:p>0.92774</text:p>
              </table:table-cell>
              <table:table-cell office:value-type="float" office:value="0.652301">
                <text:p>0.652301</text:p>
              </table:table-cell>
              <table:table-cell office:value-type="float" office:value="0.277594">
                <text:p>0.277594</text:p>
              </table:table-cell>
              <table:table-cell office:value-type="float" office:value="0.256134">
                <text:p>0.256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1935">
                <text:p>0.781935</text:p>
              </table:table-cell>
              <table:table-cell office:value-type="float" office:value="0.869644">
                <text:p>0.869644</text:p>
              </table:table-cell>
              <table:table-cell office:value-type="float" office:value="0.543312">
                <text:p>0.543312</text:p>
              </table:table-cell>
              <table:table-cell office:value-type="float" office:value="0.864138">
                <text:p>0.864138</text:p>
              </table:table-cell>
              <table:table-cell office:value-type="float" office:value="1.14363">
                <text:p>1.14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1413">
                <text:p>0.781413</text:p>
              </table:table-cell>
              <table:table-cell office:value-type="float" office:value="0.922902">
                <text:p>0.922902</text:p>
              </table:table-cell>
              <table:table-cell office:value-type="float" office:value="0.948339">
                <text:p>0.948339</text:p>
              </table:table-cell>
              <table:table-cell office:value-type="float" office:value="0.644083">
                <text:p>0.644083</text:p>
              </table:table-cell>
              <table:table-cell office:value-type="float" office:value="0.831832">
                <text:p>0.831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4579">
                <text:p>0.644579</text:p>
              </table:table-cell>
              <table:table-cell office:value-type="float" office:value="0.662991">
                <text:p>0.662991</text:p>
              </table:table-cell>
              <table:table-cell office:value-type="float" office:value="0.720254">
                <text:p>0.720254</text:p>
              </table:table-cell>
              <table:table-cell office:value-type="float" office:value="0.737749">
                <text:p>0.737749</text:p>
              </table:table-cell>
              <table:table-cell office:value-type="float" office:value="0.880417">
                <text:p>0.880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8531">
                <text:p>0.758531</text:p>
              </table:table-cell>
              <table:table-cell office:value-type="float" office:value="0.691732">
                <text:p>0.691732</text:p>
              </table:table-cell>
              <table:table-cell office:value-type="float" office:value="0.698988">
                <text:p>0.698988</text:p>
              </table:table-cell>
              <table:table-cell office:value-type="float" office:value="0.807808">
                <text:p>0.807808</text:p>
              </table:table-cell>
              <table:table-cell office:value-type="float" office:value="0.932379">
                <text:p>0.932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246">
                <text:p>0.95246</text:p>
              </table:table-cell>
              <table:table-cell office:value-type="float" office:value="1.28481">
                <text:p>1.28481</text:p>
              </table:table-cell>
              <table:table-cell office:value-type="float" office:value="1.11036">
                <text:p>1.11036</text:p>
              </table:table-cell>
              <table:table-cell office:value-type="float" office:value="1.01321">
                <text:p>1.01321</text:p>
              </table:table-cell>
              <table:table-cell office:value-type="float" office:value="0.859554">
                <text:p>0.859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634">
                <text:p>1.03634</text:p>
              </table:table-cell>
              <table:table-cell office:value-type="float" office:value="0.927871">
                <text:p>0.927871</text:p>
              </table:table-cell>
              <table:table-cell office:value-type="float" office:value="1.09791">
                <text:p>1.09791</text:p>
              </table:table-cell>
              <table:table-cell office:value-type="float" office:value="0.974028">
                <text:p>0.974028</text:p>
              </table:table-cell>
              <table:table-cell office:value-type="float" office:value="0.600295">
                <text:p>0.600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574">
                <text:p>1.00574</text:p>
              </table:table-cell>
              <table:table-cell office:value-type="float" office:value="1.01989">
                <text:p>1.01989</text:p>
              </table:table-cell>
              <table:table-cell office:value-type="float" office:value="0.838675">
                <text:p>0.838675</text:p>
              </table:table-cell>
              <table:table-cell office:value-type="float" office:value="1.01098">
                <text:p>1.01098</text:p>
              </table:table-cell>
              <table:table-cell office:value-type="float" office:value="1.14785">
                <text:p>1.14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1442">
                <text:p>0.961442</text:p>
              </table:table-cell>
              <table:table-cell office:value-type="float" office:value="0.78587">
                <text:p>0.78587</text:p>
              </table:table-cell>
              <table:table-cell office:value-type="float" office:value="0.900615">
                <text:p>0.900615</text:p>
              </table:table-cell>
              <table:table-cell office:value-type="float" office:value="0.947932">
                <text:p>0.947932</text:p>
              </table:table-cell>
              <table:table-cell office:value-type="float" office:value="0.81937">
                <text:p>0.81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276">
                <text:p>1.03276</text:p>
              </table:table-cell>
              <table:table-cell office:value-type="float" office:value="1.01928">
                <text:p>1.01928</text:p>
              </table:table-cell>
              <table:table-cell office:value-type="float" office:value="1.0294">
                <text:p>1.0294</text:p>
              </table:table-cell>
              <table:table-cell office:value-type="float" office:value="0.880591">
                <text:p>0.880591</text:p>
              </table:table-cell>
              <table:table-cell office:value-type="float" office:value="1.19952">
                <text:p>1.19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8653">
                <text:p>0.918653</text:p>
              </table:table-cell>
              <table:table-cell office:value-type="float" office:value="1.03012">
                <text:p>1.03012</text:p>
              </table:table-cell>
              <table:table-cell office:value-type="float" office:value="1.04234">
                <text:p>1.04234</text:p>
              </table:table-cell>
              <table:table-cell office:value-type="float" office:value="0.927296">
                <text:p>0.927296</text:p>
              </table:table-cell>
              <table:table-cell office:value-type="float" office:value="0.78922">
                <text:p>0.78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7412">
                <text:p>1.07412</text:p>
              </table:table-cell>
              <table:table-cell office:value-type="float" office:value="1.23334">
                <text:p>1.23334</text:p>
              </table:table-cell>
              <table:table-cell office:value-type="float" office:value="1.00867">
                <text:p>1.00867</text:p>
              </table:table-cell>
              <table:table-cell office:value-type="float" office:value="1.15278">
                <text:p>1.15278</text:p>
              </table:table-cell>
              <table:table-cell office:value-type="float" office:value="0.924766">
                <text:p>0.92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4493">
                <text:p>1.24493</text:p>
              </table:table-cell>
              <table:table-cell office:value-type="float" office:value="1.31786">
                <text:p>1.31786</text:p>
              </table:table-cell>
              <table:table-cell office:value-type="float" office:value="1.52346">
                <text:p>1.52346</text:p>
              </table:table-cell>
              <table:table-cell office:value-type="float" office:value="1.30729">
                <text:p>1.30729</text:p>
              </table:table-cell>
              <table:table-cell office:value-type="float" office:value="1.42191">
                <text:p>1.42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793">
                <text:p>1.04793</text:p>
              </table:table-cell>
              <table:table-cell office:value-type="float" office:value="1.16181">
                <text:p>1.16181</text:p>
              </table:table-cell>
              <table:table-cell office:value-type="float" office:value="0.983337">
                <text:p>0.983337</text:p>
              </table:table-cell>
              <table:table-cell office:value-type="float" office:value="1.22132">
                <text:p>1.22132</text:p>
              </table:table-cell>
              <table:table-cell office:value-type="float" office:value="1.21824">
                <text:p>1.2182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4cm" svg:height="12.285cm" xlink:href=".." xlink:type="simple" chart:class="chart:line" chart:style-name="ch1">
        <chart:title svg:x="7.291cm" svg:y="0.381cm" chart:style-name="ch2">
          <text:p>Number of Distance Ratio Elements</text:p>
        </chart:title>
        <chart:subtitle svg:x="9.13cm" svg:y="1.405cm" chart:style-name="ch3">
          <text:p>kpt detector: BRISK</text:p>
        </chart:subtitle>
        <chart:legend chart:legend-position="top" svg:x="5.704cm" svg:y="2.273cm" style:legend-expansion="wide" chart:style-name="ch4"/>
        <chart:plot-area chart:style-name="ch5" table:cell-range-address="'Camera-TTC-data'.C434:'Camera-TTC-data'.C434 'Camera-TTC-data'.G434:'Camera-TTC-data'.G523 'Camera-TTC-data'.C452:'Camera-TTC-data'.C452 'Camera-TTC-data'.C470:'Camera-TTC-data'.C470 'Camera-TTC-data'.C488:'Camera-TTC-data'.C488 'Camera-TTC-data'.C506:'Camera-TTC-data'.C506" chart:data-source-has-labels="row" svg:x="1.447cm" svg:y="3.116cm" svg:width="19.957cm" svg:height="7.943cm">
          <chartooo:coordinate-region svg:x="2.439cm" svg:y="3.315cm" svg:width="18.778cm" svg:height="7.097cm"/>
          <chart:axis chart:dimension="x" chart:name="primary-x" chart:style-name="ch6">
            <chart:title svg:x="10.72cm" svg:y="11.304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613cm" chart:style-name="ch9">
              <text:p>Number of Elements</text:p>
            </chart:title>
            <chart:grid chart:style-name="ch8" chart:class="major"/>
          </chart:axis>
          <chart:series chart:style-name="ch10" chart:values-cell-range-address="'Camera-TTC-data'.G434:'Camera-TTC-data'.G451" chart:label-cell-address="'Camera-TTC-data'.C434:'Camera-TTC-data'.C434" chart:class="chart:line">
            <chart:data-point chart:repeated="18"/>
          </chart:series>
          <chart:series chart:style-name="ch11" chart:values-cell-range-address="'Camera-TTC-data'.G452:'Camera-TTC-data'.G469" chart:label-cell-address="'Camera-TTC-data'.C452:'Camera-TTC-data'.C452" chart:class="chart:line">
            <chart:data-point chart:repeated="18"/>
          </chart:series>
          <chart:series chart:style-name="ch12" chart:values-cell-range-address="'Camera-TTC-data'.G470:'Camera-TTC-data'.G487" chart:label-cell-address="'Camera-TTC-data'.C470:'Camera-TTC-data'.C470" chart:class="chart:line">
            <chart:data-point chart:repeated="18"/>
          </chart:series>
          <chart:series chart:style-name="ch13" chart:values-cell-range-address="'Camera-TTC-data'.G488:'Camera-TTC-data'.G505" chart:label-cell-address="'Camera-TTC-data'.C488:'Camera-TTC-data'.C488" chart:class="chart:line">
            <chart:data-point chart:repeated="18"/>
          </chart:series>
          <chart:series chart:style-name="ch14" chart:values-cell-range-address="'Camera-TTC-data'.G506:'Camera-TTC-data'.G523" chart:label-cell-address="'Camera-TTC-data'.C506:'Camera-TTC-data'.C506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434:'Camera-TTC-data'.C434</svg:desc>
                </draw:g>
              </table:table-cell>
              <table:table-cell office:value-type="string">
                <text:p>BRIEF</text:p>
                <draw:g>
                  <svg:desc>'Camera-TTC-data'.C452:'Camera-TTC-data'.C452</svg:desc>
                </draw:g>
              </table:table-cell>
              <table:table-cell office:value-type="string">
                <text:p>ORB</text:p>
                <draw:g>
                  <svg:desc>'Camera-TTC-data'.C470:'Camera-TTC-data'.C470</svg:desc>
                </draw:g>
              </table:table-cell>
              <table:table-cell office:value-type="string">
                <text:p>FREAK</text:p>
                <draw:g>
                  <svg:desc>'Camera-TTC-data'.C488:'Camera-TTC-data'.C488</svg:desc>
                </draw:g>
              </table:table-cell>
              <table:table-cell office:value-type="string">
                <text:p>SIFT</text:p>
                <draw:g>
                  <svg:desc>'Camera-TTC-data'.C506:'Camera-TTC-data'.C5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9">
                <text:p>789</text:p>
                <draw:g>
                  <svg:desc>'Camera-TTC-data'.G434:'Camera-TTC-data'.G451</svg:desc>
                </draw:g>
              </table:table-cell>
              <table:table-cell office:value-type="float" office:value="874">
                <text:p>874</text:p>
                <draw:g>
                  <svg:desc>'Camera-TTC-data'.G452:'Camera-TTC-data'.G469</svg:desc>
                </draw:g>
              </table:table-cell>
              <table:table-cell office:value-type="float" office:value="303">
                <text:p>303</text:p>
                <draw:g>
                  <svg:desc>'Camera-TTC-data'.G470:'Camera-TTC-data'.G487</svg:desc>
                </draw:g>
              </table:table-cell>
              <table:table-cell office:value-type="float" office:value="487">
                <text:p>487</text:p>
                <draw:g>
                  <svg:desc>'Camera-TTC-data'.G488:'Camera-TTC-data'.G505</svg:desc>
                </draw:g>
              </table:table-cell>
              <table:table-cell office:value-type="float" office:value="1477">
                <text:p>1477</text:p>
                <draw:g>
                  <svg:desc>'Camera-TTC-data'.G506:'Camera-TTC-data'.G5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9">
                <text:p>1129</text:p>
              </table:table-cell>
              <table:table-cell office:value-type="float" office:value="906">
                <text:p>906</text:p>
              </table:table-cell>
              <table:table-cell office:value-type="float" office:value="326">
                <text:p>326</text:p>
              </table:table-cell>
              <table:table-cell office:value-type="float" office:value="810">
                <text:p>810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4">
                <text:p>1334</text:p>
              </table:table-cell>
              <table:table-cell office:value-type="float" office:value="1496">
                <text:p>1496</text:p>
              </table:table-cell>
              <table:table-cell office:value-type="float" office:value="473">
                <text:p>473</text:p>
              </table:table-cell>
              <table:table-cell office:value-type="float" office:value="991">
                <text:p>991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9">
                <text:p>929</text:p>
              </table:table-cell>
              <table:table-cell office:value-type="float" office:value="1146">
                <text:p>1146</text:p>
              </table:table-cell>
              <table:table-cell office:value-type="float" office:value="413">
                <text:p>413</text:p>
              </table:table-cell>
              <table:table-cell office:value-type="float" office:value="523">
                <text:p>52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4">
                <text:p>754</text:p>
              </table:table-cell>
              <table:table-cell office:value-type="float" office:value="785">
                <text:p>785</text:p>
              </table:table-cell>
              <table:table-cell office:value-type="float" office:value="242">
                <text:p>242</text:p>
              </table:table-cell>
              <table:table-cell office:value-type="float" office:value="393">
                <text:p>393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2">
                <text:p>822</text:p>
              </table:table-cell>
              <table:table-cell office:value-type="float" office:value="1165">
                <text:p>1165</text:p>
              </table:table-cell>
              <table:table-cell office:value-type="float" office:value="384">
                <text:p>384</text:p>
              </table:table-cell>
              <table:table-cell office:value-type="float" office:value="525">
                <text:p>52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8">
                <text:p>1318</text:p>
              </table:table-cell>
              <table:table-cell office:value-type="float" office:value="1442">
                <text:p>1442</text:p>
              </table:table-cell>
              <table:table-cell office:value-type="float" office:value="461">
                <text:p>461</text:p>
              </table:table-cell>
              <table:table-cell office:value-type="float" office:value="769">
                <text:p>76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7">
                <text:p>997</text:p>
              </table:table-cell>
              <table:table-cell office:value-type="float" office:value="1022">
                <text:p>1022</text:p>
              </table:table-cell>
              <table:table-cell office:value-type="float" office:value="423">
                <text:p>423</text:p>
              </table:table-cell>
              <table:table-cell office:value-type="float" office:value="575">
                <text:p>57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4">
                <text:p>1234</text:p>
              </table:table-cell>
              <table:table-cell office:value-type="float" office:value="1298">
                <text:p>1298</text:p>
              </table:table-cell>
              <table:table-cell office:value-type="float" office:value="333">
                <text:p>333</text:p>
              </table:table-cell>
              <table:table-cell office:value-type="float" office:value="643">
                <text:p>64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4">
                <text:p>1124</text:p>
              </table:table-cell>
              <table:table-cell office:value-type="float" office:value="1157">
                <text:p>1157</text:p>
              </table:table-cell>
              <table:table-cell office:value-type="float" office:value="412">
                <text:p>412</text:p>
              </table:table-cell>
              <table:table-cell office:value-type="float" office:value="705">
                <text:p>705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1">
                <text:p>1221</text:p>
              </table:table-cell>
              <table:table-cell office:value-type="float" office:value="544">
                <text:p>544</text:p>
              </table:table-cell>
              <table:table-cell office:value-type="float" office:value="557">
                <text:p>557</text:p>
              </table:table-cell>
              <table:table-cell office:value-type="float" office:value="657">
                <text:p>657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7">
                <text:p>1957</text:p>
              </table:table-cell>
              <table:table-cell office:value-type="float" office:value="1684">
                <text:p>1684</text:p>
              </table:table-cell>
              <table:table-cell office:value-type="float" office:value="757">
                <text:p>757</text:p>
              </table:table-cell>
              <table:table-cell office:value-type="float" office:value="1218">
                <text:p>1218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64">
                <text:p>1664</text:p>
              </table:table-cell>
              <table:table-cell office:value-type="float" office:value="1188">
                <text:p>1188</text:p>
              </table:table-cell>
              <table:table-cell office:value-type="float" office:value="482">
                <text:p>482</text:p>
              </table:table-cell>
              <table:table-cell office:value-type="float" office:value="997">
                <text:p>997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2">
                <text:p>1672</text:p>
              </table:table-cell>
              <table:table-cell office:value-type="float" office:value="1554">
                <text:p>1554</text:p>
              </table:table-cell>
              <table:table-cell office:value-type="float" office:value="998">
                <text:p>998</text:p>
              </table:table-cell>
              <table:table-cell office:value-type="float" office:value="802">
                <text:p>802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1783">
                <text:p>1783</text:p>
              </table:table-cell>
              <table:table-cell office:value-type="float" office:value="887">
                <text:p>887</text:p>
              </table:table-cell>
              <table:table-cell office:value-type="float" office:value="787">
                <text:p>787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9">
                <text:p>1369</text:p>
              </table:table-cell>
              <table:table-cell office:value-type="float" office:value="2007">
                <text:p>2007</text:p>
              </table:table-cell>
              <table:table-cell office:value-type="float" office:value="687">
                <text:p>687</text:p>
              </table:table-cell>
              <table:table-cell office:value-type="float" office:value="713">
                <text:p>71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5">
                <text:p>1755</text:p>
              </table:table-cell>
              <table:table-cell office:value-type="float" office:value="1659">
                <text:p>1659</text:p>
              </table:table-cell>
              <table:table-cell office:value-type="float" office:value="322">
                <text:p>322</text:p>
              </table:table-cell>
              <table:table-cell office:value-type="float" office:value="786">
                <text:p>786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15">
                <text:p>2515</text:p>
              </table:table-cell>
              <table:table-cell office:value-type="float" office:value="1935">
                <text:p>1935</text:p>
              </table:table-cell>
              <table:table-cell office:value-type="float" office:value="724">
                <text:p>724</text:p>
              </table:table-cell>
              <table:table-cell office:value-type="float" office:value="1361">
                <text:p>1361</text:p>
              </table:table-cell>
              <table:table-cell office:value-type="float" office:value="3826">
                <text:p>382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96cm" svg:height="12.091cm" xlink:href=".." xlink:type="simple" chart:class="chart:line" chart:style-name="ch1">
        <chart:title svg:x="8.363cm" svg:y="0.377cm" chart:style-name="ch2">
          <text:p>Mean Distance Change</text:p>
        </chart:title>
        <chart:subtitle svg:x="9.117cm" svg:y="1.397cm" chart:style-name="ch3">
          <text:p>kpt detector: ORB</text:p>
        </chart:subtitle>
        <chart:legend chart:legend-position="top" svg:x="5.532cm" svg:y="2.265cm" style:legend-expansion="wide" chart:style-name="ch4"/>
        <chart:plot-area chart:style-name="ch5" table:cell-range-address="'Camera-TTC-data'.C542:'Camera-TTC-data'.C542 'Camera-TTC-data'.E542:'Camera-TTC-data'.E631 'Camera-TTC-data'.C560:'Camera-TTC-data'.C560 'Camera-TTC-data'.C578:'Camera-TTC-data'.C578 'Camera-TTC-data'.C596:'Camera-TTC-data'.C596 'Camera-TTC-data'.C614:'Camera-TTC-data'.C614" chart:data-source-has-labels="row" svg:x="1.44cm" svg:y="3.104cm" svg:width="19.627cm" svg:height="7.765cm">
          <chartooo:coordinate-region svg:x="2.273cm" svg:y="3.303cm" svg:width="18.607cm" svg:height="7.367cm"/>
          <chart:axis chart:dimension="x" chart:name="primary-x" chart:style-name="ch6">
            <chart:title svg:x="10.548cm" svg:y="11.11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115cm" chart:style-name="ch9">
              <text:p>Delta-Distance</text:p>
            </chart:title>
            <chart:grid chart:style-name="ch8" chart:class="major"/>
          </chart:axis>
          <chart:series chart:style-name="ch10" chart:values-cell-range-address="'Camera-TTC-data'.E542:'Camera-TTC-data'.E559" chart:label-cell-address="'Camera-TTC-data'.C542:'Camera-TTC-data'.C542" chart:class="chart:line">
            <chart:data-point chart:repeated="18"/>
          </chart:series>
          <chart:series chart:style-name="ch11" chart:values-cell-range-address="'Camera-TTC-data'.E560:'Camera-TTC-data'.E577" chart:label-cell-address="'Camera-TTC-data'.C560:'Camera-TTC-data'.C560" chart:class="chart:line">
            <chart:data-point chart:repeated="18"/>
          </chart:series>
          <chart:series chart:style-name="ch12" chart:values-cell-range-address="'Camera-TTC-data'.E578:'Camera-TTC-data'.E595" chart:label-cell-address="'Camera-TTC-data'.C578:'Camera-TTC-data'.C578" chart:class="chart:line">
            <chart:data-point chart:repeated="18"/>
          </chart:series>
          <chart:series chart:style-name="ch13" chart:values-cell-range-address="'Camera-TTC-data'.E596:'Camera-TTC-data'.E613" chart:label-cell-address="'Camera-TTC-data'.C596:'Camera-TTC-data'.C596" chart:class="chart:line">
            <chart:data-point chart:repeated="18"/>
          </chart:series>
          <chart:series chart:style-name="ch14" chart:values-cell-range-address="'Camera-TTC-data'.E614:'Camera-TTC-data'.E631" chart:label-cell-address="'Camera-TTC-data'.C614:'Camera-TTC-data'.C614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542:'Camera-TTC-data'.C542</svg:desc>
                </draw:g>
              </table:table-cell>
              <table:table-cell office:value-type="string">
                <text:p>BRIEF</text:p>
                <draw:g>
                  <svg:desc>'Camera-TTC-data'.C560:'Camera-TTC-data'.C560</svg:desc>
                </draw:g>
              </table:table-cell>
              <table:table-cell office:value-type="string">
                <text:p>ORB</text:p>
                <draw:g>
                  <svg:desc>'Camera-TTC-data'.C578:'Camera-TTC-data'.C578</svg:desc>
                </draw:g>
              </table:table-cell>
              <table:table-cell office:value-type="string">
                <text:p>FREAK</text:p>
                <draw:g>
                  <svg:desc>'Camera-TTC-data'.C596:'Camera-TTC-data'.C596</svg:desc>
                </draw:g>
              </table:table-cell>
              <table:table-cell office:value-type="string">
                <text:p>SIFT</text:p>
                <draw:g>
                  <svg:desc>'Camera-TTC-data'.C614:'Camera-TTC-data'.C6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682">
                <text:p>0.543682</text:p>
                <draw:g>
                  <svg:desc>'Camera-TTC-data'.E542:'Camera-TTC-data'.E559</svg:desc>
                </draw:g>
              </table:table-cell>
              <table:table-cell office:value-type="float" office:value="1.02708">
                <text:p>1.02708</text:p>
                <draw:g>
                  <svg:desc>'Camera-TTC-data'.E560:'Camera-TTC-data'.E577</svg:desc>
                </draw:g>
              </table:table-cell>
              <table:table-cell office:value-type="float" office:value="0.90082">
                <text:p>0.90082</text:p>
                <draw:g>
                  <svg:desc>'Camera-TTC-data'.E578:'Camera-TTC-data'.E595</svg:desc>
                </draw:g>
              </table:table-cell>
              <table:table-cell office:value-type="float" office:value="1.0382">
                <text:p>1.0382</text:p>
                <draw:g>
                  <svg:desc>'Camera-TTC-data'.E596:'Camera-TTC-data'.E613</svg:desc>
                </draw:g>
              </table:table-cell>
              <table:table-cell office:value-type="float" office:value="0.691657">
                <text:p>0.691657</text:p>
                <draw:g>
                  <svg:desc>'Camera-TTC-data'.E614:'Camera-TTC-data'.E6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5969">
                <text:p>0.595969</text:p>
              </table:table-cell>
              <table:table-cell office:value-type="float" office:value="0.801744">
                <text:p>0.801744</text:p>
              </table:table-cell>
              <table:table-cell office:value-type="float" office:value="0.503291">
                <text:p>0.503291</text:p>
              </table:table-cell>
              <table:table-cell office:value-type="float" office:value="0.722324">
                <text:p>0.722324</text:p>
              </table:table-cell>
              <table:table-cell office:value-type="float" office:value="1.2185">
                <text:p>1.2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9605">
                <text:p>0.949605</text:p>
              </table:table-cell>
              <table:table-cell office:value-type="float" office:value="0.571121">
                <text:p>0.571121</text:p>
              </table:table-cell>
              <table:table-cell office:value-type="float" office:value="0.592178">
                <text:p>0.592178</text:p>
              </table:table-cell>
              <table:table-cell office:value-type="float" office:value="0.821263">
                <text:p>0.821263</text:p>
              </table:table-cell>
              <table:table-cell office:value-type="float" office:value="1.14447">
                <text:p>1.14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7906">
                <text:p>0.577906</text:p>
              </table:table-cell>
              <table:table-cell office:value-type="float" office:value="0.638251">
                <text:p>0.638251</text:p>
              </table:table-cell>
              <table:table-cell office:value-type="float" office:value="0.38432">
                <text:p>0.38432</text:p>
              </table:table-cell>
              <table:table-cell office:value-type="float" office:value="0.904972">
                <text:p>0.904972</text:p>
              </table:table-cell>
              <table:table-cell office:value-type="float" office:value="-0.0902153">
                <text:p>-0.0902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5365">
                <text:p>0.155365</text:p>
              </table:table-cell>
              <table:table-cell office:value-type="float" office:value="0.438147">
                <text:p>0.438147</text:p>
              </table:table-cell>
              <table:table-cell office:value-type="float" office:value="0.369759">
                <text:p>0.369759</text:p>
              </table:table-cell>
              <table:table-cell office:value-type="float" office:value="0.00389957">
                <text:p>0.00389957</text:p>
              </table:table-cell>
              <table:table-cell office:value-type="float" office:value="0.346046">
                <text:p>0.34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7367">
                <text:p>0.987367</text:p>
              </table:table-cell>
              <table:table-cell office:value-type="float" office:value="1.07182">
                <text:p>1.07182</text:p>
              </table:table-cell>
              <table:table-cell office:value-type="float" office:value="0.286346">
                <text:p>0.286346</text:p>
              </table:table-cell>
              <table:table-cell office:value-type="float" office:value="0.920583">
                <text:p>0.920583</text:p>
              </table:table-cell>
              <table:table-cell office:value-type="float" office:value="0.389211">
                <text:p>0.389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7613">
                <text:p>0.737613</text:p>
              </table:table-cell>
              <table:table-cell office:value-type="float" office:value="0.617074">
                <text:p>0.617074</text:p>
              </table:table-cell>
              <table:table-cell office:value-type="float" office:value="0.367661">
                <text:p>0.367661</text:p>
              </table:table-cell>
              <table:table-cell office:value-type="float" office:value="-0.302032">
                <text:p>-0.302032</text:p>
              </table:table-cell>
              <table:table-cell office:value-type="float" office:value="0.681737">
                <text:p>0.681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663">
                <text:p>1.03663</text:p>
              </table:table-cell>
              <table:table-cell office:value-type="float" office:value="0.37171">
                <text:p>0.37171</text:p>
              </table:table-cell>
              <table:table-cell office:value-type="float" office:value="0.862654">
                <text:p>0.862654</text:p>
              </table:table-cell>
              <table:table-cell office:value-type="float" office:value="1.3052">
                <text:p>1.3052</text:p>
              </table:table-cell>
              <table:table-cell office:value-type="float" office:value="1.19251">
                <text:p>1.19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7764">
                <text:p>0.807764</text:p>
              </table:table-cell>
              <table:table-cell office:value-type="float" office:value="0.372544">
                <text:p>0.372544</text:p>
              </table:table-cell>
              <table:table-cell office:value-type="float" office:value="0.261693">
                <text:p>0.261693</text:p>
              </table:table-cell>
              <table:table-cell office:value-type="float" office:value="0.607815">
                <text:p>0.607815</text:p>
              </table:table-cell>
              <table:table-cell office:value-type="float" office:value="0.781214">
                <text:p>0.781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4972">
                <text:p>0.874972</text:p>
              </table:table-cell>
              <table:table-cell office:value-type="float" office:value="1.12743">
                <text:p>1.12743</text:p>
              </table:table-cell>
              <table:table-cell office:value-type="float" office:value="0.906116">
                <text:p>0.906116</text:p>
              </table:table-cell>
              <table:table-cell office:value-type="float" office:value="0.15914">
                <text:p>0.15914</text:p>
              </table:table-cell>
              <table:table-cell office:value-type="float" office:value="0.976718">
                <text:p>0.976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053">
                <text:p>1.59053</text:p>
              </table:table-cell>
              <table:table-cell office:value-type="float" office:value="0.689578">
                <text:p>0.689578</text:p>
              </table:table-cell>
              <table:table-cell office:value-type="float" office:value="1.45107">
                <text:p>1.45107</text:p>
              </table:table-cell>
              <table:table-cell office:value-type="float" office:value="2.04238">
                <text:p>2.04238</text:p>
              </table:table-cell>
              <table:table-cell office:value-type="float" office:value="1.11952">
                <text:p>1.11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0117">
                <text:p>0.700117</text:p>
              </table:table-cell>
              <table:table-cell office:value-type="float" office:value="1.15214">
                <text:p>1.15214</text:p>
              </table:table-cell>
              <table:table-cell office:value-type="float" office:value="0.352705">
                <text:p>0.352705</text:p>
              </table:table-cell>
              <table:table-cell office:value-type="float" office:value="0.692696">
                <text:p>0.692696</text:p>
              </table:table-cell>
              <table:table-cell office:value-type="float" office:value="0.157254">
                <text:p>0.157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5986">
                <text:p>1.05986</text:p>
              </table:table-cell>
              <table:table-cell office:value-type="float" office:value="0.539653">
                <text:p>0.539653</text:p>
              </table:table-cell>
              <table:table-cell office:value-type="float" office:value="0.833727">
                <text:p>0.833727</text:p>
              </table:table-cell>
              <table:table-cell office:value-type="float" office:value="1.78211">
                <text:p>1.78211</text:p>
              </table:table-cell>
              <table:table-cell office:value-type="float" office:value="1.47981">
                <text:p>1.47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64">
                <text:p>1.6164</text:p>
              </table:table-cell>
              <table:table-cell office:value-type="float" office:value="0.998455">
                <text:p>0.998455</text:p>
              </table:table-cell>
              <table:table-cell office:value-type="float" office:value="0.989974">
                <text:p>0.989974</text:p>
              </table:table-cell>
              <table:table-cell office:value-type="float" office:value="0.292042">
                <text:p>0.292042</text:p>
              </table:table-cell>
              <table:table-cell office:value-type="float" office:value="0.882844">
                <text:p>0.882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9629">
                <text:p>1.19629</text:p>
              </table:table-cell>
              <table:table-cell office:value-type="float" office:value="0.757664">
                <text:p>0.757664</text:p>
              </table:table-cell>
              <table:table-cell office:value-type="float" office:value="0.866068">
                <text:p>0.866068</text:p>
              </table:table-cell>
              <table:table-cell office:value-type="float" office:value="0.985102">
                <text:p>0.985102</text:p>
              </table:table-cell>
              <table:table-cell office:value-type="float" office:value="0.842156">
                <text:p>0.842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1576">
                <text:p>1.21576</text:p>
              </table:table-cell>
              <table:table-cell office:value-type="float" office:value="1.34228">
                <text:p>1.34228</text:p>
              </table:table-cell>
              <table:table-cell office:value-type="float" office:value="0.844479">
                <text:p>0.844479</text:p>
              </table:table-cell>
              <table:table-cell office:value-type="float" office:value="1.88079">
                <text:p>1.88079</text:p>
              </table:table-cell>
              <table:table-cell office:value-type="float" office:value="1.72888">
                <text:p>1.72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7718">
                <text:p>0.797718</text:p>
              </table:table-cell>
              <table:table-cell office:value-type="float" office:value="0.52523">
                <text:p>0.52523</text:p>
              </table:table-cell>
              <table:table-cell office:value-type="float" office:value="1.01678">
                <text:p>1.01678</text:p>
              </table:table-cell>
              <table:table-cell office:value-type="float" office:value="0.893996">
                <text:p>0.893996</text:p>
              </table:table-cell>
              <table:table-cell office:value-type="float" office:value="0.960801">
                <text:p>0.960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2786">
                <text:p>0.642786</text:p>
              </table:table-cell>
              <table:table-cell office:value-type="float" office:value="1.02924">
                <text:p>1.02924</text:p>
              </table:table-cell>
              <table:table-cell office:value-type="float" office:value="0.348509">
                <text:p>0.348509</text:p>
              </table:table-cell>
              <table:table-cell office:value-type="float" office:value="2.04841">
                <text:p>2.04841</text:p>
              </table:table-cell>
              <table:table-cell office:value-type="float" office:value="0.866889">
                <text:p>0.8668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96cm" svg:height="12.091cm" xlink:href=".." xlink:type="simple" chart:class="chart:line" chart:style-name="ch1">
        <chart:title svg:x="7.119cm" svg:y="0.377cm" chart:style-name="ch2">
          <text:p>Number of Distance Ratio Elements</text:p>
        </chart:title>
        <chart:subtitle svg:x="9.117cm" svg:y="1.397cm" chart:style-name="ch3">
          <text:p>kpt detector: ORB</text:p>
        </chart:subtitle>
        <chart:legend chart:legend-position="top" svg:x="5.532cm" svg:y="2.265cm" style:legend-expansion="wide" chart:style-name="ch4"/>
        <chart:plot-area chart:style-name="ch5" table:cell-range-address="'Camera-TTC-data'.C542:'Camera-TTC-data'.C542 'Camera-TTC-data'.G542:'Camera-TTC-data'.G631 'Camera-TTC-data'.C560:'Camera-TTC-data'.C560 'Camera-TTC-data'.C578:'Camera-TTC-data'.C578 'Camera-TTC-data'.C596:'Camera-TTC-data'.C596 'Camera-TTC-data'.C614:'Camera-TTC-data'.C614" chart:data-source-has-labels="row" svg:x="1.44cm" svg:y="3.104cm" svg:width="19.627cm" svg:height="7.765cm">
          <chartooo:coordinate-region svg:x="2.247cm" svg:y="3.303cm" svg:width="18.633cm" svg:height="6.919cm"/>
          <chart:axis chart:dimension="x" chart:name="primary-x" chart:style-name="ch6">
            <chart:title svg:x="10.548cm" svg:y="11.11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512cm" chart:style-name="ch9">
              <text:p>Number of Elements</text:p>
            </chart:title>
            <chart:grid chart:style-name="ch8" chart:class="major"/>
          </chart:axis>
          <chart:series chart:style-name="ch10" chart:values-cell-range-address="'Camera-TTC-data'.G542:'Camera-TTC-data'.G559" chart:label-cell-address="'Camera-TTC-data'.C542:'Camera-TTC-data'.C542" chart:class="chart:line">
            <chart:data-point chart:repeated="18"/>
          </chart:series>
          <chart:series chart:style-name="ch11" chart:values-cell-range-address="'Camera-TTC-data'.G560:'Camera-TTC-data'.G577" chart:label-cell-address="'Camera-TTC-data'.C560:'Camera-TTC-data'.C560" chart:class="chart:line">
            <chart:data-point chart:repeated="18"/>
          </chart:series>
          <chart:series chart:style-name="ch12" chart:values-cell-range-address="'Camera-TTC-data'.G578:'Camera-TTC-data'.G595" chart:label-cell-address="'Camera-TTC-data'.C578:'Camera-TTC-data'.C578" chart:class="chart:line">
            <chart:data-point chart:repeated="18"/>
          </chart:series>
          <chart:series chart:style-name="ch13" chart:values-cell-range-address="'Camera-TTC-data'.G596:'Camera-TTC-data'.G613" chart:label-cell-address="'Camera-TTC-data'.C596:'Camera-TTC-data'.C596" chart:class="chart:line">
            <chart:data-point chart:repeated="18"/>
          </chart:series>
          <chart:series chart:style-name="ch14" chart:values-cell-range-address="'Camera-TTC-data'.G614:'Camera-TTC-data'.G631" chart:label-cell-address="'Camera-TTC-data'.C614:'Camera-TTC-data'.C614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542:'Camera-TTC-data'.C542</svg:desc>
                </draw:g>
              </table:table-cell>
              <table:table-cell office:value-type="string">
                <text:p>BRIEF</text:p>
                <draw:g>
                  <svg:desc>'Camera-TTC-data'.C560:'Camera-TTC-data'.C560</svg:desc>
                </draw:g>
              </table:table-cell>
              <table:table-cell office:value-type="string">
                <text:p>ORB</text:p>
                <draw:g>
                  <svg:desc>'Camera-TTC-data'.C578:'Camera-TTC-data'.C578</svg:desc>
                </draw:g>
              </table:table-cell>
              <table:table-cell office:value-type="string">
                <text:p>FREAK</text:p>
                <draw:g>
                  <svg:desc>'Camera-TTC-data'.C596:'Camera-TTC-data'.C596</svg:desc>
                </draw:g>
              </table:table-cell>
              <table:table-cell office:value-type="string">
                <text:p>SIFT</text:p>
                <draw:g>
                  <svg:desc>'Camera-TTC-data'.C614:'Camera-TTC-data'.C6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">
                <text:p>214</text:p>
                <draw:g>
                  <svg:desc>'Camera-TTC-data'.G542:'Camera-TTC-data'.G559</svg:desc>
                </draw:g>
              </table:table-cell>
              <table:table-cell office:value-type="float" office:value="83">
                <text:p>83</text:p>
                <draw:g>
                  <svg:desc>'Camera-TTC-data'.G560:'Camera-TTC-data'.G577</svg:desc>
                </draw:g>
              </table:table-cell>
              <table:table-cell office:value-type="float" office:value="101">
                <text:p>101</text:p>
                <draw:g>
                  <svg:desc>'Camera-TTC-data'.G578:'Camera-TTC-data'.G595</svg:desc>
                </draw:g>
              </table:table-cell>
              <table:table-cell office:value-type="float" office:value="29">
                <text:p>29</text:p>
                <draw:g>
                  <svg:desc>'Camera-TTC-data'.G596:'Camera-TTC-data'.G613</svg:desc>
                </draw:g>
              </table:table-cell>
              <table:table-cell office:value-type="float" office:value="246">
                <text:p>246</text:p>
                <draw:g>
                  <svg:desc>'Camera-TTC-data'.G614:'Camera-TTC-data'.G6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">
                <text:p>249</text:p>
              </table:table-cell>
              <table:table-cell office:value-type="float" office:value="117">
                <text:p>117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8">
                <text:p>378</text:p>
              </table:table-cell>
              <table:table-cell office:value-type="float" office:value="204">
                <text:p>204</text:p>
              </table:table-cell>
              <table:table-cell office:value-type="float" office:value="128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1">
                <text:p>321</text:p>
              </table:table-cell>
              <table:table-cell office:value-type="float" office:value="92">
                <text:p>92</text:p>
              </table:table-cell>
              <table:table-cell office:value-type="float" office:value="140">
                <text:p>140</text:p>
              </table:table-cell>
              <table:table-cell office:value-type="float" office:value="69">
                <text:p>6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">
                <text:p>262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  <table:table-cell office:value-type="float" office:value="39">
                <text:p>3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">
                <text:p>277</text:p>
              </table:table-cell>
              <table:table-cell office:value-type="float" office:value="35">
                <text:p>35</text:p>
              </table:table-cell>
              <table:table-cell office:value-type="float" office:value="166">
                <text:p>166</text:p>
              </table:table-cell>
              <table:table-cell office:value-type="float" office:value="87">
                <text:p>8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7">
                <text:p>297</text:p>
              </table:table-cell>
              <table:table-cell office:value-type="float" office:value="182">
                <text:p>182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">
                <text:p>196</text:p>
              </table:table-cell>
              <table:table-cell office:value-type="float" office:value="151">
                <text:p>151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">
                <text:p>176</text:p>
              </table:table-cell>
              <table:table-cell office:value-type="float" office:value="73">
                <text:p>73</text:p>
              </table:table-cell>
              <table:table-cell office:value-type="float" office:value="155">
                <text:p>155</text:p>
              </table:table-cell>
              <table:table-cell office:value-type="float" office:value="49">
                <text:p>4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26">
                <text:p>2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94">
                <text:p>94</text:p>
              </table:table-cell>
              <table:table-cell office:value-type="float" office:value="17">
                <text:p>1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">
                <text:p>188</text:p>
              </table:table-cell>
              <table:table-cell office:value-type="float" office:value="61">
                <text:p>61</text:p>
              </table:table-cell>
              <table:table-cell office:value-type="float" office:value="115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45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42">
                <text:p>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58">
                <text:p>5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61">
                <text:p>61</text:p>
              </table:table-cell>
              <table:table-cell office:value-type="float" office:value="141">
                <text:p>141</text:p>
              </table:table-cell>
              <table:table-cell office:value-type="float" office:value="32">
                <text:p>3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">
                <text:p>138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48cm" svg:height="12.177cm" xlink:href=".." xlink:type="simple" chart:class="chart:line" chart:style-name="ch1">
        <chart:title svg:x="8.796cm" svg:y="0.379cm" chart:style-name="ch2">
          <text:p>Camera-based TTC</text:p>
        </chart:title>
        <chart:subtitle svg:x="8.875cm" svg:y="1.401cm" chart:style-name="ch3">
          <text:p>kpt detector: HARRIS</text:p>
        </chart:subtitle>
        <chart:legend chart:legend-position="top" svg:x="5.608cm" svg:y="2.269cm" style:legend-expansion="wide" chart:style-name="ch4"/>
        <chart:plot-area chart:style-name="ch5" table:cell-range-address="'Camera-TTC-data'.C110:'Camera-TTC-data'.C110 'Camera-TTC-data'.H110:'Camera-TTC-data'.H199 'Camera-TTC-data'.C128:'Camera-TTC-data'.C128 'Camera-TTC-data'.C146:'Camera-TTC-data'.C146 'Camera-TTC-data'.C164:'Camera-TTC-data'.C164 'Camera-TTC-data'.C182:'Camera-TTC-data'.C182" chart:data-source-has-labels="row" svg:x="1.443cm" svg:y="3.11cm" svg:width="19.773cm" svg:height="7.843cm">
          <chartooo:coordinate-region svg:x="2.064cm" svg:y="3.309cm" svg:width="18.965cm" svg:height="6.997cm"/>
          <chart:axis chart:dimension="x" chart:name="primary-x" chart:style-name="ch6">
            <chart:title svg:x="10.624cm" svg:y="11.196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7.829cm" chart:style-name="ch9">
              <text:p>TTC (sec.)</text:p>
            </chart:title>
            <chart:grid chart:style-name="ch8" chart:class="major"/>
          </chart:axis>
          <chart:series chart:style-name="ch10" chart:values-cell-range-address="'Camera-TTC-data'.H110:'Camera-TTC-data'.H127" chart:label-cell-address="'Camera-TTC-data'.C110:'Camera-TTC-data'.C110" chart:class="chart:line">
            <chart:data-point chart:repeated="18"/>
          </chart:series>
          <chart:series chart:style-name="ch11" chart:values-cell-range-address="'Camera-TTC-data'.H128:'Camera-TTC-data'.H145" chart:label-cell-address="'Camera-TTC-data'.C128:'Camera-TTC-data'.C128" chart:class="chart:line">
            <chart:data-point chart:repeated="18"/>
          </chart:series>
          <chart:series chart:style-name="ch12" chart:values-cell-range-address="'Camera-TTC-data'.H146:'Camera-TTC-data'.H163" chart:label-cell-address="'Camera-TTC-data'.C146:'Camera-TTC-data'.C146" chart:class="chart:line">
            <chart:data-point chart:repeated="18"/>
          </chart:series>
          <chart:series chart:style-name="ch13" chart:values-cell-range-address="'Camera-TTC-data'.H164:'Camera-TTC-data'.H181" chart:label-cell-address="'Camera-TTC-data'.C164:'Camera-TTC-data'.C164" chart:class="chart:line">
            <chart:data-point chart:repeated="18"/>
          </chart:series>
          <chart:series chart:style-name="ch14" chart:values-cell-range-address="'Camera-TTC-data'.H182:'Camera-TTC-data'.H199" chart:label-cell-address="'Camera-TTC-data'.C182:'Camera-TTC-data'.C182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110:'Camera-TTC-data'.C110</svg:desc>
                </draw:g>
              </table:table-cell>
              <table:table-cell office:value-type="string">
                <text:p>BRIEF</text:p>
                <draw:g>
                  <svg:desc>'Camera-TTC-data'.C128:'Camera-TTC-data'.C128</svg:desc>
                </draw:g>
              </table:table-cell>
              <table:table-cell office:value-type="string">
                <text:p>ORB</text:p>
                <draw:g>
                  <svg:desc>'Camera-TTC-data'.C146:'Camera-TTC-data'.C146</svg:desc>
                </draw:g>
              </table:table-cell>
              <table:table-cell office:value-type="string">
                <text:p>FREAK</text:p>
                <draw:g>
                  <svg:desc>'Camera-TTC-data'.C164:'Camera-TTC-data'.C164</svg:desc>
                </draw:g>
              </table:table-cell>
              <table:table-cell office:value-type="string">
                <text:p>SIFT</text:p>
                <draw:g>
                  <svg:desc>'Camera-TTC-data'.C182:'Camera-TTC-data'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21139">
                <text:p>9.21139</text:p>
                <draw:g>
                  <svg:desc>'Camera-TTC-data'.H110:'Camera-TTC-data'.H127</svg:desc>
                </draw:g>
              </table:table-cell>
              <table:table-cell office:value-type="float" office:value="10.2026">
                <text:p>10.2026</text:p>
                <draw:g>
                  <svg:desc>'Camera-TTC-data'.H128:'Camera-TTC-data'.H145</svg:desc>
                </draw:g>
              </table:table-cell>
              <table:table-cell office:value-type="float" office:value="9.43336">
                <text:p>9.43336</text:p>
                <draw:g>
                  <svg:desc>'Camera-TTC-data'.H146:'Camera-TTC-data'.H163</svg:desc>
                </draw:g>
              </table:table-cell>
              <table:table-cell office:value-type="float" office:value="12.0632">
                <text:p>12.0632</text:p>
                <draw:g>
                  <svg:desc>'Camera-TTC-data'.H164:'Camera-TTC-data'.H181</svg:desc>
                </draw:g>
              </table:table-cell>
              <table:table-cell office:value-type="float" office:value="10.2026">
                <text:p>10.2026</text:p>
                <draw:g>
                  <svg:desc>'Camera-TTC-data'.H182:'Camera-TTC-data'.H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4141">
                <text:p>13.4141</text:p>
              </table:table-cell>
              <table:table-cell office:value-type="float" office:value="14.0787">
                <text:p>14.0787</text:p>
              </table:table-cell>
              <table:table-cell office:value-type="float" office:value="14.0787">
                <text:p>14.0787</text:p>
              </table:table-cell>
              <table:table-cell office:value-type="float" office:value="13.4141">
                <text:p>13.4141</text:p>
              </table:table-cell>
              <table:table-cell office:value-type="float" office:value="13.8033">
                <text:p>13.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63">
                <text:p>12.863</text:p>
              </table:table-cell>
              <table:table-cell office:value-type="float" office:value="30.1629">
                <text:p>30.1629</text:p>
              </table:table-cell>
              <table:table-cell office:value-type="float" office:value="25.1266">
                <text:p>25.1266</text:p>
              </table:table-cell>
              <table:table-cell office:value-type="float" office:value="21.8164">
                <text:p>21.8164</text:p>
              </table:table-cell>
              <table:table-cell office:value-type="float" office:value="20.4384">
                <text:p>20.4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4119">
                <text:p>13.4119</text:p>
              </table:table-cell>
              <table:table-cell office:value-type="float" office:value="NaN">
                <text:p>NaN</text:p>
              </table:table-cell>
              <table:table-cell office:value-type="float" office:value="13.4119">
                <text:p>13.4119</text:p>
              </table:table-cell>
              <table:table-cell office:value-type="float" office:value="13.4119">
                <text:p>13.4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645">
                <text:p>12.9645</text:p>
              </table:table-cell>
              <table:table-cell office:value-type="float" office:value="15.1782">
                <text:p>15.1782</text:p>
              </table:table-cell>
              <table:table-cell office:value-type="float" office:value="15.1782">
                <text:p>15.1782</text:p>
              </table:table-cell>
              <table:table-cell office:value-type="float" office:value="24.8025">
                <text:p>24.8025</text:p>
              </table:table-cell>
              <table:table-cell office:value-type="float" office:value="15.1782">
                <text:p>15.1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926">
                <text:p>12.1926</text:p>
              </table:table-cell>
              <table:table-cell office:value-type="float" office:value="12.6744">
                <text:p>12.6744</text:p>
              </table:table-cell>
              <table:table-cell office:value-type="float" office:value="12.7884">
                <text:p>12.7884</text:p>
              </table:table-cell>
              <table:table-cell office:value-type="float" office:value="12.8058">
                <text:p>12.8058</text:p>
              </table:table-cell>
              <table:table-cell office:value-type="float" office:value="12.6845">
                <text:p>12.6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899">
                <text:p>11.1899</text:p>
              </table:table-cell>
              <table:table-cell office:value-type="float" office:value="10.3951">
                <text:p>10.3951</text:p>
              </table:table-cell>
              <table:table-cell office:value-type="float" office:value="11.1558">
                <text:p>11.1558</text:p>
              </table:table-cell>
              <table:table-cell office:value-type="float" office:value="12.9735">
                <text:p>12.9735</text:p>
              </table:table-cell>
              <table:table-cell office:value-type="float" office:value="10.9588">
                <text:p>10.9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8854">
                <text:p>11.8854</text:p>
              </table:table-cell>
              <table:table-cell office:value-type="float" office:value="12.4945">
                <text:p>12.4945</text:p>
              </table:table-cell>
              <table:table-cell office:value-type="float" office:value="12.479">
                <text:p>12.479</text:p>
              </table:table-cell>
              <table:table-cell office:value-type="float" office:value="12.1826">
                <text:p>12.1826</text:p>
              </table:table-cell>
              <table:table-cell office:value-type="float" office:value="12.479">
                <text:p>12.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715">
                <text:p>12.5715</text:p>
              </table:table-cell>
              <table:table-cell office:value-type="float" office:value="12.8381">
                <text:p>12.8381</text:p>
              </table:table-cell>
              <table:table-cell office:value-type="float" office:value="12.0016">
                <text:p>12.0016</text:p>
              </table:table-cell>
              <table:table-cell office:value-type="float" office:value="12.6057">
                <text:p>12.6057</text:p>
              </table:table-cell>
              <table:table-cell office:value-type="float" office:value="12.6057">
                <text:p>12.6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06">
                <text:p>12.106</text:p>
              </table:table-cell>
              <table:table-cell office:value-type="float" office:value="12.1099">
                <text:p>12.1099</text:p>
              </table:table-cell>
              <table:table-cell office:value-type="float" office:value="11.7682">
                <text:p>11.7682</text:p>
              </table:table-cell>
              <table:table-cell office:value-type="float" office:value="11.6995">
                <text:p>11.6995</text:p>
              </table:table-cell>
              <table:table-cell office:value-type="float" office:value="12.0618">
                <text:p>12.0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">
                <text:p>12.2</text:p>
              </table:table-cell>
              <table:table-cell office:value-type="float" office:value="12.2281">
                <text:p>12.2281</text:p>
              </table:table-cell>
              <table:table-cell office:value-type="float" office:value="11.5183">
                <text:p>11.5183</text:p>
              </table:table-cell>
              <table:table-cell office:value-type="float" office:value="12.1982">
                <text:p>12.1982</text:p>
              </table:table-cell>
              <table:table-cell office:value-type="float" office:value="12.0404">
                <text:p>12.0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1002">
                <text:p>13.1002</text:p>
              </table:table-cell>
              <table:table-cell office:value-type="float" office:value="13.2959">
                <text:p>13.2959</text:p>
              </table:table-cell>
              <table:table-cell office:value-type="float" office:value="12.9701">
                <text:p>12.9701</text:p>
              </table:table-cell>
              <table:table-cell office:value-type="float" office:value="11.3719">
                <text:p>11.3719</text:p>
              </table:table-cell>
              <table:table-cell office:value-type="float" office:value="12.0152">
                <text:p>12.0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75088">
                <text:p>5.75088</text:p>
              </table:table-cell>
              <table:table-cell office:value-type="float" office:value="5.69274">
                <text:p>5.69274</text:p>
              </table:table-cell>
              <table:table-cell office:value-type="float" office:value="5.64633">
                <text:p>5.64633</text:p>
              </table:table-cell>
              <table:table-cell office:value-type="float" office:value="8.75737">
                <text:p>8.75737</text:p>
              </table:table-cell>
              <table:table-cell office:value-type="float" office:value="5.75088">
                <text:p>5.75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852">
                <text:p>12.2852</text:p>
              </table:table-cell>
              <table:table-cell office:value-type="float" office:value="11.6511">
                <text:p>11.6511</text:p>
              </table:table-cell>
              <table:table-cell office:value-type="float" office:value="11.5854">
                <text:p>11.5854</text:p>
              </table:table-cell>
              <table:table-cell office:value-type="float" office:value="10.5606">
                <text:p>10.5606</text:p>
              </table:table-cell>
              <table:table-cell office:value-type="float" office:value="10.723">
                <text:p>10.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975">
                <text:p>7.4975</text:p>
              </table:table-cell>
              <table:table-cell office:value-type="float" office:value="7.61788">
                <text:p>7.61788</text:p>
              </table:table-cell>
              <table:table-cell office:value-type="float" office:value="7.4028">
                <text:p>7.4028</text:p>
              </table:table-cell>
              <table:table-cell office:value-type="float" office:value="8.49839">
                <text:p>8.49839</text:p>
              </table:table-cell>
              <table:table-cell office:value-type="float" office:value="7.55996">
                <text:p>7.55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98272">
                <text:p>8.98272</text:p>
              </table:table-cell>
              <table:table-cell office:value-type="float" office:value="10.5821">
                <text:p>10.5821</text:p>
              </table:table-cell>
              <table:table-cell office:value-type="float" office:value="11.1692">
                <text:p>11.1692</text:p>
              </table:table-cell>
              <table:table-cell office:value-type="float" office:value="10.6504">
                <text:p>10.6504</text:p>
              </table:table-cell>
              <table:table-cell office:value-type="float" office:value="13.5505">
                <text:p>13.5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95035">
                <text:p>6.95035</text:p>
              </table:table-cell>
              <table:table-cell office:value-type="float" office:value="6.95035">
                <text:p>6.95035</text:p>
              </table:table-cell>
              <table:table-cell office:value-type="float" office:value="6.95037">
                <text:p>6.95037</text:p>
              </table:table-cell>
              <table:table-cell office:value-type="float" office:value="6.95039">
                <text:p>6.95039</text:p>
              </table:table-cell>
              <table:table-cell office:value-type="float" office:value="6.79321">
                <text:p>6.79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978">
                <text:p>13.8978</text:p>
              </table:table-cell>
              <table:table-cell office:value-type="float" office:value="13.436">
                <text:p>13.436</text:p>
              </table:table-cell>
              <table:table-cell office:value-type="float" office:value="14.0723">
                <text:p>14.0723</text:p>
              </table:table-cell>
              <table:table-cell office:value-type="float" office:value="13.7898">
                <text:p>13.7898</text:p>
              </table:table-cell>
              <table:table-cell office:value-type="float" office:value="13.9144">
                <text:p>13.9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472cm" svg:height="12.078cm" xlink:href=".." xlink:type="simple" chart:class="chart:line" chart:style-name="ch1">
        <chart:title svg:x="8.351cm" svg:y="0.377cm" chart:style-name="ch2">
          <text:p>Mean Distance Change</text:p>
        </chart:title>
        <chart:subtitle svg:x="8.893cm" svg:y="1.397cm" chart:style-name="ch3">
          <text:p>kpt detector: AKAZE</text:p>
        </chart:subtitle>
        <chart:legend chart:legend-position="top" svg:x="4.371cm" svg:y="2.265cm" style:legend-expansion="wide" chart:style-name="ch4"/>
        <chart:plot-area chart:style-name="ch5" table:cell-range-address="'Camera-TTC-data'.C650:'Camera-TTC-data'.C650 'Camera-TTC-data'.E650:'Camera-TTC-data'.E757 'Camera-TTC-data'.C668:'Camera-TTC-data'.C668 'Camera-TTC-data'.C686:'Camera-TTC-data'.C686 'Camera-TTC-data'.C704:'Camera-TTC-data'.C704 'Camera-TTC-data'.C722:'Camera-TTC-data'.C722 'Camera-TTC-data'.C740:'Camera-TTC-data'.C740" chart:data-source-has-labels="row" svg:x="1.44cm" svg:y="3.104cm" svg:width="19.603cm" svg:height="7.752cm">
          <chartooo:coordinate-region svg:x="2.167cm" svg:y="3.303cm" svg:width="18.69cm" svg:height="6.906cm"/>
          <chart:axis chart:dimension="x" chart:name="primary-x" chart:style-name="ch6">
            <chart:title svg:x="10.536cm" svg:y="11.097cm" chart:style-name="ch7">
              <text:p>Image ID</text:p>
            </chart:title>
            <chart:grid chart:style-name="ch8" chart:class="major"/>
          </chart:axis>
          <chart:axis chart:dimension="y" chart:name="primary-y" chart:style-name="ch9">
            <chart:title svg:x="0.451cm" svg:y="8.109cm" chart:style-name="ch10">
              <text:p>Delta-Distance</text:p>
            </chart:title>
            <chart:grid chart:style-name="ch8" chart:class="major"/>
          </chart:axis>
          <chart:series chart:style-name="ch11" chart:values-cell-range-address="'Camera-TTC-data'.E650:'Camera-TTC-data'.E667" chart:label-cell-address="'Camera-TTC-data'.C650:'Camera-TTC-data'.C650" chart:class="chart:line">
            <chart:data-point chart:repeated="18"/>
          </chart:series>
          <chart:series chart:style-name="ch12" chart:values-cell-range-address="'Camera-TTC-data'.E668:'Camera-TTC-data'.E685" chart:label-cell-address="'Camera-TTC-data'.C668:'Camera-TTC-data'.C668" chart:class="chart:line">
            <chart:data-point chart:repeated="18"/>
          </chart:series>
          <chart:series chart:style-name="ch13" chart:values-cell-range-address="'Camera-TTC-data'.E686:'Camera-TTC-data'.E703" chart:label-cell-address="'Camera-TTC-data'.C686:'Camera-TTC-data'.C686" chart:class="chart:line">
            <chart:data-point chart:repeated="18"/>
          </chart:series>
          <chart:series chart:style-name="ch14" chart:values-cell-range-address="'Camera-TTC-data'.E704:'Camera-TTC-data'.E721" chart:label-cell-address="'Camera-TTC-data'.C704:'Camera-TTC-data'.C704" chart:class="chart:line">
            <chart:data-point chart:repeated="18"/>
          </chart:series>
          <chart:series chart:style-name="ch15" chart:values-cell-range-address="'Camera-TTC-data'.E722:'Camera-TTC-data'.E739" chart:label-cell-address="'Camera-TTC-data'.C722:'Camera-TTC-data'.C722" chart:class="chart:line">
            <chart:data-point chart:repeated="18"/>
          </chart:series>
          <chart:series chart:style-name="ch16" chart:values-cell-range-address="'Camera-TTC-data'.E740:'Camera-TTC-data'.E757" chart:label-cell-address="'Camera-TTC-data'.C740:'Camera-TTC-data'.C740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650:'Camera-TTC-data'.C650</svg:desc>
                </draw:g>
              </table:table-cell>
              <table:table-cell office:value-type="string">
                <text:p>BRIEF</text:p>
                <draw:g>
                  <svg:desc>'Camera-TTC-data'.C668:'Camera-TTC-data'.C668</svg:desc>
                </draw:g>
              </table:table-cell>
              <table:table-cell office:value-type="string">
                <text:p>ORB</text:p>
                <draw:g>
                  <svg:desc>'Camera-TTC-data'.C686:'Camera-TTC-data'.C686</svg:desc>
                </draw:g>
              </table:table-cell>
              <table:table-cell office:value-type="string">
                <text:p>FREAK</text:p>
                <draw:g>
                  <svg:desc>'Camera-TTC-data'.C704:'Camera-TTC-data'.C704</svg:desc>
                </draw:g>
              </table:table-cell>
              <table:table-cell office:value-type="string">
                <text:p>SIFT</text:p>
                <draw:g>
                  <svg:desc>'Camera-TTC-data'.C722:'Camera-TTC-data'.C722</svg:desc>
                </draw:g>
              </table:table-cell>
              <table:table-cell office:value-type="string">
                <text:p>AKAZE</text:p>
                <draw:g>
                  <svg:desc>'Camera-TTC-data'.C740:'Camera-TTC-data'.C7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4597">
                <text:p>0.894597</text:p>
                <draw:g>
                  <svg:desc>'Camera-TTC-data'.E650:'Camera-TTC-data'.E667</svg:desc>
                </draw:g>
              </table:table-cell>
              <table:table-cell office:value-type="float" office:value="0.903174">
                <text:p>0.903174</text:p>
                <draw:g>
                  <svg:desc>'Camera-TTC-data'.E668:'Camera-TTC-data'.E685</svg:desc>
                </draw:g>
              </table:table-cell>
              <table:table-cell office:value-type="float" office:value="0.974743">
                <text:p>0.974743</text:p>
                <draw:g>
                  <svg:desc>'Camera-TTC-data'.E686:'Camera-TTC-data'.E703</svg:desc>
                </draw:g>
              </table:table-cell>
              <table:table-cell office:value-type="float" office:value="1.06177">
                <text:p>1.06177</text:p>
                <draw:g>
                  <svg:desc>'Camera-TTC-data'.E704:'Camera-TTC-data'.E721</svg:desc>
                </draw:g>
              </table:table-cell>
              <table:table-cell office:value-type="float" office:value="0.901363">
                <text:p>0.901363</text:p>
                <draw:g>
                  <svg:desc>'Camera-TTC-data'.E722:'Camera-TTC-data'.E739</svg:desc>
                </draw:g>
              </table:table-cell>
              <table:table-cell office:value-type="float" office:value="1.04194">
                <text:p>1.04194</text:p>
                <draw:g>
                  <svg:desc>'Camera-TTC-data'.E740:'Camera-TTC-data'.E7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4685">
                <text:p>0.814685</text:p>
              </table:table-cell>
              <table:table-cell office:value-type="float" office:value="0.70277">
                <text:p>0.70277</text:p>
              </table:table-cell>
              <table:table-cell office:value-type="float" office:value="0.890541">
                <text:p>0.890541</text:p>
              </table:table-cell>
              <table:table-cell office:value-type="float" office:value="0.717315">
                <text:p>0.717315</text:p>
              </table:table-cell>
              <table:table-cell office:value-type="float" office:value="0.859241">
                <text:p>0.859241</text:p>
              </table:table-cell>
              <table:table-cell office:value-type="float" office:value="0.797835">
                <text:p>0.797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69053">
                <text:p>0.869053</text:p>
              </table:table-cell>
              <table:table-cell office:value-type="float" office:value="1.04812">
                <text:p>1.04812</text:p>
              </table:table-cell>
              <table:table-cell office:value-type="float" office:value="0.825101">
                <text:p>0.825101</text:p>
              </table:table-cell>
              <table:table-cell office:value-type="float" office:value="0.883392">
                <text:p>0.883392</text:p>
              </table:table-cell>
              <table:table-cell office:value-type="float" office:value="0.98665">
                <text:p>0.98665</text:p>
              </table:table-cell>
              <table:table-cell office:value-type="float" office:value="1.08243">
                <text:p>1.08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9757">
                <text:p>0.819757</text:p>
              </table:table-cell>
              <table:table-cell office:value-type="float" office:value="0.773001">
                <text:p>0.773001</text:p>
              </table:table-cell>
              <table:table-cell office:value-type="float" office:value="0.817352">
                <text:p>0.817352</text:p>
              </table:table-cell>
              <table:table-cell office:value-type="float" office:value="0.820485">
                <text:p>0.820485</text:p>
              </table:table-cell>
              <table:table-cell office:value-type="float" office:value="0.907621">
                <text:p>0.907621</text:p>
              </table:table-cell>
              <table:table-cell office:value-type="float" office:value="0.925608">
                <text:p>0.925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4238">
                <text:p>0.864238</text:p>
              </table:table-cell>
              <table:table-cell office:value-type="float" office:value="0.846773">
                <text:p>0.846773</text:p>
              </table:table-cell>
              <table:table-cell office:value-type="float" office:value="0.959285">
                <text:p>0.959285</text:p>
              </table:table-cell>
              <table:table-cell office:value-type="float" office:value="0.826522">
                <text:p>0.826522</text:p>
              </table:table-cell>
              <table:table-cell office:value-type="float" office:value="0.788823">
                <text:p>0.788823</text:p>
              </table:table-cell>
              <table:table-cell office:value-type="float" office:value="0.840225">
                <text:p>0.840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1211">
                <text:p>0.771211</text:p>
              </table:table-cell>
              <table:table-cell office:value-type="float" office:value="0.939416">
                <text:p>0.939416</text:p>
              </table:table-cell>
              <table:table-cell office:value-type="float" office:value="0.922438">
                <text:p>0.922438</text:p>
              </table:table-cell>
              <table:table-cell office:value-type="float" office:value="0.699944">
                <text:p>0.699944</text:p>
              </table:table-cell>
              <table:table-cell office:value-type="float" office:value="0.748707">
                <text:p>0.748707</text:p>
              </table:table-cell>
              <table:table-cell office:value-type="float" office:value="0.81941">
                <text:p>0.81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5441">
                <text:p>0.775441</text:p>
              </table:table-cell>
              <table:table-cell office:value-type="float" office:value="0.777242">
                <text:p>0.777242</text:p>
              </table:table-cell>
              <table:table-cell office:value-type="float" office:value="0.793248">
                <text:p>0.793248</text:p>
              </table:table-cell>
              <table:table-cell office:value-type="float" office:value="0.728057">
                <text:p>0.728057</text:p>
              </table:table-cell>
              <table:table-cell office:value-type="float" office:value="0.94682">
                <text:p>0.94682</text:p>
              </table:table-cell>
              <table:table-cell office:value-type="float" office:value="0.876866">
                <text:p>0.876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5773">
                <text:p>0.845773</text:p>
              </table:table-cell>
              <table:table-cell office:value-type="float" office:value="0.913343">
                <text:p>0.913343</text:p>
              </table:table-cell>
              <table:table-cell office:value-type="float" office:value="0.886753">
                <text:p>0.886753</text:p>
              </table:table-cell>
              <table:table-cell office:value-type="float" office:value="0.89483">
                <text:p>0.89483</text:p>
              </table:table-cell>
              <table:table-cell office:value-type="float" office:value="0.961029">
                <text:p>0.961029</text:p>
              </table:table-cell>
              <table:table-cell office:value-type="float" office:value="0.915613">
                <text:p>0.915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5469">
                <text:p>0.725469</text:p>
              </table:table-cell>
              <table:table-cell office:value-type="float" office:value="0.767013">
                <text:p>0.767013</text:p>
              </table:table-cell>
              <table:table-cell office:value-type="float" office:value="0.887188">
                <text:p>0.887188</text:p>
              </table:table-cell>
              <table:table-cell office:value-type="float" office:value="0.780857">
                <text:p>0.780857</text:p>
              </table:table-cell>
              <table:table-cell office:value-type="float" office:value="0.954553">
                <text:p>0.954553</text:p>
              </table:table-cell>
              <table:table-cell office:value-type="float" office:value="0.907159">
                <text:p>0.907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102">
                <text:p>1.08102</text:p>
              </table:table-cell>
              <table:table-cell office:value-type="float" office:value="1.04853">
                <text:p>1.04853</text:p>
              </table:table-cell>
              <table:table-cell office:value-type="float" office:value="1.04059">
                <text:p>1.04059</text:p>
              </table:table-cell>
              <table:table-cell office:value-type="float" office:value="1.07475">
                <text:p>1.07475</text:p>
              </table:table-cell>
              <table:table-cell office:value-type="float" office:value="1.11616">
                <text:p>1.11616</text:p>
              </table:table-cell>
              <table:table-cell office:value-type="float" office:value="1.06571">
                <text:p>1.06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533">
                <text:p>1.01533</text:p>
              </table:table-cell>
              <table:table-cell office:value-type="float" office:value="0.936633">
                <text:p>0.936633</text:p>
              </table:table-cell>
              <table:table-cell office:value-type="float" office:value="1.12885">
                <text:p>1.12885</text:p>
              </table:table-cell>
              <table:table-cell office:value-type="float" office:value="0.964558">
                <text:p>0.964558</text:p>
              </table:table-cell>
              <table:table-cell office:value-type="float" office:value="1.06202">
                <text:p>1.06202</text:p>
              </table:table-cell>
              <table:table-cell office:value-type="float" office:value="0.982045">
                <text:p>0.982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5015">
                <text:p>1.05015</text:p>
              </table:table-cell>
              <table:table-cell office:value-type="float" office:value="1.29537">
                <text:p>1.29537</text:p>
              </table:table-cell>
              <table:table-cell office:value-type="float" office:value="1.19391">
                <text:p>1.19391</text:p>
              </table:table-cell>
              <table:table-cell office:value-type="float" office:value="1.16916">
                <text:p>1.16916</text:p>
              </table:table-cell>
              <table:table-cell office:value-type="float" office:value="1.0917">
                <text:p>1.0917</text:p>
              </table:table-cell>
              <table:table-cell office:value-type="float" office:value="1.17969">
                <text:p>1.17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0556">
                <text:p>1.10556</text:p>
              </table:table-cell>
              <table:table-cell office:value-type="float" office:value="1.15559">
                <text:p>1.15559</text:p>
              </table:table-cell>
              <table:table-cell office:value-type="float" office:value="1.17534">
                <text:p>1.17534</text:p>
              </table:table-cell>
              <table:table-cell office:value-type="float" office:value="1.09485">
                <text:p>1.09485</text:p>
              </table:table-cell>
              <table:table-cell office:value-type="float" office:value="1.20308">
                <text:p>1.20308</text:p>
              </table:table-cell>
              <table:table-cell office:value-type="float" office:value="1.18905">
                <text:p>1.1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969">
                <text:p>1.17969</text:p>
              </table:table-cell>
              <table:table-cell office:value-type="float" office:value="1.08802">
                <text:p>1.08802</text:p>
              </table:table-cell>
              <table:table-cell office:value-type="float" office:value="1.02578">
                <text:p>1.02578</text:p>
              </table:table-cell>
              <table:table-cell office:value-type="float" office:value="1.21663">
                <text:p>1.21663</text:p>
              </table:table-cell>
              <table:table-cell office:value-type="float" office:value="1.15392">
                <text:p>1.15392</text:p>
              </table:table-cell>
              <table:table-cell office:value-type="float" office:value="1.17374">
                <text:p>1.17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9267">
                <text:p>1.19267</text:p>
              </table:table-cell>
              <table:table-cell office:value-type="float" office:value="1.25526">
                <text:p>1.25526</text:p>
              </table:table-cell>
              <table:table-cell office:value-type="float" office:value="1.11398">
                <text:p>1.11398</text:p>
              </table:table-cell>
              <table:table-cell office:value-type="float" office:value="1.31667">
                <text:p>1.31667</text:p>
              </table:table-cell>
              <table:table-cell office:value-type="float" office:value="1.04104">
                <text:p>1.04104</text:p>
              </table:table-cell>
              <table:table-cell office:value-type="float" office:value="1.08894">
                <text:p>1.088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1079">
                <text:p>1.21079</text:p>
              </table:table-cell>
              <table:table-cell office:value-type="float" office:value="1.54381">
                <text:p>1.54381</text:p>
              </table:table-cell>
              <table:table-cell office:value-type="float" office:value="1.19283">
                <text:p>1.19283</text:p>
              </table:table-cell>
              <table:table-cell office:value-type="float" office:value="1.25278">
                <text:p>1.25278</text:p>
              </table:table-cell>
              <table:table-cell office:value-type="float" office:value="1.27106">
                <text:p>1.27106</text:p>
              </table:table-cell>
              <table:table-cell office:value-type="float" office:value="1.25578">
                <text:p>1.25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926">
                <text:p>1.2926</text:p>
              </table:table-cell>
              <table:table-cell office:value-type="float" office:value="1.33417">
                <text:p>1.33417</text:p>
              </table:table-cell>
              <table:table-cell office:value-type="float" office:value="1.32835">
                <text:p>1.32835</text:p>
              </table:table-cell>
              <table:table-cell office:value-type="float" office:value="1.3339">
                <text:p>1.3339</text:p>
              </table:table-cell>
              <table:table-cell office:value-type="float" office:value="1.33921">
                <text:p>1.33921</text:p>
              </table:table-cell>
              <table:table-cell office:value-type="float" office:value="1.33699">
                <text:p>1.33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892">
                <text:p>1.34892</text:p>
              </table:table-cell>
              <table:table-cell office:value-type="float" office:value="1.21552">
                <text:p>1.21552</text:p>
              </table:table-cell>
              <table:table-cell office:value-type="float" office:value="1.4112">
                <text:p>1.4112</text:p>
              </table:table-cell>
              <table:table-cell office:value-type="float" office:value="1.31061">
                <text:p>1.31061</text:p>
              </table:table-cell>
              <table:table-cell office:value-type="float" office:value="1.46503">
                <text:p>1.46503</text:p>
              </table:table-cell>
              <table:table-cell office:value-type="float" office:value="1.31736">
                <text:p>1.3173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472cm" svg:height="12.078cm" xlink:href=".." xlink:type="simple" chart:class="chart:line" chart:style-name="ch1">
        <chart:title svg:x="7.107cm" svg:y="0.377cm" chart:style-name="ch2">
          <text:p>Number of Distance Ratio Elements</text:p>
        </chart:title>
        <chart:subtitle svg:x="8.893cm" svg:y="1.397cm" chart:style-name="ch3">
          <text:p>kpt detector: AKAZE</text:p>
        </chart:subtitle>
        <chart:legend chart:legend-position="top" svg:x="4.371cm" svg:y="2.265cm" style:legend-expansion="wide" chart:style-name="ch4"/>
        <chart:plot-area chart:style-name="ch5" table:cell-range-address="'Camera-TTC-data'.C650:'Camera-TTC-data'.C650 'Camera-TTC-data'.G650:'Camera-TTC-data'.G757 'Camera-TTC-data'.C668:'Camera-TTC-data'.C668 'Camera-TTC-data'.C686:'Camera-TTC-data'.C686 'Camera-TTC-data'.C704:'Camera-TTC-data'.C704 'Camera-TTC-data'.C722:'Camera-TTC-data'.C722 'Camera-TTC-data'.C740:'Camera-TTC-data'.C740" chart:data-source-has-labels="row" svg:x="1.44cm" svg:y="3.104cm" svg:width="19.603cm" svg:height="7.752cm">
          <chartooo:coordinate-region svg:x="2.432cm" svg:y="3.303cm" svg:width="18.424cm" svg:height="6.906cm"/>
          <chart:axis chart:dimension="x" chart:name="primary-x" chart:style-name="ch6">
            <chart:title svg:x="10.536cm" svg:y="11.097cm" chart:style-name="ch7">
              <text:p>Image ID</text:p>
            </chart:title>
            <chart:grid chart:style-name="ch8" chart:class="major"/>
          </chart:axis>
          <chart:axis chart:dimension="y" chart:name="primary-y" chart:style-name="ch9">
            <chart:title svg:x="0.451cm" svg:y="8.506cm" chart:style-name="ch10">
              <text:p>Number of Elements</text:p>
            </chart:title>
            <chart:grid chart:style-name="ch8" chart:class="major"/>
          </chart:axis>
          <chart:series chart:style-name="ch11" chart:values-cell-range-address="'Camera-TTC-data'.G650:'Camera-TTC-data'.G667" chart:label-cell-address="'Camera-TTC-data'.C650:'Camera-TTC-data'.C650" chart:class="chart:line">
            <chart:data-point chart:repeated="18"/>
          </chart:series>
          <chart:series chart:style-name="ch12" chart:values-cell-range-address="'Camera-TTC-data'.G668:'Camera-TTC-data'.G685" chart:label-cell-address="'Camera-TTC-data'.C668:'Camera-TTC-data'.C668" chart:class="chart:line">
            <chart:data-point chart:repeated="18"/>
          </chart:series>
          <chart:series chart:style-name="ch13" chart:values-cell-range-address="'Camera-TTC-data'.G686:'Camera-TTC-data'.G703" chart:label-cell-address="'Camera-TTC-data'.C686:'Camera-TTC-data'.C686" chart:class="chart:line">
            <chart:data-point chart:repeated="18"/>
          </chart:series>
          <chart:series chart:style-name="ch14" chart:values-cell-range-address="'Camera-TTC-data'.G704:'Camera-TTC-data'.G721" chart:label-cell-address="'Camera-TTC-data'.C704:'Camera-TTC-data'.C704" chart:class="chart:line">
            <chart:data-point chart:repeated="18"/>
          </chart:series>
          <chart:series chart:style-name="ch15" chart:values-cell-range-address="'Camera-TTC-data'.G722:'Camera-TTC-data'.G739" chart:label-cell-address="'Camera-TTC-data'.C722:'Camera-TTC-data'.C722" chart:class="chart:line">
            <chart:data-point chart:repeated="18"/>
          </chart:series>
          <chart:series chart:style-name="ch16" chart:values-cell-range-address="'Camera-TTC-data'.G740:'Camera-TTC-data'.G757" chart:label-cell-address="'Camera-TTC-data'.C740:'Camera-TTC-data'.C740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650:'Camera-TTC-data'.C650</svg:desc>
                </draw:g>
              </table:table-cell>
              <table:table-cell office:value-type="string">
                <text:p>BRIEF</text:p>
                <draw:g>
                  <svg:desc>'Camera-TTC-data'.C668:'Camera-TTC-data'.C668</svg:desc>
                </draw:g>
              </table:table-cell>
              <table:table-cell office:value-type="string">
                <text:p>ORB</text:p>
                <draw:g>
                  <svg:desc>'Camera-TTC-data'.C686:'Camera-TTC-data'.C686</svg:desc>
                </draw:g>
              </table:table-cell>
              <table:table-cell office:value-type="string">
                <text:p>FREAK</text:p>
                <draw:g>
                  <svg:desc>'Camera-TTC-data'.C704:'Camera-TTC-data'.C704</svg:desc>
                </draw:g>
              </table:table-cell>
              <table:table-cell office:value-type="string">
                <text:p>SIFT</text:p>
                <draw:g>
                  <svg:desc>'Camera-TTC-data'.C722:'Camera-TTC-data'.C722</svg:desc>
                </draw:g>
              </table:table-cell>
              <table:table-cell office:value-type="string">
                <text:p>AKAZE</text:p>
                <draw:g>
                  <svg:desc>'Camera-TTC-data'.C740:'Camera-TTC-data'.C7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6">
                <text:p>636</text:p>
                <draw:g>
                  <svg:desc>'Camera-TTC-data'.G650:'Camera-TTC-data'.G667</svg:desc>
                </draw:g>
              </table:table-cell>
              <table:table-cell office:value-type="float" office:value="882">
                <text:p>882</text:p>
                <draw:g>
                  <svg:desc>'Camera-TTC-data'.G668:'Camera-TTC-data'.G685</svg:desc>
                </draw:g>
              </table:table-cell>
              <table:table-cell office:value-type="float" office:value="451">
                <text:p>451</text:p>
                <draw:g>
                  <svg:desc>'Camera-TTC-data'.G686:'Camera-TTC-data'.G703</svg:desc>
                </draw:g>
              </table:table-cell>
              <table:table-cell office:value-type="float" office:value="514">
                <text:p>514</text:p>
                <draw:g>
                  <svg:desc>'Camera-TTC-data'.G704:'Camera-TTC-data'.G721</svg:desc>
                </draw:g>
              </table:table-cell>
              <table:table-cell office:value-type="float" office:value="1376">
                <text:p>1376</text:p>
                <draw:g>
                  <svg:desc>'Camera-TTC-data'.G722:'Camera-TTC-data'.G739</svg:desc>
                </draw:g>
              </table:table-cell>
              <table:table-cell office:value-type="float" office:value="1415">
                <text:p>1415</text:p>
                <draw:g>
                  <svg:desc>'Camera-TTC-data'.G740:'Camera-TTC-data'.G7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9">
                <text:p>859</text:p>
              </table:table-cell>
              <table:table-cell office:value-type="float" office:value="809">
                <text:p>809</text:p>
              </table:table-cell>
              <table:table-cell office:value-type="float" office:value="555">
                <text:p>555</text:p>
              </table:table-cell>
              <table:table-cell office:value-type="float" office:value="479">
                <text:p>479</text:p>
              </table:table-cell>
              <table:table-cell office:value-type="float" office:value="1877">
                <text:p>187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5">
                <text:p>825</text:p>
              </table:table-cell>
              <table:table-cell office:value-type="float" office:value="1181">
                <text:p>1181</text:p>
              </table:table-cell>
              <table:table-cell office:value-type="float" office:value="600">
                <text:p>600</text:p>
              </table:table-cell>
              <table:table-cell office:value-type="float" office:value="654">
                <text:p>654</text:p>
              </table:table-cell>
              <table:table-cell office:value-type="float" office:value="2324">
                <text:p>2324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2">
                <text:p>852</text:p>
              </table:table-cell>
              <table:table-cell office:value-type="float" office:value="1096">
                <text:p>1096</text:p>
              </table:table-cell>
              <table:table-cell office:value-type="float" office:value="626">
                <text:p>626</text:p>
              </table:table-cell>
              <table:table-cell office:value-type="float" office:value="718">
                <text:p>718</text:p>
              </table:table-cell>
              <table:table-cell office:value-type="float" office:value="1639">
                <text:p>1639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6">
                <text:p>966</text:p>
              </table:table-cell>
              <table:table-cell office:value-type="float" office:value="1239">
                <text:p>1239</text:p>
              </table:table-cell>
              <table:table-cell office:value-type="float" office:value="560">
                <text:p>560</text:p>
              </table:table-cell>
              <table:table-cell office:value-type="float" office:value="588">
                <text:p>588</text:p>
              </table:table-cell>
              <table:table-cell office:value-type="float" office:value="1557">
                <text:p>1557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4">
                <text:p>924</text:p>
              </table:table-cell>
              <table:table-cell office:value-type="float" office:value="980">
                <text:p>980</text:p>
              </table:table-cell>
              <table:table-cell office:value-type="float" office:value="489">
                <text:p>489</text:p>
              </table:table-cell>
              <table:table-cell office:value-type="float" office:value="593">
                <text:p>593</text:p>
              </table:table-cell>
              <table:table-cell office:value-type="float" office:value="1215">
                <text:p>1215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6">
                <text:p>1206</text:p>
              </table:table-cell>
              <table:table-cell office:value-type="float" office:value="1581">
                <text:p>1581</text:p>
              </table:table-cell>
              <table:table-cell office:value-type="float" office:value="940">
                <text:p>940</text:p>
              </table:table-cell>
              <table:table-cell office:value-type="float" office:value="926">
                <text:p>926</text:p>
              </table:table-cell>
              <table:table-cell office:value-type="float" office:value="2258">
                <text:p>2258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1">
                <text:p>1301</text:p>
              </table:table-cell>
              <table:table-cell office:value-type="float" office:value="1436">
                <text:p>1436</text:p>
              </table:table-cell>
              <table:table-cell office:value-type="float" office:value="859">
                <text:p>859</text:p>
              </table:table-cell>
              <table:table-cell office:value-type="float" office:value="980">
                <text:p>980</text:p>
              </table:table-cell>
              <table:table-cell office:value-type="float" office:value="2232">
                <text:p>223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5">
                <text:p>905</text:p>
              </table:table-cell>
              <table:table-cell office:value-type="float" office:value="1010">
                <text:p>1010</text:p>
              </table:table-cell>
              <table:table-cell office:value-type="float" office:value="548">
                <text:p>548</text:p>
              </table:table-cell>
              <table:table-cell office:value-type="float" office:value="542">
                <text:p>542</text:p>
              </table:table-cell>
              <table:table-cell office:value-type="float" office:value="2059">
                <text:p>2059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8">
                <text:p>1428</text:p>
              </table:table-cell>
              <table:table-cell office:value-type="float" office:value="1256">
                <text:p>1256</text:p>
              </table:table-cell>
              <table:table-cell office:value-type="float" office:value="783">
                <text:p>783</text:p>
              </table:table-cell>
              <table:table-cell office:value-type="float" office:value="950">
                <text:p>950</text:p>
              </table:table-cell>
              <table:table-cell office:value-type="float" office:value="2619">
                <text:p>2619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8">
                <text:p>1138</text:p>
              </table:table-cell>
              <table:table-cell office:value-type="float" office:value="1390">
                <text:p>1390</text:p>
              </table:table-cell>
              <table:table-cell office:value-type="float" office:value="770">
                <text:p>770</text:p>
              </table:table-cell>
              <table:table-cell office:value-type="float" office:value="577">
                <text:p>577</text:p>
              </table:table-cell>
              <table:table-cell office:value-type="float" office:value="2314">
                <text:p>2314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2">
                <text:p>1362</text:p>
              </table:table-cell>
              <table:table-cell office:value-type="float" office:value="1536">
                <text:p>1536</text:p>
              </table:table-cell>
              <table:table-cell office:value-type="float" office:value="741">
                <text:p>741</text:p>
              </table:table-cell>
              <table:table-cell office:value-type="float" office:value="605">
                <text:p>605</text:p>
              </table:table-cell>
              <table:table-cell office:value-type="float" office:value="2614">
                <text:p>2614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6">
                <text:p>1286</text:p>
              </table:table-cell>
              <table:table-cell office:value-type="float" office:value="1411">
                <text:p>1411</text:p>
              </table:table-cell>
              <table:table-cell office:value-type="float" office:value="744">
                <text:p>744</text:p>
              </table:table-cell>
              <table:table-cell office:value-type="float" office:value="886">
                <text:p>886</text:p>
              </table:table-cell>
              <table:table-cell office:value-type="float" office:value="2303">
                <text:p>2303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1271">
                <text:p>1271</text:p>
              </table:table-cell>
              <table:table-cell office:value-type="float" office:value="594">
                <text:p>594</text:p>
              </table:table-cell>
              <table:table-cell office:value-type="float" office:value="718">
                <text:p>718</text:p>
              </table:table-cell>
              <table:table-cell office:value-type="float" office:value="2024">
                <text:p>2024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1">
                <text:p>971</text:p>
              </table:table-cell>
              <table:table-cell office:value-type="float" office:value="1046">
                <text:p>1046</text:p>
              </table:table-cell>
              <table:table-cell office:value-type="float" office:value="655">
                <text:p>655</text:p>
              </table:table-cell>
              <table:table-cell office:value-type="float" office:value="513">
                <text:p>513</text:p>
              </table:table-cell>
              <table:table-cell office:value-type="float" office:value="1776">
                <text:p>1776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4">
                <text:p>1084</text:p>
              </table:table-cell>
              <table:table-cell office:value-type="float" office:value="1609">
                <text:p>1609</text:p>
              </table:table-cell>
              <table:table-cell office:value-type="float" office:value="692">
                <text:p>692</text:p>
              </table:table-cell>
              <table:table-cell office:value-type="float" office:value="854">
                <text:p>854</text:p>
              </table:table-cell>
              <table:table-cell office:value-type="float" office:value="2114">
                <text:p>2114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1">
                <text:p>1201</text:p>
              </table:table-cell>
              <table:table-cell office:value-type="float" office:value="1127">
                <text:p>1127</text:p>
              </table:table-cell>
              <table:table-cell office:value-type="float" office:value="496">
                <text:p>496</text:p>
              </table:table-cell>
              <table:table-cell office:value-type="float" office:value="728">
                <text:p>728</text:p>
              </table:table-cell>
              <table:table-cell office:value-type="float" office:value="1598">
                <text:p>1598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1">
                <text:p>1371</text:p>
              </table:table-cell>
              <table:table-cell office:value-type="float" office:value="1121">
                <text:p>1121</text:p>
              </table:table-cell>
              <table:table-cell office:value-type="float" office:value="491">
                <text:p>491</text:p>
              </table:table-cell>
              <table:table-cell office:value-type="float" office:value="565">
                <text:p>565</text:p>
              </table:table-cell>
              <table:table-cell office:value-type="float" office:value="1872">
                <text:p>1872</text:p>
              </table:table-cell>
              <table:table-cell office:value-type="float" office:value="1391">
                <text:p>139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cm" svg:height="12.178cm" xlink:href=".." xlink:type="simple" chart:class="chart:line" chart:style-name="ch1">
        <chart:title svg:x="8.797cm" svg:y="0.379cm" chart:style-name="ch2">
          <text:p>Camera-based TTC</text:p>
        </chart:title>
        <chart:subtitle svg:x="9.207cm" svg:y="1.401cm" chart:style-name="ch3">
          <text:p>kpt detector: SIFT</text:p>
        </chart:subtitle>
        <chart:legend chart:legend-position="top" svg:x="6.546cm" svg:y="2.269cm" style:legend-expansion="wide" chart:style-name="ch4"/>
        <chart:plot-area chart:style-name="ch5" table:cell-range-address="'Camera-TTC-data'.C218:'Camera-TTC-data'.C218 'Camera-TTC-data'.H218:'Camera-TTC-data'.H253 'Camera-TTC-data'.C236:'Camera-TTC-data'.C236 'Camera-TTC-data'.C272:'Camera-TTC-data'.C272 'Camera-TTC-data'.H272:'Camera-TTC-data'.H307 'Camera-TTC-data'.C290:'Camera-TTC-data'.C290" chart:data-source-has-labels="row" svg:x="1.444cm" svg:y="3.11cm" svg:width="19.773cm" svg:height="7.844cm">
          <chartooo:coordinate-region svg:x="2.065cm" svg:y="3.309cm" svg:width="18.965cm" svg:height="6.998cm"/>
          <chart:axis chart:dimension="x" chart:name="primary-x" chart:style-name="ch6">
            <chart:title svg:x="10.625cm" svg:y="11.197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7.83cm" chart:style-name="ch9">
              <text:p>TTC (sec.)</text:p>
            </chart:title>
            <chart:grid chart:style-name="ch8" chart:class="major"/>
          </chart:axis>
          <chart:series chart:style-name="ch10" chart:values-cell-range-address="'Camera-TTC-data'.H218:'Camera-TTC-data'.H235" chart:label-cell-address="'Camera-TTC-data'.C218:'Camera-TTC-data'.C218" chart:class="chart:line">
            <chart:data-point chart:repeated="18"/>
          </chart:series>
          <chart:series chart:style-name="ch11" chart:values-cell-range-address="'Camera-TTC-data'.H236:'Camera-TTC-data'.H253" chart:label-cell-address="'Camera-TTC-data'.C236:'Camera-TTC-data'.C236" chart:class="chart:line">
            <chart:data-point chart:repeated="18"/>
          </chart:series>
          <chart:series chart:style-name="ch12" chart:values-cell-range-address="'Camera-TTC-data'.H272:'Camera-TTC-data'.H289" chart:label-cell-address="'Camera-TTC-data'.C272:'Camera-TTC-data'.C272" chart:class="chart:line">
            <chart:data-point chart:repeated="18"/>
          </chart:series>
          <chart:series chart:style-name="ch13" chart:values-cell-range-address="'Camera-TTC-data'.H290:'Camera-TTC-data'.H307" chart:label-cell-address="'Camera-TTC-data'.C290:'Camera-TTC-data'.C290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218:'Camera-TTC-data'.C218</svg:desc>
                </draw:g>
              </table:table-cell>
              <table:table-cell office:value-type="string">
                <text:p>BRIEF</text:p>
                <draw:g>
                  <svg:desc>'Camera-TTC-data'.C236:'Camera-TTC-data'.C236</svg:desc>
                </draw:g>
              </table:table-cell>
              <table:table-cell office:value-type="string">
                <text:p>FREAK</text:p>
                <draw:g>
                  <svg:desc>'Camera-TTC-data'.C272:'Camera-TTC-data'.C272</svg:desc>
                </draw:g>
              </table:table-cell>
              <table:table-cell office:value-type="string">
                <text:p>SIFT</text:p>
                <draw:g>
                  <svg:desc>'Camera-TTC-data'.C290:'Camera-TTC-data'.C2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6296">
                <text:p>13.6296</text:p>
                <draw:g>
                  <svg:desc>'Camera-TTC-data'.H218:'Camera-TTC-data'.H235</svg:desc>
                </draw:g>
              </table:table-cell>
              <table:table-cell office:value-type="float" office:value="12.2522">
                <text:p>12.2522</text:p>
                <draw:g>
                  <svg:desc>'Camera-TTC-data'.H236:'Camera-TTC-data'.H253</svg:desc>
                </draw:g>
              </table:table-cell>
              <table:table-cell office:value-type="float" office:value="13.4215">
                <text:p>13.4215</text:p>
                <draw:g>
                  <svg:desc>'Camera-TTC-data'.H272:'Camera-TTC-data'.H289</svg:desc>
                </draw:g>
              </table:table-cell>
              <table:table-cell office:value-type="float" office:value="12.1296">
                <text:p>12.1296</text:p>
                <draw:g>
                  <svg:desc>'Camera-TTC-data'.H290:'Camera-TTC-data'.H3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0061">
                <text:p>14.0061</text:p>
              </table:table-cell>
              <table:table-cell office:value-type="float" office:value="13.6957">
                <text:p>13.6957</text:p>
              </table:table-cell>
              <table:table-cell office:value-type="float" office:value="12.8985">
                <text:p>12.8985</text:p>
              </table:table-cell>
              <table:table-cell office:value-type="float" office:value="13.6053">
                <text:p>13.6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6529">
                <text:p>14.6529</text:p>
              </table:table-cell>
              <table:table-cell office:value-type="float" office:value="15.3411">
                <text:p>15.3411</text:p>
              </table:table-cell>
              <table:table-cell office:value-type="float" office:value="14.8622">
                <text:p>14.8622</text:p>
              </table:table-cell>
              <table:table-cell office:value-type="float" office:value="12.9663">
                <text:p>12.9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979">
                <text:p>19.4979</text:p>
              </table:table-cell>
              <table:table-cell office:value-type="float" office:value="20.2921">
                <text:p>20.2921</text:p>
              </table:table-cell>
              <table:table-cell office:value-type="float" office:value="18.0588">
                <text:p>18.0588</text:p>
              </table:table-cell>
              <table:table-cell office:value-type="float" office:value="18.1978">
                <text:p>18.1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5924">
                <text:p>15.5924</text:p>
              </table:table-cell>
              <table:table-cell office:value-type="float" office:value="15.134">
                <text:p>15.134</text:p>
              </table:table-cell>
              <table:table-cell office:value-type="float" office:value="15.5411">
                <text:p>15.5411</text:p>
              </table:table-cell>
              <table:table-cell office:value-type="float" office:value="12.5905">
                <text:p>12.5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615">
                <text:p>11.5615</text:p>
              </table:table-cell>
              <table:table-cell office:value-type="float" office:value="11.2707">
                <text:p>11.2707</text:p>
              </table:table-cell>
              <table:table-cell office:value-type="float" office:value="12.3386">
                <text:p>12.3386</text:p>
              </table:table-cell>
              <table:table-cell office:value-type="float" office:value="11.0806">
                <text:p>11.0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25">
                <text:p>16.725</text:p>
              </table:table-cell>
              <table:table-cell office:value-type="float" office:value="14.0934">
                <text:p>14.0934</text:p>
              </table:table-cell>
              <table:table-cell office:value-type="float" office:value="18.8729">
                <text:p>18.8729</text:p>
              </table:table-cell>
              <table:table-cell office:value-type="float" office:value="14.0792">
                <text:p>14.0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2465">
                <text:p>15.2465</text:p>
              </table:table-cell>
              <table:table-cell office:value-type="float" office:value="15.4798">
                <text:p>15.4798</text:p>
              </table:table-cell>
              <table:table-cell office:value-type="float" office:value="15.2573">
                <text:p>15.2573</text:p>
              </table:table-cell>
              <table:table-cell office:value-type="float" office:value="15.1184">
                <text:p>15.1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4286">
                <text:p>14.4286</text:p>
              </table:table-cell>
              <table:table-cell office:value-type="float" office:value="13.1723">
                <text:p>13.1723</text:p>
              </table:table-cell>
              <table:table-cell office:value-type="float" office:value="14.5607">
                <text:p>14.5607</text:p>
              </table:table-cell>
              <table:table-cell office:value-type="float" office:value="13.2845">
                <text:p>13.2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636">
                <text:p>12.3636</text:p>
              </table:table-cell>
              <table:table-cell office:value-type="float" office:value="10.7082">
                <text:p>10.7082</text:p>
              </table:table-cell>
              <table:table-cell office:value-type="float" office:value="12.2275">
                <text:p>12.2275</text:p>
              </table:table-cell>
              <table:table-cell office:value-type="float" office:value="11.2428">
                <text:p>11.2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863">
                <text:p>13.8863</text:p>
              </table:table-cell>
              <table:table-cell office:value-type="float" office:value="12.8318">
                <text:p>12.8318</text:p>
              </table:table-cell>
              <table:table-cell office:value-type="float" office:value="14.3715">
                <text:p>14.3715</text:p>
              </table:table-cell>
              <table:table-cell office:value-type="float" office:value="12.4918">
                <text:p>12.4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7275">
                <text:p>10.7275</text:p>
              </table:table-cell>
              <table:table-cell office:value-type="float" office:value="11.239">
                <text:p>11.239</text:p>
              </table:table-cell>
              <table:table-cell office:value-type="float" office:value="11.1497">
                <text:p>11.1497</text:p>
              </table:table-cell>
              <table:table-cell office:value-type="float" office:value="11.2666">
                <text:p>11.2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567">
                <text:p>10.5567</text:p>
              </table:table-cell>
              <table:table-cell office:value-type="float" office:value="10.0135">
                <text:p>10.0135</text:p>
              </table:table-cell>
              <table:table-cell office:value-type="float" office:value="9.59761">
                <text:p>9.59761</text:p>
              </table:table-cell>
              <table:table-cell office:value-type="float" office:value="9.7382">
                <text:p>9.73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62875">
                <text:p>9.62875</text:p>
              </table:table-cell>
              <table:table-cell office:value-type="float" office:value="10.8417">
                <text:p>10.8417</text:p>
              </table:table-cell>
              <table:table-cell office:value-type="float" office:value="12.868">
                <text:p>12.868</text:p>
              </table:table-cell>
              <table:table-cell office:value-type="float" office:value="10.5753">
                <text:p>10.5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48609">
                <text:p>9.48609</text:p>
              </table:table-cell>
              <table:table-cell office:value-type="float" office:value="9.87535">
                <text:p>9.87535</text:p>
              </table:table-cell>
              <table:table-cell office:value-type="float" office:value="9.95781">
                <text:p>9.95781</text:p>
              </table:table-cell>
              <table:table-cell office:value-type="float" office:value="9.87543">
                <text:p>9.87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18659">
                <text:p>9.18659</text:p>
              </table:table-cell>
              <table:table-cell office:value-type="float" office:value="8.77162">
                <text:p>8.77162</text:p>
              </table:table-cell>
              <table:table-cell office:value-type="float" office:value="8.5209">
                <text:p>8.5209</text:p>
              </table:table-cell>
              <table:table-cell office:value-type="float" office:value="9.07358">
                <text:p>9.07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6459">
                <text:p>9.36459</text:p>
              </table:table-cell>
              <table:table-cell office:value-type="float" office:value="9.181">
                <text:p>9.181</text:p>
              </table:table-cell>
              <table:table-cell office:value-type="float" office:value="9.35448">
                <text:p>9.35448</text:p>
              </table:table-cell>
              <table:table-cell office:value-type="float" office:value="8.63928">
                <text:p>8.63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452">
                <text:p>10.1452</text:p>
              </table:table-cell>
              <table:table-cell office:value-type="float" office:value="10.2878">
                <text:p>10.2878</text:p>
              </table:table-cell>
              <table:table-cell office:value-type="float" office:value="12.1405">
                <text:p>12.1405</text:p>
              </table:table-cell>
              <table:table-cell office:value-type="float" office:value="8.83226">
                <text:p>8.832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91cm" svg:height="12.201cm" xlink:href=".." xlink:type="simple" chart:class="chart:line" chart:style-name="ch1">
        <chart:title svg:x="8.817cm" svg:y="0.38cm" chart:style-name="ch2">
          <text:p>Camera-based TTC</text:p>
        </chart:title>
        <chart:subtitle svg:x="9.148cm" svg:y="1.403cm" chart:style-name="ch3">
          <text:p>kpt detector: FAST</text:p>
        </chart:subtitle>
        <chart:legend chart:legend-position="top" svg:x="5.629cm" svg:y="2.271cm" style:legend-expansion="wide" chart:style-name="ch4"/>
        <chart:plot-area chart:style-name="ch5" table:cell-range-address="'Camera-TTC-data'.C326:'Camera-TTC-data'.C326 'Camera-TTC-data'.H326:'Camera-TTC-data'.H415 'Camera-TTC-data'.C344:'Camera-TTC-data'.C344 'Camera-TTC-data'.C362:'Camera-TTC-data'.C362 'Camera-TTC-data'.C380:'Camera-TTC-data'.C380 'Camera-TTC-data'.C398:'Camera-TTC-data'.C398" chart:data-source-has-labels="row" svg:x="1.444cm" svg:y="3.113cm" svg:width="19.814cm" svg:height="7.863cm">
          <chartooo:coordinate-region svg:x="2.251cm" svg:y="3.312cm" svg:width="18.82cm" svg:height="7.017cm"/>
          <chart:axis chart:dimension="x" chart:name="primary-x" chart:style-name="ch6">
            <chart:title svg:x="10.646cm" svg:y="11.22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7.842cm" chart:style-name="ch9">
              <text:p>TTC (sec.)</text:p>
            </chart:title>
            <chart:grid chart:style-name="ch8" chart:class="major"/>
          </chart:axis>
          <chart:series chart:style-name="ch10" chart:values-cell-range-address="'Camera-TTC-data'.H326:'Camera-TTC-data'.H343" chart:label-cell-address="'Camera-TTC-data'.C326:'Camera-TTC-data'.C326" chart:class="chart:line">
            <chart:data-point chart:repeated="18"/>
          </chart:series>
          <chart:series chart:style-name="ch11" chart:values-cell-range-address="'Camera-TTC-data'.H344:'Camera-TTC-data'.H361" chart:label-cell-address="'Camera-TTC-data'.C344:'Camera-TTC-data'.C344" chart:class="chart:line">
            <chart:data-point chart:repeated="18"/>
          </chart:series>
          <chart:series chart:style-name="ch12" chart:values-cell-range-address="'Camera-TTC-data'.H362:'Camera-TTC-data'.H379" chart:label-cell-address="'Camera-TTC-data'.C362:'Camera-TTC-data'.C362" chart:class="chart:line">
            <chart:data-point chart:repeated="18"/>
          </chart:series>
          <chart:series chart:style-name="ch13" chart:values-cell-range-address="'Camera-TTC-data'.H380:'Camera-TTC-data'.H397" chart:label-cell-address="'Camera-TTC-data'.C380:'Camera-TTC-data'.C380" chart:class="chart:line">
            <chart:data-point chart:repeated="18"/>
          </chart:series>
          <chart:series chart:style-name="ch14" chart:values-cell-range-address="'Camera-TTC-data'.H398:'Camera-TTC-data'.H415" chart:label-cell-address="'Camera-TTC-data'.C398:'Camera-TTC-data'.C398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326:'Camera-TTC-data'.C326</svg:desc>
                </draw:g>
              </table:table-cell>
              <table:table-cell office:value-type="string">
                <text:p>BRIEF</text:p>
                <draw:g>
                  <svg:desc>'Camera-TTC-data'.C344:'Camera-TTC-data'.C344</svg:desc>
                </draw:g>
              </table:table-cell>
              <table:table-cell office:value-type="string">
                <text:p>ORB</text:p>
                <draw:g>
                  <svg:desc>'Camera-TTC-data'.C362:'Camera-TTC-data'.C362</svg:desc>
                </draw:g>
              </table:table-cell>
              <table:table-cell office:value-type="string">
                <text:p>FREAK</text:p>
                <draw:g>
                  <svg:desc>'Camera-TTC-data'.C380:'Camera-TTC-data'.C380</svg:desc>
                </draw:g>
              </table:table-cell>
              <table:table-cell office:value-type="string">
                <text:p>SIFT</text:p>
                <draw:g>
                  <svg:desc>'Camera-TTC-data'.C398:'Camera-TTC-data'.C3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489">
                <text:p>12.489</text:p>
                <draw:g>
                  <svg:desc>'Camera-TTC-data'.H326:'Camera-TTC-data'.H343</svg:desc>
                </draw:g>
              </table:table-cell>
              <table:table-cell office:value-type="float" office:value="11.5067">
                <text:p>11.5067</text:p>
                <draw:g>
                  <svg:desc>'Camera-TTC-data'.H344:'Camera-TTC-data'.H361</svg:desc>
                </draw:g>
              </table:table-cell>
              <table:table-cell office:value-type="float" office:value="10.8098">
                <text:p>10.8098</text:p>
                <draw:g>
                  <svg:desc>'Camera-TTC-data'.H362:'Camera-TTC-data'.H379</svg:desc>
                </draw:g>
              </table:table-cell>
              <table:table-cell office:value-type="float" office:value="12.2019">
                <text:p>12.2019</text:p>
                <draw:g>
                  <svg:desc>'Camera-TTC-data'.H380:'Camera-TTC-data'.H397</svg:desc>
                </draw:g>
              </table:table-cell>
              <table:table-cell office:value-type="float" office:value="11.6549">
                <text:p>11.6549</text:p>
                <draw:g>
                  <svg:desc>'Camera-TTC-data'.H398:'Camera-TTC-data'.H4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521">
                <text:p>12.5521</text:p>
              </table:table-cell>
              <table:table-cell office:value-type="float" office:value="12.0805">
                <text:p>12.0805</text:p>
              </table:table-cell>
              <table:table-cell office:value-type="float" office:value="11.9923">
                <text:p>11.9923</text:p>
              </table:table-cell>
              <table:table-cell office:value-type="float" office:value="28.8498">
                <text:p>28.8498</text:p>
              </table:table-cell>
              <table:table-cell office:value-type="float" office:value="12.5723">
                <text:p>12.5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96">
                <text:p>13.196</text:p>
              </table:table-cell>
              <table:table-cell office:value-type="float" office:value="13.9691">
                <text:p>13.9691</text:p>
              </table:table-cell>
              <table:table-cell office:value-type="float" office:value="21.0779">
                <text:p>21.0779</text:p>
              </table:table-cell>
              <table:table-cell office:value-type="float" office:value="11.1235">
                <text:p>11.1235</text:p>
              </table:table-cell>
              <table:table-cell office:value-type="float" office:value="15.7297">
                <text:p>15.7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991">
                <text:p>12.9991</text:p>
              </table:table-cell>
              <table:table-cell office:value-type="float" office:value="13.1068">
                <text:p>13.1068</text:p>
              </table:table-cell>
              <table:table-cell office:value-type="float" office:value="13.9951">
                <text:p>13.9951</text:p>
              </table:table-cell>
              <table:table-cell office:value-type="float" office:value="12.6321">
                <text:p>12.6321</text:p>
              </table:table-cell>
              <table:table-cell office:value-type="float" office:value="15.0057">
                <text:p>15.0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.181">
                <text:p>331.181</text:p>
              </table:table-cell>
              <table:table-cell office:value-type="float" office:value="18.4244">
                <text:p>18.4244</text:p>
              </table:table-cell>
              <table:table-cell office:value-type="float" office:value="30.5541">
                <text:p>30.5541</text:p>
              </table:table-cell>
              <table:table-cell office:value-type="float" office:value="10.0447">
                <text:p>10.0447</text:p>
              </table:table-cell>
              <table:table-cell office:value-type="float" office:value="30.2941">
                <text:p>30.2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723">
                <text:p>13.2723</text:p>
              </table:table-cell>
              <table:table-cell office:value-type="float" office:value="13.2097">
                <text:p>13.2097</text:p>
              </table:table-cell>
              <table:table-cell office:value-type="float" office:value="12.969">
                <text:p>12.969</text:p>
              </table:table-cell>
              <table:table-cell office:value-type="float" office:value="12.1419">
                <text:p>12.1419</text:p>
              </table:table-cell>
              <table:table-cell office:value-type="float" office:value="13.0781">
                <text:p>13.0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456">
                <text:p>12.2456</text:p>
              </table:table-cell>
              <table:table-cell office:value-type="float" office:value="12.1008">
                <text:p>12.1008</text:p>
              </table:table-cell>
              <table:table-cell office:value-type="float" office:value="11.8323">
                <text:p>11.8323</text:p>
              </table:table-cell>
              <table:table-cell office:value-type="float" office:value="11.7657">
                <text:p>11.7657</text:p>
              </table:table-cell>
              <table:table-cell office:value-type="float" office:value="12.0183">
                <text:p>12.0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8185">
                <text:p>11.8185</text:p>
              </table:table-cell>
              <table:table-cell office:value-type="float" office:value="11.4524">
                <text:p>11.4524</text:p>
              </table:table-cell>
              <table:table-cell office:value-type="float" office:value="12.0704">
                <text:p>12.0704</text:p>
              </table:table-cell>
              <table:table-cell office:value-type="float" office:value="12.058">
                <text:p>12.058</text:p>
              </table:table-cell>
              <table:table-cell office:value-type="float" office:value="12.0704">
                <text:p>12.0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6791">
                <text:p>12.6791</text:p>
              </table:table-cell>
              <table:table-cell office:value-type="float" office:value="12.9798">
                <text:p>12.9798</text:p>
              </table:table-cell>
              <table:table-cell office:value-type="float" office:value="11.6035">
                <text:p>11.6035</text:p>
              </table:table-cell>
              <table:table-cell office:value-type="float" office:value="12.4182">
                <text:p>12.4182</text:p>
              </table:table-cell>
              <table:table-cell office:value-type="float" office:value="13.068">
                <text:p>13.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899">
                <text:p>14.2899</text:p>
              </table:table-cell>
              <table:table-cell office:value-type="float" office:value="13.417">
                <text:p>13.417</text:p>
              </table:table-cell>
              <table:table-cell office:value-type="float" office:value="13.7124">
                <text:p>13.7124</text:p>
              </table:table-cell>
              <table:table-cell office:value-type="float" office:value="13.3709">
                <text:p>13.3709</text:p>
              </table:table-cell>
              <table:table-cell office:value-type="float" office:value="13.7054">
                <text:p>13.7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653">
                <text:p>12.7653</text:p>
              </table:table-cell>
              <table:table-cell office:value-type="float" office:value="13.6355">
                <text:p>13.6355</text:p>
              </table:table-cell>
              <table:table-cell office:value-type="float" office:value="13.9017">
                <text:p>13.9017</text:p>
              </table:table-cell>
              <table:table-cell office:value-type="float" office:value="12.8707">
                <text:p>12.8707</text:p>
              </table:table-cell>
              <table:table-cell office:value-type="float" office:value="14.2298">
                <text:p>14.2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4194">
                <text:p>12.4194</text:p>
              </table:table-cell>
              <table:table-cell office:value-type="float" office:value="11.1817">
                <text:p>11.1817</text:p>
              </table:table-cell>
              <table:table-cell office:value-type="float" office:value="13.0369">
                <text:p>13.0369</text:p>
              </table:table-cell>
              <table:table-cell office:value-type="float" office:value="13.1713">
                <text:p>13.1713</text:p>
              </table:table-cell>
              <table:table-cell office:value-type="float" office:value="11.5964">
                <text:p>11.5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4143">
                <text:p>12.4143</text:p>
              </table:table-cell>
              <table:table-cell office:value-type="float" office:value="11.8507">
                <text:p>11.8507</text:p>
              </table:table-cell>
              <table:table-cell office:value-type="float" office:value="12.1401">
                <text:p>12.1401</text:p>
              </table:table-cell>
              <table:table-cell office:value-type="float" office:value="12.7204">
                <text:p>12.7204</text:p>
              </table:table-cell>
              <table:table-cell office:value-type="float" office:value="12.5041">
                <text:p>12.5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5919">
                <text:p>12.5919</text:p>
              </table:table-cell>
              <table:table-cell office:value-type="float" office:value="11.4778">
                <text:p>11.4778</text:p>
              </table:table-cell>
              <table:table-cell office:value-type="float" office:value="11.4939">
                <text:p>11.4939</text:p>
              </table:table-cell>
              <table:table-cell office:value-type="float" office:value="12.1076">
                <text:p>12.1076</text:p>
              </table:table-cell>
              <table:table-cell office:value-type="float" office:value="11.521">
                <text:p>11.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403">
                <text:p>12.1403</text:p>
              </table:table-cell>
              <table:table-cell office:value-type="float" office:value="11.0998">
                <text:p>11.0998</text:p>
              </table:table-cell>
              <table:table-cell office:value-type="float" office:value="12.3286">
                <text:p>12.3286</text:p>
              </table:table-cell>
              <table:table-cell office:value-type="float" office:value="11.3635">
                <text:p>11.3635</text:p>
              </table:table-cell>
              <table:table-cell office:value-type="float" office:value="11.2036">
                <text:p>11.2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6414">
                <text:p>12.6414</text:p>
              </table:table-cell>
              <table:table-cell office:value-type="float" office:value="12.3712">
                <text:p>12.3712</text:p>
              </table:table-cell>
              <table:table-cell office:value-type="float" office:value="11.8915">
                <text:p>11.8915</text:p>
              </table:table-cell>
              <table:table-cell office:value-type="float" office:value="12.446">
                <text:p>12.446</text:p>
              </table:table-cell>
              <table:table-cell office:value-type="float" office:value="12.1038">
                <text:p>12.1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2562">
                <text:p>8.52562</text:p>
              </table:table-cell>
              <table:table-cell office:value-type="float" office:value="8.83345">
                <text:p>8.83345</text:p>
              </table:table-cell>
              <table:table-cell office:value-type="float" office:value="11.2971">
                <text:p>11.2971</text:p>
              </table:table-cell>
              <table:table-cell office:value-type="float" office:value="10.6669">
                <text:p>10.6669</text:p>
              </table:table-cell>
              <table:table-cell office:value-type="float" office:value="8.10022">
                <text:p>8.1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0819">
                <text:p>12.0819</text:p>
              </table:table-cell>
              <table:table-cell office:value-type="float" office:value="11.6117">
                <text:p>11.6117</text:p>
              </table:table-cell>
              <table:table-cell office:value-type="float" office:value="11.9612">
                <text:p>11.9612</text:p>
              </table:table-cell>
              <table:table-cell office:value-type="float" office:value="11.5312">
                <text:p>11.5312</text:p>
              </table:table-cell>
              <table:table-cell office:value-type="float" office:value="10.6939">
                <text:p>10.6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4cm" svg:height="12.285cm" xlink:href=".." xlink:type="simple" chart:class="chart:line" chart:style-name="ch1">
        <chart:title svg:x="8.892cm" svg:y="0.381cm" chart:style-name="ch2">
          <text:p>Camera-based TTC</text:p>
        </chart:title>
        <chart:subtitle svg:x="9.13cm" svg:y="1.405cm" chart:style-name="ch3">
          <text:p>kpt detector: BRISK</text:p>
        </chart:subtitle>
        <chart:legend chart:legend-position="top" svg:x="5.704cm" svg:y="2.273cm" style:legend-expansion="wide" chart:style-name="ch4"/>
        <chart:plot-area chart:style-name="ch5" table:cell-range-address="'Camera-TTC-data'.C434:'Camera-TTC-data'.C434 'Camera-TTC-data'.H434:'Camera-TTC-data'.H523 'Camera-TTC-data'.C452:'Camera-TTC-data'.C452 'Camera-TTC-data'.C470:'Camera-TTC-data'.C470 'Camera-TTC-data'.C488:'Camera-TTC-data'.C488 'Camera-TTC-data'.C506:'Camera-TTC-data'.C506" chart:data-source-has-labels="row" svg:x="1.447cm" svg:y="3.116cm" svg:width="19.957cm" svg:height="7.943cm">
          <chartooo:coordinate-region svg:x="2.068cm" svg:y="3.315cm" svg:width="19.149cm" svg:height="7.097cm"/>
          <chart:axis chart:dimension="x" chart:name="primary-x" chart:style-name="ch6">
            <chart:title svg:x="10.72cm" svg:y="11.304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7.885cm" chart:style-name="ch9">
              <text:p>TTC (sec.)</text:p>
            </chart:title>
            <chart:grid chart:style-name="ch8" chart:class="major"/>
          </chart:axis>
          <chart:series chart:style-name="ch10" chart:values-cell-range-address="'Camera-TTC-data'.H434:'Camera-TTC-data'.H451" chart:label-cell-address="'Camera-TTC-data'.C434:'Camera-TTC-data'.C434" chart:class="chart:line">
            <chart:data-point chart:repeated="18"/>
          </chart:series>
          <chart:series chart:style-name="ch11" chart:values-cell-range-address="'Camera-TTC-data'.H452:'Camera-TTC-data'.H469" chart:label-cell-address="'Camera-TTC-data'.C452:'Camera-TTC-data'.C452" chart:class="chart:line">
            <chart:data-point chart:repeated="18"/>
          </chart:series>
          <chart:series chart:style-name="ch12" chart:values-cell-range-address="'Camera-TTC-data'.H470:'Camera-TTC-data'.H487" chart:label-cell-address="'Camera-TTC-data'.C470:'Camera-TTC-data'.C470" chart:class="chart:line">
            <chart:data-point chart:repeated="18"/>
          </chart:series>
          <chart:series chart:style-name="ch13" chart:values-cell-range-address="'Camera-TTC-data'.H488:'Camera-TTC-data'.H505" chart:label-cell-address="'Camera-TTC-data'.C488:'Camera-TTC-data'.C488" chart:class="chart:line">
            <chart:data-point chart:repeated="18"/>
          </chart:series>
          <chart:series chart:style-name="ch14" chart:values-cell-range-address="'Camera-TTC-data'.H506:'Camera-TTC-data'.H523" chart:label-cell-address="'Camera-TTC-data'.C506:'Camera-TTC-data'.C506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434:'Camera-TTC-data'.C434</svg:desc>
                </draw:g>
              </table:table-cell>
              <table:table-cell office:value-type="string">
                <text:p>BRIEF</text:p>
                <draw:g>
                  <svg:desc>'Camera-TTC-data'.C452:'Camera-TTC-data'.C452</svg:desc>
                </draw:g>
              </table:table-cell>
              <table:table-cell office:value-type="string">
                <text:p>ORB</text:p>
                <draw:g>
                  <svg:desc>'Camera-TTC-data'.C470:'Camera-TTC-data'.C470</svg:desc>
                </draw:g>
              </table:table-cell>
              <table:table-cell office:value-type="string">
                <text:p>FREAK</text:p>
                <draw:g>
                  <svg:desc>'Camera-TTC-data'.C488:'Camera-TTC-data'.C488</svg:desc>
                </draw:g>
              </table:table-cell>
              <table:table-cell office:value-type="string">
                <text:p>SIFT</text:p>
                <draw:g>
                  <svg:desc>'Camera-TTC-data'.C506:'Camera-TTC-data'.C5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883">
                <text:p>11.7883</text:p>
                <draw:g>
                  <svg:desc>'Camera-TTC-data'.H434:'Camera-TTC-data'.H451</svg:desc>
                </draw:g>
              </table:table-cell>
              <table:table-cell office:value-type="float" office:value="13.3715">
                <text:p>13.3715</text:p>
                <draw:g>
                  <svg:desc>'Camera-TTC-data'.H452:'Camera-TTC-data'.H469</svg:desc>
                </draw:g>
              </table:table-cell>
              <table:table-cell office:value-type="float" office:value="12.6395">
                <text:p>12.6395</text:p>
                <draw:g>
                  <svg:desc>'Camera-TTC-data'.H470:'Camera-TTC-data'.H487</svg:desc>
                </draw:g>
              </table:table-cell>
              <table:table-cell office:value-type="float" office:value="13.7945">
                <text:p>13.7945</text:p>
                <draw:g>
                  <svg:desc>'Camera-TTC-data'.H488:'Camera-TTC-data'.H505</svg:desc>
                </draw:g>
              </table:table-cell>
              <table:table-cell office:value-type="float" office:value="12.7589">
                <text:p>12.7589</text:p>
                <draw:g>
                  <svg:desc>'Camera-TTC-data'.H506:'Camera-TTC-data'.H5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2811">
                <text:p>22.2811</text:p>
              </table:table-cell>
              <table:table-cell office:value-type="float" office:value="14.8617">
                <text:p>14.8617</text:p>
              </table:table-cell>
              <table:table-cell office:value-type="float" office:value="24.1462">
                <text:p>24.1462</text:p>
              </table:table-cell>
              <table:table-cell office:value-type="float" office:value="21.4693">
                <text:p>21.4693</text:p>
              </table:table-cell>
              <table:table-cell office:value-type="float" office:value="15.9905">
                <text:p>15.9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5805">
                <text:p>16.5805</text:p>
              </table:table-cell>
              <table:table-cell office:value-type="float" office:value="14.9417">
                <text:p>14.9417</text:p>
              </table:table-cell>
              <table:table-cell office:value-type="float" office:value="16.7213">
                <text:p>16.7213</text:p>
              </table:table-cell>
              <table:table-cell office:value-type="float" office:value="13.3305">
                <text:p>13.3305</text:p>
              </table:table-cell>
              <table:table-cell office:value-type="float" office:value="16.6914">
                <text:p>16.6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5327">
                <text:p>15.5327</text:p>
              </table:table-cell>
              <table:table-cell office:value-type="float" office:value="14.6002">
                <text:p>14.6002</text:p>
              </table:table-cell>
              <table:table-cell office:value-type="float" office:value="14.4506">
                <text:p>14.4506</text:p>
              </table:table-cell>
              <table:table-cell office:value-type="float" office:value="15.164">
                <text:p>15.164</text:p>
              </table:table-cell>
              <table:table-cell office:value-type="float" office:value="12.5483">
                <text:p>12.5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084">
                <text:p>23.7084</text:p>
              </table:table-cell>
              <table:table-cell office:value-type="float" office:value="13.4263">
                <text:p>13.4263</text:p>
              </table:table-cell>
              <table:table-cell office:value-type="float" office:value="22.2486">
                <text:p>22.2486</text:p>
              </table:table-cell>
              <table:table-cell office:value-type="float" office:value="33.8375">
                <text:p>33.8375</text:p>
              </table:table-cell>
              <table:table-cell office:value-type="float" office:value="31.8944">
                <text:p>31.8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6987">
                <text:p>16.6987</text:p>
              </table:table-cell>
              <table:table-cell office:value-type="float" office:value="15.0138">
                <text:p>15.0138</text:p>
              </table:table-cell>
              <table:table-cell office:value-type="float" office:value="26.866">
                <text:p>26.866</text:p>
              </table:table-cell>
              <table:table-cell office:value-type="float" office:value="13.3776">
                <text:p>13.3776</text:p>
              </table:table-cell>
              <table:table-cell office:value-type="float" office:value="13.5079">
                <text:p>13.5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4933">
                <text:p>16.4933</text:p>
              </table:table-cell>
              <table:table-cell office:value-type="float" office:value="14.2485">
                <text:p>14.2485</text:p>
              </table:table-cell>
              <table:table-cell office:value-type="float" office:value="14.4225">
                <text:p>14.4225</text:p>
              </table:table-cell>
              <table:table-cell office:value-type="float" office:value="17.9002">
                <text:p>17.9002</text:p>
              </table:table-cell>
              <table:table-cell office:value-type="float" office:value="13.7673">
                <text:p>13.7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9698">
                <text:p>18.9698</text:p>
              </table:table-cell>
              <table:table-cell office:value-type="float" office:value="17.1716">
                <text:p>17.1716</text:p>
              </table:table-cell>
              <table:table-cell office:value-type="float" office:value="15.2255">
                <text:p>15.2255</text:p>
              </table:table-cell>
              <table:table-cell office:value-type="float" office:value="16.1858">
                <text:p>16.1858</text:p>
              </table:table-cell>
              <table:table-cell office:value-type="float" office:value="15.879">
                <text:p>15.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947">
                <text:p>15.0947</text:p>
              </table:table-cell>
              <table:table-cell office:value-type="float" office:value="17.2178">
                <text:p>17.2178</text:p>
              </table:table-cell>
              <table:table-cell office:value-type="float" office:value="15.6841">
                <text:p>15.6841</text:p>
              </table:table-cell>
              <table:table-cell office:value-type="float" office:value="15.5339">
                <text:p>15.5339</text:p>
              </table:table-cell>
              <table:table-cell office:value-type="float" office:value="16.9791">
                <text:p>16.9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031">
                <text:p>11.8031</text:p>
              </table:table-cell>
              <table:table-cell office:value-type="float" office:value="11.7927">
                <text:p>11.7927</text:p>
              </table:table-cell>
              <table:table-cell office:value-type="float" office:value="11.2371">
                <text:p>11.2371</text:p>
              </table:table-cell>
              <table:table-cell office:value-type="float" office:value="11.3595">
                <text:p>11.3595</text:p>
              </table:table-cell>
              <table:table-cell office:value-type="float" office:value="14.5955">
                <text:p>14.5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698">
                <text:p>11.9698</text:p>
              </table:table-cell>
              <table:table-cell office:value-type="float" office:value="12.9475">
                <text:p>12.9475</text:p>
              </table:table-cell>
              <table:table-cell office:value-type="float" office:value="12.015">
                <text:p>12.015</text:p>
              </table:table-cell>
              <table:table-cell office:value-type="float" office:value="12.8797">
                <text:p>12.8797</text:p>
              </table:table-cell>
              <table:table-cell office:value-type="float" office:value="12.6306">
                <text:p>12.6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6338">
                <text:p>12.6338</text:p>
              </table:table-cell>
              <table:table-cell office:value-type="float" office:value="13.385">
                <text:p>13.385</text:p>
              </table:table-cell>
              <table:table-cell office:value-type="float" office:value="14.0149">
                <text:p>14.0149</text:p>
              </table:table-cell>
              <table:table-cell office:value-type="float" office:value="12.1826">
                <text:p>12.1826</text:p>
              </table:table-cell>
              <table:table-cell office:value-type="float" office:value="11.1861">
                <text:p>11.1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059">
                <text:p>13.6059</text:p>
              </table:table-cell>
              <table:table-cell office:value-type="float" office:value="14.2968">
                <text:p>14.2968</text:p>
              </table:table-cell>
              <table:table-cell office:value-type="float" office:value="11.4266">
                <text:p>11.4266</text:p>
              </table:table-cell>
              <table:table-cell office:value-type="float" office:value="12.8201">
                <text:p>12.8201</text:p>
              </table:table-cell>
              <table:table-cell office:value-type="float" office:value="13.1358">
                <text:p>13.1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201">
                <text:p>11.3201</text:p>
              </table:table-cell>
              <table:table-cell office:value-type="float" office:value="10.8099">
                <text:p>10.8099</text:p>
              </table:table-cell>
              <table:table-cell office:value-type="float" office:value="12.985">
                <text:p>12.985</text:p>
              </table:table-cell>
              <table:table-cell office:value-type="float" office:value="13.3594">
                <text:p>13.3594</text:p>
              </table:table-cell>
              <table:table-cell office:value-type="float" office:value="10.3261">
                <text:p>10.3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9612">
                <text:p>12.9612</text:p>
              </table:table-cell>
              <table:table-cell office:value-type="float" office:value="11.9295">
                <text:p>11.9295</text:p>
              </table:table-cell>
              <table:table-cell office:value-type="float" office:value="12.1369">
                <text:p>12.1369</text:p>
              </table:table-cell>
              <table:table-cell office:value-type="float" office:value="13.7968">
                <text:p>13.7968</text:p>
              </table:table-cell>
              <table:table-cell office:value-type="float" office:value="13.3844">
                <text:p>13.3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058">
                <text:p>11.5058</text:p>
              </table:table-cell>
              <table:table-cell office:value-type="float" office:value="11.6288">
                <text:p>11.6288</text:p>
              </table:table-cell>
              <table:table-cell office:value-type="float" office:value="12.7423">
                <text:p>12.7423</text:p>
              </table:table-cell>
              <table:table-cell office:value-type="float" office:value="10.6153">
                <text:p>10.6153</text:p>
              </table:table-cell>
              <table:table-cell office:value-type="float" office:value="11.0452">
                <text:p>11.0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2908">
                <text:p>10.2908</text:p>
              </table:table-cell>
              <table:table-cell office:value-type="float" office:value="9.13173">
                <text:p>9.13173</text:p>
              </table:table-cell>
              <table:table-cell office:value-type="float" office:value="8.90633">
                <text:p>8.90633</text:p>
              </table:table-cell>
              <table:table-cell office:value-type="float" office:value="9.60189">
                <text:p>9.60189</text:p>
              </table:table-cell>
              <table:table-cell office:value-type="float" office:value="9.60571">
                <text:p>9.60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006">
                <text:p>12.7006</text:p>
              </table:table-cell>
              <table:table-cell office:value-type="float" office:value="11.1584">
                <text:p>11.1584</text:p>
              </table:table-cell>
              <table:table-cell office:value-type="float" office:value="12.9599">
                <text:p>12.9599</text:p>
              </table:table-cell>
              <table:table-cell office:value-type="float" office:value="10.8594">
                <text:p>10.8594</text:p>
              </table:table-cell>
              <table:table-cell office:value-type="float" office:value="11.3034">
                <text:p>11.30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96cm" svg:height="12.091cm" xlink:href=".." xlink:type="simple" chart:class="chart:line" chart:style-name="ch1">
        <chart:title svg:x="8.72cm" svg:y="0.377cm" chart:style-name="ch2">
          <text:p>Camera-based TTC</text:p>
        </chart:title>
        <chart:subtitle svg:x="9.117cm" svg:y="1.397cm" chart:style-name="ch3">
          <text:p>kpt detector: ORB</text:p>
        </chart:subtitle>
        <chart:legend chart:legend-position="top" svg:x="5.532cm" svg:y="2.265cm" style:legend-expansion="wide" chart:style-name="ch4"/>
        <chart:plot-area chart:style-name="ch5" table:cell-range-address="'Camera-TTC-data'.C542:'Camera-TTC-data'.C542 'Camera-TTC-data'.H542:'Camera-TTC-data'.H631 'Camera-TTC-data'.C560:'Camera-TTC-data'.C560 'Camera-TTC-data'.C578:'Camera-TTC-data'.C578 'Camera-TTC-data'.C596:'Camera-TTC-data'.C596 'Camera-TTC-data'.C614:'Camera-TTC-data'.C614" chart:data-source-has-labels="row" svg:x="1.44cm" svg:y="3.104cm" svg:width="19.627cm" svg:height="7.765cm">
          <chartooo:coordinate-region svg:x="2.247cm" svg:y="3.303cm" svg:width="18.633cm" svg:height="6.919cm"/>
          <chart:axis chart:dimension="x" chart:name="primary-x" chart:style-name="ch6">
            <chart:title svg:x="10.548cm" svg:y="11.11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7.784cm" chart:style-name="ch9">
              <text:p>TTC (sec.)</text:p>
            </chart:title>
            <chart:grid chart:style-name="ch8" chart:class="major"/>
          </chart:axis>
          <chart:series chart:style-name="ch10" chart:values-cell-range-address="'Camera-TTC-data'.H542:'Camera-TTC-data'.H559" chart:label-cell-address="'Camera-TTC-data'.C542:'Camera-TTC-data'.C542" chart:class="chart:line">
            <chart:data-point chart:repeated="18"/>
          </chart:series>
          <chart:series chart:style-name="ch11" chart:values-cell-range-address="'Camera-TTC-data'.H560:'Camera-TTC-data'.H577" chart:label-cell-address="'Camera-TTC-data'.C560:'Camera-TTC-data'.C560" chart:class="chart:line">
            <chart:data-point chart:repeated="18"/>
          </chart:series>
          <chart:series chart:style-name="ch12" chart:values-cell-range-address="'Camera-TTC-data'.H578:'Camera-TTC-data'.H595" chart:label-cell-address="'Camera-TTC-data'.C578:'Camera-TTC-data'.C578" chart:class="chart:line">
            <chart:data-point chart:repeated="18"/>
          </chart:series>
          <chart:series chart:style-name="ch13" chart:values-cell-range-address="'Camera-TTC-data'.H596:'Camera-TTC-data'.H613" chart:label-cell-address="'Camera-TTC-data'.C596:'Camera-TTC-data'.C596" chart:class="chart:line">
            <chart:data-point chart:repeated="18"/>
          </chart:series>
          <chart:series chart:style-name="ch14" chart:values-cell-range-address="'Camera-TTC-data'.H614:'Camera-TTC-data'.H631" chart:label-cell-address="'Camera-TTC-data'.C614:'Camera-TTC-data'.C614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542:'Camera-TTC-data'.C542</svg:desc>
                </draw:g>
              </table:table-cell>
              <table:table-cell office:value-type="string">
                <text:p>BRIEF</text:p>
                <draw:g>
                  <svg:desc>'Camera-TTC-data'.C560:'Camera-TTC-data'.C560</svg:desc>
                </draw:g>
              </table:table-cell>
              <table:table-cell office:value-type="string">
                <text:p>ORB</text:p>
                <draw:g>
                  <svg:desc>'Camera-TTC-data'.C578:'Camera-TTC-data'.C578</svg:desc>
                </draw:g>
              </table:table-cell>
              <table:table-cell office:value-type="string">
                <text:p>FREAK</text:p>
                <draw:g>
                  <svg:desc>'Camera-TTC-data'.C596:'Camera-TTC-data'.C596</svg:desc>
                </draw:g>
              </table:table-cell>
              <table:table-cell office:value-type="string">
                <text:p>SIFT</text:p>
                <draw:g>
                  <svg:desc>'Camera-TTC-data'.C614:'Camera-TTC-data'.C6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4376">
                <text:p>19.4376</text:p>
                <draw:g>
                  <svg:desc>'Camera-TTC-data'.H542:'Camera-TTC-data'.H559</svg:desc>
                </draw:g>
              </table:table-cell>
              <table:table-cell office:value-type="float" office:value="14.4902">
                <text:p>14.4902</text:p>
                <draw:g>
                  <svg:desc>'Camera-TTC-data'.H560:'Camera-TTC-data'.H577</svg:desc>
                </draw:g>
              </table:table-cell>
              <table:table-cell office:value-type="float" office:value="15.2997">
                <text:p>15.2997</text:p>
                <draw:g>
                  <svg:desc>'Camera-TTC-data'.H578:'Camera-TTC-data'.H595</svg:desc>
                </draw:g>
              </table:table-cell>
              <table:table-cell office:value-type="float" office:value="11.9371">
                <text:p>11.9371</text:p>
                <draw:g>
                  <svg:desc>'Camera-TTC-data'.H596:'Camera-TTC-data'.H613</svg:desc>
                </draw:g>
              </table:table-cell>
              <table:table-cell office:value-type="float" office:value="17.0722">
                <text:p>17.0722</text:p>
                <draw:g>
                  <svg:desc>'Camera-TTC-data'.H614:'Camera-TTC-data'.H6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9385">
                <text:p>15.9385</text:p>
              </table:table-cell>
              <table:table-cell office:value-type="float" office:value="15.1978">
                <text:p>15.1978</text:p>
              </table:table-cell>
              <table:table-cell office:value-type="float" office:value="NaN">
                <text:p>NaN</text:p>
              </table:table-cell>
              <table:table-cell office:value-type="float" office:value="13.3994">
                <text:p>13.3994</text:p>
              </table:table-cell>
              <table:table-cell office:value-type="float" office:value="11.6219">
                <text:p>11.6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0441">
                <text:p>11.0441</text:p>
              </table:table-cell>
              <table:table-cell office:value-type="float" office:value="28.2048">
                <text:p>28.2048</text:p>
              </table:table-cell>
              <table:table-cell office:value-type="float" office:value="24.6923">
                <text:p>24.6923</text:p>
              </table:table-cell>
              <table:table-cell office:value-type="float" office:value="10.5428">
                <text:p>10.5428</text:p>
              </table:table-cell>
              <table:table-cell office:value-type="float" office:value="12.3578">
                <text:p>12.3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9347">
                <text:p>18.9347</text:p>
              </table:table-cell>
              <table:table-cell office:value-type="float" office:value="21.7788">
                <text:p>21.7788</text:p>
              </table:table-cell>
              <table:table-cell office:value-type="float" office:value="23.8256">
                <text:p>23.8256</text:p>
              </table:table-cell>
              <table:table-cell office:value-type="float" office:value="11.2797">
                <text:p>11.2797</text:p>
              </table:table-cell>
              <table:table-cell office:value-type="float" office:value="342.998">
                <text:p>342.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4842">
                <text:p>74.4842</text:p>
              </table:table-cell>
              <table:table-cell office:value-type="float" office:value="24.0009">
                <text:p>24.0009</text:p>
              </table:table-cell>
              <table:table-cell office:value-type="float" office:value="32.0676">
                <text:p>32.0676</text:p>
              </table:table-cell>
              <table:table-cell office:value-type="float" office:value="NaN">
                <text:p>NaN</text:p>
              </table:table-cell>
              <table:table-cell office:value-type="float" office:value="77.4996">
                <text:p>77.4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16">
                <text:p>11.5816</text:p>
              </table:table-cell>
              <table:table-cell office:value-type="float" office:value="9.51727">
                <text:p>9.51727</text:p>
              </table:table-cell>
              <table:table-cell office:value-type="float" office:value="NaN">
                <text:p>NaN</text:p>
              </table:table-cell>
              <table:table-cell office:value-type="float" office:value="13.4145">
                <text:p>13.4145</text:p>
              </table:table-cell>
              <table:table-cell office:value-type="float" office:value="19.9028">
                <text:p>19.9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663">
                <text:p>13.0663</text:p>
              </table:table-cell>
              <table:table-cell office:value-type="float" office:value="13.9792">
                <text:p>13.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751">
                <text:p>145.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521">
                <text:p>10.6521</text:p>
              </table:table-cell>
              <table:table-cell office:value-type="float" office:value="31.149">
                <text:p>31.149</text:p>
              </table:table-cell>
              <table:table-cell office:value-type="float" office:value="10.8781">
                <text:p>10.8781</text:p>
              </table:table-cell>
              <table:table-cell office:value-type="float" office:value="8.85642">
                <text:p>8.85642</text:p>
              </table:table-cell>
              <table:table-cell office:value-type="float" office:value="10.6963">
                <text:p>10.6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65">
                <text:p>17.765</text:p>
              </table:table-cell>
              <table:table-cell office:value-type="float" office:value="30.3657">
                <text:p>30.3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7173">
                <text:p>23.7173</text:p>
              </table:table-cell>
              <table:table-cell office:value-type="float" office:value="10.4732">
                <text:p>10.4732</text:p>
              </table:table-cell>
              <table:table-cell office:value-type="float" office:value="15.2808">
                <text:p>15.2808</text:p>
              </table:table-cell>
              <table:table-cell office:value-type="float" office:value="NaN">
                <text:p>NaN</text:p>
              </table:table-cell>
              <table:table-cell office:value-type="float" office:value="23.9756">
                <text:p>23.9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751">
                <text:p>7.751</text:p>
              </table:table-cell>
              <table:table-cell office:value-type="float" office:value="20.2016">
                <text:p>20.2016</text:p>
              </table:table-cell>
              <table:table-cell office:value-type="float" office:value="9.25805">
                <text:p>9.25805</text:p>
              </table:table-cell>
              <table:table-cell office:value-type="float" office:value="6.46748">
                <text:p>6.46748</text:p>
              </table:table-cell>
              <table:table-cell office:value-type="float" office:value="8.42543">
                <text:p>8.42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4.252">
                <text:p>14.252</text:p>
              </table:table-cell>
              <table:table-cell office:value-type="float" office:value="NaN">
                <text:p>NaN</text:p>
              </table:table-cell>
              <table:table-cell office:value-type="float" office:value="14.9136">
                <text:p>14.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4368">
                <text:p>13.4368</text:p>
              </table:table-cell>
              <table:table-cell office:value-type="float" office:value="22.7734">
                <text:p>22.7734</text:p>
              </table:table-cell>
              <table:table-cell office:value-type="float" office:value="13.1974">
                <text:p>13.1974</text:p>
              </table:table-cell>
              <table:table-cell office:value-type="float" office:value="6.95086">
                <text:p>6.95086</text:p>
              </table:table-cell>
              <table:table-cell office:value-type="float" office:value="8.72798">
                <text:p>8.72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6047">
                <text:p>9.56047</text:p>
              </table:table-cell>
              <table:table-cell office:value-type="float" office:value="10.9352">
                <text:p>10.9352</text:p>
              </table:table-cell>
              <table:table-cell office:value-type="float" office:value="13.549">
                <text:p>13.549</text:p>
              </table:table-cell>
              <table:table-cell office:value-type="float" office:value="38.794">
                <text:p>38.794</text:p>
              </table:table-cell>
              <table:table-cell office:value-type="float" office:value="18.5567">
                <text:p>18.5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78532">
                <text:p>9.78532</text:p>
              </table:table-cell>
              <table:table-cell office:value-type="float" office:value="14.6559">
                <text:p>14.6559</text:p>
              </table:table-cell>
              <table:table-cell office:value-type="float" office:value="30.2041">
                <text:p>30.2041</text:p>
              </table:table-cell>
              <table:table-cell office:value-type="float" office:value="8.71003">
                <text:p>8.71003</text:p>
              </table:table-cell>
              <table:table-cell office:value-type="float" office:value="12.735">
                <text:p>12.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123">
                <text:p>11.7123</text:p>
              </table:table-cell>
              <table:table-cell office:value-type="float" office:value="9.9327">
                <text:p>9.9327</text:p>
              </table:table-cell>
              <table:table-cell office:value-type="float" office:value="15.8113">
                <text:p>15.8113</text:p>
              </table:table-cell>
              <table:table-cell office:value-type="float" office:value="8.23607">
                <text:p>8.23607</text:p>
              </table:table-cell>
              <table:table-cell office:value-type="float" office:value="9.49402">
                <text:p>9.49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7945">
                <text:p>17.7945</text:p>
              </table:table-cell>
              <table:table-cell office:value-type="float" office:value="20.9178">
                <text:p>20.9178</text:p>
              </table:table-cell>
              <table:table-cell office:value-type="float" office:value="17.4557">
                <text:p>17.4557</text:p>
              </table:table-cell>
              <table:table-cell office:value-type="float" office:value="11.3219">
                <text:p>11.3219</text:p>
              </table:table-cell>
              <table:table-cell office:value-type="float" office:value="18.7061">
                <text:p>18.70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9352">
                <text:p>28.9352</text:p>
              </table:table-cell>
              <table:table-cell office:value-type="float" office:value="14.4987">
                <text:p>14.4987</text:p>
              </table:table-cell>
              <table:table-cell office:value-type="float" office:value="NaN">
                <text:p>NaN</text:p>
              </table:table-cell>
              <table:table-cell office:value-type="float" office:value="5.48788">
                <text:p>5.48788</text:p>
              </table:table-cell>
              <table:table-cell office:value-type="float" office:value="18.5157">
                <text:p>18.51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472cm" svg:height="12.078cm" xlink:href=".." xlink:type="simple" chart:class="chart:line" chart:style-name="ch1">
        <chart:title svg:x="8.708cm" svg:y="0.377cm" chart:style-name="ch2">
          <text:p>Camera-based TTC</text:p>
        </chart:title>
        <chart:subtitle svg:x="8.893cm" svg:y="1.397cm" chart:style-name="ch3">
          <text:p>kpt detector: AKAZE</text:p>
        </chart:subtitle>
        <chart:legend chart:legend-position="top" svg:x="4.371cm" svg:y="2.265cm" style:legend-expansion="wide" chart:style-name="ch4"/>
        <chart:plot-area chart:style-name="ch5" table:cell-range-address="'Camera-TTC-data'.C650:'Camera-TTC-data'.C650 'Camera-TTC-data'.H650:'Camera-TTC-data'.H757 'Camera-TTC-data'.C668:'Camera-TTC-data'.C668 'Camera-TTC-data'.C686:'Camera-TTC-data'.C686 'Camera-TTC-data'.C704:'Camera-TTC-data'.C704 'Camera-TTC-data'.C722:'Camera-TTC-data'.C722 'Camera-TTC-data'.C740:'Camera-TTC-data'.C740" chart:data-source-has-labels="row" svg:x="1.44cm" svg:y="3.104cm" svg:width="19.603cm" svg:height="7.752cm">
          <chartooo:coordinate-region svg:x="1.876cm" svg:y="3.303cm" svg:width="18.795cm" svg:height="6.906cm"/>
          <chart:axis chart:dimension="x" chart:name="primary-x" chart:style-name="ch6">
            <chart:title svg:x="10.536cm" svg:y="11.097cm" chart:style-name="ch7">
              <text:p>Image ID</text:p>
            </chart:title>
            <chart:grid chart:style-name="ch8" chart:class="major"/>
          </chart:axis>
          <chart:axis chart:dimension="y" chart:name="primary-y" chart:style-name="ch9">
            <chart:title svg:x="0.451cm" svg:y="7.778cm" chart:style-name="ch10">
              <text:p>TTC (sec.)</text:p>
            </chart:title>
            <chart:grid chart:style-name="ch8" chart:class="major"/>
          </chart:axis>
          <chart:series chart:style-name="ch11" chart:values-cell-range-address="'Camera-TTC-data'.H650:'Camera-TTC-data'.H667" chart:label-cell-address="'Camera-TTC-data'.C650:'Camera-TTC-data'.C650" chart:class="chart:line">
            <chart:data-point chart:repeated="18"/>
          </chart:series>
          <chart:series chart:style-name="ch12" chart:values-cell-range-address="'Camera-TTC-data'.H668:'Camera-TTC-data'.H685" chart:label-cell-address="'Camera-TTC-data'.C668:'Camera-TTC-data'.C668" chart:class="chart:line">
            <chart:data-point chart:repeated="18"/>
          </chart:series>
          <chart:series chart:style-name="ch13" chart:values-cell-range-address="'Camera-TTC-data'.H686:'Camera-TTC-data'.H703" chart:label-cell-address="'Camera-TTC-data'.C686:'Camera-TTC-data'.C686" chart:class="chart:line">
            <chart:data-point chart:repeated="18"/>
          </chart:series>
          <chart:series chart:style-name="ch14" chart:values-cell-range-address="'Camera-TTC-data'.H704:'Camera-TTC-data'.H721" chart:label-cell-address="'Camera-TTC-data'.C704:'Camera-TTC-data'.C704" chart:class="chart:line">
            <chart:data-point chart:repeated="18"/>
          </chart:series>
          <chart:series chart:style-name="ch15" chart:values-cell-range-address="'Camera-TTC-data'.H722:'Camera-TTC-data'.H739" chart:label-cell-address="'Camera-TTC-data'.C722:'Camera-TTC-data'.C722" chart:class="chart:line">
            <chart:data-point chart:repeated="18"/>
          </chart:series>
          <chart:series chart:style-name="ch16" chart:values-cell-range-address="'Camera-TTC-data'.H740:'Camera-TTC-data'.H757" chart:label-cell-address="'Camera-TTC-data'.C740:'Camera-TTC-data'.C740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650:'Camera-TTC-data'.C650</svg:desc>
                </draw:g>
              </table:table-cell>
              <table:table-cell office:value-type="string">
                <text:p>BRIEF</text:p>
                <draw:g>
                  <svg:desc>'Camera-TTC-data'.C668:'Camera-TTC-data'.C668</svg:desc>
                </draw:g>
              </table:table-cell>
              <table:table-cell office:value-type="string">
                <text:p>ORB</text:p>
                <draw:g>
                  <svg:desc>'Camera-TTC-data'.C686:'Camera-TTC-data'.C686</svg:desc>
                </draw:g>
              </table:table-cell>
              <table:table-cell office:value-type="string">
                <text:p>FREAK</text:p>
                <draw:g>
                  <svg:desc>'Camera-TTC-data'.C704:'Camera-TTC-data'.C704</svg:desc>
                </draw:g>
              </table:table-cell>
              <table:table-cell office:value-type="string">
                <text:p>SIFT</text:p>
                <draw:g>
                  <svg:desc>'Camera-TTC-data'.C722:'Camera-TTC-data'.C722</svg:desc>
                </draw:g>
              </table:table-cell>
              <table:table-cell office:value-type="string">
                <text:p>AKAZE</text:p>
                <draw:g>
                  <svg:desc>'Camera-TTC-data'.C740:'Camera-TTC-data'.C7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661">
                <text:p>13.1661</text:p>
                <draw:g>
                  <svg:desc>'Camera-TTC-data'.H650:'Camera-TTC-data'.H667</svg:desc>
                </draw:g>
              </table:table-cell>
              <table:table-cell office:value-type="float" office:value="13.0066">
                <text:p>13.0066</text:p>
                <draw:g>
                  <svg:desc>'Camera-TTC-data'.H668:'Camera-TTC-data'.H685</svg:desc>
                </draw:g>
              </table:table-cell>
              <table:table-cell office:value-type="float" office:value="12.63">
                <text:p>12.63</text:p>
                <draw:g>
                  <svg:desc>'Camera-TTC-data'.H686:'Camera-TTC-data'.H703</svg:desc>
                </draw:g>
              </table:table-cell>
              <table:table-cell office:value-type="float" office:value="12.196">
                <text:p>12.196</text:p>
                <draw:g>
                  <svg:desc>'Camera-TTC-data'.H704:'Camera-TTC-data'.H721</svg:desc>
                </draw:g>
              </table:table-cell>
              <table:table-cell office:value-type="float" office:value="12.8856">
                <text:p>12.8856</text:p>
                <draw:g>
                  <svg:desc>'Camera-TTC-data'.H722:'Camera-TTC-data'.H739</svg:desc>
                </draw:g>
              </table:table-cell>
              <table:table-cell office:value-type="float" office:value="12.3445">
                <text:p>12.3445</text:p>
                <draw:g>
                  <svg:desc>'Camera-TTC-data'.H740:'Camera-TTC-data'.H7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927">
                <text:p>14.3927</text:p>
              </table:table-cell>
              <table:table-cell office:value-type="float" office:value="15.931">
                <text:p>15.931</text:p>
              </table:table-cell>
              <table:table-cell office:value-type="float" office:value="14.3005">
                <text:p>14.3005</text:p>
              </table:table-cell>
              <table:table-cell office:value-type="float" office:value="15.5929">
                <text:p>15.5929</text:p>
              </table:table-cell>
              <table:table-cell office:value-type="float" office:value="14.3695">
                <text:p>14.3695</text:p>
              </table:table-cell>
              <table:table-cell office:value-type="float" office:value="14.7146">
                <text:p>14.7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174">
                <text:p>14.3174</text:p>
              </table:table-cell>
              <table:table-cell office:value-type="float" office:value="13.5075">
                <text:p>13.5075</text:p>
              </table:table-cell>
              <table:table-cell office:value-type="float" office:value="13.9061">
                <text:p>13.9061</text:p>
              </table:table-cell>
              <table:table-cell office:value-type="float" office:value="14.215">
                <text:p>14.215</text:p>
              </table:table-cell>
              <table:table-cell office:value-type="float" office:value="13.2626">
                <text:p>13.2626</text:p>
              </table:table-cell>
              <table:table-cell office:value-type="float" office:value="12.9482">
                <text:p>12.9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267">
                <text:p>15.2267</text:p>
              </table:table-cell>
              <table:table-cell office:value-type="float" office:value="15.071">
                <text:p>15.071</text:p>
              </table:table-cell>
              <table:table-cell office:value-type="float" office:value="14.4357">
                <text:p>14.4357</text:p>
              </table:table-cell>
              <table:table-cell office:value-type="float" office:value="15.269">
                <text:p>15.269</text:p>
              </table:table-cell>
              <table:table-cell office:value-type="float" office:value="14.1529">
                <text:p>14.1529</text:p>
              </table:table-cell>
              <table:table-cell office:value-type="float" office:value="14.1563">
                <text:p>14.1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99">
                <text:p>15.0099</text:p>
              </table:table-cell>
              <table:table-cell office:value-type="float" office:value="15.1028">
                <text:p>15.1028</text:p>
              </table:table-cell>
              <table:table-cell office:value-type="float" office:value="15.0208">
                <text:p>15.0208</text:p>
              </table:table-cell>
              <table:table-cell office:value-type="float" office:value="15.6563">
                <text:p>15.6563</text:p>
              </table:table-cell>
              <table:table-cell office:value-type="float" office:value="15.556">
                <text:p>15.556</text:p>
              </table:table-cell>
              <table:table-cell office:value-type="float" office:value="15.3012">
                <text:p>15.3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016">
                <text:p>14.7016</text:p>
              </table:table-cell>
              <table:table-cell office:value-type="float" office:value="12.6601">
                <text:p>12.6601</text:p>
              </table:table-cell>
              <table:table-cell office:value-type="float" office:value="13.2179">
                <text:p>13.2179</text:p>
              </table:table-cell>
              <table:table-cell office:value-type="float" office:value="16.3158">
                <text:p>16.3158</text:p>
              </table:table-cell>
              <table:table-cell office:value-type="float" office:value="15.3857">
                <text:p>15.3857</text:p>
              </table:table-cell>
              <table:table-cell office:value-type="float" office:value="14.5659">
                <text:p>14.5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5153">
                <text:p>16.5153</text:p>
              </table:table-cell>
              <table:table-cell office:value-type="float" office:value="16.5707">
                <text:p>16.5707</text:p>
              </table:table-cell>
              <table:table-cell office:value-type="float" office:value="16.4681">
                <text:p>16.4681</text:p>
              </table:table-cell>
              <table:table-cell office:value-type="float" office:value="17.8771">
                <text:p>17.8771</text:p>
              </table:table-cell>
              <table:table-cell office:value-type="float" office:value="15.6137">
                <text:p>15.6137</text:p>
              </table:table-cell>
              <table:table-cell office:value-type="float" office:value="15.3068">
                <text:p>15.3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8164">
                <text:p>14.8164</text:p>
              </table:table-cell>
              <table:table-cell office:value-type="float" office:value="14.1438">
                <text:p>14.1438</text:p>
              </table:table-cell>
              <table:table-cell office:value-type="float" office:value="14.9238">
                <text:p>14.9238</text:p>
              </table:table-cell>
              <table:table-cell office:value-type="float" office:value="14.358">
                <text:p>14.358</text:p>
              </table:table-cell>
              <table:table-cell office:value-type="float" office:value="13.9531">
                <text:p>13.9531</text:p>
              </table:table-cell>
              <table:table-cell office:value-type="float" office:value="14.5538">
                <text:p>14.5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789">
                <text:p>16.7789</text:p>
              </table:table-cell>
              <table:table-cell office:value-type="float" office:value="16.7744">
                <text:p>16.7744</text:p>
              </table:table-cell>
              <table:table-cell office:value-type="float" office:value="14.2241">
                <text:p>14.2241</text:p>
              </table:table-cell>
              <table:table-cell office:value-type="float" office:value="15.7895">
                <text:p>15.7895</text:p>
              </table:table-cell>
              <table:table-cell office:value-type="float" office:value="13.968">
                <text:p>13.968</text:p>
              </table:table-cell>
              <table:table-cell office:value-type="float" office:value="13.7566">
                <text:p>13.7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19">
                <text:p>11.919</text:p>
              </table:table-cell>
              <table:table-cell office:value-type="float" office:value="12.3036">
                <text:p>12.3036</text:p>
              </table:table-cell>
              <table:table-cell office:value-type="float" office:value="12.0501">
                <text:p>12.0501</text:p>
              </table:table-cell>
              <table:table-cell office:value-type="float" office:value="12.2615">
                <text:p>12.2615</text:p>
              </table:table-cell>
              <table:table-cell office:value-type="float" office:value="11.8942">
                <text:p>11.8942</text:p>
              </table:table-cell>
              <table:table-cell office:value-type="float" office:value="12.2494">
                <text:p>12.2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672">
                <text:p>12.7672</text:p>
              </table:table-cell>
              <table:table-cell office:value-type="float" office:value="12.667">
                <text:p>12.667</text:p>
              </table:table-cell>
              <table:table-cell office:value-type="float" office:value="12.0367">
                <text:p>12.0367</text:p>
              </table:table-cell>
              <table:table-cell office:value-type="float" office:value="12.609">
                <text:p>12.609</text:p>
              </table:table-cell>
              <table:table-cell office:value-type="float" office:value="12.2209">
                <text:p>12.2209</text:p>
              </table:table-cell>
              <table:table-cell office:value-type="float" office:value="13.0932">
                <text:p>13.09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201">
                <text:p>11.5201</text:p>
              </table:table-cell>
              <table:table-cell office:value-type="float" office:value="10.3077">
                <text:p>10.3077</text:p>
              </table:table-cell>
              <table:table-cell office:value-type="float" office:value="10.7468">
                <text:p>10.7468</text:p>
              </table:table-cell>
              <table:table-cell office:value-type="float" office:value="10.9331">
                <text:p>10.9331</text:p>
              </table:table-cell>
              <table:table-cell office:value-type="float" office:value="11.1243">
                <text:p>11.1243</text:p>
              </table:table-cell>
              <table:table-cell office:value-type="float" office:value="11.1842">
                <text:p>11.1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172">
                <text:p>10.9172</text:p>
              </table:table-cell>
              <table:table-cell office:value-type="float" office:value="10.8611">
                <text:p>10.8611</text:p>
              </table:table-cell>
              <table:table-cell office:value-type="float" office:value="10.9462">
                <text:p>10.9462</text:p>
              </table:table-cell>
              <table:table-cell office:value-type="float" office:value="11.2195">
                <text:p>11.2195</text:p>
              </table:table-cell>
              <table:table-cell office:value-type="float" office:value="10.6782">
                <text:p>10.6782</text:p>
              </table:table-cell>
              <table:table-cell office:value-type="float" office:value="10.7093">
                <text:p>10.7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765">
                <text:p>10.4765</text:p>
              </table:table-cell>
              <table:table-cell office:value-type="float" office:value="10.2363">
                <text:p>10.2363</text:p>
              </table:table-cell>
              <table:table-cell office:value-type="float" office:value="11.7372">
                <text:p>11.7372</text:p>
              </table:table-cell>
              <table:table-cell office:value-type="float" office:value="9.93161">
                <text:p>9.93161</text:p>
              </table:table-cell>
              <table:table-cell office:value-type="float" office:value="10.3005">
                <text:p>10.3005</text:p>
              </table:table-cell>
              <table:table-cell office:value-type="float" office:value="10.1726">
                <text:p>10.1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71724">
                <text:p>9.71724</text:p>
              </table:table-cell>
              <table:table-cell office:value-type="float" office:value="9.46495">
                <text:p>9.46495</text:p>
              </table:table-cell>
              <table:table-cell office:value-type="float" office:value="10.2172">
                <text:p>10.2172</text:p>
              </table:table-cell>
              <table:table-cell office:value-type="float" office:value="9.44822">
                <text:p>9.44822</text:p>
              </table:table-cell>
              <table:table-cell office:value-type="float" office:value="10.2022">
                <text:p>10.2022</text:p>
              </table:table-cell>
              <table:table-cell office:value-type="float" office:value="9.70376">
                <text:p>9.70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8444">
                <text:p>10.8444</text:p>
              </table:table-cell>
              <table:table-cell office:value-type="float" office:value="10.1896">
                <text:p>10.1896</text:p>
              </table:table-cell>
              <table:table-cell office:value-type="float" office:value="11.0882">
                <text:p>11.0882</text:p>
              </table:table-cell>
              <table:table-cell office:value-type="float" office:value="9.70005">
                <text:p>9.70005</text:p>
              </table:table-cell>
              <table:table-cell office:value-type="float" office:value="10.1058">
                <text:p>10.1058</text:p>
              </table:table-cell>
              <table:table-cell office:value-type="float" office:value="10.0738">
                <text:p>10.0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036">
                <text:p>10.0036</text:p>
              </table:table-cell>
              <table:table-cell office:value-type="float" office:value="9.79076">
                <text:p>9.79076</text:p>
              </table:table-cell>
              <table:table-cell office:value-type="float" office:value="10.168">
                <text:p>10.168</text:p>
              </table:table-cell>
              <table:table-cell office:value-type="float" office:value="9.70016">
                <text:p>9.70016</text:p>
              </table:table-cell>
              <table:table-cell office:value-type="float" office:value="9.48552">
                <text:p>9.48552</text:p>
              </table:table-cell>
              <table:table-cell office:value-type="float" office:value="9.65364">
                <text:p>9.65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22421">
                <text:p>9.22421</text:p>
              </table:table-cell>
              <table:table-cell office:value-type="float" office:value="9.55759">
                <text:p>9.55759</text:p>
              </table:table-cell>
              <table:table-cell office:value-type="float" office:value="8.7691">
                <text:p>8.7691</text:p>
              </table:table-cell>
              <table:table-cell office:value-type="float" office:value="9.20041">
                <text:p>9.20041</text:p>
              </table:table-cell>
              <table:table-cell office:value-type="float" office:value="9.02046">
                <text:p>9.02046</text:p>
              </table:table-cell>
              <table:table-cell office:value-type="float" office:value="9.48379">
                <text:p>9.483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787cm" svg:height="12.255cm" xlink:href=".." xlink:type="simple" chart:class="chart:line" chart:style-name="ch1">
        <chart:title svg:x="8.508cm" svg:y="0.381cm" chart:style-name="ch2">
          <text:p>Mean Distance Change</text:p>
        </chart:title>
        <chart:subtitle svg:x="8.613cm" svg:y="1.405cm" chart:style-name="ch3">
          <text:p>kpt detector: SHITOMASI</text:p>
        </chart:subtitle>
        <chart:legend chart:legend-position="top" svg:x="5.677cm" svg:y="2.273cm" style:legend-expansion="wide" chart:style-name="ch4"/>
        <chart:plot-area chart:style-name="ch5" table:cell-range-address="'Camera-TTC-data'.C3:'Camera-TTC-data'.C3 'Camera-TTC-data'.E2:'Camera-TTC-data'.E91 'Camera-TTC-data'.C20:'Camera-TTC-data'.C20 'Camera-TTC-data'.C38:'Camera-TTC-data'.C38 'Camera-TTC-data'.C56:'Camera-TTC-data'.C56 'Camera-TTC-data'.C74:'Camera-TTC-data'.C74" chart:data-source-has-labels="row" svg:x="1.446cm" svg:y="3.116cm" svg:width="19.906cm" svg:height="7.913cm">
          <chartooo:coordinate-region svg:x="2.173cm" svg:y="3.315cm" svg:width="18.992cm" svg:height="7.067cm"/>
          <chart:axis chart:dimension="x" chart:name="primary-x" chart:style-name="ch6">
            <chart:title svg:x="10.694cm" svg:y="11.274cm" chart:style-name="ch7">
              <text:p>Image ID</text:p>
            </chart:title>
            <chart:grid chart:style-name="ch8" chart:class="major"/>
          </chart:axis>
          <chart:axis chart:dimension="y" chart:name="primary-y" chart:style-name="ch6">
            <chart:title svg:x="0.451cm" svg:y="8.201cm" chart:style-name="ch9">
              <text:p>Delta-Distance</text:p>
            </chart:title>
            <chart:grid chart:style-name="ch8" chart:class="major"/>
          </chart:axis>
          <chart:axis chart:dimension="y" chart:name="secondary-y" chart:style-name="ch10"/>
          <chart:series chart:attached-axis="primary-y" chart:style-name="ch11" chart:values-cell-range-address="'Camera-TTC-data'.E2:'Camera-TTC-data'.E19" chart:label-cell-address="'Camera-TTC-data'.C3:'Camera-TTC-data'.C3" chart:class="chart:line">
            <chart:data-point chart:repeated="18"/>
          </chart:series>
          <chart:series chart:attached-axis="primary-y" chart:style-name="ch12" chart:values-cell-range-address="'Camera-TTC-data'.E20:'Camera-TTC-data'.E37" chart:label-cell-address="'Camera-TTC-data'.C20:'Camera-TTC-data'.C20" chart:class="chart:line">
            <chart:data-point chart:repeated="18"/>
          </chart:series>
          <chart:series chart:attached-axis="primary-y" chart:style-name="ch13" chart:values-cell-range-address="'Camera-TTC-data'.E38:'Camera-TTC-data'.E55" chart:label-cell-address="'Camera-TTC-data'.C38:'Camera-TTC-data'.C38" chart:class="chart:line">
            <chart:data-point chart:repeated="18"/>
          </chart:series>
          <chart:series chart:attached-axis="primary-y" chart:style-name="ch14" chart:values-cell-range-address="'Camera-TTC-data'.E56:'Camera-TTC-data'.E73" chart:label-cell-address="'Camera-TTC-data'.C56:'Camera-TTC-data'.C56" chart:class="chart:line">
            <chart:data-point chart:repeated="18"/>
          </chart:series>
          <chart:series chart:attached-axis="primary-y" chart:style-name="ch15" chart:values-cell-range-address="'Camera-TTC-data'.E74:'Camera-TTC-data'.E91" chart:label-cell-address="'Camera-TTC-data'.C74:'Camera-TTC-data'.C74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3:'Camera-TTC-data'.C3</svg:desc>
                </draw:g>
              </table:table-cell>
              <table:table-cell office:value-type="string">
                <text:p>BRIEF</text:p>
                <draw:g>
                  <svg:desc>'Camera-TTC-data'.C20:'Camera-TTC-data'.C20</svg:desc>
                </draw:g>
              </table:table-cell>
              <table:table-cell office:value-type="string">
                <text:p>ORB</text:p>
                <draw:g>
                  <svg:desc>'Camera-TTC-data'.C38:'Camera-TTC-data'.C38</svg:desc>
                </draw:g>
              </table:table-cell>
              <table:table-cell office:value-type="string">
                <text:p>FREAK</text:p>
                <draw:g>
                  <svg:desc>'Camera-TTC-data'.C56:'Camera-TTC-data'.C56</svg:desc>
                </draw:g>
              </table:table-cell>
              <table:table-cell office:value-type="string">
                <text:p>SIFT</text:p>
                <draw:g>
                  <svg:desc>'Camera-TTC-data'.C74:'Camera-TTC-data'.C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4888">
                <text:p>0.864888</text:p>
                <draw:g>
                  <svg:desc>'Camera-TTC-data'.E2:'Camera-TTC-data'.E19</svg:desc>
                </draw:g>
              </table:table-cell>
              <table:table-cell office:value-type="float" office:value="0.750201">
                <text:p>0.750201</text:p>
                <draw:g>
                  <svg:desc>'Camera-TTC-data'.E20:'Camera-TTC-data'.E37</svg:desc>
                </draw:g>
              </table:table-cell>
              <table:table-cell office:value-type="float" office:value="0.757196">
                <text:p>0.757196</text:p>
                <draw:g>
                  <svg:desc>'Camera-TTC-data'.E38:'Camera-TTC-data'.E55</svg:desc>
                </draw:g>
              </table:table-cell>
              <table:table-cell office:value-type="float" office:value="0.919849">
                <text:p>0.919849</text:p>
                <draw:g>
                  <svg:desc>'Camera-TTC-data'.E56:'Camera-TTC-data'.E73</svg:desc>
                </draw:g>
              </table:table-cell>
              <table:table-cell office:value-type="float" office:value="0.76359">
                <text:p>0.76359</text:p>
                <draw:g>
                  <svg:desc>'Camera-TTC-data'.E74:'Camera-TTC-data'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4716">
                <text:p>0.884716</text:p>
              </table:table-cell>
              <table:table-cell office:value-type="float" office:value="1.04903">
                <text:p>1.04903</text:p>
              </table:table-cell>
              <table:table-cell office:value-type="float" office:value="0.972928">
                <text:p>0.972928</text:p>
              </table:table-cell>
              <table:table-cell office:value-type="float" office:value="0.896215">
                <text:p>0.896215</text:p>
              </table:table-cell>
              <table:table-cell office:value-type="float" office:value="0.807162">
                <text:p>0.807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8624">
                <text:p>0.748624</text:p>
              </table:table-cell>
              <table:table-cell office:value-type="float" office:value="1.26798">
                <text:p>1.26798</text:p>
              </table:table-cell>
              <table:table-cell office:value-type="float" office:value="0.943969">
                <text:p>0.943969</text:p>
              </table:table-cell>
              <table:table-cell office:value-type="float" office:value="1.12664">
                <text:p>1.12664</text:p>
              </table:table-cell>
              <table:table-cell office:value-type="float" office:value="0.976219">
                <text:p>0.976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019">
                <text:p>1.01019</text:p>
              </table:table-cell>
              <table:table-cell office:value-type="float" office:value="1.16528">
                <text:p>1.16528</text:p>
              </table:table-cell>
              <table:table-cell office:value-type="float" office:value="0.906168">
                <text:p>0.906168</text:p>
              </table:table-cell>
              <table:table-cell office:value-type="float" office:value="1.12582">
                <text:p>1.12582</text:p>
              </table:table-cell>
              <table:table-cell office:value-type="float" office:value="0.932222">
                <text:p>0.93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9245">
                <text:p>0.839245</text:p>
              </table:table-cell>
              <table:table-cell office:value-type="float" office:value="0.897953">
                <text:p>0.897953</text:p>
              </table:table-cell>
              <table:table-cell office:value-type="float" office:value="0.754075">
                <text:p>0.754075</text:p>
              </table:table-cell>
              <table:table-cell office:value-type="float" office:value="0.935533">
                <text:p>0.935533</text:p>
              </table:table-cell>
              <table:table-cell office:value-type="float" office:value="0.964071">
                <text:p>0.964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804">
                <text:p>0.562804</text:p>
              </table:table-cell>
              <table:table-cell office:value-type="float" office:value="0.753922">
                <text:p>0.753922</text:p>
              </table:table-cell>
              <table:table-cell office:value-type="float" office:value="0.632085">
                <text:p>0.632085</text:p>
              </table:table-cell>
              <table:table-cell office:value-type="float" office:value="0.69818">
                <text:p>0.69818</text:p>
              </table:table-cell>
              <table:table-cell office:value-type="float" office:value="0.821523">
                <text:p>0.821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8328">
                <text:p>0.718328</text:p>
              </table:table-cell>
              <table:table-cell office:value-type="float" office:value="0.844621">
                <text:p>0.844621</text:p>
              </table:table-cell>
              <table:table-cell office:value-type="float" office:value="0.702219">
                <text:p>0.702219</text:p>
              </table:table-cell>
              <table:table-cell office:value-type="float" office:value="1.01582">
                <text:p>1.01582</text:p>
              </table:table-cell>
              <table:table-cell office:value-type="float" office:value="0.948611">
                <text:p>0.948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1439">
                <text:p>0.801439</text:p>
              </table:table-cell>
              <table:table-cell office:value-type="float" office:value="0.890317">
                <text:p>0.890317</text:p>
              </table:table-cell>
              <table:table-cell office:value-type="float" office:value="0.81125">
                <text:p>0.81125</text:p>
              </table:table-cell>
              <table:table-cell office:value-type="float" office:value="1.09324">
                <text:p>1.09324</text:p>
              </table:table-cell>
              <table:table-cell office:value-type="float" office:value="0.911774">
                <text:p>0.91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9638">
                <text:p>0.949638</text:p>
              </table:table-cell>
              <table:table-cell office:value-type="float" office:value="1.04343">
                <text:p>1.04343</text:p>
              </table:table-cell>
              <table:table-cell office:value-type="float" office:value="1.21517">
                <text:p>1.21517</text:p>
              </table:table-cell>
              <table:table-cell office:value-type="float" office:value="0.989955">
                <text:p>0.989955</text:p>
              </table:table-cell>
              <table:table-cell office:value-type="float" office:value="0.988709">
                <text:p>0.988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366">
                <text:p>0.921366</text:p>
              </table:table-cell>
              <table:table-cell office:value-type="float" office:value="0.803107">
                <text:p>0.803107</text:p>
              </table:table-cell>
              <table:table-cell office:value-type="float" office:value="0.912473">
                <text:p>0.912473</text:p>
              </table:table-cell>
              <table:table-cell office:value-type="float" office:value="0.948711">
                <text:p>0.948711</text:p>
              </table:table-cell>
              <table:table-cell office:value-type="float" office:value="0.837556">
                <text:p>0.837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1558">
                <text:p>1.11558</text:p>
              </table:table-cell>
              <table:table-cell office:value-type="float" office:value="1.2473">
                <text:p>1.2473</text:p>
              </table:table-cell>
              <table:table-cell office:value-type="float" office:value="1.03168">
                <text:p>1.03168</text:p>
              </table:table-cell>
              <table:table-cell office:value-type="float" office:value="1.1092">
                <text:p>1.1092</text:p>
              </table:table-cell>
              <table:table-cell office:value-type="float" office:value="1.08655">
                <text:p>1.08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551">
                <text:p>1.01551</text:p>
              </table:table-cell>
              <table:table-cell office:value-type="float" office:value="1.3076">
                <text:p>1.3076</text:p>
              </table:table-cell>
              <table:table-cell office:value-type="float" office:value="1.20025">
                <text:p>1.20025</text:p>
              </table:table-cell>
              <table:table-cell office:value-type="float" office:value="1.0194">
                <text:p>1.0194</text:p>
              </table:table-cell>
              <table:table-cell office:value-type="float" office:value="1.11003">
                <text:p>1.11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9885">
                <text:p>0.889885</text:p>
              </table:table-cell>
              <table:table-cell office:value-type="float" office:value="1.12259">
                <text:p>1.12259</text:p>
              </table:table-cell>
              <table:table-cell office:value-type="float" office:value="1.10449">
                <text:p>1.10449</text:p>
              </table:table-cell>
              <table:table-cell office:value-type="float" office:value="0.862162">
                <text:p>0.862162</text:p>
              </table:table-cell>
              <table:table-cell office:value-type="float" office:value="1.12051">
                <text:p>1.12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0837">
                <text:p>0.950837</text:p>
              </table:table-cell>
              <table:table-cell office:value-type="float" office:value="0.969942">
                <text:p>0.969942</text:p>
              </table:table-cell>
              <table:table-cell office:value-type="float" office:value="0.877939">
                <text:p>0.877939</text:p>
              </table:table-cell>
              <table:table-cell office:value-type="float" office:value="0.901338">
                <text:p>0.901338</text:p>
              </table:table-cell>
              <table:table-cell office:value-type="float" office:value="1.13073">
                <text:p>1.13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2686">
                <text:p>1.32686</text:p>
              </table:table-cell>
              <table:table-cell office:value-type="float" office:value="1.01837">
                <text:p>1.01837</text:p>
              </table:table-cell>
              <table:table-cell office:value-type="float" office:value="1.33256">
                <text:p>1.33256</text:p>
              </table:table-cell>
              <table:table-cell office:value-type="float" office:value="0.9177">
                <text:p>0.9177</text:p>
              </table:table-cell>
              <table:table-cell office:value-type="float" office:value="0.909406">
                <text:p>0.909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483">
                <text:p>1.25483</text:p>
              </table:table-cell>
              <table:table-cell office:value-type="float" office:value="0.990189">
                <text:p>0.990189</text:p>
              </table:table-cell>
              <table:table-cell office:value-type="float" office:value="1.04722">
                <text:p>1.04722</text:p>
              </table:table-cell>
              <table:table-cell office:value-type="float" office:value="1.34933">
                <text:p>1.34933</text:p>
              </table:table-cell>
              <table:table-cell office:value-type="float" office:value="1.13319">
                <text:p>1.13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44">
                <text:p>1.3344</text:p>
              </table:table-cell>
              <table:table-cell office:value-type="float" office:value="1.13661">
                <text:p>1.13661</text:p>
              </table:table-cell>
              <table:table-cell office:value-type="float" office:value="1.29468">
                <text:p>1.29468</text:p>
              </table:table-cell>
              <table:table-cell office:value-type="float" office:value="1.13155">
                <text:p>1.13155</text:p>
              </table:table-cell>
              <table:table-cell office:value-type="float" office:value="1.24818">
                <text:p>1.24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9646">
                <text:p>1.29646</text:p>
              </table:table-cell>
              <table:table-cell office:value-type="float" office:value="1.3277">
                <text:p>1.3277</text:p>
              </table:table-cell>
              <table:table-cell office:value-type="float" office:value="1.3347">
                <text:p>1.3347</text:p>
              </table:table-cell>
              <table:table-cell office:value-type="float" office:value="1.58787">
                <text:p>1.58787</text:p>
              </table:table-cell>
              <table:table-cell office:value-type="float" office:value="1.31309">
                <text:p>1.313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46cm" svg:height="12.176cm" xlink:href=".." xlink:type="simple" chart:class="chart:line" chart:style-name="ch1">
        <chart:title svg:x="7.194cm" svg:y="0.379cm" chart:style-name="ch2">
          <text:p>Number of Distance Ratio Elements</text:p>
        </chart:title>
        <chart:subtitle svg:x="8.543cm" svg:y="1.401cm" chart:style-name="ch3">
          <text:p>kpt detector: SHITOMASI</text:p>
        </chart:subtitle>
        <chart:legend chart:legend-position="top" svg:x="5.607cm" svg:y="2.269cm" style:legend-expansion="wide" chart:style-name="ch4"/>
        <chart:plot-area chart:style-name="ch5" table:cell-range-address="'Camera-TTC-data'.C2:'Camera-TTC-data'.C2 'Camera-TTC-data'.G2:'Camera-TTC-data'.G37 'Camera-TTC-data'.C38:'Camera-TTC-data'.C38 'Camera-TTC-data'.G38:'Camera-TTC-data'.G91 'Camera-TTC-data'.C56:'Camera-TTC-data'.C56 'Camera-TTC-data'.C74:'Camera-TTC-data'.C74 'Camera-TTC-data'.C20:'Camera-TTC-data'.C20" chart:data-source-has-labels="row" svg:x="1.443cm" svg:y="3.11cm" svg:width="19.771cm" svg:height="7.842cm">
          <chartooo:coordinate-region svg:x="2.25cm" svg:y="3.309cm" svg:width="18.592cm" svg:height="6.996cm"/>
          <chart:axis chart:dimension="x" chart:name="primary-x" chart:style-name="ch6">
            <chart:title svg:x="9.802cm" svg:y="11.195cm" chart:style-name="ch7">
              <text:p>Number of Elements</text:p>
            </chart:title>
            <chart:grid chart:style-name="ch8" chart:class="major"/>
          </chart:axis>
          <chart:axis chart:dimension="y" chart:name="primary-y" chart:style-name="ch6">
            <chart:title svg:x="0.451cm" svg:y="7.736cm" chart:style-name="ch9">
              <text:p>Image ID</text:p>
            </chart:title>
            <chart:grid chart:style-name="ch8" chart:class="major"/>
          </chart:axis>
          <chart:series chart:style-name="ch10" chart:values-cell-range-address="'Camera-TTC-data'.G2:'Camera-TTC-data'.G19" chart:label-cell-address="'Camera-TTC-data'.C2:'Camera-TTC-data'.C2" chart:class="chart:line">
            <chart:data-point chart:repeated="18"/>
          </chart:series>
          <chart:series chart:style-name="ch11" chart:values-cell-range-address="'Camera-TTC-data'.G38:'Camera-TTC-data'.G55" chart:label-cell-address="'Camera-TTC-data'.C38:'Camera-TTC-data'.C38" chart:class="chart:line">
            <chart:data-point chart:repeated="18"/>
          </chart:series>
          <chart:series chart:style-name="ch12" chart:values-cell-range-address="'Camera-TTC-data'.G56:'Camera-TTC-data'.G73" chart:label-cell-address="'Camera-TTC-data'.C56:'Camera-TTC-data'.C56" chart:class="chart:line">
            <chart:data-point chart:repeated="18"/>
          </chart:series>
          <chart:series chart:style-name="ch13" chart:values-cell-range-address="'Camera-TTC-data'.G74:'Camera-TTC-data'.G91" chart:label-cell-address="'Camera-TTC-data'.C74:'Camera-TTC-data'.C74" chart:class="chart:line">
            <chart:data-point chart:repeated="18"/>
          </chart:series>
          <chart:series chart:style-name="ch14" chart:values-cell-range-address="'Camera-TTC-data'.G20:'Camera-TTC-data'.G37" chart:label-cell-address="'Camera-TTC-data'.C20:'Camera-TTC-data'.C20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SK</text:p>
                <draw:g>
                  <svg:desc>'Camera-TTC-data'.C2:'Camera-TTC-data'.C2</svg:desc>
                </draw:g>
              </table:table-cell>
              <table:table-cell office:value-type="string">
                <text:p>ORB</text:p>
                <draw:g>
                  <svg:desc>'Camera-TTC-data'.C38:'Camera-TTC-data'.C38</svg:desc>
                </draw:g>
              </table:table-cell>
              <table:table-cell office:value-type="string">
                <text:p>FREAK</text:p>
                <draw:g>
                  <svg:desc>'Camera-TTC-data'.C56:'Camera-TTC-data'.C56</svg:desc>
                </draw:g>
              </table:table-cell>
              <table:table-cell office:value-type="string">
                <text:p>SIFT</text:p>
                <draw:g>
                  <svg:desc>'Camera-TTC-data'.C74:'Camera-TTC-data'.C74</svg:desc>
                </draw:g>
              </table:table-cell>
              <table:table-cell office:value-type="string">
                <text:p>BRIEF</text:p>
                <draw:g>
                  <svg:desc>'Camera-TTC-data'.C20:'Camera-TTC-data'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8">
                <text:p>228</text:p>
                <draw:g>
                  <svg:desc>'Camera-TTC-data'.G2:'Camera-TTC-data'.G19</svg:desc>
                </draw:g>
              </table:table-cell>
              <table:table-cell office:value-type="float" office:value="431">
                <text:p>431</text:p>
                <draw:g>
                  <svg:desc>'Camera-TTC-data'.G38:'Camera-TTC-data'.G55</svg:desc>
                </draw:g>
              </table:table-cell>
              <table:table-cell office:value-type="float" office:value="108">
                <text:p>108</text:p>
                <draw:g>
                  <svg:desc>'Camera-TTC-data'.G56:'Camera-TTC-data'.G73</svg:desc>
                </draw:g>
              </table:table-cell>
              <table:table-cell office:value-type="float" office:value="597">
                <text:p>597</text:p>
                <draw:g>
                  <svg:desc>'Camera-TTC-data'.G74:'Camera-TTC-data'.G91</svg:desc>
                </draw:g>
              </table:table-cell>
              <table:table-cell office:value-type="float" office:value="367">
                <text:p>367</text:p>
                <draw:g>
                  <svg:desc>'Camera-TTC-data'.G20:'Camera-TTC-data'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">
                <text:p>341</text:p>
              </table:table-cell>
              <table:table-cell office:value-type="float" office:value="319">
                <text:p>319</text:p>
              </table:table-cell>
              <table:table-cell office:value-type="float" office:value="182">
                <text:p>182</text:p>
              </table:table-cell>
              <table:table-cell office:value-type="float" office:value="737">
                <text:p>73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">
                <text:p>173</text:p>
              </table:table-cell>
              <table:table-cell office:value-type="float" office:value="387">
                <text:p>387</text:p>
              </table:table-cell>
              <table:table-cell office:value-type="float" office:value="87">
                <text:p>87</text:p>
              </table:table-cell>
              <table:table-cell office:value-type="float" office:value="945">
                <text:p>94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">
                <text:p>193</text:p>
              </table:table-cell>
              <table:table-cell office:value-type="float" office:value="345">
                <text:p>345</text:p>
              </table:table-cell>
              <table:table-cell office:value-type="float" office:value="153">
                <text:p>153</text:p>
              </table:table-cell>
              <table:table-cell office:value-type="float" office:value="811">
                <text:p>81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">
                <text:p>227</text:p>
              </table:table-cell>
              <table:table-cell office:value-type="float" office:value="357">
                <text:p>357</text:p>
              </table:table-cell>
              <table:table-cell office:value-type="float" office:value="190">
                <text:p>190</text:p>
              </table:table-cell>
              <table:table-cell office:value-type="float" office:value="809">
                <text:p>80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1">
                <text:p>231</text:p>
              </table:table-cell>
              <table:table-cell office:value-type="float" office:value="340">
                <text:p>340</text:p>
              </table:table-cell>
              <table:table-cell office:value-type="float" office:value="142">
                <text:p>142</text:p>
              </table:table-cell>
              <table:table-cell office:value-type="float" office:value="647">
                <text:p>64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1">
                <text:p>271</text:p>
              </table:table-cell>
              <table:table-cell office:value-type="float" office:value="311">
                <text:p>311</text:p>
              </table:table-cell>
              <table:table-cell office:value-type="float" office:value="202">
                <text:p>202</text:p>
              </table:table-cell>
              <table:table-cell office:value-type="float" office:value="807">
                <text:p>80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">
                <text:p>261</text:p>
              </table:table-cell>
              <table:table-cell office:value-type="float" office:value="427">
                <text:p>427</text:p>
              </table:table-cell>
              <table:table-cell office:value-type="float" office:value="231">
                <text:p>231</text:p>
              </table:table-cell>
              <table:table-cell office:value-type="float" office:value="893">
                <text:p>89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9">
                <text:p>299</text:p>
              </table:table-cell>
              <table:table-cell office:value-type="float" office:value="390">
                <text:p>390</text:p>
              </table:table-cell>
              <table:table-cell office:value-type="float" office:value="230">
                <text:p>230</text:p>
              </table:table-cell>
              <table:table-cell office:value-type="float" office:value="868">
                <text:p>86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2">
                <text:p>312</text:p>
              </table:table-cell>
              <table:table-cell office:value-type="float" office:value="437">
                <text:p>437</text:p>
              </table:table-cell>
              <table:table-cell office:value-type="float" office:value="300">
                <text:p>300</text:p>
              </table:table-cell>
              <table:table-cell office:value-type="float" office:value="831">
                <text:p>831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9">
                <text:p>259</text:p>
              </table:table-cell>
              <table:table-cell office:value-type="float" office:value="253">
                <text:p>253</text:p>
              </table:table-cell>
              <table:table-cell office:value-type="float" office:value="176">
                <text:p>176</text:p>
              </table:table-cell>
              <table:table-cell office:value-type="float" office:value="753">
                <text:p>75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1">
                <text:p>471</text:p>
              </table:table-cell>
              <table:table-cell office:value-type="float" office:value="613">
                <text:p>613</text:p>
              </table:table-cell>
              <table:table-cell office:value-type="float" office:value="280">
                <text:p>280</text:p>
              </table:table-cell>
              <table:table-cell office:value-type="float" office:value="936">
                <text:p>93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3">
                <text:p>313</text:p>
              </table:table-cell>
              <table:table-cell office:value-type="float" office:value="668">
                <text:p>668</text:p>
              </table:table-cell>
              <table:table-cell office:value-type="float" office:value="228">
                <text:p>228</text:p>
              </table:table-cell>
              <table:table-cell office:value-type="float" office:value="985">
                <text:p>98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1">
                <text:p>311</text:p>
              </table:table-cell>
              <table:table-cell office:value-type="float" office:value="357">
                <text:p>357</text:p>
              </table:table-cell>
              <table:table-cell office:value-type="float" office:value="224">
                <text:p>224</text:p>
              </table:table-cell>
              <table:table-cell office:value-type="float" office:value="819">
                <text:p>819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1">
                <text:p>351</text:p>
              </table:table-cell>
              <table:table-cell office:value-type="float" office:value="387">
                <text:p>387</text:p>
              </table:table-cell>
              <table:table-cell office:value-type="float" office:value="194">
                <text:p>194</text:p>
              </table:table-cell>
              <table:table-cell office:value-type="float" office:value="908">
                <text:p>90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">
                <text:p>253</text:p>
              </table:table-cell>
              <table:table-cell office:value-type="float" office:value="364">
                <text:p>364</text:p>
              </table:table-cell>
              <table:table-cell office:value-type="float" office:value="123">
                <text:p>123</text:p>
              </table:table-cell>
              <table:table-cell office:value-type="float" office:value="813">
                <text:p>8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4">
                <text:p>284</text:p>
              </table:table-cell>
              <table:table-cell office:value-type="float" office:value="435">
                <text:p>435</text:p>
              </table:table-cell>
              <table:table-cell office:value-type="float" office:value="149">
                <text:p>149</text:p>
              </table:table-cell>
              <table:table-cell office:value-type="float" office:value="785">
                <text:p>78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  <table:table-cell office:value-type="float" office:value="368">
                <text:p>368</text:p>
              </table:table-cell>
              <table:table-cell office:value-type="float" office:value="138">
                <text:p>138</text:p>
              </table:table-cell>
              <table:table-cell office:value-type="float" office:value="943">
                <text:p>943</text:p>
              </table:table-cell>
              <table:table-cell office:value-type="float" office:value="537">
                <text:p>5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